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88.71pt"/>
    </style:style>
    <style:style style:name="co6" style:family="table-column">
      <style:table-column-properties fo:break-before="auto" style:column-width="69.11pt"/>
    </style:style>
    <style:style style:name="co7" style:family="table-column">
      <style:table-column-properties fo:break-before="auto" style:column-width="282.16pt"/>
    </style:style>
    <style:style style:name="co8" style:family="table-column">
      <style:table-column-properties fo:break-before="auto" style:column-width="230.71pt"/>
    </style:style>
    <style:style style:name="co9" style:family="table-column">
      <style:table-column-properties fo:break-before="auto" style:column-width="108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6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127" style:family="table-cell" style:parent-style-name="Default">
      <style:table-cell-properties fo:border-bottom="0.06pt solid #000000" fo:background-color="#ffcc00" fo:border-left="none" fo:border-right="none" fo:border-top="none"/>
      <style:text-properties style:text-position="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30" style:family="table-cell" style:parent-style-name="Default" style:data-style-name="N2">
      <style:table-cell-properties fo:border-bottom="0.06pt solid #000000" fo:background-color="#ffcc00" fo:border-left="none" fo:border-right="none" fo:border-top="none"/>
      <style:text-properties style:text-position=""/>
    </style:style>
    <style:style style:name="ce132" style:family="table-cell" style:parent-style-name="Default" style:data-style-name="N2">
      <style:table-cell-properties fo:background-color="#ffdd54"/>
      <style:text-properties style:text-position="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5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style:text-position=""/>
    </style:style>
    <style:style style:name="ce15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Sigma 1-5, truncate 4'.E4] - ['Sigma 1-5, truncate 4'.$D4]) &gt; 0.2)" style:apply-style-name="Untitled1" style:base-cell-address="'Sigma 1-5, truncate 4'.E4"/>
    </style:style>
    <style:style style:name="ce15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Sigma 1-5, truncate 4'.E4] - ['Sigma 1-5, truncate 4'.$D4]) &gt; 0.2)" style:apply-style-name="Untitled1" style:base-cell-address="'Sigma 1-5, truncate 4'.E4"/>
    </style:style>
    <style:style style:name="ce15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Sigma 1-5, truncate 4'.E8] - ['Sigma 1-5, truncate 4'.$D8]) &gt; 0.2)" style:apply-style-name="Untitled1" style:base-cell-address="'Sigma 1-5, truncate 4'.E8"/>
    </style:style>
    <style:style style:name="ce15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Sigma 1-5, truncate 4'.E12] - ['Sigma 1-5, truncate 4'.$D12]) &gt; 0.2)" style:apply-style-name="Untitled1" style:base-cell-address="'Sigma 1-5, truncate 4'.E12"/>
    </style:style>
    <style:style style:name="ce15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Sigma 1-5, truncate 4'.E12] - ['Sigma 1-5, truncate 4'.$D12]) &gt; 0.2)" style:apply-style-name="Untitled1" style:base-cell-address="'Sigma 1-5, truncate 4'.E12"/>
    </style:style>
    <style:style style:name="ce15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Sigma 1-5, truncate 4'.E16] - ['Sigma 1-5, truncate 4'.$D16]) &gt; 0.2)" style:apply-style-name="Untitled1" style:base-cell-address="'Sigma 1-5, truncate 4'.E16"/>
    </style:style>
    <style:style style:name="ce16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style:text-position=""/>
    </style:style>
    <style:style style:name="ce16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Sigma 1-5, truncate 4'.E20] - ['Sigma 1-5, truncate 4'.$D20]) &gt; 0.2)" style:apply-style-name="Untitled1" style:base-cell-address="'Sigma 1-5, truncate 4'.E20"/>
    </style:style>
    <style:style style:name="ce16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Sigma 1-5, truncate 4'.E20] - ['Sigma 1-5, truncate 4'.$D20]) &gt; 0.2)" style:apply-style-name="Untitled1" style:base-cell-address="'Sigma 1-5, truncate 4'.E20"/>
    </style:style>
    <style:style style:name="ce16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Sigma 1-5, truncate 4'.E24] - ['Sigma 1-5, truncate 4'.$D24]) &gt; 0.2)" style:apply-style-name="Untitled1" style:base-cell-address="'Sigma 1-5, truncate 4'.E24"/>
    </style:style>
    <style:style style:name="ce16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Sigma 1-5, truncate 4'.E28] - ['Sigma 1-5, truncate 4'.$D28]) &gt; 0.2)" style:apply-style-name="Untitled1" style:base-cell-address="'Sigma 1-5, truncate 4'.E28"/>
    </style:style>
    <style:style style:name="ce16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Sigma 1-5, truncate 4'.E28] - ['Sigma 1-5, truncate 4'.$D28]) &gt; 0.2)" style:apply-style-name="Untitled1" style:base-cell-address="'Sigma 1-5, truncate 4'.E28"/>
    </style:style>
    <style:style style:name="ce16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Sigma 1-5, truncate 4'.E32] - ['Sigma 1-5, truncate 4'.$D32]) &gt; 0.2)" style:apply-style-name="Untitled1" style:base-cell-address="'Sigma 1-5, truncate 4'.E32"/>
    </style:style>
    <style:style style:name="ce16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Sigma 1-5, truncate 4'.E36] - ['Sigma 1-5, truncate 4'.$D36]) &gt; 0.2)" style:apply-style-name="Untitled1" style:base-cell-address="'Sigma 1-5, truncate 4'.E36"/>
    </style:style>
    <style:style style:name="ce16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Sigma 1-5, truncate 4'.E36] - ['Sigma 1-5, truncate 4'.$D36]) &gt; 0.2)" style:apply-style-name="Untitled1" style:base-cell-address="'Sigma 1-5, truncate 4'.E36"/>
    </style:style>
    <style:style style:name="ce16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Sigma 1-5, truncate 4'.E40] - ['Sigma 1-5, truncate 4'.$D40]) &gt; 0.2)" style:apply-style-name="Untitled1" style:base-cell-address="'Sigma 1-5, truncate 4'.E40"/>
    </style:style>
    <style:style style:name="ce16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Sigma 1-5, truncate 4'.E44] - ['Sigma 1-5, truncate 4'.$D44]) &gt; 0.2)" style:apply-style-name="Untitled1" style:base-cell-address="'Sigma 1-5, truncate 4'.E44"/>
    </style:style>
    <style:style style:name="ce17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  <style:text-properties style:text-position=""/>
    </style:style>
    <style:style style:name="ce17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Sigma 1-5, truncate 4'.E44] - ['Sigma 1-5, truncate 4'.$D44]) &gt; 0.2)" style:apply-style-name="Untitled1" style:base-cell-address="'Sigma 1-5, truncate 4'.E44"/>
    </style:style>
    <style:style style:name="ce17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Sigma 1-5, truncate 4'.E48] - ['Sigma 1-5, truncate 4'.$D48]) &gt; 0.2)" style:apply-style-name="Untitled1" style:base-cell-address="'Sigma 1-5, truncate 4'.E48"/>
    </style:style>
    <style:style style:name="ce17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Sigma 1-5, truncate 4'.E52] - ['Sigma 1-5, truncate 4'.$D52]) &gt; 0.2)" style:apply-style-name="Untitled1" style:base-cell-address="'Sigma 1-5, truncate 4'.E52"/>
    </style:style>
    <style:style style:name="ce17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Sigma 1-5, truncate 4'.E52] - ['Sigma 1-5, truncate 4'.$D52]) &gt; 0.2)" style:apply-style-name="Untitled1" style:base-cell-address="'Sigma 1-5, truncate 4'.E52"/>
    </style:style>
    <style:style style:name="ce17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Sigma 1-5, truncate 4'.E56] - ['Sigma 1-5, truncate 4'.$D56]) &gt; 0.2)" style:apply-style-name="Untitled1" style:base-cell-address="'Sigma 1-5, truncate 4'.E56"/>
    </style:style>
    <style:style style:name="ce17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Sigma 1-5, truncate 4'.E60] - ['Sigma 1-5, truncate 4'.$D60]) &gt; 0.2)" style:apply-style-name="Untitled1" style:base-cell-address="'Sigma 1-5, truncate 4'.E60"/>
    </style:style>
    <style:style style:name="ce17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Sigma 1-5, truncate 4'.E60] - ['Sigma 1-5, truncate 4'.$D60]) &gt; 0.2)" style:apply-style-name="Untitled1" style:base-cell-address="'Sigma 1-5, truncate 4'.E60"/>
    </style:style>
    <style:style style:name="ce17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Sigma 1-5, truncate 4'.E64] - ['Sigma 1-5, truncate 4'.$D64]) &gt; 0.2)" style:apply-style-name="Untitled1" style:base-cell-address="'Sigma 1-5, truncate 4'.E64"/>
    </style:style>
    <style:style style:name="ce178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Sigma 1-5, truncate 4'.F4] - ['Sigma 1-5, truncate 4'.$D4]) &gt; 0.2)" style:apply-style-name="Untitled1" style:base-cell-address="'Sigma 1-5, truncate 4'.F4"/>
    </style:style>
    <style:style style:name="ce179" style:family="table-cell" style:parent-style-name="Default" style:data-style-name="N2">
      <style:table-cell-properties fo:background-color="#99cccc"/>
      <style:text-properties style:text-position=""/>
      <style:map style:condition="is-true-formula(ABS(['Sigma 1-5, truncate 4'.F4] - ['Sigma 1-5, truncate 4'.$D4]) &gt; 0.2)" style:apply-style-name="Untitled1" style:base-cell-address="'Sigma 1-5, truncate 4'.F4"/>
    </style:style>
    <style:style style:name="ce18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style:text-position=""/>
    </style:style>
    <style:style style:name="ce180" style:family="table-cell" style:parent-style-name="Default" style:data-style-name="N2">
      <style:table-cell-properties fo:background-color="#b0cccc"/>
      <style:text-properties style:text-position=""/>
      <style:map style:condition="is-true-formula(ABS(['Sigma 1-5, truncate 4'.F8] - ['Sigma 1-5, truncate 4'.$D8]) &gt; 0.2)" style:apply-style-name="Untitled1" style:base-cell-address="'Sigma 1-5, truncate 4'.F8"/>
    </style:style>
    <style:style style:name="ce181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Sigma 1-5, truncate 4'.F12] - ['Sigma 1-5, truncate 4'.$D12]) &gt; 0.2)" style:apply-style-name="Untitled1" style:base-cell-address="'Sigma 1-5, truncate 4'.F12"/>
    </style:style>
    <style:style style:name="ce182" style:family="table-cell" style:parent-style-name="Default" style:data-style-name="N2">
      <style:table-cell-properties fo:background-color="#99cccc"/>
      <style:text-properties style:text-position=""/>
      <style:map style:condition="is-true-formula(ABS(['Sigma 1-5, truncate 4'.F12] - ['Sigma 1-5, truncate 4'.$D12]) &gt; 0.2)" style:apply-style-name="Untitled1" style:base-cell-address="'Sigma 1-5, truncate 4'.F12"/>
    </style:style>
    <style:style style:name="ce183" style:family="table-cell" style:parent-style-name="Default" style:data-style-name="N2">
      <style:table-cell-properties fo:background-color="#b0cccc"/>
      <style:text-properties style:text-position=""/>
      <style:map style:condition="is-true-formula(ABS(['Sigma 1-5, truncate 4'.F16] - ['Sigma 1-5, truncate 4'.$D16]) &gt; 0.2)" style:apply-style-name="Untitled1" style:base-cell-address="'Sigma 1-5, truncate 4'.F16"/>
    </style:style>
    <style:style style:name="ce184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Sigma 1-5, truncate 4'.F20] - ['Sigma 1-5, truncate 4'.$D20]) &gt; 0.2)" style:apply-style-name="Untitled1" style:base-cell-address="'Sigma 1-5, truncate 4'.F20"/>
    </style:style>
    <style:style style:name="ce185" style:family="table-cell" style:parent-style-name="Default" style:data-style-name="N2">
      <style:table-cell-properties fo:background-color="#99cccc"/>
      <style:text-properties style:text-position=""/>
      <style:map style:condition="is-true-formula(ABS(['Sigma 1-5, truncate 4'.F20] - ['Sigma 1-5, truncate 4'.$D20]) &gt; 0.2)" style:apply-style-name="Untitled1" style:base-cell-address="'Sigma 1-5, truncate 4'.F20"/>
    </style:style>
    <style:style style:name="ce186" style:family="table-cell" style:parent-style-name="Default" style:data-style-name="N2">
      <style:table-cell-properties fo:background-color="#b0cccc"/>
      <style:text-properties style:text-position=""/>
      <style:map style:condition="is-true-formula(ABS(['Sigma 1-5, truncate 4'.F24] - ['Sigma 1-5, truncate 4'.$D24]) &gt; 0.2)" style:apply-style-name="Untitled1" style:base-cell-address="'Sigma 1-5, truncate 4'.F24"/>
    </style:style>
    <style:style style:name="ce187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Sigma 1-5, truncate 4'.F28] - ['Sigma 1-5, truncate 4'.$D28]) &gt; 0.2)" style:apply-style-name="Untitled1" style:base-cell-address="'Sigma 1-5, truncate 4'.F28"/>
    </style:style>
    <style:style style:name="ce188" style:family="table-cell" style:parent-style-name="Default" style:data-style-name="N2">
      <style:table-cell-properties fo:background-color="#99cccc"/>
      <style:text-properties style:text-position=""/>
      <style:map style:condition="is-true-formula(ABS(['Sigma 1-5, truncate 4'.F28] - ['Sigma 1-5, truncate 4'.$D28]) &gt; 0.2)" style:apply-style-name="Untitled1" style:base-cell-address="'Sigma 1-5, truncate 4'.F28"/>
    </style:style>
    <style:style style:name="ce189" style:family="table-cell" style:parent-style-name="Default" style:data-style-name="N2">
      <style:table-cell-properties fo:background-color="#b0cccc"/>
      <style:text-properties style:text-position=""/>
      <style:map style:condition="is-true-formula(ABS(['Sigma 1-5, truncate 4'.F32] - ['Sigma 1-5, truncate 4'.$D32]) &gt; 0.2)" style:apply-style-name="Untitled1" style:base-cell-address="'Sigma 1-5, truncate 4'.F32"/>
    </style:style>
    <style:style style:name="ce1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style:text-position=""/>
    </style:style>
    <style:style style:name="ce190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Sigma 1-5, truncate 4'.F36] - ['Sigma 1-5, truncate 4'.$D36]) &gt; 0.2)" style:apply-style-name="Untitled1" style:base-cell-address="'Sigma 1-5, truncate 4'.F36"/>
    </style:style>
    <style:style style:name="ce191" style:family="table-cell" style:parent-style-name="Default" style:data-style-name="N2">
      <style:table-cell-properties fo:background-color="#99cccc"/>
      <style:text-properties style:text-position=""/>
      <style:map style:condition="is-true-formula(ABS(['Sigma 1-5, truncate 4'.F36] - ['Sigma 1-5, truncate 4'.$D36]) &gt; 0.2)" style:apply-style-name="Untitled1" style:base-cell-address="'Sigma 1-5, truncate 4'.F36"/>
    </style:style>
    <style:style style:name="ce192" style:family="table-cell" style:parent-style-name="Default" style:data-style-name="N2">
      <style:table-cell-properties fo:background-color="#b0cccc"/>
      <style:text-properties style:text-position=""/>
      <style:map style:condition="is-true-formula(ABS(['Sigma 1-5, truncate 4'.F40] - ['Sigma 1-5, truncate 4'.$D40]) &gt; 0.2)" style:apply-style-name="Untitled1" style:base-cell-address="'Sigma 1-5, truncate 4'.F40"/>
    </style:style>
    <style:style style:name="ce193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Sigma 1-5, truncate 4'.F44] - ['Sigma 1-5, truncate 4'.$D44]) &gt; 0.2)" style:apply-style-name="Untitled1" style:base-cell-address="'Sigma 1-5, truncate 4'.F44"/>
    </style:style>
    <style:style style:name="ce194" style:family="table-cell" style:parent-style-name="Default" style:data-style-name="N2">
      <style:table-cell-properties fo:background-color="#99cccc"/>
      <style:text-properties style:text-position=""/>
      <style:map style:condition="is-true-formula(ABS(['Sigma 1-5, truncate 4'.F44] - ['Sigma 1-5, truncate 4'.$D44]) &gt; 0.2)" style:apply-style-name="Untitled1" style:base-cell-address="'Sigma 1-5, truncate 4'.F44"/>
    </style:style>
    <style:style style:name="ce195" style:family="table-cell" style:parent-style-name="Default" style:data-style-name="N2">
      <style:table-cell-properties fo:background-color="#b0cccc"/>
      <style:text-properties style:text-position=""/>
      <style:map style:condition="is-true-formula(ABS(['Sigma 1-5, truncate 4'.F48] - ['Sigma 1-5, truncate 4'.$D48]) &gt; 0.2)" style:apply-style-name="Untitled1" style:base-cell-address="'Sigma 1-5, truncate 4'.F48"/>
    </style:style>
    <style:style style:name="ce196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Sigma 1-5, truncate 4'.F52] - ['Sigma 1-5, truncate 4'.$D52]) &gt; 0.2)" style:apply-style-name="Untitled1" style:base-cell-address="'Sigma 1-5, truncate 4'.F52"/>
    </style:style>
    <style:style style:name="ce197" style:family="table-cell" style:parent-style-name="Default" style:data-style-name="N2">
      <style:table-cell-properties fo:background-color="#99cccc"/>
      <style:text-properties style:text-position=""/>
      <style:map style:condition="is-true-formula(ABS(['Sigma 1-5, truncate 4'.F52] - ['Sigma 1-5, truncate 4'.$D52]) &gt; 0.2)" style:apply-style-name="Untitled1" style:base-cell-address="'Sigma 1-5, truncate 4'.F52"/>
    </style:style>
    <style:style style:name="ce198" style:family="table-cell" style:parent-style-name="Default" style:data-style-name="N2">
      <style:table-cell-properties fo:background-color="#b0cccc"/>
      <style:text-properties style:text-position=""/>
      <style:map style:condition="is-true-formula(ABS(['Sigma 1-5, truncate 4'.F56] - ['Sigma 1-5, truncate 4'.$D56]) &gt; 0.2)" style:apply-style-name="Untitled1" style:base-cell-address="'Sigma 1-5, truncate 4'.F56"/>
    </style:style>
    <style:style style:name="ce199" style:family="table-cell" style:parent-style-name="Default" style:data-style-name="N2">
      <style:table-cell-properties fo:border-bottom="none" fo:background-color="#99cccc" fo:border-left="none" fo:border-right="none" fo:border-top="0.06pt solid #000000"/>
      <style:text-properties style:text-position=""/>
      <style:map style:condition="is-true-formula(ABS(['Sigma 1-5, truncate 4'.F60] - ['Sigma 1-5, truncate 4'.$D60]) &gt; 0.2)" style:apply-style-name="Untitled1" style:base-cell-address="'Sigma 1-5, truncate 4'.F6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20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style:text-position=""/>
    </style:style>
    <style:style style:name="ce200" style:family="table-cell" style:parent-style-name="Default" style:data-style-name="N2">
      <style:table-cell-properties fo:background-color="#99cccc"/>
      <style:text-properties style:text-position=""/>
      <style:map style:condition="is-true-formula(ABS(['Sigma 1-5, truncate 4'.F60] - ['Sigma 1-5, truncate 4'.$D60]) &gt; 0.2)" style:apply-style-name="Untitled1" style:base-cell-address="'Sigma 1-5, truncate 4'.F60"/>
    </style:style>
    <style:style style:name="ce201" style:family="table-cell" style:parent-style-name="Default" style:data-style-name="N2">
      <style:table-cell-properties fo:background-color="#b0cccc"/>
      <style:text-properties style:text-position=""/>
      <style:map style:condition="is-true-formula(ABS(['Sigma 1-5, truncate 4'.F64] - ['Sigma 1-5, truncate 4'.$D64]) &gt; 0.2)" style:apply-style-name="Untitled1" style:base-cell-address="'Sigma 1-5, truncate 4'.F64"/>
    </style:style>
    <style:style style:name="ce20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Sigma 1-5, truncate 4'.G4] - ['Sigma 1-5, truncate 4'.$D4]) &gt; 0.2)" style:apply-style-name="Untitled1" style:base-cell-address="'Sigma 1-5, truncate 4'.G4"/>
    </style:style>
    <style:style style:name="ce20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Sigma 1-5, truncate 4'.G4] - ['Sigma 1-5, truncate 4'.$D4]) &gt; 0.2)" style:apply-style-name="Untitled1" style:base-cell-address="'Sigma 1-5, truncate 4'.G4"/>
    </style:style>
    <style:style style:name="ce20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Sigma 1-5, truncate 4'.G8] - ['Sigma 1-5, truncate 4'.$D8]) &gt; 0.2)" style:apply-style-name="Untitled1" style:base-cell-address="'Sigma 1-5, truncate 4'.G8"/>
    </style:style>
    <style:style style:name="ce20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Sigma 1-5, truncate 4'.G12] - ['Sigma 1-5, truncate 4'.$D12]) &gt; 0.2)" style:apply-style-name="Untitled1" style:base-cell-address="'Sigma 1-5, truncate 4'.G12"/>
    </style:style>
    <style:style style:name="ce20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Sigma 1-5, truncate 4'.G12] - ['Sigma 1-5, truncate 4'.$D12]) &gt; 0.2)" style:apply-style-name="Untitled1" style:base-cell-address="'Sigma 1-5, truncate 4'.G12"/>
    </style:style>
    <style:style style:name="ce20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Sigma 1-5, truncate 4'.G16] - ['Sigma 1-5, truncate 4'.$D16]) &gt; 0.2)" style:apply-style-name="Untitled1" style:base-cell-address="'Sigma 1-5, truncate 4'.G16"/>
    </style:style>
    <style:style style:name="ce20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Sigma 1-5, truncate 4'.G20] - ['Sigma 1-5, truncate 4'.$D20]) &gt; 0.2)" style:apply-style-name="Untitled1" style:base-cell-address="'Sigma 1-5, truncate 4'.G20"/>
    </style:style>
    <style:style style:name="ce20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Sigma 1-5, truncate 4'.G20] - ['Sigma 1-5, truncate 4'.$D20]) &gt; 0.2)" style:apply-style-name="Untitled1" style:base-cell-address="'Sigma 1-5, truncate 4'.G20"/>
    </style:style>
    <style:style style:name="ce21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1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Sigma 1-5, truncate 4'.G24] - ['Sigma 1-5, truncate 4'.$D24]) &gt; 0.2)" style:apply-style-name="Untitled1" style:base-cell-address="'Sigma 1-5, truncate 4'.G24"/>
    </style:style>
    <style:style style:name="ce21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Sigma 1-5, truncate 4'.G28] - ['Sigma 1-5, truncate 4'.$D28]) &gt; 0.2)" style:apply-style-name="Untitled1" style:base-cell-address="'Sigma 1-5, truncate 4'.G28"/>
    </style:style>
    <style:style style:name="ce21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Sigma 1-5, truncate 4'.G28] - ['Sigma 1-5, truncate 4'.$D28]) &gt; 0.2)" style:apply-style-name="Untitled1" style:base-cell-address="'Sigma 1-5, truncate 4'.G28"/>
    </style:style>
    <style:style style:name="ce21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Sigma 1-5, truncate 4'.G32] - ['Sigma 1-5, truncate 4'.$D32]) &gt; 0.2)" style:apply-style-name="Untitled1" style:base-cell-address="'Sigma 1-5, truncate 4'.G32"/>
    </style:style>
    <style:style style:name="ce21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Sigma 1-5, truncate 4'.G36] - ['Sigma 1-5, truncate 4'.$D36]) &gt; 0.2)" style:apply-style-name="Untitled1" style:base-cell-address="'Sigma 1-5, truncate 4'.G36"/>
    </style:style>
    <style:style style:name="ce21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Sigma 1-5, truncate 4'.G36] - ['Sigma 1-5, truncate 4'.$D36]) &gt; 0.2)" style:apply-style-name="Untitled1" style:base-cell-address="'Sigma 1-5, truncate 4'.G36"/>
    </style:style>
    <style:style style:name="ce21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Sigma 1-5, truncate 4'.G40] - ['Sigma 1-5, truncate 4'.$D40]) &gt; 0.2)" style:apply-style-name="Untitled1" style:base-cell-address="'Sigma 1-5, truncate 4'.G40"/>
    </style:style>
    <style:style style:name="ce21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Sigma 1-5, truncate 4'.G44] - ['Sigma 1-5, truncate 4'.$D44]) &gt; 0.2)" style:apply-style-name="Untitled1" style:base-cell-address="'Sigma 1-5, truncate 4'.G44"/>
    </style:style>
    <style:style style:name="ce21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Sigma 1-5, truncate 4'.G44] - ['Sigma 1-5, truncate 4'.$D44]) &gt; 0.2)" style:apply-style-name="Untitled1" style:base-cell-address="'Sigma 1-5, truncate 4'.G44"/>
    </style:style>
    <style:style style:name="ce21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Sigma 1-5, truncate 4'.G48] - ['Sigma 1-5, truncate 4'.$D48]) &gt; 0.2)" style:apply-style-name="Untitled1" style:base-cell-address="'Sigma 1-5, truncate 4'.G48"/>
    </style:style>
    <style:style style:name="ce22" style:family="table-cell" style:parent-style-name="Default">
      <style:table-cell-properties fo:border-bottom="0.06pt solid #000000" fo:background-color="#ff8331" fo:border-left="0.06pt solid #000000" fo:border-right="0.06pt solid #000000" fo:border-top="none"/>
      <style:text-properties style:text-position=""/>
    </style:style>
    <style:style style:name="ce22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Sigma 1-5, truncate 4'.G52] - ['Sigma 1-5, truncate 4'.$D52]) &gt; 0.2)" style:apply-style-name="Untitled1" style:base-cell-address="'Sigma 1-5, truncate 4'.G52"/>
    </style:style>
    <style:style style:name="ce22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Sigma 1-5, truncate 4'.G52] - ['Sigma 1-5, truncate 4'.$D52]) &gt; 0.2)" style:apply-style-name="Untitled1" style:base-cell-address="'Sigma 1-5, truncate 4'.G52"/>
    </style:style>
    <style:style style:name="ce22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Sigma 1-5, truncate 4'.G56] - ['Sigma 1-5, truncate 4'.$D56]) &gt; 0.2)" style:apply-style-name="Untitled1" style:base-cell-address="'Sigma 1-5, truncate 4'.G56"/>
    </style:style>
    <style:style style:name="ce22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text-properties style:text-position=""/>
      <style:map style:condition="is-true-formula(ABS(['Sigma 1-5, truncate 4'.G60] - ['Sigma 1-5, truncate 4'.$D60]) &gt; 0.2)" style:apply-style-name="Untitled1" style:base-cell-address="'Sigma 1-5, truncate 4'.G60"/>
    </style:style>
    <style:style style:name="ce22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text-properties style:text-position=""/>
      <style:map style:condition="is-true-formula(ABS(['Sigma 1-5, truncate 4'.G60] - ['Sigma 1-5, truncate 4'.$D60]) &gt; 0.2)" style:apply-style-name="Untitled1" style:base-cell-address="'Sigma 1-5, truncate 4'.G60"/>
    </style:style>
    <style:style style:name="ce22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Sigma 1-5, truncate 4'.G64] - ['Sigma 1-5, truncate 4'.$D64]) &gt; 0.2)" style:apply-style-name="Untitled1" style:base-cell-address="'Sigma 1-5, truncate 4'.G64"/>
    </style:style>
    <style:style style:name="ce22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  <style:map style:condition="is-true-formula(ABS(['Sigma 1-5, truncate 4'.F64] - ['Sigma 1-5, truncate 4'.$D64]) &gt; 0.2)" style:apply-style-name="Untitled1" style:base-cell-address="'Sigma 1-5, truncate 4'.F64"/>
    </style:style>
    <style:style style:name="ce227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Sigma 1-5, truncate 4'.F4] - ['Sigma 1-5, truncate 4'.$D4]) &gt; 0.2)" style:apply-style-name="Untitled1" style:base-cell-address="'Sigma 1-5, truncate 4'.F4"/>
    </style:style>
    <style:style style:name="ce228" style:family="table-cell" style:parent-style-name="Default" style:data-style-name="N2">
      <style:table-cell-properties fo:background-color="#ffcc00"/>
      <style:text-properties style:text-position=""/>
      <style:map style:condition="is-true-formula(ABS(['Sigma 1-5, truncate 4'.F4] - ['Sigma 1-5, truncate 4'.$D4]) &gt; 0.2)" style:apply-style-name="Untitled1" style:base-cell-address="'Sigma 1-5, truncate 4'.F4"/>
    </style:style>
    <style:style style:name="ce229" style:family="table-cell" style:parent-style-name="Default" style:data-style-name="N2">
      <style:table-cell-properties fo:background-color="#ffdd54"/>
      <style:text-properties style:text-position=""/>
      <style:map style:condition="is-true-formula(ABS(['Sigma 1-5, truncate 4'.F8] - ['Sigma 1-5, truncate 4'.$D8]) &gt; 0.2)" style:apply-style-name="Untitled1" style:base-cell-address="'Sigma 1-5, truncate 4'.F8"/>
    </style:style>
    <style:style style:name="ce230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Sigma 1-5, truncate 4'.F12] - ['Sigma 1-5, truncate 4'.$D12]) &gt; 0.2)" style:apply-style-name="Untitled1" style:base-cell-address="'Sigma 1-5, truncate 4'.F12"/>
    </style:style>
    <style:style style:name="ce231" style:family="table-cell" style:parent-style-name="Default" style:data-style-name="N2">
      <style:table-cell-properties fo:background-color="#ffcc00"/>
      <style:text-properties style:text-position=""/>
      <style:map style:condition="is-true-formula(ABS(['Sigma 1-5, truncate 4'.F12] - ['Sigma 1-5, truncate 4'.$D12]) &gt; 0.2)" style:apply-style-name="Untitled1" style:base-cell-address="'Sigma 1-5, truncate 4'.F12"/>
    </style:style>
    <style:style style:name="ce232" style:family="table-cell" style:parent-style-name="Default" style:data-style-name="N2">
      <style:table-cell-properties fo:background-color="#ffdd54"/>
      <style:text-properties style:text-position=""/>
      <style:map style:condition="is-true-formula(ABS(['Sigma 1-5, truncate 4'.F16] - ['Sigma 1-5, truncate 4'.$D16]) &gt; 0.2)" style:apply-style-name="Untitled1" style:base-cell-address="'Sigma 1-5, truncate 4'.F16"/>
    </style:style>
    <style:style style:name="ce233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Sigma 1-5, truncate 4'.F20] - ['Sigma 1-5, truncate 4'.$D20]) &gt; 0.2)" style:apply-style-name="Untitled1" style:base-cell-address="'Sigma 1-5, truncate 4'.F20"/>
    </style:style>
    <style:style style:name="ce234" style:family="table-cell" style:parent-style-name="Default" style:data-style-name="N2">
      <style:table-cell-properties fo:background-color="#ffcc00"/>
      <style:text-properties style:text-position=""/>
      <style:map style:condition="is-true-formula(ABS(['Sigma 1-5, truncate 4'.F20] - ['Sigma 1-5, truncate 4'.$D20]) &gt; 0.2)" style:apply-style-name="Untitled1" style:base-cell-address="'Sigma 1-5, truncate 4'.F20"/>
    </style:style>
    <style:style style:name="ce235" style:family="table-cell" style:parent-style-name="Default" style:data-style-name="N2">
      <style:table-cell-properties fo:background-color="#ffdd54"/>
      <style:text-properties style:text-position=""/>
      <style:map style:condition="is-true-formula(ABS(['Sigma 1-5, truncate 4'.F24] - ['Sigma 1-5, truncate 4'.$D24]) &gt; 0.2)" style:apply-style-name="Untitled1" style:base-cell-address="'Sigma 1-5, truncate 4'.F24"/>
    </style:style>
    <style:style style:name="ce236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Sigma 1-5, truncate 4'.F28] - ['Sigma 1-5, truncate 4'.$D28]) &gt; 0.2)" style:apply-style-name="Untitled1" style:base-cell-address="'Sigma 1-5, truncate 4'.F28"/>
    </style:style>
    <style:style style:name="ce237" style:family="table-cell" style:parent-style-name="Default" style:data-style-name="N2">
      <style:table-cell-properties fo:background-color="#ffcc00"/>
      <style:text-properties style:text-position=""/>
      <style:map style:condition="is-true-formula(ABS(['Sigma 1-5, truncate 4'.F28] - ['Sigma 1-5, truncate 4'.$D28]) &gt; 0.2)" style:apply-style-name="Untitled1" style:base-cell-address="'Sigma 1-5, truncate 4'.F28"/>
    </style:style>
    <style:style style:name="ce238" style:family="table-cell" style:parent-style-name="Default" style:data-style-name="N2">
      <style:table-cell-properties fo:background-color="#ffdd54"/>
      <style:text-properties style:text-position=""/>
      <style:map style:condition="is-true-formula(ABS(['Sigma 1-5, truncate 4'.F32] - ['Sigma 1-5, truncate 4'.$D32]) &gt; 0.2)" style:apply-style-name="Untitled1" style:base-cell-address="'Sigma 1-5, truncate 4'.F32"/>
    </style:style>
    <style:style style:name="ce239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Sigma 1-5, truncate 4'.F36] - ['Sigma 1-5, truncate 4'.$D36]) &gt; 0.2)" style:apply-style-name="Untitled1" style:base-cell-address="'Sigma 1-5, truncate 4'.F36"/>
    </style:style>
    <style:style style:name="ce240" style:family="table-cell" style:parent-style-name="Default" style:data-style-name="N2">
      <style:table-cell-properties fo:background-color="#ffcc00"/>
      <style:text-properties style:text-position=""/>
      <style:map style:condition="is-true-formula(ABS(['Sigma 1-5, truncate 4'.F36] - ['Sigma 1-5, truncate 4'.$D36]) &gt; 0.2)" style:apply-style-name="Untitled1" style:base-cell-address="'Sigma 1-5, truncate 4'.F36"/>
    </style:style>
    <style:style style:name="ce241" style:family="table-cell" style:parent-style-name="Default" style:data-style-name="N2">
      <style:table-cell-properties fo:background-color="#ffdd54"/>
      <style:text-properties style:text-position=""/>
      <style:map style:condition="is-true-formula(ABS(['Sigma 1-5, truncate 4'.F40] - ['Sigma 1-5, truncate 4'.$D40]) &gt; 0.2)" style:apply-style-name="Untitled1" style:base-cell-address="'Sigma 1-5, truncate 4'.F40"/>
    </style:style>
    <style:style style:name="ce242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Sigma 1-5, truncate 4'.F44] - ['Sigma 1-5, truncate 4'.$D44]) &gt; 0.2)" style:apply-style-name="Untitled1" style:base-cell-address="'Sigma 1-5, truncate 4'.F44"/>
    </style:style>
    <style:style style:name="ce243" style:family="table-cell" style:parent-style-name="Default" style:data-style-name="N2">
      <style:table-cell-properties fo:background-color="#ffcc00"/>
      <style:text-properties style:text-position=""/>
      <style:map style:condition="is-true-formula(ABS(['Sigma 1-5, truncate 4'.F44] - ['Sigma 1-5, truncate 4'.$D44]) &gt; 0.2)" style:apply-style-name="Untitled1" style:base-cell-address="'Sigma 1-5, truncate 4'.F44"/>
    </style:style>
    <style:style style:name="ce244" style:family="table-cell" style:parent-style-name="Default" style:data-style-name="N2">
      <style:table-cell-properties fo:background-color="#ffdd54"/>
      <style:text-properties style:text-position=""/>
      <style:map style:condition="is-true-formula(ABS(['Sigma 1-5, truncate 4'.F48] - ['Sigma 1-5, truncate 4'.$D48]) &gt; 0.2)" style:apply-style-name="Untitled1" style:base-cell-address="'Sigma 1-5, truncate 4'.F48"/>
    </style:style>
    <style:style style:name="ce245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Sigma 1-5, truncate 4'.F52] - ['Sigma 1-5, truncate 4'.$D52]) &gt; 0.2)" style:apply-style-name="Untitled1" style:base-cell-address="'Sigma 1-5, truncate 4'.F52"/>
    </style:style>
    <style:style style:name="ce246" style:family="table-cell" style:parent-style-name="Default" style:data-style-name="N2">
      <style:table-cell-properties fo:background-color="#ffcc00"/>
      <style:text-properties style:text-position=""/>
      <style:map style:condition="is-true-formula(ABS(['Sigma 1-5, truncate 4'.F52] - ['Sigma 1-5, truncate 4'.$D52]) &gt; 0.2)" style:apply-style-name="Untitled1" style:base-cell-address="'Sigma 1-5, truncate 4'.F52"/>
    </style:style>
    <style:style style:name="ce247" style:family="table-cell" style:parent-style-name="Default" style:data-style-name="N2">
      <style:table-cell-properties fo:background-color="#ffdd54"/>
      <style:text-properties style:text-position=""/>
      <style:map style:condition="is-true-formula(ABS(['Sigma 1-5, truncate 4'.F56] - ['Sigma 1-5, truncate 4'.$D56]) &gt; 0.2)" style:apply-style-name="Untitled1" style:base-cell-address="'Sigma 1-5, truncate 4'.F56"/>
    </style:style>
    <style:style style:name="ce248" style:family="table-cell" style:parent-style-name="Default" style:data-style-name="N2">
      <style:table-cell-properties fo:border-bottom="none" fo:background-color="#ffcc00" fo:border-left="none" fo:border-right="none" fo:border-top="0.06pt solid #000000"/>
      <style:text-properties style:text-position=""/>
      <style:map style:condition="is-true-formula(ABS(['Sigma 1-5, truncate 4'.F60] - ['Sigma 1-5, truncate 4'.$D60]) &gt; 0.2)" style:apply-style-name="Untitled1" style:base-cell-address="'Sigma 1-5, truncate 4'.F60"/>
    </style:style>
    <style:style style:name="ce249" style:family="table-cell" style:parent-style-name="Default" style:data-style-name="N2">
      <style:table-cell-properties fo:background-color="#ffcc00"/>
      <style:text-properties style:text-position=""/>
      <style:map style:condition="is-true-formula(ABS(['Sigma 1-5, truncate 4'.F60] - ['Sigma 1-5, truncate 4'.$D60]) &gt; 0.2)" style:apply-style-name="Untitled1" style:base-cell-address="'Sigma 1-5, truncate 4'.F60"/>
    </style:style>
    <style:style style:name="ce25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  <style:text-properties style:text-position=""/>
    </style:style>
    <style:style style:name="ce250" style:family="table-cell" style:parent-style-name="Default" style:data-style-name="N2">
      <style:table-cell-properties fo:background-color="#ffdd54"/>
      <style:text-properties style:text-position=""/>
      <style:map style:condition="is-true-formula(ABS(['Sigma 1-5, truncate 4'.F64] - ['Sigma 1-5, truncate 4'.$D64]) &gt; 0.2)" style:apply-style-name="Untitled1" style:base-cell-address="'Sigma 1-5, truncate 4'.F64"/>
    </style:style>
    <style:style style:name="ce2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73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74" style:family="table-cell" style:parent-style-name="Default">
      <style:table-cell-properties fo:border-bottom="0.06pt solid #000000" fo:background-color="#99cccc" fo:border-left="none" fo:border-right="none" fo:border-top="none"/>
      <style:text-properties style:text-position=""/>
    </style:style>
    <style:style style:name="ce77" style:family="table-cell" style:parent-style-name="Default" style:data-style-name="N2">
      <style:table-cell-properties fo:border-bottom="0.06pt solid #000000" fo:background-color="#99cccc" fo:border-left="none" fo:border-right="none" fo:border-top="none"/>
      <style:text-properties style:text-position=""/>
    </style:style>
    <style:style style:name="ce79" style:family="table-cell" style:parent-style-name="Default" style:data-style-name="N2">
      <style:table-cell-properties fo:background-color="#b0cccc"/>
      <style:text-properties style:text-position="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40" style:family="table-cell" style:parent-style-name="Default">
      <style:table-cell-properties fo:border-bottom="none" fo:border-left="0.06pt solid #000000" fo:border-right="none" fo:border-top="none"/>
    </style:style>
    <style:style style:name="ce141" style:family="table-cell" style:parent-style-name="Default">
      <style:table-cell-properties fo:border-bottom="0.06pt solid #000000" fo:border-left="0.06pt solid #000000" fo:border-right="none" fo:border-top="none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2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153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251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252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253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254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255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256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25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4] - ['Sigma 1, truncate 0.5'.$D4]) &gt; 0.2)" style:apply-style-name="Untitled1" style:base-cell-address="'Sigma 1, truncate 0.5'.E4"/>
    </style:style>
    <style:style style:name="ce25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4] - ['Sigma 1, truncate 0.5'.$D4]) &gt; 0.2)" style:apply-style-name="Untitled1" style:base-cell-address="'Sigma 1, truncate 0.5'.E4"/>
    </style:style>
    <style:style style:name="ce259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26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8] - ['Sigma 1, truncate 0.5'.$D8]) &gt; 0.2)" style:apply-style-name="Untitled1" style:base-cell-address="'Sigma 1, truncate 0.5'.E8"/>
    </style:style>
    <style:style style:name="ce26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26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12] - ['Sigma 1, truncate 0.5'.$D12]) &gt; 0.2)" style:apply-style-name="Untitled1" style:base-cell-address="'Sigma 1, truncate 0.5'.E12"/>
    </style:style>
    <style:style style:name="ce26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12] - ['Sigma 1, truncate 0.5'.$D12]) &gt; 0.2)" style:apply-style-name="Untitled1" style:base-cell-address="'Sigma 1, truncate 0.5'.E12"/>
    </style:style>
    <style:style style:name="ce26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16] - ['Sigma 1, truncate 0.5'.$D16]) &gt; 0.2)" style:apply-style-name="Untitled1" style:base-cell-address="'Sigma 1, truncate 0.5'.E16"/>
    </style:style>
    <style:style style:name="ce26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20] - ['Sigma 1, truncate 0.5'.$D20]) &gt; 0.2)" style:apply-style-name="Untitled1" style:base-cell-address="'Sigma 1, truncate 0.5'.E20"/>
    </style:style>
    <style:style style:name="ce26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20] - ['Sigma 1, truncate 0.5'.$D20]) &gt; 0.2)" style:apply-style-name="Untitled1" style:base-cell-address="'Sigma 1, truncate 0.5'.E20"/>
    </style:style>
    <style:style style:name="ce26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24] - ['Sigma 1, truncate 0.5'.$D24]) &gt; 0.2)" style:apply-style-name="Untitled1" style:base-cell-address="'Sigma 1, truncate 0.5'.E24"/>
    </style:style>
    <style:style style:name="ce26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28] - ['Sigma 1, truncate 0.5'.$D28]) &gt; 0.2)" style:apply-style-name="Untitled1" style:base-cell-address="'Sigma 1, truncate 0.5'.E28"/>
    </style:style>
    <style:style style:name="ce26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28] - ['Sigma 1, truncate 0.5'.$D28]) &gt; 0.2)" style:apply-style-name="Untitled1" style:base-cell-address="'Sigma 1, truncate 0.5'.E28"/>
    </style:style>
    <style:style style:name="ce27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32] - ['Sigma 1, truncate 0.5'.$D32]) &gt; 0.2)" style:apply-style-name="Untitled1" style:base-cell-address="'Sigma 1, truncate 0.5'.E32"/>
    </style:style>
    <style:style style:name="ce27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36] - ['Sigma 1, truncate 0.5'.$D36]) &gt; 0.2)" style:apply-style-name="Untitled1" style:base-cell-address="'Sigma 1, truncate 0.5'.E36"/>
    </style:style>
    <style:style style:name="ce27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36] - ['Sigma 1, truncate 0.5'.$D36]) &gt; 0.2)" style:apply-style-name="Untitled1" style:base-cell-address="'Sigma 1, truncate 0.5'.E36"/>
    </style:style>
    <style:style style:name="ce27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40] - ['Sigma 1, truncate 0.5'.$D40]) &gt; 0.2)" style:apply-style-name="Untitled1" style:base-cell-address="'Sigma 1, truncate 0.5'.E40"/>
    </style:style>
    <style:style style:name="ce27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44] - ['Sigma 1, truncate 0.5'.$D44]) &gt; 0.2)" style:apply-style-name="Untitled1" style:base-cell-address="'Sigma 1, truncate 0.5'.E44"/>
    </style:style>
    <style:style style:name="ce27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44] - ['Sigma 1, truncate 0.5'.$D44]) &gt; 0.2)" style:apply-style-name="Untitled1" style:base-cell-address="'Sigma 1, truncate 0.5'.E44"/>
    </style:style>
    <style:style style:name="ce27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48] - ['Sigma 1, truncate 0.5'.$D48]) &gt; 0.2)" style:apply-style-name="Untitled1" style:base-cell-address="'Sigma 1, truncate 0.5'.E48"/>
    </style:style>
    <style:style style:name="ce27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52] - ['Sigma 1, truncate 0.5'.$D52]) &gt; 0.2)" style:apply-style-name="Untitled1" style:base-cell-address="'Sigma 1, truncate 0.5'.E52"/>
    </style:style>
    <style:style style:name="ce27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52] - ['Sigma 1, truncate 0.5'.$D52]) &gt; 0.2)" style:apply-style-name="Untitled1" style:base-cell-address="'Sigma 1, truncate 0.5'.E52"/>
    </style:style>
    <style:style style:name="ce27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56] - ['Sigma 1, truncate 0.5'.$D56]) &gt; 0.2)" style:apply-style-name="Untitled1" style:base-cell-address="'Sigma 1, truncate 0.5'.E56"/>
    </style:style>
    <style:style style:name="ce28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E60] - ['Sigma 1, truncate 0.5'.$D60]) &gt; 0.2)" style:apply-style-name="Untitled1" style:base-cell-address="'Sigma 1, truncate 0.5'.E60"/>
    </style:style>
    <style:style style:name="ce28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E60] - ['Sigma 1, truncate 0.5'.$D60]) &gt; 0.2)" style:apply-style-name="Untitled1" style:base-cell-address="'Sigma 1, truncate 0.5'.E60"/>
    </style:style>
    <style:style style:name="ce28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E64] - ['Sigma 1, truncate 0.5'.$D64]) &gt; 0.2)" style:apply-style-name="Untitled1" style:base-cell-address="'Sigma 1, truncate 0.5'.E64"/>
    </style:style>
    <style:style style:name="ce28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F4] - ['Sigma 1, truncate 0.5'.$D4]) &gt; 0.2)" style:apply-style-name="Untitled1" style:base-cell-address="'Sigma 1, truncate 0.5'.F4"/>
    </style:style>
    <style:style style:name="ce28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F4] - ['Sigma 1, truncate 0.5'.$D4]) &gt; 0.2)" style:apply-style-name="Untitled1" style:base-cell-address="'Sigma 1, truncate 0.5'.F4"/>
    </style:style>
    <style:style style:name="ce28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F8] - ['Sigma 1, truncate 0.5'.$D8]) &gt; 0.2)" style:apply-style-name="Untitled1" style:base-cell-address="'Sigma 1, truncate 0.5'.F8"/>
    </style:style>
    <style:style style:name="ce28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F12] - ['Sigma 1, truncate 0.5'.$D12]) &gt; 0.2)" style:apply-style-name="Untitled1" style:base-cell-address="'Sigma 1, truncate 0.5'.F12"/>
    </style:style>
    <style:style style:name="ce28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F12] - ['Sigma 1, truncate 0.5'.$D12]) &gt; 0.2)" style:apply-style-name="Untitled1" style:base-cell-address="'Sigma 1, truncate 0.5'.F12"/>
    </style:style>
    <style:style style:name="ce28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F16] - ['Sigma 1, truncate 0.5'.$D16]) &gt; 0.2)" style:apply-style-name="Untitled1" style:base-cell-address="'Sigma 1, truncate 0.5'.F16"/>
    </style:style>
    <style:style style:name="ce28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F20] - ['Sigma 1, truncate 0.5'.$D20]) &gt; 0.2)" style:apply-style-name="Untitled1" style:base-cell-address="'Sigma 1, truncate 0.5'.F20"/>
    </style:style>
    <style:style style:name="ce29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F20] - ['Sigma 1, truncate 0.5'.$D20]) &gt; 0.2)" style:apply-style-name="Untitled1" style:base-cell-address="'Sigma 1, truncate 0.5'.F20"/>
    </style:style>
    <style:style style:name="ce29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F24] - ['Sigma 1, truncate 0.5'.$D24]) &gt; 0.2)" style:apply-style-name="Untitled1" style:base-cell-address="'Sigma 1, truncate 0.5'.F24"/>
    </style:style>
    <style:style style:name="ce29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F28] - ['Sigma 1, truncate 0.5'.$D28]) &gt; 0.2)" style:apply-style-name="Untitled1" style:base-cell-address="'Sigma 1, truncate 0.5'.F28"/>
    </style:style>
    <style:style style:name="ce29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F28] - ['Sigma 1, truncate 0.5'.$D28]) &gt; 0.2)" style:apply-style-name="Untitled1" style:base-cell-address="'Sigma 1, truncate 0.5'.F28"/>
    </style:style>
    <style:style style:name="ce29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F32] - ['Sigma 1, truncate 0.5'.$D32]) &gt; 0.2)" style:apply-style-name="Untitled1" style:base-cell-address="'Sigma 1, truncate 0.5'.F32"/>
    </style:style>
    <style:style style:name="ce29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F36] - ['Sigma 1, truncate 0.5'.$D36]) &gt; 0.2)" style:apply-style-name="Untitled1" style:base-cell-address="'Sigma 1, truncate 0.5'.F36"/>
    </style:style>
    <style:style style:name="ce29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F36] - ['Sigma 1, truncate 0.5'.$D36]) &gt; 0.2)" style:apply-style-name="Untitled1" style:base-cell-address="'Sigma 1, truncate 0.5'.F36"/>
    </style:style>
    <style:style style:name="ce29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F40] - ['Sigma 1, truncate 0.5'.$D40]) &gt; 0.2)" style:apply-style-name="Untitled1" style:base-cell-address="'Sigma 1, truncate 0.5'.F40"/>
    </style:style>
    <style:style style:name="ce29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F44] - ['Sigma 1, truncate 0.5'.$D44]) &gt; 0.2)" style:apply-style-name="Untitled1" style:base-cell-address="'Sigma 1, truncate 0.5'.F44"/>
    </style:style>
    <style:style style:name="ce29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F44] - ['Sigma 1, truncate 0.5'.$D44]) &gt; 0.2)" style:apply-style-name="Untitled1" style:base-cell-address="'Sigma 1, truncate 0.5'.F44"/>
    </style:style>
    <style:style style:name="ce30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F48] - ['Sigma 1, truncate 0.5'.$D48]) &gt; 0.2)" style:apply-style-name="Untitled1" style:base-cell-address="'Sigma 1, truncate 0.5'.F48"/>
    </style:style>
    <style:style style:name="ce30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F52] - ['Sigma 1, truncate 0.5'.$D52]) &gt; 0.2)" style:apply-style-name="Untitled1" style:base-cell-address="'Sigma 1, truncate 0.5'.F52"/>
    </style:style>
    <style:style style:name="ce30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F52] - ['Sigma 1, truncate 0.5'.$D52]) &gt; 0.2)" style:apply-style-name="Untitled1" style:base-cell-address="'Sigma 1, truncate 0.5'.F52"/>
    </style:style>
    <style:style style:name="ce30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F56] - ['Sigma 1, truncate 0.5'.$D56]) &gt; 0.2)" style:apply-style-name="Untitled1" style:base-cell-address="'Sigma 1, truncate 0.5'.F56"/>
    </style:style>
    <style:style style:name="ce30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F60] - ['Sigma 1, truncate 0.5'.$D60]) &gt; 0.2)" style:apply-style-name="Untitled1" style:base-cell-address="'Sigma 1, truncate 0.5'.F60"/>
    </style:style>
    <style:style style:name="ce30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F60] - ['Sigma 1, truncate 0.5'.$D60]) &gt; 0.2)" style:apply-style-name="Untitled1" style:base-cell-address="'Sigma 1, truncate 0.5'.F60"/>
    </style:style>
    <style:style style:name="ce30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F64] - ['Sigma 1, truncate 0.5'.$D64]) &gt; 0.2)" style:apply-style-name="Untitled1" style:base-cell-address="'Sigma 1, truncate 0.5'.F64"/>
    </style:style>
    <style:style style:name="ce307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08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309" style:family="table-cell" style:parent-style-name="Default" style:data-style-name="N2">
      <style:table-cell-properties fo:border-bottom="none" fo:background-color="#99cccc" fo:border-left="none" fo:border-right="none" fo:border-top="0.06pt solid #000000"/>
    </style:style>
    <style:style style:name="ce310" style:family="table-cell" style:parent-style-name="Default" style:data-style-name="N2">
      <style:table-cell-properties fo:background-color="#99cccc"/>
    </style:style>
    <style:style style:name="ce311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312" style:family="table-cell" style:parent-style-name="Default" style:data-style-name="N2">
      <style:table-cell-properties fo:background-color="#b0cccc"/>
    </style:style>
    <style:style style:name="ce313" style:family="table-cell" style:parent-style-name="Default" style:data-style-name="N2">
      <style:table-cell-properties fo:background-color="#b0cccc"/>
    </style:style>
    <style:style style:name="ce314" style:family="table-cell" style:parent-style-name="Default" style:data-style-name="N2">
      <style:table-cell-properties fo:border-bottom="none" fo:background-color="#99cccc" fo:border-left="none" fo:border-right="none" fo:border-top="0.06pt solid #000000"/>
    </style:style>
    <style:style style:name="ce315" style:family="table-cell" style:parent-style-name="Default" style:data-style-name="N2">
      <style:table-cell-properties fo:background-color="#99cccc"/>
    </style:style>
    <style:style style:name="ce316" style:family="table-cell" style:parent-style-name="Default" style:data-style-name="N2">
      <style:table-cell-properties fo:background-color="#b0cccc"/>
    </style:style>
    <style:style style:name="ce317" style:family="table-cell" style:parent-style-name="Default" style:data-style-name="N2">
      <style:table-cell-properties fo:border-bottom="none" fo:background-color="#99cccc" fo:border-left="none" fo:border-right="none" fo:border-top="0.06pt solid #000000"/>
    </style:style>
    <style:style style:name="ce318" style:family="table-cell" style:parent-style-name="Default" style:data-style-name="N2">
      <style:table-cell-properties fo:background-color="#99cccc"/>
    </style:style>
    <style:style style:name="ce319" style:family="table-cell" style:parent-style-name="Default" style:data-style-name="N2">
      <style:table-cell-properties fo:background-color="#b0cccc"/>
    </style:style>
    <style:style style:name="ce320" style:family="table-cell" style:parent-style-name="Default" style:data-style-name="N2">
      <style:table-cell-properties fo:border-bottom="none" fo:background-color="#99cccc" fo:border-left="none" fo:border-right="none" fo:border-top="0.06pt solid #000000"/>
    </style:style>
    <style:style style:name="ce321" style:family="table-cell" style:parent-style-name="Default" style:data-style-name="N2">
      <style:table-cell-properties fo:background-color="#99cccc"/>
    </style:style>
    <style:style style:name="ce322" style:family="table-cell" style:parent-style-name="Default" style:data-style-name="N2">
      <style:table-cell-properties fo:background-color="#b0cccc"/>
    </style:style>
    <style:style style:name="ce323" style:family="table-cell" style:parent-style-name="Default" style:data-style-name="N2">
      <style:table-cell-properties fo:border-bottom="none" fo:background-color="#99cccc" fo:border-left="none" fo:border-right="none" fo:border-top="0.06pt solid #000000"/>
    </style:style>
    <style:style style:name="ce324" style:family="table-cell" style:parent-style-name="Default" style:data-style-name="N2">
      <style:table-cell-properties fo:background-color="#99cccc"/>
    </style:style>
    <style:style style:name="ce325" style:family="table-cell" style:parent-style-name="Default" style:data-style-name="N2">
      <style:table-cell-properties fo:background-color="#b0cccc"/>
    </style:style>
    <style:style style:name="ce326" style:family="table-cell" style:parent-style-name="Default" style:data-style-name="N2">
      <style:table-cell-properties fo:border-bottom="none" fo:background-color="#99cccc" fo:border-left="none" fo:border-right="none" fo:border-top="0.06pt solid #000000"/>
    </style:style>
    <style:style style:name="ce327" style:family="table-cell" style:parent-style-name="Default" style:data-style-name="N2">
      <style:table-cell-properties fo:background-color="#99cccc"/>
    </style:style>
    <style:style style:name="ce328" style:family="table-cell" style:parent-style-name="Default" style:data-style-name="N2">
      <style:table-cell-properties fo:background-color="#b0cccc"/>
    </style:style>
    <style:style style:name="ce329" style:family="table-cell" style:parent-style-name="Default" style:data-style-name="N2">
      <style:table-cell-properties fo:border-bottom="none" fo:background-color="#99cccc" fo:border-left="none" fo:border-right="none" fo:border-top="0.06pt solid #000000"/>
    </style:style>
    <style:style style:name="ce330" style:family="table-cell" style:parent-style-name="Default" style:data-style-name="N2">
      <style:table-cell-properties fo:background-color="#99cccc"/>
    </style:style>
    <style:style style:name="ce331" style:family="table-cell" style:parent-style-name="Default" style:data-style-name="N2">
      <style:table-cell-properties fo:background-color="#b0cccc"/>
    </style:style>
    <style:style style:name="ce332" style:family="table-cell" style:parent-style-name="Default" style:data-style-name="N2">
      <style:table-cell-properties fo:border-bottom="none" fo:background-color="#99cccc" fo:border-left="none" fo:border-right="none" fo:border-top="0.06pt solid #000000"/>
    </style:style>
    <style:style style:name="ce333" style:family="table-cell" style:parent-style-name="Default" style:data-style-name="N2">
      <style:table-cell-properties fo:background-color="#99cccc"/>
    </style:style>
    <style:style style:name="ce334" style:family="table-cell" style:parent-style-name="Default" style:data-style-name="N2">
      <style:table-cell-properties fo:background-color="#b0cccc"/>
    </style:style>
    <style:style style:name="ce33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H4] - ['Sigma 1, truncate 0.5'.$D4]) &gt; 0.2)" style:apply-style-name="Untitled1" style:base-cell-address="'Sigma 1, truncate 0.5'.H4"/>
    </style:style>
    <style:style style:name="ce33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H4] - ['Sigma 1, truncate 0.5'.$D4]) &gt; 0.2)" style:apply-style-name="Untitled1" style:base-cell-address="'Sigma 1, truncate 0.5'.H4"/>
    </style:style>
    <style:style style:name="ce33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H8] - ['Sigma 1, truncate 0.5'.$D8]) &gt; 0.2)" style:apply-style-name="Untitled1" style:base-cell-address="'Sigma 1, truncate 0.5'.H8"/>
    </style:style>
    <style:style style:name="ce33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H12] - ['Sigma 1, truncate 0.5'.$D12]) &gt; 0.2)" style:apply-style-name="Untitled1" style:base-cell-address="'Sigma 1, truncate 0.5'.H12"/>
    </style:style>
    <style:style style:name="ce33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H12] - ['Sigma 1, truncate 0.5'.$D12]) &gt; 0.2)" style:apply-style-name="Untitled1" style:base-cell-address="'Sigma 1, truncate 0.5'.H12"/>
    </style:style>
    <style:style style:name="ce34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H16] - ['Sigma 1, truncate 0.5'.$D16]) &gt; 0.2)" style:apply-style-name="Untitled1" style:base-cell-address="'Sigma 1, truncate 0.5'.H16"/>
    </style:style>
    <style:style style:name="ce34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H20] - ['Sigma 1, truncate 0.5'.$D20]) &gt; 0.2)" style:apply-style-name="Untitled1" style:base-cell-address="'Sigma 1, truncate 0.5'.H20"/>
    </style:style>
    <style:style style:name="ce34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H20] - ['Sigma 1, truncate 0.5'.$D20]) &gt; 0.2)" style:apply-style-name="Untitled1" style:base-cell-address="'Sigma 1, truncate 0.5'.H20"/>
    </style:style>
    <style:style style:name="ce34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H24] - ['Sigma 1, truncate 0.5'.$D24]) &gt; 0.2)" style:apply-style-name="Untitled1" style:base-cell-address="'Sigma 1, truncate 0.5'.H24"/>
    </style:style>
    <style:style style:name="ce34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H28] - ['Sigma 1, truncate 0.5'.$D28]) &gt; 0.2)" style:apply-style-name="Untitled1" style:base-cell-address="'Sigma 1, truncate 0.5'.H28"/>
    </style:style>
    <style:style style:name="ce34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H28] - ['Sigma 1, truncate 0.5'.$D28]) &gt; 0.2)" style:apply-style-name="Untitled1" style:base-cell-address="'Sigma 1, truncate 0.5'.H28"/>
    </style:style>
    <style:style style:name="ce34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H32] - ['Sigma 1, truncate 0.5'.$D32]) &gt; 0.2)" style:apply-style-name="Untitled1" style:base-cell-address="'Sigma 1, truncate 0.5'.H32"/>
    </style:style>
    <style:style style:name="ce34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H36] - ['Sigma 1, truncate 0.5'.$D36]) &gt; 0.2)" style:apply-style-name="Untitled1" style:base-cell-address="'Sigma 1, truncate 0.5'.H36"/>
    </style:style>
    <style:style style:name="ce34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H36] - ['Sigma 1, truncate 0.5'.$D36]) &gt; 0.2)" style:apply-style-name="Untitled1" style:base-cell-address="'Sigma 1, truncate 0.5'.H36"/>
    </style:style>
    <style:style style:name="ce34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H40] - ['Sigma 1, truncate 0.5'.$D40]) &gt; 0.2)" style:apply-style-name="Untitled1" style:base-cell-address="'Sigma 1, truncate 0.5'.H40"/>
    </style:style>
    <style:style style:name="ce35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H44] - ['Sigma 1, truncate 0.5'.$D44]) &gt; 0.2)" style:apply-style-name="Untitled1" style:base-cell-address="'Sigma 1, truncate 0.5'.H44"/>
    </style:style>
    <style:style style:name="ce35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H44] - ['Sigma 1, truncate 0.5'.$D44]) &gt; 0.2)" style:apply-style-name="Untitled1" style:base-cell-address="'Sigma 1, truncate 0.5'.H44"/>
    </style:style>
    <style:style style:name="ce35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H48] - ['Sigma 1, truncate 0.5'.$D48]) &gt; 0.2)" style:apply-style-name="Untitled1" style:base-cell-address="'Sigma 1, truncate 0.5'.H48"/>
    </style:style>
    <style:style style:name="ce35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H52] - ['Sigma 1, truncate 0.5'.$D52]) &gt; 0.2)" style:apply-style-name="Untitled1" style:base-cell-address="'Sigma 1, truncate 0.5'.H52"/>
    </style:style>
    <style:style style:name="ce35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H52] - ['Sigma 1, truncate 0.5'.$D52]) &gt; 0.2)" style:apply-style-name="Untitled1" style:base-cell-address="'Sigma 1, truncate 0.5'.H52"/>
    </style:style>
    <style:style style:name="ce35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H56] - ['Sigma 1, truncate 0.5'.$D56]) &gt; 0.2)" style:apply-style-name="Untitled1" style:base-cell-address="'Sigma 1, truncate 0.5'.H56"/>
    </style:style>
    <style:style style:name="ce35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H60] - ['Sigma 1, truncate 0.5'.$D60]) &gt; 0.2)" style:apply-style-name="Untitled1" style:base-cell-address="'Sigma 1, truncate 0.5'.H60"/>
    </style:style>
    <style:style style:name="ce35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H60] - ['Sigma 1, truncate 0.5'.$D60]) &gt; 0.2)" style:apply-style-name="Untitled1" style:base-cell-address="'Sigma 1, truncate 0.5'.H60"/>
    </style:style>
    <style:style style:name="ce35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H64] - ['Sigma 1, truncate 0.5'.$D64]) &gt; 0.2)" style:apply-style-name="Untitled1" style:base-cell-address="'Sigma 1, truncate 0.5'.H64"/>
    </style:style>
    <style:style style:name="ce35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H64] - ['Sigma 1, truncate 0.5'.$D64]) &gt; 0.2)" style:apply-style-name="Untitled1" style:base-cell-address="'Sigma 1, truncate 0.5'.H64"/>
    </style:style>
    <style:style style:name="ce360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61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36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I4] - ['Sigma 1, truncate 0.5'.$D4]) &gt; 0.2)" style:apply-style-name="Untitled1" style:base-cell-address="'Sigma 1, truncate 0.5'.I4"/>
    </style:style>
    <style:style style:name="ce363" style:family="table-cell" style:parent-style-name="Default" style:data-style-name="N2">
      <style:table-cell-properties fo:background-color="#ffcc00"/>
      <style:map style:condition="is-true-formula(ABS(['Sigma 1, truncate 0.5'.I4] - ['Sigma 1, truncate 0.5'.$D4]) &gt; 0.2)" style:apply-style-name="Untitled1" style:base-cell-address="'Sigma 1, truncate 0.5'.I4"/>
    </style:style>
    <style:style style:name="ce364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365" style:family="table-cell" style:parent-style-name="Default" style:data-style-name="N2">
      <style:table-cell-properties fo:background-color="#ffdd54"/>
      <style:map style:condition="is-true-formula(ABS(['Sigma 1, truncate 0.5'.I8] - ['Sigma 1, truncate 0.5'.$D8]) &gt; 0.2)" style:apply-style-name="Untitled1" style:base-cell-address="'Sigma 1, truncate 0.5'.I8"/>
    </style:style>
    <style:style style:name="ce366" style:family="table-cell" style:parent-style-name="Default" style:data-style-name="N2">
      <style:table-cell-properties fo:background-color="#ffdd54"/>
    </style:style>
    <style:style style:name="ce36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I12] - ['Sigma 1, truncate 0.5'.$D12]) &gt; 0.2)" style:apply-style-name="Untitled1" style:base-cell-address="'Sigma 1, truncate 0.5'.I12"/>
    </style:style>
    <style:style style:name="ce368" style:family="table-cell" style:parent-style-name="Default" style:data-style-name="N2">
      <style:table-cell-properties fo:background-color="#ffcc00"/>
      <style:map style:condition="is-true-formula(ABS(['Sigma 1, truncate 0.5'.I12] - ['Sigma 1, truncate 0.5'.$D12]) &gt; 0.2)" style:apply-style-name="Untitled1" style:base-cell-address="'Sigma 1, truncate 0.5'.I12"/>
    </style:style>
    <style:style style:name="ce369" style:family="table-cell" style:parent-style-name="Default" style:data-style-name="N2">
      <style:table-cell-properties fo:background-color="#ffdd54"/>
      <style:map style:condition="is-true-formula(ABS(['Sigma 1, truncate 0.5'.I16] - ['Sigma 1, truncate 0.5'.$D16]) &gt; 0.2)" style:apply-style-name="Untitled1" style:base-cell-address="'Sigma 1, truncate 0.5'.I16"/>
    </style:style>
    <style:style style:name="ce37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I20] - ['Sigma 1, truncate 0.5'.$D20]) &gt; 0.2)" style:apply-style-name="Untitled1" style:base-cell-address="'Sigma 1, truncate 0.5'.I20"/>
    </style:style>
    <style:style style:name="ce371" style:family="table-cell" style:parent-style-name="Default" style:data-style-name="N2">
      <style:table-cell-properties fo:background-color="#ffcc00"/>
      <style:map style:condition="is-true-formula(ABS(['Sigma 1, truncate 0.5'.I20] - ['Sigma 1, truncate 0.5'.$D20]) &gt; 0.2)" style:apply-style-name="Untitled1" style:base-cell-address="'Sigma 1, truncate 0.5'.I20"/>
    </style:style>
    <style:style style:name="ce372" style:family="table-cell" style:parent-style-name="Default" style:data-style-name="N2">
      <style:table-cell-properties fo:background-color="#ffdd54"/>
      <style:map style:condition="is-true-formula(ABS(['Sigma 1, truncate 0.5'.I24] - ['Sigma 1, truncate 0.5'.$D24]) &gt; 0.2)" style:apply-style-name="Untitled1" style:base-cell-address="'Sigma 1, truncate 0.5'.I24"/>
    </style:style>
    <style:style style:name="ce37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I28] - ['Sigma 1, truncate 0.5'.$D28]) &gt; 0.2)" style:apply-style-name="Untitled1" style:base-cell-address="'Sigma 1, truncate 0.5'.I28"/>
    </style:style>
    <style:style style:name="ce374" style:family="table-cell" style:parent-style-name="Default" style:data-style-name="N2">
      <style:table-cell-properties fo:background-color="#ffcc00"/>
      <style:map style:condition="is-true-formula(ABS(['Sigma 1, truncate 0.5'.I28] - ['Sigma 1, truncate 0.5'.$D28]) &gt; 0.2)" style:apply-style-name="Untitled1" style:base-cell-address="'Sigma 1, truncate 0.5'.I28"/>
    </style:style>
    <style:style style:name="ce375" style:family="table-cell" style:parent-style-name="Default" style:data-style-name="N2">
      <style:table-cell-properties fo:background-color="#ffdd54"/>
      <style:map style:condition="is-true-formula(ABS(['Sigma 1, truncate 0.5'.I32] - ['Sigma 1, truncate 0.5'.$D32]) &gt; 0.2)" style:apply-style-name="Untitled1" style:base-cell-address="'Sigma 1, truncate 0.5'.I32"/>
    </style:style>
    <style:style style:name="ce37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I36] - ['Sigma 1, truncate 0.5'.$D36]) &gt; 0.2)" style:apply-style-name="Untitled1" style:base-cell-address="'Sigma 1, truncate 0.5'.I36"/>
    </style:style>
    <style:style style:name="ce377" style:family="table-cell" style:parent-style-name="Default" style:data-style-name="N2">
      <style:table-cell-properties fo:background-color="#ffcc00"/>
      <style:map style:condition="is-true-formula(ABS(['Sigma 1, truncate 0.5'.I36] - ['Sigma 1, truncate 0.5'.$D36]) &gt; 0.2)" style:apply-style-name="Untitled1" style:base-cell-address="'Sigma 1, truncate 0.5'.I36"/>
    </style:style>
    <style:style style:name="ce378" style:family="table-cell" style:parent-style-name="Default" style:data-style-name="N2">
      <style:table-cell-properties fo:background-color="#ffdd54"/>
      <style:map style:condition="is-true-formula(ABS(['Sigma 1, truncate 0.5'.I40] - ['Sigma 1, truncate 0.5'.$D40]) &gt; 0.2)" style:apply-style-name="Untitled1" style:base-cell-address="'Sigma 1, truncate 0.5'.I40"/>
    </style:style>
    <style:style style:name="ce37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I44] - ['Sigma 1, truncate 0.5'.$D44]) &gt; 0.2)" style:apply-style-name="Untitled1" style:base-cell-address="'Sigma 1, truncate 0.5'.I44"/>
    </style:style>
    <style:style style:name="ce380" style:family="table-cell" style:parent-style-name="Default" style:data-style-name="N2">
      <style:table-cell-properties fo:background-color="#ffcc00"/>
      <style:map style:condition="is-true-formula(ABS(['Sigma 1, truncate 0.5'.I44] - ['Sigma 1, truncate 0.5'.$D44]) &gt; 0.2)" style:apply-style-name="Untitled1" style:base-cell-address="'Sigma 1, truncate 0.5'.I44"/>
    </style:style>
    <style:style style:name="ce381" style:family="table-cell" style:parent-style-name="Default" style:data-style-name="N2">
      <style:table-cell-properties fo:background-color="#ffdd54"/>
      <style:map style:condition="is-true-formula(ABS(['Sigma 1, truncate 0.5'.I48] - ['Sigma 1, truncate 0.5'.$D48]) &gt; 0.2)" style:apply-style-name="Untitled1" style:base-cell-address="'Sigma 1, truncate 0.5'.I48"/>
    </style:style>
    <style:style style:name="ce38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I52] - ['Sigma 1, truncate 0.5'.$D52]) &gt; 0.2)" style:apply-style-name="Untitled1" style:base-cell-address="'Sigma 1, truncate 0.5'.I52"/>
    </style:style>
    <style:style style:name="ce383" style:family="table-cell" style:parent-style-name="Default" style:data-style-name="N2">
      <style:table-cell-properties fo:background-color="#ffcc00"/>
      <style:map style:condition="is-true-formula(ABS(['Sigma 1, truncate 0.5'.I52] - ['Sigma 1, truncate 0.5'.$D52]) &gt; 0.2)" style:apply-style-name="Untitled1" style:base-cell-address="'Sigma 1, truncate 0.5'.I52"/>
    </style:style>
    <style:style style:name="ce384" style:family="table-cell" style:parent-style-name="Default" style:data-style-name="N2">
      <style:table-cell-properties fo:background-color="#ffdd54"/>
      <style:map style:condition="is-true-formula(ABS(['Sigma 1, truncate 0.5'.I56] - ['Sigma 1, truncate 0.5'.$D56]) &gt; 0.2)" style:apply-style-name="Untitled1" style:base-cell-address="'Sigma 1, truncate 0.5'.I56"/>
    </style:style>
    <style:style style:name="ce38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, truncate 0.5'.I60] - ['Sigma 1, truncate 0.5'.$D60]) &gt; 0.2)" style:apply-style-name="Untitled1" style:base-cell-address="'Sigma 1, truncate 0.5'.I60"/>
    </style:style>
    <style:style style:name="ce386" style:family="table-cell" style:parent-style-name="Default" style:data-style-name="N2">
      <style:table-cell-properties fo:background-color="#ffcc00"/>
      <style:map style:condition="is-true-formula(ABS(['Sigma 1, truncate 0.5'.I60] - ['Sigma 1, truncate 0.5'.$D60]) &gt; 0.2)" style:apply-style-name="Untitled1" style:base-cell-address="'Sigma 1, truncate 0.5'.I60"/>
    </style:style>
    <style:style style:name="ce387" style:family="table-cell" style:parent-style-name="Default" style:data-style-name="N2">
      <style:table-cell-properties fo:background-color="#ffdd54"/>
      <style:map style:condition="is-true-formula(ABS(['Sigma 1, truncate 0.5'.H64] - ['Sigma 1, truncate 0.5'.$D64]) &gt; 0.2)" style:apply-style-name="Untitled1" style:base-cell-address="'Sigma 1, truncate 0.5'.H64"/>
    </style:style>
    <style:style style:name="ce38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J4] - ['Sigma 1, truncate 0.5'.$D4]) &gt; 0.2)" style:apply-style-name="Untitled1" style:base-cell-address="'Sigma 1, truncate 0.5'.J4"/>
    </style:style>
    <style:style style:name="ce389" style:family="table-cell" style:parent-style-name="Default" style:data-style-name="N2">
      <style:table-cell-properties fo:background-color="#99cccc"/>
      <style:map style:condition="is-true-formula(ABS(['Sigma 1, truncate 0.5'.J4] - ['Sigma 1, truncate 0.5'.$D4]) &gt; 0.2)" style:apply-style-name="Untitled1" style:base-cell-address="'Sigma 1, truncate 0.5'.J4"/>
    </style:style>
    <style:style style:name="ce390" style:family="table-cell" style:parent-style-name="Default" style:data-style-name="N2">
      <style:table-cell-properties fo:background-color="#b0cccc"/>
      <style:map style:condition="is-true-formula(ABS(['Sigma 1, truncate 0.5'.J8] - ['Sigma 1, truncate 0.5'.$D8]) &gt; 0.2)" style:apply-style-name="Untitled1" style:base-cell-address="'Sigma 1, truncate 0.5'.J8"/>
    </style:style>
    <style:style style:name="ce39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J12] - ['Sigma 1, truncate 0.5'.$D12]) &gt; 0.2)" style:apply-style-name="Untitled1" style:base-cell-address="'Sigma 1, truncate 0.5'.J12"/>
    </style:style>
    <style:style style:name="ce392" style:family="table-cell" style:parent-style-name="Default" style:data-style-name="N2">
      <style:table-cell-properties fo:background-color="#99cccc"/>
      <style:map style:condition="is-true-formula(ABS(['Sigma 1, truncate 0.5'.J12] - ['Sigma 1, truncate 0.5'.$D12]) &gt; 0.2)" style:apply-style-name="Untitled1" style:base-cell-address="'Sigma 1, truncate 0.5'.J12"/>
    </style:style>
    <style:style style:name="ce393" style:family="table-cell" style:parent-style-name="Default" style:data-style-name="N2">
      <style:table-cell-properties fo:background-color="#b0cccc"/>
      <style:map style:condition="is-true-formula(ABS(['Sigma 1, truncate 0.5'.J16] - ['Sigma 1, truncate 0.5'.$D16]) &gt; 0.2)" style:apply-style-name="Untitled1" style:base-cell-address="'Sigma 1, truncate 0.5'.J16"/>
    </style:style>
    <style:style style:name="ce39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J20] - ['Sigma 1, truncate 0.5'.$D20]) &gt; 0.2)" style:apply-style-name="Untitled1" style:base-cell-address="'Sigma 1, truncate 0.5'.J20"/>
    </style:style>
    <style:style style:name="ce395" style:family="table-cell" style:parent-style-name="Default" style:data-style-name="N2">
      <style:table-cell-properties fo:background-color="#99cccc"/>
      <style:map style:condition="is-true-formula(ABS(['Sigma 1, truncate 0.5'.J20] - ['Sigma 1, truncate 0.5'.$D20]) &gt; 0.2)" style:apply-style-name="Untitled1" style:base-cell-address="'Sigma 1, truncate 0.5'.J20"/>
    </style:style>
    <style:style style:name="ce396" style:family="table-cell" style:parent-style-name="Default" style:data-style-name="N2">
      <style:table-cell-properties fo:background-color="#b0cccc"/>
      <style:map style:condition="is-true-formula(ABS(['Sigma 1, truncate 0.5'.J24] - ['Sigma 1, truncate 0.5'.$D24]) &gt; 0.2)" style:apply-style-name="Untitled1" style:base-cell-address="'Sigma 1, truncate 0.5'.J24"/>
    </style:style>
    <style:style style:name="ce39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J28] - ['Sigma 1, truncate 0.5'.$D28]) &gt; 0.2)" style:apply-style-name="Untitled1" style:base-cell-address="'Sigma 1, truncate 0.5'.J28"/>
    </style:style>
    <style:style style:name="ce398" style:family="table-cell" style:parent-style-name="Default" style:data-style-name="N2">
      <style:table-cell-properties fo:background-color="#99cccc"/>
      <style:map style:condition="is-true-formula(ABS(['Sigma 1, truncate 0.5'.J28] - ['Sigma 1, truncate 0.5'.$D28]) &gt; 0.2)" style:apply-style-name="Untitled1" style:base-cell-address="'Sigma 1, truncate 0.5'.J28"/>
    </style:style>
    <style:style style:name="ce399" style:family="table-cell" style:parent-style-name="Default" style:data-style-name="N2">
      <style:table-cell-properties fo:background-color="#b0cccc"/>
      <style:map style:condition="is-true-formula(ABS(['Sigma 1, truncate 0.5'.J32] - ['Sigma 1, truncate 0.5'.$D32]) &gt; 0.2)" style:apply-style-name="Untitled1" style:base-cell-address="'Sigma 1, truncate 0.5'.J32"/>
    </style:style>
    <style:style style:name="ce40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J36] - ['Sigma 1, truncate 0.5'.$D36]) &gt; 0.2)" style:apply-style-name="Untitled1" style:base-cell-address="'Sigma 1, truncate 0.5'.J36"/>
    </style:style>
    <style:style style:name="ce401" style:family="table-cell" style:parent-style-name="Default" style:data-style-name="N2">
      <style:table-cell-properties fo:background-color="#99cccc"/>
      <style:map style:condition="is-true-formula(ABS(['Sigma 1, truncate 0.5'.J36] - ['Sigma 1, truncate 0.5'.$D36]) &gt; 0.2)" style:apply-style-name="Untitled1" style:base-cell-address="'Sigma 1, truncate 0.5'.J36"/>
    </style:style>
    <style:style style:name="ce402" style:family="table-cell" style:parent-style-name="Default" style:data-style-name="N2">
      <style:table-cell-properties fo:background-color="#b0cccc"/>
      <style:map style:condition="is-true-formula(ABS(['Sigma 1, truncate 0.5'.J40] - ['Sigma 1, truncate 0.5'.$D40]) &gt; 0.2)" style:apply-style-name="Untitled1" style:base-cell-address="'Sigma 1, truncate 0.5'.J40"/>
    </style:style>
    <style:style style:name="ce40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J44] - ['Sigma 1, truncate 0.5'.$D44]) &gt; 0.2)" style:apply-style-name="Untitled1" style:base-cell-address="'Sigma 1, truncate 0.5'.J44"/>
    </style:style>
    <style:style style:name="ce404" style:family="table-cell" style:parent-style-name="Default" style:data-style-name="N2">
      <style:table-cell-properties fo:background-color="#99cccc"/>
      <style:map style:condition="is-true-formula(ABS(['Sigma 1, truncate 0.5'.J44] - ['Sigma 1, truncate 0.5'.$D44]) &gt; 0.2)" style:apply-style-name="Untitled1" style:base-cell-address="'Sigma 1, truncate 0.5'.J44"/>
    </style:style>
    <style:style style:name="ce405" style:family="table-cell" style:parent-style-name="Default" style:data-style-name="N2">
      <style:table-cell-properties fo:background-color="#b0cccc"/>
      <style:map style:condition="is-true-formula(ABS(['Sigma 1, truncate 0.5'.J48] - ['Sigma 1, truncate 0.5'.$D48]) &gt; 0.2)" style:apply-style-name="Untitled1" style:base-cell-address="'Sigma 1, truncate 0.5'.J48"/>
    </style:style>
    <style:style style:name="ce40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J52] - ['Sigma 1, truncate 0.5'.$D52]) &gt; 0.2)" style:apply-style-name="Untitled1" style:base-cell-address="'Sigma 1, truncate 0.5'.J52"/>
    </style:style>
    <style:style style:name="ce407" style:family="table-cell" style:parent-style-name="Default" style:data-style-name="N2">
      <style:table-cell-properties fo:background-color="#99cccc"/>
      <style:map style:condition="is-true-formula(ABS(['Sigma 1, truncate 0.5'.J52] - ['Sigma 1, truncate 0.5'.$D52]) &gt; 0.2)" style:apply-style-name="Untitled1" style:base-cell-address="'Sigma 1, truncate 0.5'.J52"/>
    </style:style>
    <style:style style:name="ce408" style:family="table-cell" style:parent-style-name="Default" style:data-style-name="N2">
      <style:table-cell-properties fo:background-color="#b0cccc"/>
      <style:map style:condition="is-true-formula(ABS(['Sigma 1, truncate 0.5'.J56] - ['Sigma 1, truncate 0.5'.$D56]) &gt; 0.2)" style:apply-style-name="Untitled1" style:base-cell-address="'Sigma 1, truncate 0.5'.J56"/>
    </style:style>
    <style:style style:name="ce40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J60] - ['Sigma 1, truncate 0.5'.$D60]) &gt; 0.2)" style:apply-style-name="Untitled1" style:base-cell-address="'Sigma 1, truncate 0.5'.J60"/>
    </style:style>
    <style:style style:name="ce410" style:family="table-cell" style:parent-style-name="Default" style:data-style-name="N2">
      <style:table-cell-properties fo:background-color="#99cccc"/>
      <style:map style:condition="is-true-formula(ABS(['Sigma 1, truncate 0.5'.J60] - ['Sigma 1, truncate 0.5'.$D60]) &gt; 0.2)" style:apply-style-name="Untitled1" style:base-cell-address="'Sigma 1, truncate 0.5'.J60"/>
    </style:style>
    <style:style style:name="ce411" style:family="table-cell" style:parent-style-name="Default" style:data-style-name="N2">
      <style:table-cell-properties fo:background-color="#b0cccc"/>
      <style:map style:condition="is-true-formula(ABS(['Sigma 1, truncate 0.5'.J64] - ['Sigma 1, truncate 0.5'.$D64]) &gt; 0.2)" style:apply-style-name="Untitled1" style:base-cell-address="'Sigma 1, truncate 0.5'.J64"/>
    </style:style>
    <style:style style:name="ce41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K4] - ['Sigma 1, truncate 0.5'.$D4]) &gt; 0.2)" style:apply-style-name="Untitled1" style:base-cell-address="'Sigma 1, truncate 0.5'.K4"/>
    </style:style>
    <style:style style:name="ce41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K4] - ['Sigma 1, truncate 0.5'.$D4]) &gt; 0.2)" style:apply-style-name="Untitled1" style:base-cell-address="'Sigma 1, truncate 0.5'.K4"/>
    </style:style>
    <style:style style:name="ce41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K8] - ['Sigma 1, truncate 0.5'.$D8]) &gt; 0.2)" style:apply-style-name="Untitled1" style:base-cell-address="'Sigma 1, truncate 0.5'.K8"/>
    </style:style>
    <style:style style:name="ce41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K12] - ['Sigma 1, truncate 0.5'.$D12]) &gt; 0.2)" style:apply-style-name="Untitled1" style:base-cell-address="'Sigma 1, truncate 0.5'.K12"/>
    </style:style>
    <style:style style:name="ce41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K12] - ['Sigma 1, truncate 0.5'.$D12]) &gt; 0.2)" style:apply-style-name="Untitled1" style:base-cell-address="'Sigma 1, truncate 0.5'.K12"/>
    </style:style>
    <style:style style:name="ce41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K16] - ['Sigma 1, truncate 0.5'.$D16]) &gt; 0.2)" style:apply-style-name="Untitled1" style:base-cell-address="'Sigma 1, truncate 0.5'.K16"/>
    </style:style>
    <style:style style:name="ce41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K20] - ['Sigma 1, truncate 0.5'.$D20]) &gt; 0.2)" style:apply-style-name="Untitled1" style:base-cell-address="'Sigma 1, truncate 0.5'.K20"/>
    </style:style>
    <style:style style:name="ce41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K20] - ['Sigma 1, truncate 0.5'.$D20]) &gt; 0.2)" style:apply-style-name="Untitled1" style:base-cell-address="'Sigma 1, truncate 0.5'.K20"/>
    </style:style>
    <style:style style:name="ce42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K24] - ['Sigma 1, truncate 0.5'.$D24]) &gt; 0.2)" style:apply-style-name="Untitled1" style:base-cell-address="'Sigma 1, truncate 0.5'.K24"/>
    </style:style>
    <style:style style:name="ce42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K28] - ['Sigma 1, truncate 0.5'.$D28]) &gt; 0.2)" style:apply-style-name="Untitled1" style:base-cell-address="'Sigma 1, truncate 0.5'.K28"/>
    </style:style>
    <style:style style:name="ce42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K28] - ['Sigma 1, truncate 0.5'.$D28]) &gt; 0.2)" style:apply-style-name="Untitled1" style:base-cell-address="'Sigma 1, truncate 0.5'.K28"/>
    </style:style>
    <style:style style:name="ce42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K32] - ['Sigma 1, truncate 0.5'.$D32]) &gt; 0.2)" style:apply-style-name="Untitled1" style:base-cell-address="'Sigma 1, truncate 0.5'.K32"/>
    </style:style>
    <style:style style:name="ce42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K36] - ['Sigma 1, truncate 0.5'.$D36]) &gt; 0.2)" style:apply-style-name="Untitled1" style:base-cell-address="'Sigma 1, truncate 0.5'.K36"/>
    </style:style>
    <style:style style:name="ce42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K36] - ['Sigma 1, truncate 0.5'.$D36]) &gt; 0.2)" style:apply-style-name="Untitled1" style:base-cell-address="'Sigma 1, truncate 0.5'.K36"/>
    </style:style>
    <style:style style:name="ce42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K40] - ['Sigma 1, truncate 0.5'.$D40]) &gt; 0.2)" style:apply-style-name="Untitled1" style:base-cell-address="'Sigma 1, truncate 0.5'.K40"/>
    </style:style>
    <style:style style:name="ce42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K44] - ['Sigma 1, truncate 0.5'.$D44]) &gt; 0.2)" style:apply-style-name="Untitled1" style:base-cell-address="'Sigma 1, truncate 0.5'.K44"/>
    </style:style>
    <style:style style:name="ce42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K44] - ['Sigma 1, truncate 0.5'.$D44]) &gt; 0.2)" style:apply-style-name="Untitled1" style:base-cell-address="'Sigma 1, truncate 0.5'.K44"/>
    </style:style>
    <style:style style:name="ce42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K48] - ['Sigma 1, truncate 0.5'.$D48]) &gt; 0.2)" style:apply-style-name="Untitled1" style:base-cell-address="'Sigma 1, truncate 0.5'.K48"/>
    </style:style>
    <style:style style:name="ce43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K52] - ['Sigma 1, truncate 0.5'.$D52]) &gt; 0.2)" style:apply-style-name="Untitled1" style:base-cell-address="'Sigma 1, truncate 0.5'.K52"/>
    </style:style>
    <style:style style:name="ce43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K52] - ['Sigma 1, truncate 0.5'.$D52]) &gt; 0.2)" style:apply-style-name="Untitled1" style:base-cell-address="'Sigma 1, truncate 0.5'.K52"/>
    </style:style>
    <style:style style:name="ce43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K56] - ['Sigma 1, truncate 0.5'.$D56]) &gt; 0.2)" style:apply-style-name="Untitled1" style:base-cell-address="'Sigma 1, truncate 0.5'.K56"/>
    </style:style>
    <style:style style:name="ce43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K60] - ['Sigma 1, truncate 0.5'.$D60]) &gt; 0.2)" style:apply-style-name="Untitled1" style:base-cell-address="'Sigma 1, truncate 0.5'.K60"/>
    </style:style>
    <style:style style:name="ce43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K60] - ['Sigma 1, truncate 0.5'.$D60]) &gt; 0.2)" style:apply-style-name="Untitled1" style:base-cell-address="'Sigma 1, truncate 0.5'.K60"/>
    </style:style>
    <style:style style:name="ce43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K64] - ['Sigma 1, truncate 0.5'.$D64]) &gt; 0.2)" style:apply-style-name="Untitled1" style:base-cell-address="'Sigma 1, truncate 0.5'.K64"/>
    </style:style>
    <style:style style:name="ce43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K65] - ['Sigma 1, truncate 0.5'.$D65]) &gt; 0.2)" style:apply-style-name="Untitled1" style:base-cell-address="'Sigma 1, truncate 0.5'.K65"/>
    </style:style>
    <style:style style:name="ce43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L4] - ['Sigma 1, truncate 0.5'.$D4]) &gt; 0.2)" style:apply-style-name="Untitled1" style:base-cell-address="'Sigma 1, truncate 0.5'.L4"/>
    </style:style>
    <style:style style:name="ce438" style:family="table-cell" style:parent-style-name="Default" style:data-style-name="N2">
      <style:table-cell-properties fo:background-color="#99cccc"/>
      <style:map style:condition="is-true-formula(ABS(['Sigma 1, truncate 0.5'.L4] - ['Sigma 1, truncate 0.5'.$D4]) &gt; 0.2)" style:apply-style-name="Untitled1" style:base-cell-address="'Sigma 1, truncate 0.5'.L4"/>
    </style:style>
    <style:style style:name="ce439" style:family="table-cell" style:parent-style-name="Default" style:data-style-name="N2">
      <style:table-cell-properties fo:background-color="#b0cccc"/>
      <style:map style:condition="is-true-formula(ABS(['Sigma 1, truncate 0.5'.L8] - ['Sigma 1, truncate 0.5'.$D8]) &gt; 0.2)" style:apply-style-name="Untitled1" style:base-cell-address="'Sigma 1, truncate 0.5'.L8"/>
    </style:style>
    <style:style style:name="ce44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L12] - ['Sigma 1, truncate 0.5'.$D12]) &gt; 0.2)" style:apply-style-name="Untitled1" style:base-cell-address="'Sigma 1, truncate 0.5'.L12"/>
    </style:style>
    <style:style style:name="ce441" style:family="table-cell" style:parent-style-name="Default" style:data-style-name="N2">
      <style:table-cell-properties fo:background-color="#99cccc"/>
      <style:map style:condition="is-true-formula(ABS(['Sigma 1, truncate 0.5'.L12] - ['Sigma 1, truncate 0.5'.$D12]) &gt; 0.2)" style:apply-style-name="Untitled1" style:base-cell-address="'Sigma 1, truncate 0.5'.L12"/>
    </style:style>
    <style:style style:name="ce442" style:family="table-cell" style:parent-style-name="Default" style:data-style-name="N2">
      <style:table-cell-properties fo:background-color="#b0cccc"/>
      <style:map style:condition="is-true-formula(ABS(['Sigma 1, truncate 0.5'.L16] - ['Sigma 1, truncate 0.5'.$D16]) &gt; 0.2)" style:apply-style-name="Untitled1" style:base-cell-address="'Sigma 1, truncate 0.5'.L16"/>
    </style:style>
    <style:style style:name="ce44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L20] - ['Sigma 1, truncate 0.5'.$D20]) &gt; 0.2)" style:apply-style-name="Untitled1" style:base-cell-address="'Sigma 1, truncate 0.5'.L20"/>
    </style:style>
    <style:style style:name="ce444" style:family="table-cell" style:parent-style-name="Default" style:data-style-name="N2">
      <style:table-cell-properties fo:background-color="#99cccc"/>
      <style:map style:condition="is-true-formula(ABS(['Sigma 1, truncate 0.5'.L20] - ['Sigma 1, truncate 0.5'.$D20]) &gt; 0.2)" style:apply-style-name="Untitled1" style:base-cell-address="'Sigma 1, truncate 0.5'.L20"/>
    </style:style>
    <style:style style:name="ce445" style:family="table-cell" style:parent-style-name="Default" style:data-style-name="N2">
      <style:table-cell-properties fo:background-color="#b0cccc"/>
      <style:map style:condition="is-true-formula(ABS(['Sigma 1, truncate 0.5'.L24] - ['Sigma 1, truncate 0.5'.$D24]) &gt; 0.2)" style:apply-style-name="Untitled1" style:base-cell-address="'Sigma 1, truncate 0.5'.L24"/>
    </style:style>
    <style:style style:name="ce44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L28] - ['Sigma 1, truncate 0.5'.$D28]) &gt; 0.2)" style:apply-style-name="Untitled1" style:base-cell-address="'Sigma 1, truncate 0.5'.L28"/>
    </style:style>
    <style:style style:name="ce447" style:family="table-cell" style:parent-style-name="Default" style:data-style-name="N2">
      <style:table-cell-properties fo:background-color="#99cccc"/>
      <style:map style:condition="is-true-formula(ABS(['Sigma 1, truncate 0.5'.L28] - ['Sigma 1, truncate 0.5'.$D28]) &gt; 0.2)" style:apply-style-name="Untitled1" style:base-cell-address="'Sigma 1, truncate 0.5'.L28"/>
    </style:style>
    <style:style style:name="ce448" style:family="table-cell" style:parent-style-name="Default" style:data-style-name="N2">
      <style:table-cell-properties fo:background-color="#b0cccc"/>
      <style:map style:condition="is-true-formula(ABS(['Sigma 1, truncate 0.5'.L32] - ['Sigma 1, truncate 0.5'.$D32]) &gt; 0.2)" style:apply-style-name="Untitled1" style:base-cell-address="'Sigma 1, truncate 0.5'.L32"/>
    </style:style>
    <style:style style:name="ce44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L36] - ['Sigma 1, truncate 0.5'.$D36]) &gt; 0.2)" style:apply-style-name="Untitled1" style:base-cell-address="'Sigma 1, truncate 0.5'.L36"/>
    </style:style>
    <style:style style:name="ce450" style:family="table-cell" style:parent-style-name="Default" style:data-style-name="N2">
      <style:table-cell-properties fo:background-color="#99cccc"/>
      <style:map style:condition="is-true-formula(ABS(['Sigma 1, truncate 0.5'.L36] - ['Sigma 1, truncate 0.5'.$D36]) &gt; 0.2)" style:apply-style-name="Untitled1" style:base-cell-address="'Sigma 1, truncate 0.5'.L36"/>
    </style:style>
    <style:style style:name="ce451" style:family="table-cell" style:parent-style-name="Default" style:data-style-name="N2">
      <style:table-cell-properties fo:background-color="#b0cccc"/>
      <style:map style:condition="is-true-formula(ABS(['Sigma 1, truncate 0.5'.L40] - ['Sigma 1, truncate 0.5'.$D40]) &gt; 0.2)" style:apply-style-name="Untitled1" style:base-cell-address="'Sigma 1, truncate 0.5'.L40"/>
    </style:style>
    <style:style style:name="ce45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L44] - ['Sigma 1, truncate 0.5'.$D44]) &gt; 0.2)" style:apply-style-name="Untitled1" style:base-cell-address="'Sigma 1, truncate 0.5'.L44"/>
    </style:style>
    <style:style style:name="ce453" style:family="table-cell" style:parent-style-name="Default" style:data-style-name="N2">
      <style:table-cell-properties fo:background-color="#99cccc"/>
      <style:map style:condition="is-true-formula(ABS(['Sigma 1, truncate 0.5'.L44] - ['Sigma 1, truncate 0.5'.$D44]) &gt; 0.2)" style:apply-style-name="Untitled1" style:base-cell-address="'Sigma 1, truncate 0.5'.L44"/>
    </style:style>
    <style:style style:name="ce454" style:family="table-cell" style:parent-style-name="Default" style:data-style-name="N2">
      <style:table-cell-properties fo:background-color="#b0cccc"/>
      <style:map style:condition="is-true-formula(ABS(['Sigma 1, truncate 0.5'.L48] - ['Sigma 1, truncate 0.5'.$D48]) &gt; 0.2)" style:apply-style-name="Untitled1" style:base-cell-address="'Sigma 1, truncate 0.5'.L48"/>
    </style:style>
    <style:style style:name="ce45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L52] - ['Sigma 1, truncate 0.5'.$D52]) &gt; 0.2)" style:apply-style-name="Untitled1" style:base-cell-address="'Sigma 1, truncate 0.5'.L52"/>
    </style:style>
    <style:style style:name="ce456" style:family="table-cell" style:parent-style-name="Default" style:data-style-name="N2">
      <style:table-cell-properties fo:background-color="#99cccc"/>
      <style:map style:condition="is-true-formula(ABS(['Sigma 1, truncate 0.5'.L52] - ['Sigma 1, truncate 0.5'.$D52]) &gt; 0.2)" style:apply-style-name="Untitled1" style:base-cell-address="'Sigma 1, truncate 0.5'.L52"/>
    </style:style>
    <style:style style:name="ce457" style:family="table-cell" style:parent-style-name="Default" style:data-style-name="N2">
      <style:table-cell-properties fo:background-color="#b0cccc"/>
      <style:map style:condition="is-true-formula(ABS(['Sigma 1, truncate 0.5'.L56] - ['Sigma 1, truncate 0.5'.$D56]) &gt; 0.2)" style:apply-style-name="Untitled1" style:base-cell-address="'Sigma 1, truncate 0.5'.L56"/>
    </style:style>
    <style:style style:name="ce45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L60] - ['Sigma 1, truncate 0.5'.$D60]) &gt; 0.2)" style:apply-style-name="Untitled1" style:base-cell-address="'Sigma 1, truncate 0.5'.L60"/>
    </style:style>
    <style:style style:name="ce459" style:family="table-cell" style:parent-style-name="Default" style:data-style-name="N2">
      <style:table-cell-properties fo:background-color="#99cccc"/>
      <style:map style:condition="is-true-formula(ABS(['Sigma 1, truncate 0.5'.L60] - ['Sigma 1, truncate 0.5'.$D60]) &gt; 0.2)" style:apply-style-name="Untitled1" style:base-cell-address="'Sigma 1, truncate 0.5'.L60"/>
    </style:style>
    <style:style style:name="ce460" style:family="table-cell" style:parent-style-name="Default" style:data-style-name="N2">
      <style:table-cell-properties fo:background-color="#b0cccc"/>
      <style:map style:condition="is-true-formula(ABS(['Sigma 1, truncate 0.5'.L64] - ['Sigma 1, truncate 0.5'.$D64]) &gt; 0.2)" style:apply-style-name="Untitled1" style:base-cell-address="'Sigma 1, truncate 0.5'.L64"/>
    </style:style>
    <style:style style:name="ce46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M4] - ['Sigma 1, truncate 0.5'.$D4]) &gt; 0.2)" style:apply-style-name="Untitled1" style:base-cell-address="'Sigma 1, truncate 0.5'.M4"/>
    </style:style>
    <style:style style:name="ce46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M4] - ['Sigma 1, truncate 0.5'.$D4]) &gt; 0.2)" style:apply-style-name="Untitled1" style:base-cell-address="'Sigma 1, truncate 0.5'.M4"/>
    </style:style>
    <style:style style:name="ce46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M8] - ['Sigma 1, truncate 0.5'.$D8]) &gt; 0.2)" style:apply-style-name="Untitled1" style:base-cell-address="'Sigma 1, truncate 0.5'.M8"/>
    </style:style>
    <style:style style:name="ce46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M12] - ['Sigma 1, truncate 0.5'.$D12]) &gt; 0.2)" style:apply-style-name="Untitled1" style:base-cell-address="'Sigma 1, truncate 0.5'.M12"/>
    </style:style>
    <style:style style:name="ce46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M12] - ['Sigma 1, truncate 0.5'.$D12]) &gt; 0.2)" style:apply-style-name="Untitled1" style:base-cell-address="'Sigma 1, truncate 0.5'.M12"/>
    </style:style>
    <style:style style:name="ce46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M16] - ['Sigma 1, truncate 0.5'.$D16]) &gt; 0.2)" style:apply-style-name="Untitled1" style:base-cell-address="'Sigma 1, truncate 0.5'.M16"/>
    </style:style>
    <style:style style:name="ce46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M20] - ['Sigma 1, truncate 0.5'.$D20]) &gt; 0.2)" style:apply-style-name="Untitled1" style:base-cell-address="'Sigma 1, truncate 0.5'.M20"/>
    </style:style>
    <style:style style:name="ce46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M20] - ['Sigma 1, truncate 0.5'.$D20]) &gt; 0.2)" style:apply-style-name="Untitled1" style:base-cell-address="'Sigma 1, truncate 0.5'.M20"/>
    </style:style>
    <style:style style:name="ce46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M24] - ['Sigma 1, truncate 0.5'.$D24]) &gt; 0.2)" style:apply-style-name="Untitled1" style:base-cell-address="'Sigma 1, truncate 0.5'.M24"/>
    </style:style>
    <style:style style:name="ce47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M28] - ['Sigma 1, truncate 0.5'.$D28]) &gt; 0.2)" style:apply-style-name="Untitled1" style:base-cell-address="'Sigma 1, truncate 0.5'.M28"/>
    </style:style>
    <style:style style:name="ce47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M28] - ['Sigma 1, truncate 0.5'.$D28]) &gt; 0.2)" style:apply-style-name="Untitled1" style:base-cell-address="'Sigma 1, truncate 0.5'.M28"/>
    </style:style>
    <style:style style:name="ce47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M32] - ['Sigma 1, truncate 0.5'.$D32]) &gt; 0.2)" style:apply-style-name="Untitled1" style:base-cell-address="'Sigma 1, truncate 0.5'.M32"/>
    </style:style>
    <style:style style:name="ce47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M36] - ['Sigma 1, truncate 0.5'.$D36]) &gt; 0.2)" style:apply-style-name="Untitled1" style:base-cell-address="'Sigma 1, truncate 0.5'.M36"/>
    </style:style>
    <style:style style:name="ce47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M36] - ['Sigma 1, truncate 0.5'.$D36]) &gt; 0.2)" style:apply-style-name="Untitled1" style:base-cell-address="'Sigma 1, truncate 0.5'.M36"/>
    </style:style>
    <style:style style:name="ce47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M40] - ['Sigma 1, truncate 0.5'.$D40]) &gt; 0.2)" style:apply-style-name="Untitled1" style:base-cell-address="'Sigma 1, truncate 0.5'.M40"/>
    </style:style>
    <style:style style:name="ce47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M44] - ['Sigma 1, truncate 0.5'.$D44]) &gt; 0.2)" style:apply-style-name="Untitled1" style:base-cell-address="'Sigma 1, truncate 0.5'.M44"/>
    </style:style>
    <style:style style:name="ce47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M44] - ['Sigma 1, truncate 0.5'.$D44]) &gt; 0.2)" style:apply-style-name="Untitled1" style:base-cell-address="'Sigma 1, truncate 0.5'.M44"/>
    </style:style>
    <style:style style:name="ce47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M48] - ['Sigma 1, truncate 0.5'.$D48]) &gt; 0.2)" style:apply-style-name="Untitled1" style:base-cell-address="'Sigma 1, truncate 0.5'.M48"/>
    </style:style>
    <style:style style:name="ce47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M52] - ['Sigma 1, truncate 0.5'.$D52]) &gt; 0.2)" style:apply-style-name="Untitled1" style:base-cell-address="'Sigma 1, truncate 0.5'.M52"/>
    </style:style>
    <style:style style:name="ce48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M52] - ['Sigma 1, truncate 0.5'.$D52]) &gt; 0.2)" style:apply-style-name="Untitled1" style:base-cell-address="'Sigma 1, truncate 0.5'.M52"/>
    </style:style>
    <style:style style:name="ce48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M56] - ['Sigma 1, truncate 0.5'.$D56]) &gt; 0.2)" style:apply-style-name="Untitled1" style:base-cell-address="'Sigma 1, truncate 0.5'.M56"/>
    </style:style>
    <style:style style:name="ce48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, truncate 0.5'.M60] - ['Sigma 1, truncate 0.5'.$D60]) &gt; 0.2)" style:apply-style-name="Untitled1" style:base-cell-address="'Sigma 1, truncate 0.5'.M60"/>
    </style:style>
    <style:style style:name="ce48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, truncate 0.5'.M60] - ['Sigma 1, truncate 0.5'.$D60]) &gt; 0.2)" style:apply-style-name="Untitled1" style:base-cell-address="'Sigma 1, truncate 0.5'.M60"/>
    </style:style>
    <style:style style:name="ce48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M64] - ['Sigma 1, truncate 0.5'.$D64]) &gt; 0.2)" style:apply-style-name="Untitled1" style:base-cell-address="'Sigma 1, truncate 0.5'.M64"/>
    </style:style>
    <style:style style:name="ce48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, truncate 0.5'.M65] - ['Sigma 1, truncate 0.5'.$D65]) &gt; 0.2)" style:apply-style-name="Untitled1" style:base-cell-address="'Sigma 1, truncate 0.5'.M65"/>
    </style:style>
    <style:style style:name="ce48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N4] - ['Sigma 1, truncate 0.5'.$D4]) &gt; 0.2)" style:apply-style-name="Untitled1" style:base-cell-address="'Sigma 1, truncate 0.5'.N4"/>
    </style:style>
    <style:style style:name="ce487" style:family="table-cell" style:parent-style-name="Default" style:data-style-name="N2">
      <style:table-cell-properties fo:background-color="#99cccc"/>
      <style:map style:condition="is-true-formula(ABS(['Sigma 1, truncate 0.5'.N4] - ['Sigma 1, truncate 0.5'.$D4]) &gt; 0.2)" style:apply-style-name="Untitled1" style:base-cell-address="'Sigma 1, truncate 0.5'.N4"/>
    </style:style>
    <style:style style:name="ce488" style:family="table-cell" style:parent-style-name="Default" style:data-style-name="N2">
      <style:table-cell-properties fo:background-color="#b0cccc"/>
      <style:map style:condition="is-true-formula(ABS(['Sigma 1, truncate 0.5'.N8] - ['Sigma 1, truncate 0.5'.$D8]) &gt; 0.2)" style:apply-style-name="Untitled1" style:base-cell-address="'Sigma 1, truncate 0.5'.N8"/>
    </style:style>
    <style:style style:name="ce48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N12] - ['Sigma 1, truncate 0.5'.$D12]) &gt; 0.2)" style:apply-style-name="Untitled1" style:base-cell-address="'Sigma 1, truncate 0.5'.N12"/>
    </style:style>
    <style:style style:name="ce490" style:family="table-cell" style:parent-style-name="Default" style:data-style-name="N2">
      <style:table-cell-properties fo:background-color="#99cccc"/>
      <style:map style:condition="is-true-formula(ABS(['Sigma 1, truncate 0.5'.N12] - ['Sigma 1, truncate 0.5'.$D12]) &gt; 0.2)" style:apply-style-name="Untitled1" style:base-cell-address="'Sigma 1, truncate 0.5'.N12"/>
    </style:style>
    <style:style style:name="ce491" style:family="table-cell" style:parent-style-name="Default" style:data-style-name="N2">
      <style:table-cell-properties fo:background-color="#b0cccc"/>
      <style:map style:condition="is-true-formula(ABS(['Sigma 1, truncate 0.5'.N16] - ['Sigma 1, truncate 0.5'.$D16]) &gt; 0.2)" style:apply-style-name="Untitled1" style:base-cell-address="'Sigma 1, truncate 0.5'.N16"/>
    </style:style>
    <style:style style:name="ce49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N20] - ['Sigma 1, truncate 0.5'.$D20]) &gt; 0.2)" style:apply-style-name="Untitled1" style:base-cell-address="'Sigma 1, truncate 0.5'.N20"/>
    </style:style>
    <style:style style:name="ce493" style:family="table-cell" style:parent-style-name="Default" style:data-style-name="N2">
      <style:table-cell-properties fo:background-color="#99cccc"/>
      <style:map style:condition="is-true-formula(ABS(['Sigma 1, truncate 0.5'.N20] - ['Sigma 1, truncate 0.5'.$D20]) &gt; 0.2)" style:apply-style-name="Untitled1" style:base-cell-address="'Sigma 1, truncate 0.5'.N20"/>
    </style:style>
    <style:style style:name="ce494" style:family="table-cell" style:parent-style-name="Default" style:data-style-name="N2">
      <style:table-cell-properties fo:background-color="#b0cccc"/>
      <style:map style:condition="is-true-formula(ABS(['Sigma 1, truncate 0.5'.N24] - ['Sigma 1, truncate 0.5'.$D24]) &gt; 0.2)" style:apply-style-name="Untitled1" style:base-cell-address="'Sigma 1, truncate 0.5'.N24"/>
    </style:style>
    <style:style style:name="ce49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N28] - ['Sigma 1, truncate 0.5'.$D28]) &gt; 0.2)" style:apply-style-name="Untitled1" style:base-cell-address="'Sigma 1, truncate 0.5'.N28"/>
    </style:style>
    <style:style style:name="ce496" style:family="table-cell" style:parent-style-name="Default" style:data-style-name="N2">
      <style:table-cell-properties fo:background-color="#99cccc"/>
      <style:map style:condition="is-true-formula(ABS(['Sigma 1, truncate 0.5'.N28] - ['Sigma 1, truncate 0.5'.$D28]) &gt; 0.2)" style:apply-style-name="Untitled1" style:base-cell-address="'Sigma 1, truncate 0.5'.N28"/>
    </style:style>
    <style:style style:name="ce497" style:family="table-cell" style:parent-style-name="Default" style:data-style-name="N2">
      <style:table-cell-properties fo:background-color="#b0cccc"/>
      <style:map style:condition="is-true-formula(ABS(['Sigma 1, truncate 0.5'.N32] - ['Sigma 1, truncate 0.5'.$D32]) &gt; 0.2)" style:apply-style-name="Untitled1" style:base-cell-address="'Sigma 1, truncate 0.5'.N32"/>
    </style:style>
    <style:style style:name="ce49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N36] - ['Sigma 1, truncate 0.5'.$D36]) &gt; 0.2)" style:apply-style-name="Untitled1" style:base-cell-address="'Sigma 1, truncate 0.5'.N36"/>
    </style:style>
    <style:style style:name="ce499" style:family="table-cell" style:parent-style-name="Default" style:data-style-name="N2">
      <style:table-cell-properties fo:background-color="#99cccc"/>
      <style:map style:condition="is-true-formula(ABS(['Sigma 1, truncate 0.5'.N36] - ['Sigma 1, truncate 0.5'.$D36]) &gt; 0.2)" style:apply-style-name="Untitled1" style:base-cell-address="'Sigma 1, truncate 0.5'.N36"/>
    </style:style>
    <style:style style:name="ce500" style:family="table-cell" style:parent-style-name="Default" style:data-style-name="N2">
      <style:table-cell-properties fo:background-color="#b0cccc"/>
      <style:map style:condition="is-true-formula(ABS(['Sigma 1, truncate 0.5'.N40] - ['Sigma 1, truncate 0.5'.$D40]) &gt; 0.2)" style:apply-style-name="Untitled1" style:base-cell-address="'Sigma 1, truncate 0.5'.N40"/>
    </style:style>
    <style:style style:name="ce50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N44] - ['Sigma 1, truncate 0.5'.$D44]) &gt; 0.2)" style:apply-style-name="Untitled1" style:base-cell-address="'Sigma 1, truncate 0.5'.N44"/>
    </style:style>
    <style:style style:name="ce502" style:family="table-cell" style:parent-style-name="Default" style:data-style-name="N2">
      <style:table-cell-properties fo:background-color="#99cccc"/>
      <style:map style:condition="is-true-formula(ABS(['Sigma 1, truncate 0.5'.N44] - ['Sigma 1, truncate 0.5'.$D44]) &gt; 0.2)" style:apply-style-name="Untitled1" style:base-cell-address="'Sigma 1, truncate 0.5'.N44"/>
    </style:style>
    <style:style style:name="ce503" style:family="table-cell" style:parent-style-name="Default" style:data-style-name="N2">
      <style:table-cell-properties fo:background-color="#b0cccc"/>
      <style:map style:condition="is-true-formula(ABS(['Sigma 1, truncate 0.5'.N48] - ['Sigma 1, truncate 0.5'.$D48]) &gt; 0.2)" style:apply-style-name="Untitled1" style:base-cell-address="'Sigma 1, truncate 0.5'.N48"/>
    </style:style>
    <style:style style:name="ce50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N52] - ['Sigma 1, truncate 0.5'.$D52]) &gt; 0.2)" style:apply-style-name="Untitled1" style:base-cell-address="'Sigma 1, truncate 0.5'.N52"/>
    </style:style>
    <style:style style:name="ce505" style:family="table-cell" style:parent-style-name="Default" style:data-style-name="N2">
      <style:table-cell-properties fo:background-color="#99cccc"/>
      <style:map style:condition="is-true-formula(ABS(['Sigma 1, truncate 0.5'.N52] - ['Sigma 1, truncate 0.5'.$D52]) &gt; 0.2)" style:apply-style-name="Untitled1" style:base-cell-address="'Sigma 1, truncate 0.5'.N52"/>
    </style:style>
    <style:style style:name="ce506" style:family="table-cell" style:parent-style-name="Default" style:data-style-name="N2">
      <style:table-cell-properties fo:background-color="#b0cccc"/>
      <style:map style:condition="is-true-formula(ABS(['Sigma 1, truncate 0.5'.N56] - ['Sigma 1, truncate 0.5'.$D56]) &gt; 0.2)" style:apply-style-name="Untitled1" style:base-cell-address="'Sigma 1, truncate 0.5'.N56"/>
    </style:style>
    <style:style style:name="ce50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, truncate 0.5'.N60] - ['Sigma 1, truncate 0.5'.$D60]) &gt; 0.2)" style:apply-style-name="Untitled1" style:base-cell-address="'Sigma 1, truncate 0.5'.N60"/>
    </style:style>
    <style:style style:name="ce508" style:family="table-cell" style:parent-style-name="Default" style:data-style-name="N2">
      <style:table-cell-properties fo:background-color="#99cccc"/>
      <style:map style:condition="is-true-formula(ABS(['Sigma 1, truncate 0.5'.N60] - ['Sigma 1, truncate 0.5'.$D60]) &gt; 0.2)" style:apply-style-name="Untitled1" style:base-cell-address="'Sigma 1, truncate 0.5'.N60"/>
    </style:style>
    <style:style style:name="ce509" style:family="table-cell" style:parent-style-name="Default" style:data-style-name="N2">
      <style:table-cell-properties fo:background-color="#b0cccc"/>
      <style:map style:condition="is-true-formula(ABS(['Sigma 1, truncate 0.5'.N64] - ['Sigma 1, truncate 0.5'.$D64]) &gt; 0.2)" style:apply-style-name="Untitled1" style:base-cell-address="'Sigma 1, truncate 0.5'.N64"/>
    </style:style>
    <style:style style:name="ce51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4] - ['Sigma 1-5, truncate 4'.$D4]) &gt; 0.2)" style:apply-style-name="Untitled1" style:base-cell-address="'Sigma 1-5, truncate 4'.E4"/>
    </style:style>
    <style:style style:name="ce51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4] - ['Sigma 1-5, truncate 4'.$D4]) &gt; 0.2)" style:apply-style-name="Untitled1" style:base-cell-address="'Sigma 1-5, truncate 4'.E4"/>
    </style:style>
    <style:style style:name="ce51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8] - ['Sigma 1-5, truncate 4'.$D8]) &gt; 0.2)" style:apply-style-name="Untitled1" style:base-cell-address="'Sigma 1-5, truncate 4'.E8"/>
    </style:style>
    <style:style style:name="ce51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12] - ['Sigma 1-5, truncate 4'.$D12]) &gt; 0.2)" style:apply-style-name="Untitled1" style:base-cell-address="'Sigma 1-5, truncate 4'.E12"/>
    </style:style>
    <style:style style:name="ce51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12] - ['Sigma 1-5, truncate 4'.$D12]) &gt; 0.2)" style:apply-style-name="Untitled1" style:base-cell-address="'Sigma 1-5, truncate 4'.E12"/>
    </style:style>
    <style:style style:name="ce51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16] - ['Sigma 1-5, truncate 4'.$D16]) &gt; 0.2)" style:apply-style-name="Untitled1" style:base-cell-address="'Sigma 1-5, truncate 4'.E16"/>
    </style:style>
    <style:style style:name="ce51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20] - ['Sigma 1-5, truncate 4'.$D20]) &gt; 0.2)" style:apply-style-name="Untitled1" style:base-cell-address="'Sigma 1-5, truncate 4'.E20"/>
    </style:style>
    <style:style style:name="ce51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20] - ['Sigma 1-5, truncate 4'.$D20]) &gt; 0.2)" style:apply-style-name="Untitled1" style:base-cell-address="'Sigma 1-5, truncate 4'.E20"/>
    </style:style>
    <style:style style:name="ce51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24] - ['Sigma 1-5, truncate 4'.$D24]) &gt; 0.2)" style:apply-style-name="Untitled1" style:base-cell-address="'Sigma 1-5, truncate 4'.E24"/>
    </style:style>
    <style:style style:name="ce51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28] - ['Sigma 1-5, truncate 4'.$D28]) &gt; 0.2)" style:apply-style-name="Untitled1" style:base-cell-address="'Sigma 1-5, truncate 4'.E28"/>
    </style:style>
    <style:style style:name="ce52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28] - ['Sigma 1-5, truncate 4'.$D28]) &gt; 0.2)" style:apply-style-name="Untitled1" style:base-cell-address="'Sigma 1-5, truncate 4'.E28"/>
    </style:style>
    <style:style style:name="ce52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32] - ['Sigma 1-5, truncate 4'.$D32]) &gt; 0.2)" style:apply-style-name="Untitled1" style:base-cell-address="'Sigma 1-5, truncate 4'.E32"/>
    </style:style>
    <style:style style:name="ce52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36] - ['Sigma 1-5, truncate 4'.$D36]) &gt; 0.2)" style:apply-style-name="Untitled1" style:base-cell-address="'Sigma 1-5, truncate 4'.E36"/>
    </style:style>
    <style:style style:name="ce52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36] - ['Sigma 1-5, truncate 4'.$D36]) &gt; 0.2)" style:apply-style-name="Untitled1" style:base-cell-address="'Sigma 1-5, truncate 4'.E36"/>
    </style:style>
    <style:style style:name="ce52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40] - ['Sigma 1-5, truncate 4'.$D40]) &gt; 0.2)" style:apply-style-name="Untitled1" style:base-cell-address="'Sigma 1-5, truncate 4'.E40"/>
    </style:style>
    <style:style style:name="ce52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44] - ['Sigma 1-5, truncate 4'.$D44]) &gt; 0.2)" style:apply-style-name="Untitled1" style:base-cell-address="'Sigma 1-5, truncate 4'.E44"/>
    </style:style>
    <style:style style:name="ce52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44] - ['Sigma 1-5, truncate 4'.$D44]) &gt; 0.2)" style:apply-style-name="Untitled1" style:base-cell-address="'Sigma 1-5, truncate 4'.E44"/>
    </style:style>
    <style:style style:name="ce52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48] - ['Sigma 1-5, truncate 4'.$D48]) &gt; 0.2)" style:apply-style-name="Untitled1" style:base-cell-address="'Sigma 1-5, truncate 4'.E48"/>
    </style:style>
    <style:style style:name="ce52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52] - ['Sigma 1-5, truncate 4'.$D52]) &gt; 0.2)" style:apply-style-name="Untitled1" style:base-cell-address="'Sigma 1-5, truncate 4'.E52"/>
    </style:style>
    <style:style style:name="ce52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52] - ['Sigma 1-5, truncate 4'.$D52]) &gt; 0.2)" style:apply-style-name="Untitled1" style:base-cell-address="'Sigma 1-5, truncate 4'.E52"/>
    </style:style>
    <style:style style:name="ce53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56] - ['Sigma 1-5, truncate 4'.$D56]) &gt; 0.2)" style:apply-style-name="Untitled1" style:base-cell-address="'Sigma 1-5, truncate 4'.E56"/>
    </style:style>
    <style:style style:name="ce53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E60] - ['Sigma 1-5, truncate 4'.$D60]) &gt; 0.2)" style:apply-style-name="Untitled1" style:base-cell-address="'Sigma 1-5, truncate 4'.E60"/>
    </style:style>
    <style:style style:name="ce53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E60] - ['Sigma 1-5, truncate 4'.$D60]) &gt; 0.2)" style:apply-style-name="Untitled1" style:base-cell-address="'Sigma 1-5, truncate 4'.E60"/>
    </style:style>
    <style:style style:name="ce53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E64] - ['Sigma 1-5, truncate 4'.$D64]) &gt; 0.2)" style:apply-style-name="Untitled1" style:base-cell-address="'Sigma 1-5, truncate 4'.E64"/>
    </style:style>
    <style:style style:name="ce53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4] - ['Sigma 1-5, truncate 4'.$D4]) &gt; 0.2)" style:apply-style-name="Untitled1" style:base-cell-address="'Sigma 1-5, truncate 4'.F4"/>
    </style:style>
    <style:style style:name="ce535" style:family="table-cell" style:parent-style-name="Default" style:data-style-name="N2">
      <style:table-cell-properties fo:background-color="#99cccc"/>
      <style:map style:condition="is-true-formula(ABS(['Sigma 1-5, truncate 4'.F4] - ['Sigma 1-5, truncate 4'.$D4]) &gt; 0.2)" style:apply-style-name="Untitled1" style:base-cell-address="'Sigma 1-5, truncate 4'.F4"/>
    </style:style>
    <style:style style:name="ce536" style:family="table-cell" style:parent-style-name="Default" style:data-style-name="N2">
      <style:table-cell-properties fo:background-color="#b0cccc"/>
      <style:map style:condition="is-true-formula(ABS(['Sigma 1-5, truncate 4'.F8] - ['Sigma 1-5, truncate 4'.$D8]) &gt; 0.2)" style:apply-style-name="Untitled1" style:base-cell-address="'Sigma 1-5, truncate 4'.F8"/>
    </style:style>
    <style:style style:name="ce53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12] - ['Sigma 1-5, truncate 4'.$D12]) &gt; 0.2)" style:apply-style-name="Untitled1" style:base-cell-address="'Sigma 1-5, truncate 4'.F12"/>
    </style:style>
    <style:style style:name="ce538" style:family="table-cell" style:parent-style-name="Default" style:data-style-name="N2">
      <style:table-cell-properties fo:background-color="#99cccc"/>
      <style:map style:condition="is-true-formula(ABS(['Sigma 1-5, truncate 4'.F12] - ['Sigma 1-5, truncate 4'.$D12]) &gt; 0.2)" style:apply-style-name="Untitled1" style:base-cell-address="'Sigma 1-5, truncate 4'.F12"/>
    </style:style>
    <style:style style:name="ce539" style:family="table-cell" style:parent-style-name="Default" style:data-style-name="N2">
      <style:table-cell-properties fo:background-color="#b0cccc"/>
      <style:map style:condition="is-true-formula(ABS(['Sigma 1-5, truncate 4'.F16] - ['Sigma 1-5, truncate 4'.$D16]) &gt; 0.2)" style:apply-style-name="Untitled1" style:base-cell-address="'Sigma 1-5, truncate 4'.F16"/>
    </style:style>
    <style:style style:name="ce54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20] - ['Sigma 1-5, truncate 4'.$D20]) &gt; 0.2)" style:apply-style-name="Untitled1" style:base-cell-address="'Sigma 1-5, truncate 4'.F20"/>
    </style:style>
    <style:style style:name="ce541" style:family="table-cell" style:parent-style-name="Default" style:data-style-name="N2">
      <style:table-cell-properties fo:background-color="#99cccc"/>
      <style:map style:condition="is-true-formula(ABS(['Sigma 1-5, truncate 4'.F20] - ['Sigma 1-5, truncate 4'.$D20]) &gt; 0.2)" style:apply-style-name="Untitled1" style:base-cell-address="'Sigma 1-5, truncate 4'.F20"/>
    </style:style>
    <style:style style:name="ce542" style:family="table-cell" style:parent-style-name="Default" style:data-style-name="N2">
      <style:table-cell-properties fo:background-color="#b0cccc"/>
      <style:map style:condition="is-true-formula(ABS(['Sigma 1-5, truncate 4'.F24] - ['Sigma 1-5, truncate 4'.$D24]) &gt; 0.2)" style:apply-style-name="Untitled1" style:base-cell-address="'Sigma 1-5, truncate 4'.F24"/>
    </style:style>
    <style:style style:name="ce54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28] - ['Sigma 1-5, truncate 4'.$D28]) &gt; 0.2)" style:apply-style-name="Untitled1" style:base-cell-address="'Sigma 1-5, truncate 4'.F28"/>
    </style:style>
    <style:style style:name="ce544" style:family="table-cell" style:parent-style-name="Default" style:data-style-name="N2">
      <style:table-cell-properties fo:background-color="#99cccc"/>
      <style:map style:condition="is-true-formula(ABS(['Sigma 1-5, truncate 4'.F28] - ['Sigma 1-5, truncate 4'.$D28]) &gt; 0.2)" style:apply-style-name="Untitled1" style:base-cell-address="'Sigma 1-5, truncate 4'.F28"/>
    </style:style>
    <style:style style:name="ce545" style:family="table-cell" style:parent-style-name="Default" style:data-style-name="N2">
      <style:table-cell-properties fo:background-color="#b0cccc"/>
      <style:map style:condition="is-true-formula(ABS(['Sigma 1-5, truncate 4'.F32] - ['Sigma 1-5, truncate 4'.$D32]) &gt; 0.2)" style:apply-style-name="Untitled1" style:base-cell-address="'Sigma 1-5, truncate 4'.F32"/>
    </style:style>
    <style:style style:name="ce54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36] - ['Sigma 1-5, truncate 4'.$D36]) &gt; 0.2)" style:apply-style-name="Untitled1" style:base-cell-address="'Sigma 1-5, truncate 4'.F36"/>
    </style:style>
    <style:style style:name="ce547" style:family="table-cell" style:parent-style-name="Default" style:data-style-name="N2">
      <style:table-cell-properties fo:background-color="#99cccc"/>
      <style:map style:condition="is-true-formula(ABS(['Sigma 1-5, truncate 4'.F36] - ['Sigma 1-5, truncate 4'.$D36]) &gt; 0.2)" style:apply-style-name="Untitled1" style:base-cell-address="'Sigma 1-5, truncate 4'.F36"/>
    </style:style>
    <style:style style:name="ce548" style:family="table-cell" style:parent-style-name="Default" style:data-style-name="N2">
      <style:table-cell-properties fo:background-color="#b0cccc"/>
      <style:map style:condition="is-true-formula(ABS(['Sigma 1-5, truncate 4'.F40] - ['Sigma 1-5, truncate 4'.$D40]) &gt; 0.2)" style:apply-style-name="Untitled1" style:base-cell-address="'Sigma 1-5, truncate 4'.F40"/>
    </style:style>
    <style:style style:name="ce54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44] - ['Sigma 1-5, truncate 4'.$D44]) &gt; 0.2)" style:apply-style-name="Untitled1" style:base-cell-address="'Sigma 1-5, truncate 4'.F44"/>
    </style:style>
    <style:style style:name="ce550" style:family="table-cell" style:parent-style-name="Default" style:data-style-name="N2">
      <style:table-cell-properties fo:background-color="#99cccc"/>
      <style:map style:condition="is-true-formula(ABS(['Sigma 1-5, truncate 4'.F44] - ['Sigma 1-5, truncate 4'.$D44]) &gt; 0.2)" style:apply-style-name="Untitled1" style:base-cell-address="'Sigma 1-5, truncate 4'.F44"/>
    </style:style>
    <style:style style:name="ce551" style:family="table-cell" style:parent-style-name="Default" style:data-style-name="N2">
      <style:table-cell-properties fo:background-color="#b0cccc"/>
      <style:map style:condition="is-true-formula(ABS(['Sigma 1-5, truncate 4'.F48] - ['Sigma 1-5, truncate 4'.$D48]) &gt; 0.2)" style:apply-style-name="Untitled1" style:base-cell-address="'Sigma 1-5, truncate 4'.F48"/>
    </style:style>
    <style:style style:name="ce55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52] - ['Sigma 1-5, truncate 4'.$D52]) &gt; 0.2)" style:apply-style-name="Untitled1" style:base-cell-address="'Sigma 1-5, truncate 4'.F52"/>
    </style:style>
    <style:style style:name="ce553" style:family="table-cell" style:parent-style-name="Default" style:data-style-name="N2">
      <style:table-cell-properties fo:background-color="#99cccc"/>
      <style:map style:condition="is-true-formula(ABS(['Sigma 1-5, truncate 4'.F52] - ['Sigma 1-5, truncate 4'.$D52]) &gt; 0.2)" style:apply-style-name="Untitled1" style:base-cell-address="'Sigma 1-5, truncate 4'.F52"/>
    </style:style>
    <style:style style:name="ce554" style:family="table-cell" style:parent-style-name="Default" style:data-style-name="N2">
      <style:table-cell-properties fo:background-color="#b0cccc"/>
      <style:map style:condition="is-true-formula(ABS(['Sigma 1-5, truncate 4'.F56] - ['Sigma 1-5, truncate 4'.$D56]) &gt; 0.2)" style:apply-style-name="Untitled1" style:base-cell-address="'Sigma 1-5, truncate 4'.F56"/>
    </style:style>
    <style:style style:name="ce55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Sigma 1-5, truncate 4'.F60] - ['Sigma 1-5, truncate 4'.$D60]) &gt; 0.2)" style:apply-style-name="Untitled1" style:base-cell-address="'Sigma 1-5, truncate 4'.F60"/>
    </style:style>
    <style:style style:name="ce556" style:family="table-cell" style:parent-style-name="Default" style:data-style-name="N2">
      <style:table-cell-properties fo:background-color="#99cccc"/>
      <style:map style:condition="is-true-formula(ABS(['Sigma 1-5, truncate 4'.F60] - ['Sigma 1-5, truncate 4'.$D60]) &gt; 0.2)" style:apply-style-name="Untitled1" style:base-cell-address="'Sigma 1-5, truncate 4'.F60"/>
    </style:style>
    <style:style style:name="ce557" style:family="table-cell" style:parent-style-name="Default" style:data-style-name="N2">
      <style:table-cell-properties fo:background-color="#b0cccc"/>
      <style:map style:condition="is-true-formula(ABS(['Sigma 1-5, truncate 4'.F64] - ['Sigma 1-5, truncate 4'.$D64]) &gt; 0.2)" style:apply-style-name="Untitled1" style:base-cell-address="'Sigma 1-5, truncate 4'.F64"/>
    </style:style>
    <style:style style:name="ce55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4] - ['Sigma 1-5, truncate 4'.$D4]) &gt; 0.2)" style:apply-style-name="Untitled1" style:base-cell-address="'Sigma 1-5, truncate 4'.G4"/>
    </style:style>
    <style:style style:name="ce55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4] - ['Sigma 1-5, truncate 4'.$D4]) &gt; 0.2)" style:apply-style-name="Untitled1" style:base-cell-address="'Sigma 1-5, truncate 4'.G4"/>
    </style:style>
    <style:style style:name="ce56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8] - ['Sigma 1-5, truncate 4'.$D8]) &gt; 0.2)" style:apply-style-name="Untitled1" style:base-cell-address="'Sigma 1-5, truncate 4'.G8"/>
    </style:style>
    <style:style style:name="ce56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12] - ['Sigma 1-5, truncate 4'.$D12]) &gt; 0.2)" style:apply-style-name="Untitled1" style:base-cell-address="'Sigma 1-5, truncate 4'.G12"/>
    </style:style>
    <style:style style:name="ce56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12] - ['Sigma 1-5, truncate 4'.$D12]) &gt; 0.2)" style:apply-style-name="Untitled1" style:base-cell-address="'Sigma 1-5, truncate 4'.G12"/>
    </style:style>
    <style:style style:name="ce56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16] - ['Sigma 1-5, truncate 4'.$D16]) &gt; 0.2)" style:apply-style-name="Untitled1" style:base-cell-address="'Sigma 1-5, truncate 4'.G16"/>
    </style:style>
    <style:style style:name="ce56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20] - ['Sigma 1-5, truncate 4'.$D20]) &gt; 0.2)" style:apply-style-name="Untitled1" style:base-cell-address="'Sigma 1-5, truncate 4'.G20"/>
    </style:style>
    <style:style style:name="ce56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20] - ['Sigma 1-5, truncate 4'.$D20]) &gt; 0.2)" style:apply-style-name="Untitled1" style:base-cell-address="'Sigma 1-5, truncate 4'.G20"/>
    </style:style>
    <style:style style:name="ce56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24] - ['Sigma 1-5, truncate 4'.$D24]) &gt; 0.2)" style:apply-style-name="Untitled1" style:base-cell-address="'Sigma 1-5, truncate 4'.G24"/>
    </style:style>
    <style:style style:name="ce56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28] - ['Sigma 1-5, truncate 4'.$D28]) &gt; 0.2)" style:apply-style-name="Untitled1" style:base-cell-address="'Sigma 1-5, truncate 4'.G28"/>
    </style:style>
    <style:style style:name="ce56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28] - ['Sigma 1-5, truncate 4'.$D28]) &gt; 0.2)" style:apply-style-name="Untitled1" style:base-cell-address="'Sigma 1-5, truncate 4'.G28"/>
    </style:style>
    <style:style style:name="ce56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32] - ['Sigma 1-5, truncate 4'.$D32]) &gt; 0.2)" style:apply-style-name="Untitled1" style:base-cell-address="'Sigma 1-5, truncate 4'.G32"/>
    </style:style>
    <style:style style:name="ce57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36] - ['Sigma 1-5, truncate 4'.$D36]) &gt; 0.2)" style:apply-style-name="Untitled1" style:base-cell-address="'Sigma 1-5, truncate 4'.G36"/>
    </style:style>
    <style:style style:name="ce57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36] - ['Sigma 1-5, truncate 4'.$D36]) &gt; 0.2)" style:apply-style-name="Untitled1" style:base-cell-address="'Sigma 1-5, truncate 4'.G36"/>
    </style:style>
    <style:style style:name="ce57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40] - ['Sigma 1-5, truncate 4'.$D40]) &gt; 0.2)" style:apply-style-name="Untitled1" style:base-cell-address="'Sigma 1-5, truncate 4'.G40"/>
    </style:style>
    <style:style style:name="ce57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44] - ['Sigma 1-5, truncate 4'.$D44]) &gt; 0.2)" style:apply-style-name="Untitled1" style:base-cell-address="'Sigma 1-5, truncate 4'.G44"/>
    </style:style>
    <style:style style:name="ce57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44] - ['Sigma 1-5, truncate 4'.$D44]) &gt; 0.2)" style:apply-style-name="Untitled1" style:base-cell-address="'Sigma 1-5, truncate 4'.G44"/>
    </style:style>
    <style:style style:name="ce57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48] - ['Sigma 1-5, truncate 4'.$D48]) &gt; 0.2)" style:apply-style-name="Untitled1" style:base-cell-address="'Sigma 1-5, truncate 4'.G48"/>
    </style:style>
    <style:style style:name="ce57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52] - ['Sigma 1-5, truncate 4'.$D52]) &gt; 0.2)" style:apply-style-name="Untitled1" style:base-cell-address="'Sigma 1-5, truncate 4'.G52"/>
    </style:style>
    <style:style style:name="ce57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52] - ['Sigma 1-5, truncate 4'.$D52]) &gt; 0.2)" style:apply-style-name="Untitled1" style:base-cell-address="'Sigma 1-5, truncate 4'.G52"/>
    </style:style>
    <style:style style:name="ce57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56] - ['Sigma 1-5, truncate 4'.$D56]) &gt; 0.2)" style:apply-style-name="Untitled1" style:base-cell-address="'Sigma 1-5, truncate 4'.G56"/>
    </style:style>
    <style:style style:name="ce57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Sigma 1-5, truncate 4'.G60] - ['Sigma 1-5, truncate 4'.$D60]) &gt; 0.2)" style:apply-style-name="Untitled1" style:base-cell-address="'Sigma 1-5, truncate 4'.G60"/>
    </style:style>
    <style:style style:name="ce58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Sigma 1-5, truncate 4'.G60] - ['Sigma 1-5, truncate 4'.$D60]) &gt; 0.2)" style:apply-style-name="Untitled1" style:base-cell-address="'Sigma 1-5, truncate 4'.G60"/>
    </style:style>
    <style:style style:name="ce58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G64] - ['Sigma 1-5, truncate 4'.$D64]) &gt; 0.2)" style:apply-style-name="Untitled1" style:base-cell-address="'Sigma 1-5, truncate 4'.G64"/>
    </style:style>
    <style:style style:name="ce58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Sigma 1-5, truncate 4'.F64] - ['Sigma 1-5, truncate 4'.$D64]) &gt; 0.2)" style:apply-style-name="Untitled1" style:base-cell-address="'Sigma 1-5, truncate 4'.F64"/>
    </style:style>
    <style:style style:name="ce58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4] - ['Sigma 1-5, truncate 4'.$D4]) &gt; 0.2)" style:apply-style-name="Untitled1" style:base-cell-address="'Sigma 1-5, truncate 4'.F4"/>
    </style:style>
    <style:style style:name="ce584" style:family="table-cell" style:parent-style-name="Default" style:data-style-name="N2">
      <style:table-cell-properties fo:background-color="#ffcc00"/>
      <style:map style:condition="is-true-formula(ABS(['Sigma 1-5, truncate 4'.F4] - ['Sigma 1-5, truncate 4'.$D4]) &gt; 0.2)" style:apply-style-name="Untitled1" style:base-cell-address="'Sigma 1-5, truncate 4'.F4"/>
    </style:style>
    <style:style style:name="ce585" style:family="table-cell" style:parent-style-name="Default" style:data-style-name="N2">
      <style:table-cell-properties fo:background-color="#ffdd54"/>
      <style:map style:condition="is-true-formula(ABS(['Sigma 1-5, truncate 4'.F8] - ['Sigma 1-5, truncate 4'.$D8]) &gt; 0.2)" style:apply-style-name="Untitled1" style:base-cell-address="'Sigma 1-5, truncate 4'.F8"/>
    </style:style>
    <style:style style:name="ce58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12] - ['Sigma 1-5, truncate 4'.$D12]) &gt; 0.2)" style:apply-style-name="Untitled1" style:base-cell-address="'Sigma 1-5, truncate 4'.F12"/>
    </style:style>
    <style:style style:name="ce587" style:family="table-cell" style:parent-style-name="Default" style:data-style-name="N2">
      <style:table-cell-properties fo:background-color="#ffcc00"/>
      <style:map style:condition="is-true-formula(ABS(['Sigma 1-5, truncate 4'.F12] - ['Sigma 1-5, truncate 4'.$D12]) &gt; 0.2)" style:apply-style-name="Untitled1" style:base-cell-address="'Sigma 1-5, truncate 4'.F12"/>
    </style:style>
    <style:style style:name="ce588" style:family="table-cell" style:parent-style-name="Default" style:data-style-name="N2">
      <style:table-cell-properties fo:background-color="#ffdd54"/>
      <style:map style:condition="is-true-formula(ABS(['Sigma 1-5, truncate 4'.F16] - ['Sigma 1-5, truncate 4'.$D16]) &gt; 0.2)" style:apply-style-name="Untitled1" style:base-cell-address="'Sigma 1-5, truncate 4'.F16"/>
    </style:style>
    <style:style style:name="ce58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20] - ['Sigma 1-5, truncate 4'.$D20]) &gt; 0.2)" style:apply-style-name="Untitled1" style:base-cell-address="'Sigma 1-5, truncate 4'.F20"/>
    </style:style>
    <style:style style:name="ce590" style:family="table-cell" style:parent-style-name="Default" style:data-style-name="N2">
      <style:table-cell-properties fo:background-color="#ffcc00"/>
      <style:map style:condition="is-true-formula(ABS(['Sigma 1-5, truncate 4'.F20] - ['Sigma 1-5, truncate 4'.$D20]) &gt; 0.2)" style:apply-style-name="Untitled1" style:base-cell-address="'Sigma 1-5, truncate 4'.F20"/>
    </style:style>
    <style:style style:name="ce591" style:family="table-cell" style:parent-style-name="Default" style:data-style-name="N2">
      <style:table-cell-properties fo:background-color="#ffdd54"/>
      <style:map style:condition="is-true-formula(ABS(['Sigma 1-5, truncate 4'.F24] - ['Sigma 1-5, truncate 4'.$D24]) &gt; 0.2)" style:apply-style-name="Untitled1" style:base-cell-address="'Sigma 1-5, truncate 4'.F24"/>
    </style:style>
    <style:style style:name="ce59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28] - ['Sigma 1-5, truncate 4'.$D28]) &gt; 0.2)" style:apply-style-name="Untitled1" style:base-cell-address="'Sigma 1-5, truncate 4'.F28"/>
    </style:style>
    <style:style style:name="ce593" style:family="table-cell" style:parent-style-name="Default" style:data-style-name="N2">
      <style:table-cell-properties fo:background-color="#ffcc00"/>
      <style:map style:condition="is-true-formula(ABS(['Sigma 1-5, truncate 4'.F28] - ['Sigma 1-5, truncate 4'.$D28]) &gt; 0.2)" style:apply-style-name="Untitled1" style:base-cell-address="'Sigma 1-5, truncate 4'.F28"/>
    </style:style>
    <style:style style:name="ce594" style:family="table-cell" style:parent-style-name="Default" style:data-style-name="N2">
      <style:table-cell-properties fo:background-color="#ffdd54"/>
      <style:map style:condition="is-true-formula(ABS(['Sigma 1-5, truncate 4'.F32] - ['Sigma 1-5, truncate 4'.$D32]) &gt; 0.2)" style:apply-style-name="Untitled1" style:base-cell-address="'Sigma 1-5, truncate 4'.F32"/>
    </style:style>
    <style:style style:name="ce59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36] - ['Sigma 1-5, truncate 4'.$D36]) &gt; 0.2)" style:apply-style-name="Untitled1" style:base-cell-address="'Sigma 1-5, truncate 4'.F36"/>
    </style:style>
    <style:style style:name="ce596" style:family="table-cell" style:parent-style-name="Default" style:data-style-name="N2">
      <style:table-cell-properties fo:background-color="#ffcc00"/>
      <style:map style:condition="is-true-formula(ABS(['Sigma 1-5, truncate 4'.F36] - ['Sigma 1-5, truncate 4'.$D36]) &gt; 0.2)" style:apply-style-name="Untitled1" style:base-cell-address="'Sigma 1-5, truncate 4'.F36"/>
    </style:style>
    <style:style style:name="ce597" style:family="table-cell" style:parent-style-name="Default" style:data-style-name="N2">
      <style:table-cell-properties fo:background-color="#ffdd54"/>
      <style:map style:condition="is-true-formula(ABS(['Sigma 1-5, truncate 4'.F40] - ['Sigma 1-5, truncate 4'.$D40]) &gt; 0.2)" style:apply-style-name="Untitled1" style:base-cell-address="'Sigma 1-5, truncate 4'.F40"/>
    </style:style>
    <style:style style:name="ce59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44] - ['Sigma 1-5, truncate 4'.$D44]) &gt; 0.2)" style:apply-style-name="Untitled1" style:base-cell-address="'Sigma 1-5, truncate 4'.F44"/>
    </style:style>
    <style:style style:name="ce599" style:family="table-cell" style:parent-style-name="Default" style:data-style-name="N2">
      <style:table-cell-properties fo:background-color="#ffcc00"/>
      <style:map style:condition="is-true-formula(ABS(['Sigma 1-5, truncate 4'.F44] - ['Sigma 1-5, truncate 4'.$D44]) &gt; 0.2)" style:apply-style-name="Untitled1" style:base-cell-address="'Sigma 1-5, truncate 4'.F44"/>
    </style:style>
    <style:style style:name="ce600" style:family="table-cell" style:parent-style-name="Default" style:data-style-name="N2">
      <style:table-cell-properties fo:background-color="#ffdd54"/>
      <style:map style:condition="is-true-formula(ABS(['Sigma 1-5, truncate 4'.F48] - ['Sigma 1-5, truncate 4'.$D48]) &gt; 0.2)" style:apply-style-name="Untitled1" style:base-cell-address="'Sigma 1-5, truncate 4'.F48"/>
    </style:style>
    <style:style style:name="ce60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52] - ['Sigma 1-5, truncate 4'.$D52]) &gt; 0.2)" style:apply-style-name="Untitled1" style:base-cell-address="'Sigma 1-5, truncate 4'.F52"/>
    </style:style>
    <style:style style:name="ce602" style:family="table-cell" style:parent-style-name="Default" style:data-style-name="N2">
      <style:table-cell-properties fo:background-color="#ffcc00"/>
      <style:map style:condition="is-true-formula(ABS(['Sigma 1-5, truncate 4'.F52] - ['Sigma 1-5, truncate 4'.$D52]) &gt; 0.2)" style:apply-style-name="Untitled1" style:base-cell-address="'Sigma 1-5, truncate 4'.F52"/>
    </style:style>
    <style:style style:name="ce603" style:family="table-cell" style:parent-style-name="Default" style:data-style-name="N2">
      <style:table-cell-properties fo:background-color="#ffdd54"/>
      <style:map style:condition="is-true-formula(ABS(['Sigma 1-5, truncate 4'.F56] - ['Sigma 1-5, truncate 4'.$D56]) &gt; 0.2)" style:apply-style-name="Untitled1" style:base-cell-address="'Sigma 1-5, truncate 4'.F56"/>
    </style:style>
    <style:style style:name="ce60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Sigma 1-5, truncate 4'.F60] - ['Sigma 1-5, truncate 4'.$D60]) &gt; 0.2)" style:apply-style-name="Untitled1" style:base-cell-address="'Sigma 1-5, truncate 4'.F60"/>
    </style:style>
    <style:style style:name="ce605" style:family="table-cell" style:parent-style-name="Default" style:data-style-name="N2">
      <style:table-cell-properties fo:background-color="#ffcc00"/>
      <style:map style:condition="is-true-formula(ABS(['Sigma 1-5, truncate 4'.F60] - ['Sigma 1-5, truncate 4'.$D60]) &gt; 0.2)" style:apply-style-name="Untitled1" style:base-cell-address="'Sigma 1-5, truncate 4'.F60"/>
    </style:style>
    <style:style style:name="ce606" style:family="table-cell" style:parent-style-name="Default" style:data-style-name="N2">
      <style:table-cell-properties fo:background-color="#ffdd54"/>
      <style:map style:condition="is-true-formula(ABS(['Sigma 1-5, truncate 4'.F64] - ['Sigma 1-5, truncate 4'.$D64]) &gt; 0.2)" style:apply-style-name="Untitled1" style:base-cell-address="'Sigma 1-5, truncate 4'.F64"/>
    </style:style>
  </office:automatic-styles>
  <office:body>
    <office:spreadsheet>
      <table:calculation-settings table:automatic-find-labels="false"/>
      <table:table table:name="Sigma 1, truncate 0.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0"/>
        <table:table-column table:style-name="co3" table:default-cell-style-name="ce149"/>
        <table:table-column table:style-name="co4" table:default-cell-style-name="ce252"/>
        <table:table-column table:style-name="co4" table:number-columns-repeated="2" table:default-cell-style-name="ce259"/>
        <table:table-column table:style-name="co4" table:default-cell-style-name="ce311"/>
        <table:table-column table:style-name="co4" table:default-cell-style-name="ce259"/>
        <table:table-column table:style-name="co4" table:visibility="collapse" table:default-cell-style-name="ce364"/>
        <table:table-column table:style-name="co4" table:default-cell-style-name="ce311"/>
        <table:table-column table:style-name="co4" table:default-cell-style-name="ce259"/>
        <table:table-column table:style-name="co4" table:default-cell-style-name="ce311"/>
        <table:table-column table:style-name="co4" table:default-cell-style-name="ce259"/>
        <table:table-column table:style-name="co4" table:default-cell-style-name="ce311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4"/>
          <table:table-cell table:number-columns-repeated="3" table:style-name="Default" office:value-type="string" calcext:value-type="string">
            <text:p>Sigma 1</text:p>
          </table:table-cell>
          <table:table-cell table:style-name="Default"/>
          <table:table-cell table:number-columns-repeated="3" table:style-name="Default" office:value-type="string" calcext:value-type="string">
            <text:p>Sigma 2</text:p>
          </table:table-cell>
          <table:table-cell table:style-name="Default" office:value-type="string" calcext:value-type="string">
            <text:p>Sigma 3</text:p>
          </table:table-cell>
          <table:table-cell table:style-name="Default" office:value-type="string" calcext:value-type="string">
            <text:p>Sigma 4</text:p>
          </table:table-cell>
          <table:table-cell table:number-columns-repeated="4"/>
        </table:table-row>
        <table:table-row table:style-name="ro1">
          <table:table-cell/>
          <table:table-cell table:style-name="ce138" office:value-type="string" calcext:value-type="string" table:number-columns-spanned="1" table:number-rows-spanned="2">
            <text:p>Cloud / Translation</text:p>
          </table:table-cell>
          <table:table-cell table:style-name="ce138" table:number-columns-spanned="1" table:number-rows-spanned="2"/>
          <table:table-cell table:style-name="ce150" office:value-type="string" calcext:value-type="string" table:number-columns-spanned="1" table:number-rows-spanned="2">
            <text:p>Manual Point Picking</text:p>
          </table:table-cell>
          <table:table-cell table:style-name="ce255" office:value-type="string" calcext:value-type="string" table:number-columns-spanned="1" table:number-rows-spanned="2">
            <text:p>Accumulator basic 0.05</text:p>
          </table:table-cell>
          <table:table-cell table:style-name="ce255" office:value-type="string" calcext:value-type="string" table:number-columns-spanned="1" table:number-rows-spanned="2">
            <text:p>Gauss Accumulator 0.05</text:p>
          </table:table-cell>
          <table:table-cell table:style-name="ce307" office:value-type="string" calcext:value-type="string" table:number-columns-spanned="1" table:number-rows-spanned="2">
            <text:p>Gauss Accumulator 0.1</text:p>
          </table:table-cell>
          <table:table-cell table:style-name="ce255" office:value-type="string" calcext:value-type="string" table:number-columns-spanned="1" table:number-rows-spanned="2">
            <text:p>Gauss Accumulator 0.15</text:p>
          </table:table-cell>
          <table:table-cell table:style-name="ce360" office:value-type="string" calcext:value-type="string" table:number-columns-spanned="1" table:number-rows-spanned="2">
            <text:p>Gauss-Sigma 5</text:p>
          </table:table-cell>
          <table:table-cell table:style-name="ce307" office:value-type="string" calcext:value-type="string" table:number-columns-spanned="1" table:number-rows-spanned="2">
            <text:p>Gauss Accumulator 0.05</text:p>
          </table:table-cell>
          <table:table-cell table:style-name="ce255" office:value-type="string" calcext:value-type="string" table:number-columns-spanned="1" table:number-rows-spanned="2">
            <text:p>Gauss Accumulator 0.1</text:p>
          </table:table-cell>
          <table:table-cell table:style-name="ce307" office:value-type="string" calcext:value-type="string" table:number-columns-spanned="1" table:number-rows-spanned="2">
            <text:p>Gauss Accumulator 0.15</text:p>
          </table:table-cell>
          <table:table-cell table:style-name="ce255" office:value-type="string" calcext:value-type="string" table:number-columns-spanned="1" table:number-rows-spanned="2">
            <text:p>Gauss Accumulator 0.15</text:p>
          </table:table-cell>
          <table:table-cell table:style-name="ce307" office:value-type="string" calcext:value-type="string" table:number-columns-spanned="1" table:number-rows-spanned="2">
            <text:p>Gauss Accumulator 0.15</text:p>
          </table:table-cell>
          <table:table-cell table:number-columns-repeated="4"/>
        </table:table-row>
        <table:table-row table:style-name="ro1">
          <table:table-cell/>
          <table:covered-table-cell table:number-columns-repeated="2" table:style-name="ce139"/>
          <table:covered-table-cell table:style-name="ce151"/>
          <table:covered-table-cell table:number-columns-repeated="2" table:style-name="ce256"/>
          <table:covered-table-cell table:style-name="ce308"/>
          <table:covered-table-cell table:style-name="ce256"/>
          <table:covered-table-cell table:style-name="ce361"/>
          <table:covered-table-cell table:style-name="ce308"/>
          <table:covered-table-cell table:style-name="ce256"/>
          <table:covered-table-cell table:style-name="ce308"/>
          <table:covered-table-cell table:style-name="ce256"/>
          <table:covered-table-cell table:style-name="ce308"/>
          <table:table-cell office:value-type="string" calcext:value-type="string">
            <text:p>accumulator_0.15_gauss_s_3_t_0.5_translations_dict:</text:p>
          </table:table-cell>
          <table:table-cell table:number-columns-repeated="3"/>
        </table:table-row>
        <table:table-row table:style-name="ro3">
          <table:table-cell/>
          <table:table-cell table:style-name="ce138" office:value-type="string" calcext:value-type="string" table:number-columns-spanned="1" table:number-rows-spanned="4">
            <text:p>Color Houses</text:p>
          </table:table-cell>
          <table:table-cell table:style-name="ce145" office:value-type="string" calcext:value-type="string">
            <text:p>x</text:p>
          </table:table-cell>
          <table:table-cell table:style-name="ce152" office:value-type="float" office:value="0.016" calcext:value-type="float">
            <text:p>0.02</text:p>
          </table:table-cell>
          <table:table-cell table:style-name="ce257" office:value-type="float" office:value="0.15" calcext:value-type="float">
            <text:p>0.15</text:p>
          </table:table-cell>
          <table:table-cell table:style-name="ce283" office:value-type="float" office:value="0.05" calcext:value-type="float">
            <text:p>0.05</text:p>
          </table:table-cell>
          <table:table-cell table:style-name="ce309" office:value-type="float" office:value="0" calcext:value-type="float">
            <text:p>0.00</text:p>
          </table:table-cell>
          <table:table-cell table:style-name="ce335" office:value-type="float" office:value="-0.14285714" calcext:value-type="float">
            <text:p>-0.14</text:p>
          </table:table-cell>
          <table:table-cell table:style-name="ce362"/>
          <table:table-cell table:style-name="ce388" office:value-type="float" office:value="0.05" calcext:value-type="float">
            <text:p>0.05</text:p>
          </table:table-cell>
          <table:table-cell table:style-name="ce412" office:value-type="float" office:value="0" calcext:value-type="float">
            <text:p>0.00</text:p>
          </table:table-cell>
          <table:table-cell table:style-name="ce437" office:value-type="float" office:value="-0.14285714" calcext:value-type="float">
            <text:p>-0.14</text:p>
          </table:table-cell>
          <table:table-cell table:style-name="ce461" office:value-type="float" office:value="-0.14285714" calcext:value-type="float">
            <text:p>-0.14</text:p>
          </table:table-cell>
          <table:table-cell table:style-name="ce486" office:value-type="float" office:value="-0.14285714" calcext:value-type="float">
            <text:p>-0.14</text:p>
          </table:table-cell>
          <table:table-cell office:value-type="string" calcext:value-type="string">
            <text:p>'Color Houses_dim16' aligned to 'Color Houses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3">
          <table:table-cell/>
          <table:covered-table-cell/>
          <table:table-cell table:style-name="ce146" office:value-type="string" calcext:value-type="string">
            <text:p>y</text:p>
          </table:table-cell>
          <table:table-cell table:style-name="ce153" office:value-type="float" office:value="0.041" calcext:value-type="float">
            <text:p>0.04</text:p>
          </table:table-cell>
          <table:table-cell table:style-name="ce258" office:value-type="float" office:value="0.05" calcext:value-type="float">
            <text:p>0.05</text:p>
          </table:table-cell>
          <table:table-cell table:style-name="ce284" office:value-type="float" office:value="0.1" calcext:value-type="float">
            <text:p>0.10</text:p>
          </table:table-cell>
          <table:table-cell table:style-name="ce310" office:value-type="float" office:value="0" calcext:value-type="float">
            <text:p>0.00</text:p>
          </table:table-cell>
          <table:table-cell table:style-name="ce336" office:value-type="float" office:value="0" calcext:value-type="float">
            <text:p>0.00</text:p>
          </table:table-cell>
          <table:table-cell table:style-name="ce363"/>
          <table:table-cell table:style-name="ce389" office:value-type="float" office:value="0.1" calcext:value-type="float">
            <text:p>0.10</text:p>
          </table:table-cell>
          <table:table-cell table:style-name="ce413" office:value-type="float" office:value="0" calcext:value-type="float">
            <text:p>0.00</text:p>
          </table:table-cell>
          <table:table-cell table:style-name="ce438" office:value-type="float" office:value="0" calcext:value-type="float">
            <text:p>0.00</text:p>
          </table:table-cell>
          <table:table-cell table:style-name="ce462" office:value-type="float" office:value="0" calcext:value-type="float">
            <text:p>0.00</text:p>
          </table:table-cell>
          <table:table-cell table:style-name="ce487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covered-table-cell/>
          <table:table-cell table:style-name="ce146" office:value-type="string" calcext:value-type="string">
            <text:p>z</text:p>
          </table:table-cell>
          <table:table-cell table:style-name="ce153" office:value-type="float" office:value="0.031" calcext:value-type="float">
            <text:p>0.03</text:p>
          </table:table-cell>
          <table:table-cell table:style-name="ce258" office:value-type="float" office:value="0" calcext:value-type="float">
            <text:p>0.00</text:p>
          </table:table-cell>
          <table:table-cell table:style-name="ce284" office:value-type="float" office:value="-0.05" calcext:value-type="float">
            <text:p>-0.05</text:p>
          </table:table-cell>
          <table:table-cell table:style-name="ce310" office:value-type="float" office:value="-0.1" calcext:value-type="float">
            <text:p>-0.10</text:p>
          </table:table-cell>
          <table:table-cell table:style-name="ce336" office:value-type="float" office:value="-0.14285714" calcext:value-type="float">
            <text:p>-0.14</text:p>
          </table:table-cell>
          <table:table-cell table:style-name="ce363"/>
          <table:table-cell table:style-name="ce389" office:value-type="float" office:value="-0.05" calcext:value-type="float">
            <text:p>-0.05</text:p>
          </table:table-cell>
          <table:table-cell table:style-name="ce413" office:value-type="float" office:value="-0.1" calcext:value-type="float">
            <text:p>-0.10</text:p>
          </table:table-cell>
          <table:table-cell table:style-name="ce438" office:value-type="float" office:value="-0.14285714" calcext:value-type="float">
            <text:p>-0.14</text:p>
          </table:table-cell>
          <table:table-cell table:style-name="ce462" office:value-type="float" office:value="-0.14285714" calcext:value-type="float">
            <text:p>-0.14</text:p>
          </table:table-cell>
          <table:table-cell table:style-name="ce487" office:value-type="float" office:value="-0.28571429" calcext:value-type="float">
            <text:p>-0.29</text:p>
          </table:table-cell>
          <table:table-cell/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1">
          <table:table-cell/>
          <table:covered-table-cell table:style-name="ce141"/>
          <table:table-cell table:style-name="ce147" office:value-type="string" calcext:value-type="string">
            <text:p>mse</text:p>
          </table:table-cell>
          <table:table-cell table:style-name="ce251" office:value-type="float" office:value="0.0802146" calcext:value-type="float">
            <text:p>0.08</text:p>
          </table:table-cell>
          <table:table-cell office:value-type="float" office:value="0.00211787" calcext:value-type="float">
            <text:p>0.00</text:p>
          </table:table-cell>
          <table:table-cell office:value-type="float" office:value="0.97916312" calcext:value-type="float">
            <text:p>0.98</text:p>
          </table:table-cell>
          <table:table-cell office:value-type="float" office:value="1.01832975" calcext:value-type="float">
            <text:p>1.02</text:p>
          </table:table-cell>
          <table:table-cell office:value-type="float" office:value="1.04383781" calcext:value-type="float">
            <text:p>1.04</text:p>
          </table:table-cell>
          <table:table-cell/>
          <table:table-cell table:number-columns-repeated="5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42" office:value-type="string" calcext:value-type="string" table:number-columns-spanned="1" table:number-rows-spanned="4">
            <text:p>DIM showcase</text:p>
          </table:table-cell>
          <table:table-cell table:style-name="ce148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260" office:value-type="float" office:value="-0.1" calcext:value-type="float">
            <text:p>-0.10</text:p>
          </table:table-cell>
          <table:table-cell table:style-name="ce285" office:value-type="float" office:value="-0.1" calcext:value-type="float">
            <text:p>-0.10</text:p>
          </table:table-cell>
          <table:table-cell table:style-name="ce312" office:value-type="float" office:value="-0.2" calcext:value-type="float">
            <text:p>-0.20</text:p>
          </table:table-cell>
          <table:table-cell table:style-name="ce337" office:value-type="float" office:value="-0.28571429" calcext:value-type="float">
            <text:p>-0.29</text:p>
          </table:table-cell>
          <table:table-cell table:style-name="ce365"/>
          <table:table-cell table:style-name="ce390" office:value-type="float" office:value="-0.1" calcext:value-type="float">
            <text:p>-0.10</text:p>
          </table:table-cell>
          <table:table-cell table:style-name="ce414" office:value-type="float" office:value="-0.2" calcext:value-type="float">
            <text:p>-0.20</text:p>
          </table:table-cell>
          <table:table-cell table:style-name="ce439" office:value-type="float" office:value="-0.28571429" calcext:value-type="float">
            <text:p>-0.29</text:p>
          </table:table-cell>
          <table:table-cell table:style-name="ce463" office:value-type="float" office:value="-0.28571429" calcext:value-type="float">
            <text:p>-0.29</text:p>
          </table:table-cell>
          <table:table-cell table:style-name="ce488" office:value-type="float" office:value="-0.28571429" calcext:value-type="float">
            <text:p>-0.29</text:p>
          </table:table-cell>
          <table:table-cell office:value-type="string" calcext:value-type="string">
            <text:p>'DIM showcase_dim16' aligned to 'DIM showcase_als16'</text:p>
          </table:table-cell>
          <table:table-cell office:value-type="float" office:value="-0.28571429" calcext:value-type="float">
            <text:p>-0.28571429</text:p>
          </table:table-cell>
          <table:table-cell table:number-columns-repeated="2"/>
        </table:table-row>
        <table:table-row table:style-name="ro3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260" office:value-type="float" office:value="-0.1" calcext:value-type="float">
            <text:p>-0.10</text:p>
          </table:table-cell>
          <table:table-cell table:style-name="ce285" office:value-type="float" office:value="-0.15" calcext:value-type="float">
            <text:p>-0.15</text:p>
          </table:table-cell>
          <table:table-cell table:style-name="ce312" office:value-type="float" office:value="-0.2" calcext:value-type="float">
            <text:p>-0.20</text:p>
          </table:table-cell>
          <table:table-cell table:style-name="ce337" office:value-type="float" office:value="-0.28571429" calcext:value-type="float">
            <text:p>-0.29</text:p>
          </table:table-cell>
          <table:table-cell table:style-name="ce365"/>
          <table:table-cell table:style-name="ce390" office:value-type="float" office:value="-0.15" calcext:value-type="float">
            <text:p>-0.15</text:p>
          </table:table-cell>
          <table:table-cell table:style-name="ce414" office:value-type="float" office:value="-0.2" calcext:value-type="float">
            <text:p>-0.20</text:p>
          </table:table-cell>
          <table:table-cell table:style-name="ce439" office:value-type="float" office:value="-0.28571429" calcext:value-type="float">
            <text:p>-0.29</text:p>
          </table:table-cell>
          <table:table-cell table:style-name="ce463" office:value-type="float" office:value="-0.14285714" calcext:value-type="float">
            <text:p>-0.14</text:p>
          </table:table-cell>
          <table:table-cell table:style-name="ce488" office:value-type="float" office:value="-0.14285714" calcext:value-type="float">
            <text:p>-0.14</text:p>
          </table:table-cell>
          <table:table-cell/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3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260" office:value-type="float" office:value="0" calcext:value-type="float">
            <text:p>0.00</text:p>
          </table:table-cell>
          <table:table-cell table:style-name="ce285" office:value-type="float" office:value="-0.05" calcext:value-type="float">
            <text:p>-0.05</text:p>
          </table:table-cell>
          <table:table-cell table:style-name="ce312" office:value-type="float" office:value="-0.1" calcext:value-type="float">
            <text:p>-0.10</text:p>
          </table:table-cell>
          <table:table-cell table:style-name="ce337" office:value-type="float" office:value="-0.14285714" calcext:value-type="float">
            <text:p>-0.14</text:p>
          </table:table-cell>
          <table:table-cell table:style-name="ce365"/>
          <table:table-cell table:style-name="ce390" office:value-type="float" office:value="-0.05" calcext:value-type="float">
            <text:p>-0.05</text:p>
          </table:table-cell>
          <table:table-cell table:style-name="ce414" office:value-type="float" office:value="-0.1" calcext:value-type="float">
            <text:p>-0.10</text:p>
          </table:table-cell>
          <table:table-cell table:style-name="ce439" office:value-type="float" office:value="-0.14285714" calcext:value-type="float">
            <text:p>-0.14</text:p>
          </table:table-cell>
          <table:table-cell table:style-name="ce463" office:value-type="float" office:value="-0.28571429" calcext:value-type="float">
            <text:p>-0.29</text:p>
          </table:table-cell>
          <table:table-cell table:style-name="ce488" office:value-type="float" office:value="-0.28571429" calcext:value-type="float">
            <text:p>-0.29</text:p>
          </table:table-cell>
          <table:table-cell/>
          <table:table-cell office:value-type="float" office:value="-0.28571429" calcext:value-type="float">
            <text:p>-0.28571429</text:p>
          </table:table-cell>
          <table:table-cell table:number-columns-repeated="2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261" office:value-type="float" office:value="0.00924075" calcext:value-type="float">
            <text:p>0.01</text:p>
          </table:table-cell>
          <table:table-cell table:style-name="ce261" office:value-type="float" office:value="0.9661194" calcext:value-type="float">
            <text:p>0.97</text:p>
          </table:table-cell>
          <table:table-cell table:style-name="ce313" office:value-type="float" office:value="0.99185761" calcext:value-type="float">
            <text:p>0.99</text:p>
          </table:table-cell>
          <table:table-cell table:style-name="ce261" office:value-type="float" office:value="1.04241122" calcext:value-type="float">
            <text:p>1.04</text:p>
          </table:table-cell>
          <table:table-cell table:style-name="ce366"/>
          <table:table-cell table:style-name="ce313" office:value-type="float" office:value="0" calcext:value-type="float">
            <text:p>0.00</text:p>
          </table:table-cell>
          <table:table-cell table:style-name="ce261" office:value-type="float" office:value="0" calcext:value-type="float">
            <text:p>0.00</text:p>
          </table:table-cell>
          <table:table-cell table:style-name="ce313" office:value-type="float" office:value="0" calcext:value-type="float">
            <text:p>0.00</text:p>
          </table:table-cell>
          <table:table-cell table:style-name="ce261" office:value-type="float" office:value="0" calcext:value-type="float">
            <text:p>0.00</text:p>
          </table:table-cell>
          <table:table-cell table:style-name="ce313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43" office:value-type="string" calcext:value-type="string" table:number-columns-spanned="1" table:number-rows-spanned="4">
            <text:p>Everything ALS16 to ALS14</text:p>
          </table:table-cell>
          <table:table-cell table:style-name="ce145" office:value-type="string" calcext:value-type="string">
            <text:p>x</text:p>
          </table:table-cell>
          <table:table-cell table:style-name="ce152" office:value-type="float" office:value="-0.02" calcext:value-type="float">
            <text:p>-0.02</text:p>
          </table:table-cell>
          <table:table-cell table:style-name="ce262" office:value-type="float" office:value="0" calcext:value-type="float">
            <text:p>0.00</text:p>
          </table:table-cell>
          <table:table-cell table:style-name="ce286" office:value-type="float" office:value="-0.05" calcext:value-type="float">
            <text:p>-0.05</text:p>
          </table:table-cell>
          <table:table-cell table:style-name="ce314" office:value-type="float" office:value="-0.1" calcext:value-type="float">
            <text:p>-0.10</text:p>
          </table:table-cell>
          <table:table-cell table:style-name="ce338" office:value-type="float" office:value="-0.14285714" calcext:value-type="float">
            <text:p>-0.14</text:p>
          </table:table-cell>
          <table:table-cell table:style-name="ce367"/>
          <table:table-cell table:style-name="ce391" office:value-type="float" office:value="-0.1" calcext:value-type="float">
            <text:p>-0.10</text:p>
          </table:table-cell>
          <table:table-cell table:style-name="ce415" office:value-type="float" office:value="-0.2" calcext:value-type="float">
            <text:p>-0.20</text:p>
          </table:table-cell>
          <table:table-cell table:style-name="ce440" office:value-type="float" office:value="-0.14285714" calcext:value-type="float">
            <text:p>-0.14</text:p>
          </table:table-cell>
          <table:table-cell table:style-name="ce464" office:value-type="float" office:value="-0.28571429" calcext:value-type="float">
            <text:p>-0.29</text:p>
          </table:table-cell>
          <table:table-cell table:style-name="ce489" office:value-type="float" office:value="-0.28571429" calcext:value-type="float">
            <text:p>-0.29</text:p>
          </table:table-cell>
          <table:table-cell office:value-type="string" calcext:value-type="string">
            <text:p>'Everything_als16' aligned to 'Everything_als14'</text:p>
          </table:table-cell>
          <table:table-cell office:value-type="float" office:value="-0.28571429" calcext:value-type="float">
            <text:p>-0.28571429</text:p>
          </table:table-cell>
          <table:table-cell table:number-columns-repeated="2"/>
        </table:table-row>
        <table:table-row table:style-name="ro3">
          <table:table-cell/>
          <table:covered-table-cell/>
          <table:table-cell table:style-name="ce146" office:value-type="string" calcext:value-type="string">
            <text:p>y</text:p>
          </table:table-cell>
          <table:table-cell table:style-name="ce153" office:value-type="float" office:value="-0.056" calcext:value-type="float">
            <text:p>-0.06</text:p>
          </table:table-cell>
          <table:table-cell table:style-name="ce263" office:value-type="float" office:value="-0.25" calcext:value-type="float">
            <text:p>-0.25</text:p>
          </table:table-cell>
          <table:table-cell table:style-name="ce287" office:value-type="float" office:value="-0.3" calcext:value-type="float">
            <text:p>-0.30</text:p>
          </table:table-cell>
          <table:table-cell table:style-name="ce315" office:value-type="float" office:value="-0.3" calcext:value-type="float">
            <text:p>-0.30</text:p>
          </table:table-cell>
          <table:table-cell table:style-name="ce339" office:value-type="float" office:value="-0.28571429" calcext:value-type="float">
            <text:p>-0.29</text:p>
          </table:table-cell>
          <table:table-cell table:style-name="ce368"/>
          <table:table-cell table:style-name="ce392" office:value-type="float" office:value="-0.25" calcext:value-type="float">
            <text:p>-0.25</text:p>
          </table:table-cell>
          <table:table-cell table:style-name="ce416" office:value-type="float" office:value="-0.3" calcext:value-type="float">
            <text:p>-0.30</text:p>
          </table:table-cell>
          <table:table-cell table:style-name="ce441" office:value-type="float" office:value="-0.28571429" calcext:value-type="float">
            <text:p>-0.29</text:p>
          </table:table-cell>
          <table:table-cell table:style-name="ce465" office:value-type="float" office:value="-0.28571429" calcext:value-type="float">
            <text:p>-0.29</text:p>
          </table:table-cell>
          <table:table-cell table:style-name="ce490" office:value-type="float" office:value="-0.28571429" calcext:value-type="float">
            <text:p>-0.29</text:p>
          </table:table-cell>
          <table:table-cell/>
          <table:table-cell office:value-type="float" office:value="-0.28571429" calcext:value-type="float">
            <text:p>-0.28571429</text:p>
          </table:table-cell>
          <table:table-cell table:number-columns-repeated="2"/>
        </table:table-row>
        <table:table-row table:style-name="ro3">
          <table:table-cell/>
          <table:covered-table-cell/>
          <table:table-cell table:style-name="ce146" office:value-type="string" calcext:value-type="string">
            <text:p>z</text:p>
          </table:table-cell>
          <table:table-cell table:style-name="ce153" office:value-type="float" office:value="0.052" calcext:value-type="float">
            <text:p>0.05</text:p>
          </table:table-cell>
          <table:table-cell table:style-name="ce263" office:value-type="float" office:value="0" calcext:value-type="float">
            <text:p>0.00</text:p>
          </table:table-cell>
          <table:table-cell table:style-name="ce287" office:value-type="float" office:value="-0.05" calcext:value-type="float">
            <text:p>-0.05</text:p>
          </table:table-cell>
          <table:table-cell table:style-name="ce315" office:value-type="float" office:value="-0.1" calcext:value-type="float">
            <text:p>-0.10</text:p>
          </table:table-cell>
          <table:table-cell table:style-name="ce339" office:value-type="float" office:value="-0.14285714" calcext:value-type="float">
            <text:p>-0.14</text:p>
          </table:table-cell>
          <table:table-cell table:style-name="ce368"/>
          <table:table-cell table:style-name="ce392" office:value-type="float" office:value="-0.05" calcext:value-type="float">
            <text:p>-0.05</text:p>
          </table:table-cell>
          <table:table-cell table:style-name="ce416" office:value-type="float" office:value="-0.1" calcext:value-type="float">
            <text:p>-0.10</text:p>
          </table:table-cell>
          <table:table-cell table:style-name="ce441" office:value-type="float" office:value="-0.14285714" calcext:value-type="float">
            <text:p>-0.14</text:p>
          </table:table-cell>
          <table:table-cell table:style-name="ce465" office:value-type="float" office:value="-0.14285714" calcext:value-type="float">
            <text:p>-0.14</text:p>
          </table:table-cell>
          <table:table-cell table:style-name="ce490" office:value-type="float" office:value="-0.14285714" calcext:value-type="float">
            <text:p>-0.14</text:p>
          </table:table-cell>
          <table:table-cell/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1">
          <table:table-cell/>
          <table:covered-table-cell table:style-name="ce141"/>
          <table:table-cell table:style-name="ce147" office:value-type="string" calcext:value-type="string">
            <text:p>mse</text:p>
          </table:table-cell>
          <table:table-cell table:style-name="ce251" office:value-type="float" office:value="0.0794259" calcext:value-type="float">
            <text:p>0.08</text:p>
          </table:table-cell>
          <table:table-cell office:value-type="float" office:value="0.00480582" calcext:value-type="float">
            <text:p>0.00</text:p>
          </table:table-cell>
          <table:table-cell office:value-type="float" office:value="1.01451117" calcext:value-type="float">
            <text:p>1.01</text:p>
          </table:table-cell>
          <table:table-cell office:value-type="float" office:value="1.09665016" calcext:value-type="float">
            <text:p>1.10</text:p>
          </table:table-cell>
          <table:table-cell office:value-type="float" office:value="1.19393247" calcext:value-type="float">
            <text:p>1.19</text:p>
          </table:table-cell>
          <table:table-cell/>
          <table:table-cell table:number-columns-repeated="5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44" office:value-type="string" calcext:value-type="string" table:number-columns-spanned="1" table:number-rows-spanned="4">
            <text:p>Everything DIM16 to ALS14</text:p>
          </table:table-cell>
          <table:table-cell table:style-name="ce145" office:value-type="string" calcext:value-type="string">
            <text:p>x</text:p>
          </table:table-cell>
          <table:table-cell office:value-type="float" office:value="0.008" calcext:value-type="float">
            <text:p>0.01</text:p>
          </table:table-cell>
          <table:table-cell table:style-name="ce264" office:value-type="float" office:value="-0.35" calcext:value-type="float">
            <text:p>-0.35</text:p>
          </table:table-cell>
          <table:table-cell table:style-name="ce288" office:value-type="float" office:value="-0.1" calcext:value-type="float">
            <text:p>-0.10</text:p>
          </table:table-cell>
          <table:table-cell table:style-name="ce316" office:value-type="float" office:value="-0.1" calcext:value-type="float">
            <text:p>-0.10</text:p>
          </table:table-cell>
          <table:table-cell table:style-name="ce340" office:value-type="float" office:value="-0.14285714" calcext:value-type="float">
            <text:p>-0.14</text:p>
          </table:table-cell>
          <table:table-cell table:style-name="ce369"/>
          <table:table-cell table:style-name="ce393" office:value-type="float" office:value="-0.1" calcext:value-type="float">
            <text:p>-0.10</text:p>
          </table:table-cell>
          <table:table-cell table:style-name="ce417" office:value-type="float" office:value="-0.2" calcext:value-type="float">
            <text:p>-0.20</text:p>
          </table:table-cell>
          <table:table-cell table:style-name="ce442" office:value-type="float" office:value="-0.14285714" calcext:value-type="float">
            <text:p>-0.14</text:p>
          </table:table-cell>
          <table:table-cell table:style-name="ce466" office:value-type="float" office:value="-0.14285714" calcext:value-type="float">
            <text:p>-0.14</text:p>
          </table:table-cell>
          <table:table-cell table:style-name="ce491" office:value-type="float" office:value="-0.28571429" calcext:value-type="float">
            <text:p>-0.29</text:p>
          </table:table-cell>
          <table:table-cell office:value-type="string" calcext:value-type="string">
            <text:p>'Everything_dim16' aligned to 'Everything_als14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3">
          <table:table-cell/>
          <table:covered-table-cell/>
          <table:table-cell table:style-name="ce146"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table:style-name="ce264" office:value-type="float" office:value="0.35" calcext:value-type="float">
            <text:p>0.35</text:p>
          </table:table-cell>
          <table:table-cell table:style-name="ce288" office:value-type="float" office:value="0" calcext:value-type="float">
            <text:p>0.00</text:p>
          </table:table-cell>
          <table:table-cell table:style-name="ce316" office:value-type="float" office:value="-0.1" calcext:value-type="float">
            <text:p>-0.10</text:p>
          </table:table-cell>
          <table:table-cell table:style-name="ce340" office:value-type="float" office:value="-0.14285714" calcext:value-type="float">
            <text:p>-0.14</text:p>
          </table:table-cell>
          <table:table-cell table:style-name="ce369"/>
          <table:table-cell table:style-name="ce393" office:value-type="float" office:value="0" calcext:value-type="float">
            <text:p>0.00</text:p>
          </table:table-cell>
          <table:table-cell table:style-name="ce417" office:value-type="float" office:value="0" calcext:value-type="float">
            <text:p>0.00</text:p>
          </table:table-cell>
          <table:table-cell table:style-name="ce442" office:value-type="float" office:value="-0.14285714" calcext:value-type="float">
            <text:p>-0.14</text:p>
          </table:table-cell>
          <table:table-cell table:style-name="ce466" office:value-type="float" office:value="-0.14285714" calcext:value-type="float">
            <text:p>-0.14</text:p>
          </table:table-cell>
          <table:table-cell table:style-name="ce491" office:value-type="float" office:value="-0.14285714" calcext:value-type="float">
            <text:p>-0.14</text:p>
          </table:table-cell>
          <table:table-cell/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3">
          <table:table-cell/>
          <table:covered-table-cell/>
          <table:table-cell table:style-name="ce146" office:value-type="string" calcext:value-type="string">
            <text:p>z</text:p>
          </table:table-cell>
          <table:table-cell office:value-type="float" office:value="0.082" calcext:value-type="float">
            <text:p>0.08</text:p>
          </table:table-cell>
          <table:table-cell table:style-name="ce264" office:value-type="float" office:value="0" calcext:value-type="float">
            <text:p>0.00</text:p>
          </table:table-cell>
          <table:table-cell table:style-name="ce288" office:value-type="float" office:value="-0.05" calcext:value-type="float">
            <text:p>-0.05</text:p>
          </table:table-cell>
          <table:table-cell table:style-name="ce316" office:value-type="float" office:value="-0.1" calcext:value-type="float">
            <text:p>-0.10</text:p>
          </table:table-cell>
          <table:table-cell table:style-name="ce340" office:value-type="float" office:value="-0.14285714" calcext:value-type="float">
            <text:p>-0.14</text:p>
          </table:table-cell>
          <table:table-cell table:style-name="ce369"/>
          <table:table-cell table:style-name="ce393" office:value-type="float" office:value="-0.05" calcext:value-type="float">
            <text:p>-0.05</text:p>
          </table:table-cell>
          <table:table-cell table:style-name="ce417" office:value-type="float" office:value="-0.1" calcext:value-type="float">
            <text:p>-0.10</text:p>
          </table:table-cell>
          <table:table-cell table:style-name="ce442" office:value-type="float" office:value="-0.14285714" calcext:value-type="float">
            <text:p>-0.14</text:p>
          </table:table-cell>
          <table:table-cell table:style-name="ce466" office:value-type="float" office:value="-0.14285714" calcext:value-type="float">
            <text:p>-0.14</text:p>
          </table:table-cell>
          <table:table-cell table:style-name="ce491" office:value-type="float" office:value="-0.14285714" calcext:value-type="float">
            <text:p>-0.14</text:p>
          </table:table-cell>
          <table:table-cell/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1">
          <table:table-cell/>
          <table:covered-table-cell table:style-name="ce141"/>
          <table:table-cell table:style-name="ce147" office:value-type="string" calcext:value-type="string">
            <text:p>mse</text:p>
          </table:table-cell>
          <table:table-cell office:value-type="float" office:value="0.0563774" calcext:value-type="float">
            <text:p>0.06</text:p>
          </table:table-cell>
          <table:table-cell table:style-name="ce261" office:value-type="float" office:value="0.00169443" calcext:value-type="float">
            <text:p>0.00</text:p>
          </table:table-cell>
          <table:table-cell table:style-name="ce261" office:value-type="float" office:value="0.99974366" calcext:value-type="float">
            <text:p>1.00</text:p>
          </table:table-cell>
          <table:table-cell table:style-name="ce313" office:value-type="float" office:value="1.0352132" calcext:value-type="float">
            <text:p>1.04</text:p>
          </table:table-cell>
          <table:table-cell table:style-name="ce261" office:value-type="float" office:value="1.08425465" calcext:value-type="float">
            <text:p>1.08</text:p>
          </table:table-cell>
          <table:table-cell table:style-name="ce366"/>
          <table:table-cell table:style-name="ce313" office:value-type="float" office:value="0" calcext:value-type="float">
            <text:p>0.00</text:p>
          </table:table-cell>
          <table:table-cell table:style-name="ce261" office:value-type="float" office:value="0" calcext:value-type="float">
            <text:p>0.00</text:p>
          </table:table-cell>
          <table:table-cell table:style-name="ce313" office:value-type="float" office:value="0" calcext:value-type="float">
            <text:p>0.00</text:p>
          </table:table-cell>
          <table:table-cell table:style-name="ce261" office:value-type="float" office:value="0" calcext:value-type="float">
            <text:p>0.00</text:p>
          </table:table-cell>
          <table:table-cell table:style-name="ce313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38" office:value-type="string" calcext:value-type="string" table:number-columns-spanned="1" table:number-rows-spanned="4">
            <text:p>Everything</text:p>
          </table:table-cell>
          <table:table-cell table:style-name="ce145" office:value-type="string" calcext:value-type="string">
            <text:p>x</text:p>
          </table:table-cell>
          <table:table-cell table:style-name="ce152" office:value-type="float" office:value="0.039" calcext:value-type="float">
            <text:p>0.04</text:p>
          </table:table-cell>
          <table:table-cell table:style-name="ce265" office:value-type="float" office:value="-0.1" calcext:value-type="float">
            <text:p>-0.10</text:p>
          </table:table-cell>
          <table:table-cell table:style-name="ce289" office:value-type="float" office:value="-0.05" calcext:value-type="float">
            <text:p>-0.05</text:p>
          </table:table-cell>
          <table:table-cell table:style-name="ce317" office:value-type="float" office:value="0" calcext:value-type="float">
            <text:p>0.00</text:p>
          </table:table-cell>
          <table:table-cell table:style-name="ce341" office:value-type="float" office:value="-0.14285714" calcext:value-type="float">
            <text:p>-0.14</text:p>
          </table:table-cell>
          <table:table-cell table:style-name="ce370"/>
          <table:table-cell table:style-name="ce394" office:value-type="float" office:value="-0.05" calcext:value-type="float">
            <text:p>-0.05</text:p>
          </table:table-cell>
          <table:table-cell table:style-name="ce418" office:value-type="float" office:value="0" calcext:value-type="float">
            <text:p>0.00</text:p>
          </table:table-cell>
          <table:table-cell table:style-name="ce443" office:value-type="float" office:value="-0.14285714" calcext:value-type="float">
            <text:p>-0.14</text:p>
          </table:table-cell>
          <table:table-cell table:style-name="ce467" office:value-type="float" office:value="-0.14285714" calcext:value-type="float">
            <text:p>-0.14</text:p>
          </table:table-cell>
          <table:table-cell table:style-name="ce492" office:value-type="float" office:value="-0.14285714" calcext:value-type="float">
            <text:p>-0.14</text:p>
          </table:table-cell>
          <table:table-cell office:value-type="string" calcext:value-type="string">
            <text:p>'Everything_dim16' aligned to 'Everything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3">
          <table:table-cell/>
          <table:covered-table-cell/>
          <table:table-cell table:style-name="ce146" office:value-type="string" calcext:value-type="string">
            <text:p>y</text:p>
          </table:table-cell>
          <table:table-cell table:style-name="ce153" office:value-type="float" office:value="-0.006" calcext:value-type="float">
            <text:p>-0.01</text:p>
          </table:table-cell>
          <table:table-cell table:style-name="ce266" office:value-type="float" office:value="0.25" calcext:value-type="float">
            <text:p>0.25</text:p>
          </table:table-cell>
          <table:table-cell table:style-name="ce290" office:value-type="float" office:value="0.15" calcext:value-type="float">
            <text:p>0.15</text:p>
          </table:table-cell>
          <table:table-cell table:style-name="ce318" office:value-type="float" office:value="0" calcext:value-type="float">
            <text:p>0.00</text:p>
          </table:table-cell>
          <table:table-cell table:style-name="ce342" office:value-type="float" office:value="0" calcext:value-type="float">
            <text:p>0.00</text:p>
          </table:table-cell>
          <table:table-cell table:style-name="ce371"/>
          <table:table-cell table:style-name="ce395" office:value-type="float" office:value="0.15" calcext:value-type="float">
            <text:p>0.15</text:p>
          </table:table-cell>
          <table:table-cell table:style-name="ce419" office:value-type="float" office:value="0" calcext:value-type="float">
            <text:p>0.00</text:p>
          </table:table-cell>
          <table:table-cell table:style-name="ce444" office:value-type="float" office:value="0" calcext:value-type="float">
            <text:p>0.00</text:p>
          </table:table-cell>
          <table:table-cell table:style-name="ce468" office:value-type="float" office:value="0" calcext:value-type="float">
            <text:p>0.00</text:p>
          </table:table-cell>
          <table:table-cell table:style-name="ce493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covered-table-cell/>
          <table:table-cell table:style-name="ce146" office:value-type="string" calcext:value-type="string">
            <text:p>z</text:p>
          </table:table-cell>
          <table:table-cell table:style-name="ce153" office:value-type="float" office:value="0.036" calcext:value-type="float">
            <text:p>0.04</text:p>
          </table:table-cell>
          <table:table-cell table:style-name="ce266" office:value-type="float" office:value="0" calcext:value-type="float">
            <text:p>0.00</text:p>
          </table:table-cell>
          <table:table-cell table:style-name="ce290" office:value-type="float" office:value="-0.05" calcext:value-type="float">
            <text:p>-0.05</text:p>
          </table:table-cell>
          <table:table-cell table:style-name="ce318" office:value-type="float" office:value="-0.1" calcext:value-type="float">
            <text:p>-0.10</text:p>
          </table:table-cell>
          <table:table-cell table:style-name="ce342" office:value-type="float" office:value="-0.14285714" calcext:value-type="float">
            <text:p>-0.14</text:p>
          </table:table-cell>
          <table:table-cell table:style-name="ce371"/>
          <table:table-cell table:style-name="ce395" office:value-type="float" office:value="-0.05" calcext:value-type="float">
            <text:p>-0.05</text:p>
          </table:table-cell>
          <table:table-cell table:style-name="ce419" office:value-type="float" office:value="-0.1" calcext:value-type="float">
            <text:p>-0.10</text:p>
          </table:table-cell>
          <table:table-cell table:style-name="ce444" office:value-type="float" office:value="-0.14285714" calcext:value-type="float">
            <text:p>-0.14</text:p>
          </table:table-cell>
          <table:table-cell table:style-name="ce468" office:value-type="float" office:value="-0.14285714" calcext:value-type="float">
            <text:p>-0.14</text:p>
          </table:table-cell>
          <table:table-cell table:style-name="ce493" office:value-type="float" office:value="-0.14285714" calcext:value-type="float">
            <text:p>-0.14</text:p>
          </table:table-cell>
          <table:table-cell/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1">
          <table:table-cell/>
          <table:covered-table-cell table:style-name="ce141"/>
          <table:table-cell table:style-name="ce147" office:value-type="string" calcext:value-type="string">
            <text:p>mse</text:p>
          </table:table-cell>
          <table:table-cell table:style-name="ce251" office:value-type="float" office:value="0.0996526" calcext:value-type="float">
            <text:p>0.10</text:p>
          </table:table-cell>
          <table:table-cell office:value-type="float" office:value="0.01361031" calcext:value-type="float">
            <text:p>0.01</text:p>
          </table:table-cell>
          <table:table-cell office:value-type="float" office:value="0.98892407" calcext:value-type="float">
            <text:p>0.99</text:p>
          </table:table-cell>
          <table:table-cell office:value-type="float" office:value="1.07179592" calcext:value-type="float">
            <text:p>1.07</text:p>
          </table:table-cell>
          <table:table-cell office:value-type="float" office:value="1.16350396" calcext:value-type="float">
            <text:p>1.16</text:p>
          </table:table-cell>
          <table:table-cell/>
          <table:table-cell table:number-columns-repeated="5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44" office:value-type="string" calcext:value-type="string" table:number-columns-spanned="1" table:number-rows-spanned="4">
            <text:p>Field</text:p>
          </table:table-cell>
          <table:table-cell table:style-name="ce148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267" office:value-type="float" office:value="-0.05" calcext:value-type="float">
            <text:p>-0.05</text:p>
          </table:table-cell>
          <table:table-cell table:style-name="ce291" office:value-type="float" office:value="-0.1" calcext:value-type="float">
            <text:p>-0.10</text:p>
          </table:table-cell>
          <table:table-cell table:style-name="ce319" office:value-type="float" office:value="-0.7" calcext:value-type="float">
            <text:p>-0.70</text:p>
          </table:table-cell>
          <table:table-cell table:style-name="ce343" office:value-type="float" office:value="-0.14285714" calcext:value-type="float">
            <text:p>-0.14</text:p>
          </table:table-cell>
          <table:table-cell table:style-name="ce372"/>
          <table:table-cell table:style-name="ce396" office:value-type="float" office:value="-0.1" calcext:value-type="float">
            <text:p>-0.10</text:p>
          </table:table-cell>
          <table:table-cell table:style-name="ce420" office:value-type="float" office:value="-0.2" calcext:value-type="float">
            <text:p>-0.20</text:p>
          </table:table-cell>
          <table:table-cell table:style-name="ce445" office:value-type="float" office:value="-0.14285714" calcext:value-type="float">
            <text:p>-0.14</text:p>
          </table:table-cell>
          <table:table-cell table:style-name="ce469" office:value-type="float" office:value="-0.14285714" calcext:value-type="float">
            <text:p>-0.14</text:p>
          </table:table-cell>
          <table:table-cell table:style-name="ce494" office:value-type="float" office:value="-0.14285714" calcext:value-type="float">
            <text:p>-0.14</text:p>
          </table:table-cell>
          <table:table-cell office:value-type="string" calcext:value-type="string">
            <text:p>'Field_dim16' aligned to 'Field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3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267" office:value-type="float" office:value="-0.15" calcext:value-type="float">
            <text:p>-0.15</text:p>
          </table:table-cell>
          <table:table-cell table:style-name="ce291" office:value-type="float" office:value="-0.15" calcext:value-type="float">
            <text:p>-0.15</text:p>
          </table:table-cell>
          <table:table-cell table:style-name="ce319" office:value-type="float" office:value="0" calcext:value-type="float">
            <text:p>0.00</text:p>
          </table:table-cell>
          <table:table-cell table:style-name="ce343" office:value-type="float" office:value="-0.14285714" calcext:value-type="float">
            <text:p>-0.14</text:p>
          </table:table-cell>
          <table:table-cell table:style-name="ce372"/>
          <table:table-cell table:style-name="ce396" office:value-type="float" office:value="-0.1" calcext:value-type="float">
            <text:p>-0.10</text:p>
          </table:table-cell>
          <table:table-cell table:style-name="ce420" office:value-type="float" office:value="0" calcext:value-type="float">
            <text:p>0.00</text:p>
          </table:table-cell>
          <table:table-cell table:style-name="ce445" office:value-type="float" office:value="-0.14285714" calcext:value-type="float">
            <text:p>-0.14</text:p>
          </table:table-cell>
          <table:table-cell table:style-name="ce469" office:value-type="float" office:value="-0.14285714" calcext:value-type="float">
            <text:p>-0.14</text:p>
          </table:table-cell>
          <table:table-cell table:style-name="ce494" office:value-type="float" office:value="-0.14285714" calcext:value-type="float">
            <text:p>-0.14</text:p>
          </table:table-cell>
          <table:table-cell/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3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267" office:value-type="float" office:value="-0.15" calcext:value-type="float">
            <text:p>-0.15</text:p>
          </table:table-cell>
          <table:table-cell table:style-name="ce291" office:value-type="float" office:value="-0.2" calcext:value-type="float">
            <text:p>-0.20</text:p>
          </table:table-cell>
          <table:table-cell table:style-name="ce319" office:value-type="float" office:value="-0.3" calcext:value-type="float">
            <text:p>-0.30</text:p>
          </table:table-cell>
          <table:table-cell table:style-name="ce343" office:value-type="float" office:value="-0.28571429" calcext:value-type="float">
            <text:p>-0.29</text:p>
          </table:table-cell>
          <table:table-cell table:style-name="ce372"/>
          <table:table-cell table:style-name="ce396" office:value-type="float" office:value="-0.2" calcext:value-type="float">
            <text:p>-0.20</text:p>
          </table:table-cell>
          <table:table-cell table:style-name="ce420" office:value-type="float" office:value="-0.3" calcext:value-type="float">
            <text:p>-0.30</text:p>
          </table:table-cell>
          <table:table-cell table:style-name="ce445" office:value-type="float" office:value="-0.28571429" calcext:value-type="float">
            <text:p>-0.29</text:p>
          </table:table-cell>
          <table:table-cell table:style-name="ce469" office:value-type="float" office:value="-0.28571429" calcext:value-type="float">
            <text:p>-0.29</text:p>
          </table:table-cell>
          <table:table-cell table:style-name="ce494" office:value-type="float" office:value="-0.28571429" calcext:value-type="float">
            <text:p>-0.29</text:p>
          </table:table-cell>
          <table:table-cell/>
          <table:table-cell office:value-type="float" office:value="-0.28571429" calcext:value-type="float">
            <text:p>-0.28571429</text:p>
          </table:table-cell>
          <table:table-cell table:number-columns-repeated="2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261" office:value-type="float" office:value="0.020953" calcext:value-type="float">
            <text:p>0.02</text:p>
          </table:table-cell>
          <table:table-cell table:style-name="ce261" office:value-type="float" office:value="0.66449793" calcext:value-type="float">
            <text:p>0.66</text:p>
          </table:table-cell>
          <table:table-cell table:style-name="ce313" office:value-type="float" office:value="0.91431762" calcext:value-type="float">
            <text:p>0.91</text:p>
          </table:table-cell>
          <table:table-cell table:style-name="ce261" office:value-type="float" office:value="0.8796009" calcext:value-type="float">
            <text:p>0.88</text:p>
          </table:table-cell>
          <table:table-cell table:style-name="ce366"/>
          <table:table-cell table:style-name="ce313" office:value-type="float" office:value="0" calcext:value-type="float">
            <text:p>0.00</text:p>
          </table:table-cell>
          <table:table-cell table:style-name="ce261" office:value-type="float" office:value="0" calcext:value-type="float">
            <text:p>0.00</text:p>
          </table:table-cell>
          <table:table-cell table:style-name="ce313" office:value-type="float" office:value="0" calcext:value-type="float">
            <text:p>0.00</text:p>
          </table:table-cell>
          <table:table-cell table:style-name="ce261" office:value-type="float" office:value="0" calcext:value-type="float">
            <text:p>0.00</text:p>
          </table:table-cell>
          <table:table-cell table:style-name="ce313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38" office:value-type="string" calcext:value-type="string" table:number-columns-spanned="1" table:number-rows-spanned="4">
            <text:p>Forest</text:p>
          </table:table-cell>
          <table:table-cell table:style-name="ce145" office:value-type="string" calcext:value-type="string">
            <text:p>x</text:p>
          </table:table-cell>
          <table:table-cell table:style-name="ce152" office:value-type="float" office:value="0" calcext:value-type="float">
            <text:p>0.00</text:p>
          </table:table-cell>
          <table:table-cell table:style-name="ce268" office:value-type="float" office:value="-0.15" calcext:value-type="float">
            <text:p>-0.15</text:p>
          </table:table-cell>
          <table:table-cell table:style-name="ce292" office:value-type="float" office:value="-0.1" calcext:value-type="float">
            <text:p>-0.10</text:p>
          </table:table-cell>
          <table:table-cell table:style-name="ce320" office:value-type="float" office:value="0" calcext:value-type="float">
            <text:p>0.00</text:p>
          </table:table-cell>
          <table:table-cell table:style-name="ce344" office:value-type="float" office:value="-0.28571429" calcext:value-type="float">
            <text:p>-0.29</text:p>
          </table:table-cell>
          <table:table-cell table:style-name="ce373"/>
          <table:table-cell table:style-name="ce397" office:value-type="float" office:value="-0.1" calcext:value-type="float">
            <text:p>-0.10</text:p>
          </table:table-cell>
          <table:table-cell table:style-name="ce421" office:value-type="float" office:value="0" calcext:value-type="float">
            <text:p>0.00</text:p>
          </table:table-cell>
          <table:table-cell table:style-name="ce446" office:value-type="float" office:value="-0.14285714" calcext:value-type="float">
            <text:p>-0.14</text:p>
          </table:table-cell>
          <table:table-cell table:style-name="ce470" office:value-type="float" office:value="-0.28571429" calcext:value-type="float">
            <text:p>-0.29</text:p>
          </table:table-cell>
          <table:table-cell table:style-name="ce495" office:value-type="float" office:value="-0.28571429" calcext:value-type="float">
            <text:p>-0.29</text:p>
          </table:table-cell>
          <table:table-cell office:value-type="string" calcext:value-type="string">
            <text:p>'Forest_dim16' aligned to 'Forest_als16'</text:p>
          </table:table-cell>
          <table:table-cell office:value-type="float" office:value="-0.28571429" calcext:value-type="float">
            <text:p>-0.28571429</text:p>
          </table:table-cell>
          <table:table-cell table:number-columns-repeated="2"/>
        </table:table-row>
        <table:table-row table:style-name="ro3">
          <table:table-cell/>
          <table:covered-table-cell/>
          <table:table-cell table:style-name="ce146" office:value-type="string" calcext:value-type="string">
            <text:p>y</text:p>
          </table:table-cell>
          <table:table-cell table:style-name="ce153" office:value-type="float" office:value="0" calcext:value-type="float">
            <text:p>0.00</text:p>
          </table:table-cell>
          <table:table-cell table:style-name="ce269" office:value-type="float" office:value="-0.25" calcext:value-type="float">
            <text:p>-0.25</text:p>
          </table:table-cell>
          <table:table-cell table:style-name="ce293" office:value-type="float" office:value="-0.25" calcext:value-type="float">
            <text:p>-0.25</text:p>
          </table:table-cell>
          <table:table-cell table:style-name="ce321" office:value-type="float" office:value="-0.2" calcext:value-type="float">
            <text:p>-0.20</text:p>
          </table:table-cell>
          <table:table-cell table:style-name="ce345" office:value-type="float" office:value="-0.28571429" calcext:value-type="float">
            <text:p>-0.29</text:p>
          </table:table-cell>
          <table:table-cell table:style-name="ce374"/>
          <table:table-cell table:style-name="ce398" office:value-type="float" office:value="-0.25" calcext:value-type="float">
            <text:p>-0.25</text:p>
          </table:table-cell>
          <table:table-cell table:style-name="ce422" office:value-type="float" office:value="-0.2" calcext:value-type="float">
            <text:p>-0.20</text:p>
          </table:table-cell>
          <table:table-cell table:style-name="ce447" office:value-type="float" office:value="-0.28571429" calcext:value-type="float">
            <text:p>-0.29</text:p>
          </table:table-cell>
          <table:table-cell table:style-name="ce471" office:value-type="float" office:value="-0.28571429" calcext:value-type="float">
            <text:p>-0.29</text:p>
          </table:table-cell>
          <table:table-cell table:style-name="ce496" office:value-type="float" office:value="-0.42857143" calcext:value-type="float">
            <text:p>-0.43</text:p>
          </table:table-cell>
          <table:table-cell/>
          <table:table-cell office:value-type="float" office:value="-0.28571429" calcext:value-type="float">
            <text:p>-0.28571429</text:p>
          </table:table-cell>
          <table:table-cell table:number-columns-repeated="2"/>
        </table:table-row>
        <table:table-row table:style-name="ro3">
          <table:table-cell/>
          <table:covered-table-cell/>
          <table:table-cell table:style-name="ce146" office:value-type="string" calcext:value-type="string">
            <text:p>z</text:p>
          </table:table-cell>
          <table:table-cell table:style-name="ce153" office:value-type="float" office:value="0" calcext:value-type="float">
            <text:p>0.00</text:p>
          </table:table-cell>
          <table:table-cell table:style-name="ce269" office:value-type="float" office:value="0.05" calcext:value-type="float">
            <text:p>0.05</text:p>
          </table:table-cell>
          <table:table-cell table:style-name="ce293" office:value-type="float" office:value="0" calcext:value-type="float">
            <text:p>0.00</text:p>
          </table:table-cell>
          <table:table-cell table:style-name="ce321" office:value-type="float" office:value="0" calcext:value-type="float">
            <text:p>0.00</text:p>
          </table:table-cell>
          <table:table-cell table:style-name="ce345" office:value-type="float" office:value="-0.14285714" calcext:value-type="float">
            <text:p>-0.14</text:p>
          </table:table-cell>
          <table:table-cell table:style-name="ce374"/>
          <table:table-cell table:style-name="ce398" office:value-type="float" office:value="0" calcext:value-type="float">
            <text:p>0.00</text:p>
          </table:table-cell>
          <table:table-cell table:style-name="ce422" office:value-type="float" office:value="0" calcext:value-type="float">
            <text:p>0.00</text:p>
          </table:table-cell>
          <table:table-cell table:style-name="ce447" office:value-type="float" office:value="-0.14285714" calcext:value-type="float">
            <text:p>-0.14</text:p>
          </table:table-cell>
          <table:table-cell table:style-name="ce471" office:value-type="float" office:value="-0.14285714" calcext:value-type="float">
            <text:p>-0.14</text:p>
          </table:table-cell>
          <table:table-cell table:style-name="ce496" office:value-type="float" office:value="-0.28571429" calcext:value-type="float">
            <text:p>-0.29</text:p>
          </table:table-cell>
          <table:table-cell/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1">
          <table:table-cell/>
          <table:covered-table-cell table:style-name="ce141"/>
          <table:table-cell table:style-name="ce147" office:value-type="string" calcext:value-type="string">
            <text:p>mse</text:p>
          </table:table-cell>
          <table:table-cell table:style-name="ce251" office:value-type="float" office:value="0" calcext:value-type="float">
            <text:p>0.00</text:p>
          </table:table-cell>
          <table:table-cell office:value-type="float" office:value="0.00134612" calcext:value-type="float">
            <text:p>0.00</text:p>
          </table:table-cell>
          <table:table-cell office:value-type="float" office:value="0.93556159" calcext:value-type="float">
            <text:p>0.94</text:p>
          </table:table-cell>
          <table:table-cell office:value-type="float" office:value="0.9590487" calcext:value-type="float">
            <text:p>0.96</text:p>
          </table:table-cell>
          <table:table-cell office:value-type="float" office:value="0.97515987" calcext:value-type="float">
            <text:p>0.98</text:p>
          </table:table-cell>
          <table:table-cell/>
          <table:table-cell table:number-columns-repeated="5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44" office:value-type="string" calcext:value-type="string" table:number-columns-spanned="1" table:number-rows-spanned="4">
            <text:p>Missing Building ALS16 to ALS14</text:p>
          </table:table-cell>
          <table:table-cell table:style-name="ce148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270" office:value-type="float" office:value="0.15" calcext:value-type="float">
            <text:p>0.15</text:p>
          </table:table-cell>
          <table:table-cell table:style-name="ce294" office:value-type="float" office:value="0.1" calcext:value-type="float">
            <text:p>0.10</text:p>
          </table:table-cell>
          <table:table-cell table:style-name="ce322" office:value-type="float" office:value="0" calcext:value-type="float">
            <text:p>0.00</text:p>
          </table:table-cell>
          <table:table-cell table:style-name="ce346" office:value-type="float" office:value="0" calcext:value-type="float">
            <text:p>0.00</text:p>
          </table:table-cell>
          <table:table-cell table:style-name="ce375"/>
          <table:table-cell table:style-name="ce399" office:value-type="float" office:value="0.1" calcext:value-type="float">
            <text:p>0.10</text:p>
          </table:table-cell>
          <table:table-cell table:style-name="ce423" office:value-type="float" office:value="0" calcext:value-type="float">
            <text:p>0.00</text:p>
          </table:table-cell>
          <table:table-cell table:style-name="ce448" office:value-type="float" office:value="0" calcext:value-type="float">
            <text:p>0.00</text:p>
          </table:table-cell>
          <table:table-cell table:style-name="ce472" office:value-type="float" office:value="0" calcext:value-type="float">
            <text:p>0.00</text:p>
          </table:table-cell>
          <table:table-cell table:style-name="ce497" office:value-type="float" office:value="0" calcext:value-type="float">
            <text:p>0.00</text:p>
          </table:table-cell>
          <table:table-cell office:value-type="string" calcext:value-type="string">
            <text:p>'Missing Building_als16' aligned to 'Missing Building_als14'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270" office:value-type="float" office:value="-0.1" calcext:value-type="float">
            <text:p>-0.10</text:p>
          </table:table-cell>
          <table:table-cell table:style-name="ce294" office:value-type="float" office:value="-0.15" calcext:value-type="float">
            <text:p>-0.15</text:p>
          </table:table-cell>
          <table:table-cell table:style-name="ce322" office:value-type="float" office:value="-0.2" calcext:value-type="float">
            <text:p>-0.20</text:p>
          </table:table-cell>
          <table:table-cell table:style-name="ce346" office:value-type="float" office:value="-0.28571429" calcext:value-type="float">
            <text:p>-0.29</text:p>
          </table:table-cell>
          <table:table-cell table:style-name="ce375"/>
          <table:table-cell table:style-name="ce399" office:value-type="float" office:value="-0.15" calcext:value-type="float">
            <text:p>-0.15</text:p>
          </table:table-cell>
          <table:table-cell table:style-name="ce423" office:value-type="float" office:value="-0.2" calcext:value-type="float">
            <text:p>-0.20</text:p>
          </table:table-cell>
          <table:table-cell table:style-name="ce448" office:value-type="float" office:value="-0.28571429" calcext:value-type="float">
            <text:p>-0.29</text:p>
          </table:table-cell>
          <table:table-cell table:style-name="ce472" office:value-type="float" office:value="-0.28571429" calcext:value-type="float">
            <text:p>-0.29</text:p>
          </table:table-cell>
          <table:table-cell table:style-name="ce497" office:value-type="float" office:value="-0.28571429" calcext:value-type="float">
            <text:p>-0.29</text:p>
          </table:table-cell>
          <table:table-cell/>
          <table:table-cell office:value-type="float" office:value="-0.28571429" calcext:value-type="float">
            <text:p>-0.28571429</text:p>
          </table:table-cell>
          <table:table-cell table:number-columns-repeated="2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270" office:value-type="float" office:value="0" calcext:value-type="float">
            <text:p>0.00</text:p>
          </table:table-cell>
          <table:table-cell table:style-name="ce294" office:value-type="float" office:value="-0.05" calcext:value-type="float">
            <text:p>-0.05</text:p>
          </table:table-cell>
          <table:table-cell table:style-name="ce322" office:value-type="float" office:value="-0.1" calcext:value-type="float">
            <text:p>-0.10</text:p>
          </table:table-cell>
          <table:table-cell table:style-name="ce346" office:value-type="float" office:value="0" calcext:value-type="float">
            <text:p>0.00</text:p>
          </table:table-cell>
          <table:table-cell table:style-name="ce375"/>
          <table:table-cell table:style-name="ce399" office:value-type="float" office:value="-0.05" calcext:value-type="float">
            <text:p>-0.05</text:p>
          </table:table-cell>
          <table:table-cell table:style-name="ce423" office:value-type="float" office:value="0" calcext:value-type="float">
            <text:p>0.00</text:p>
          </table:table-cell>
          <table:table-cell table:style-name="ce448" office:value-type="float" office:value="0" calcext:value-type="float">
            <text:p>0.00</text:p>
          </table:table-cell>
          <table:table-cell table:style-name="ce472" office:value-type="float" office:value="0" calcext:value-type="float">
            <text:p>0.00</text:p>
          </table:table-cell>
          <table:table-cell table:style-name="ce497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covered-table-cell table:style-name="ce141"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261" office:value-type="float" office:value="0.00125759" calcext:value-type="float">
            <text:p>0.00</text:p>
          </table:table-cell>
          <table:table-cell table:style-name="ce261" office:value-type="float" office:value="1.05178098" calcext:value-type="float">
            <text:p>1.05</text:p>
          </table:table-cell>
          <table:table-cell table:style-name="ce313" office:value-type="float" office:value="1.13082229" calcext:value-type="float">
            <text:p>1.13</text:p>
          </table:table-cell>
          <table:table-cell table:style-name="ce261" office:value-type="float" office:value="0.98193683" calcext:value-type="float">
            <text:p>0.98</text:p>
          </table:table-cell>
          <table:table-cell table:style-name="ce366"/>
          <table:table-cell table:style-name="ce313" office:value-type="float" office:value="0" calcext:value-type="float">
            <text:p>0.00</text:p>
          </table:table-cell>
          <table:table-cell table:style-name="ce261" office:value-type="float" office:value="0" calcext:value-type="float">
            <text:p>0.00</text:p>
          </table:table-cell>
          <table:table-cell table:style-name="ce313" office:value-type="float" office:value="0" calcext:value-type="float">
            <text:p>0.00</text:p>
          </table:table-cell>
          <table:table-cell table:style-name="ce261" office:value-type="float" office:value="0" calcext:value-type="float">
            <text:p>0.00</text:p>
          </table:table-cell>
          <table:table-cell table:style-name="ce313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43" office:value-type="string" calcext:value-type="string" table:number-columns-spanned="1" table:number-rows-spanned="4">
            <text:p>Missing Building DIM16 to ALS14</text:p>
          </table:table-cell>
          <table:table-cell table:style-name="ce148" office:value-type="string" calcext:value-type="string">
            <text:p>x</text:p>
          </table:table-cell>
          <table:table-cell table:style-name="ce152" office:value-type="float" office:value="-0.013" calcext:value-type="float">
            <text:p>-0.01</text:p>
          </table:table-cell>
          <table:table-cell table:style-name="ce271" office:value-type="float" office:value="0.35" calcext:value-type="float">
            <text:p>0.35</text:p>
          </table:table-cell>
          <table:table-cell table:style-name="ce295" office:value-type="float" office:value="0.05" calcext:value-type="float">
            <text:p>0.05</text:p>
          </table:table-cell>
          <table:table-cell table:style-name="ce323" office:value-type="float" office:value="-0.2" calcext:value-type="float">
            <text:p>-0.20</text:p>
          </table:table-cell>
          <table:table-cell table:style-name="ce347" office:value-type="float" office:value="-0.14285714" calcext:value-type="float">
            <text:p>-0.14</text:p>
          </table:table-cell>
          <table:table-cell table:style-name="ce376"/>
          <table:table-cell table:style-name="ce400" office:value-type="float" office:value="0" calcext:value-type="float">
            <text:p>0.00</text:p>
          </table:table-cell>
          <table:table-cell table:style-name="ce424" office:value-type="float" office:value="0" calcext:value-type="float">
            <text:p>0.00</text:p>
          </table:table-cell>
          <table:table-cell table:style-name="ce449" office:value-type="float" office:value="-0.14285714" calcext:value-type="float">
            <text:p>-0.14</text:p>
          </table:table-cell>
          <table:table-cell table:style-name="ce473" office:value-type="float" office:value="-0.28571429" calcext:value-type="float">
            <text:p>-0.29</text:p>
          </table:table-cell>
          <table:table-cell table:style-name="ce498" office:value-type="float" office:value="-0.28571429" calcext:value-type="float">
            <text:p>-0.29</text:p>
          </table:table-cell>
          <table:table-cell office:value-type="string" calcext:value-type="string">
            <text:p>'Missing Building_dim16' aligned to 'Missing Building_als14'</text:p>
          </table:table-cell>
          <table:table-cell office:value-type="float" office:value="-0.28571429" calcext:value-type="float">
            <text:p>-0.28571429</text:p>
          </table:table-cell>
          <table:table-cell table:number-columns-repeated="2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153" office:value-type="float" office:value="-0.016" calcext:value-type="float">
            <text:p>-0.02</text:p>
          </table:table-cell>
          <table:table-cell table:style-name="ce272" office:value-type="float" office:value="0.1" calcext:value-type="float">
            <text:p>0.10</text:p>
          </table:table-cell>
          <table:table-cell table:style-name="ce296" office:value-type="float" office:value="-0.1" calcext:value-type="float">
            <text:p>-0.10</text:p>
          </table:table-cell>
          <table:table-cell table:style-name="ce324" office:value-type="float" office:value="-0.1" calcext:value-type="float">
            <text:p>-0.10</text:p>
          </table:table-cell>
          <table:table-cell table:style-name="ce348" office:value-type="float" office:value="-0.14285714" calcext:value-type="float">
            <text:p>-0.14</text:p>
          </table:table-cell>
          <table:table-cell table:style-name="ce377"/>
          <table:table-cell table:style-name="ce401" office:value-type="float" office:value="-0.1" calcext:value-type="float">
            <text:p>-0.10</text:p>
          </table:table-cell>
          <table:table-cell table:style-name="ce425" office:value-type="float" office:value="-0.2" calcext:value-type="float">
            <text:p>-0.20</text:p>
          </table:table-cell>
          <table:table-cell table:style-name="ce450" office:value-type="float" office:value="-0.14285714" calcext:value-type="float">
            <text:p>-0.14</text:p>
          </table:table-cell>
          <table:table-cell table:style-name="ce474" office:value-type="float" office:value="-0.28571429" calcext:value-type="float">
            <text:p>-0.29</text:p>
          </table:table-cell>
          <table:table-cell table:style-name="ce499" office:value-type="float" office:value="-0.28571429" calcext:value-type="float">
            <text:p>-0.29</text:p>
          </table:table-cell>
          <table:table-cell/>
          <table:table-cell office:value-type="float" office:value="-0.28571429" calcext:value-type="float">
            <text:p>-0.28571429</text:p>
          </table:table-cell>
          <table:table-cell table:number-columns-repeated="2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table:style-name="ce153" office:value-type="float" office:value="0.174" calcext:value-type="float">
            <text:p>0.17</text:p>
          </table:table-cell>
          <table:table-cell table:style-name="ce272" office:value-type="float" office:value="0.05" calcext:value-type="float">
            <text:p>0.05</text:p>
          </table:table-cell>
          <table:table-cell table:style-name="ce296" office:value-type="float" office:value="0" calcext:value-type="float">
            <text:p>0.00</text:p>
          </table:table-cell>
          <table:table-cell table:style-name="ce324" office:value-type="float" office:value="-0.1" calcext:value-type="float">
            <text:p>-0.10</text:p>
          </table:table-cell>
          <table:table-cell table:style-name="ce348" office:value-type="float" office:value="-0.14285714" calcext:value-type="float">
            <text:p>-0.14</text:p>
          </table:table-cell>
          <table:table-cell table:style-name="ce377"/>
          <table:table-cell table:style-name="ce401" office:value-type="float" office:value="0" calcext:value-type="float">
            <text:p>0.00</text:p>
          </table:table-cell>
          <table:table-cell table:style-name="ce425" office:value-type="float" office:value="0" calcext:value-type="float">
            <text:p>0.00</text:p>
          </table:table-cell>
          <table:table-cell table:style-name="ce450" office:value-type="float" office:value="-0.14285714" calcext:value-type="float">
            <text:p>-0.14</text:p>
          </table:table-cell>
          <table:table-cell table:style-name="ce474" office:value-type="float" office:value="-0.14285714" calcext:value-type="float">
            <text:p>-0.14</text:p>
          </table:table-cell>
          <table:table-cell table:style-name="ce499" office:value-type="float" office:value="-0.14285714" calcext:value-type="float">
            <text:p>-0.14</text:p>
          </table:table-cell>
          <table:table-cell/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1">
          <table:table-cell/>
          <table:covered-table-cell table:style-name="ce141"/>
          <table:table-cell office:value-type="string" calcext:value-type="string">
            <text:p>mse</text:p>
          </table:table-cell>
          <table:table-cell table:style-name="ce251" office:value-type="float" office:value="0.0515903" calcext:value-type="float">
            <text:p>0.05</text:p>
          </table:table-cell>
          <table:table-cell office:value-type="float" office:value="0.00059023" calcext:value-type="float">
            <text:p>0.00</text:p>
          </table:table-cell>
          <table:table-cell office:value-type="float" office:value="0.99633938" calcext:value-type="float">
            <text:p>1.00</text:p>
          </table:table-cell>
          <table:table-cell office:value-type="float" office:value="1.05902085" calcext:value-type="float">
            <text:p>1.06</text:p>
          </table:table-cell>
          <table:table-cell office:value-type="float" office:value="1.1075075" calcext:value-type="float">
            <text:p>1.11</text:p>
          </table:table-cell>
          <table:table-cell/>
          <table:table-cell table:number-columns-repeated="5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42" office:value-type="string" calcext:value-type="string" table:number-columns-spanned="1" table:number-rows-spanned="4">
            <text:p>Missing Building</text:p>
          </table:table-cell>
          <table:table-cell table:style-name="ce148" office:value-type="string" calcext:value-type="string">
            <text:p>x</text:p>
          </table:table-cell>
          <table:table-cell office:value-type="float" office:value="0.023" calcext:value-type="float">
            <text:p>0.02</text:p>
          </table:table-cell>
          <table:table-cell table:style-name="ce273" office:value-type="float" office:value="-0.3" calcext:value-type="float">
            <text:p>-0.30</text:p>
          </table:table-cell>
          <table:table-cell table:style-name="ce297" office:value-type="float" office:value="-0.25" calcext:value-type="float">
            <text:p>-0.25</text:p>
          </table:table-cell>
          <table:table-cell table:style-name="ce325" office:value-type="float" office:value="-0.2" calcext:value-type="float">
            <text:p>-0.20</text:p>
          </table:table-cell>
          <table:table-cell table:style-name="ce349" office:value-type="float" office:value="-0.14285714" calcext:value-type="float">
            <text:p>-0.14</text:p>
          </table:table-cell>
          <table:table-cell table:style-name="ce378"/>
          <table:table-cell table:style-name="ce402" office:value-type="float" office:value="-0.2" calcext:value-type="float">
            <text:p>-0.20</text:p>
          </table:table-cell>
          <table:table-cell table:style-name="ce426" office:value-type="float" office:value="-0.7" calcext:value-type="float">
            <text:p>-0.70</text:p>
          </table:table-cell>
          <table:table-cell table:style-name="ce451" office:value-type="float" office:value="-0.42857143" calcext:value-type="float">
            <text:p>-0.43</text:p>
          </table:table-cell>
          <table:table-cell table:style-name="ce475" office:value-type="float" office:value="-0.28571429" calcext:value-type="float">
            <text:p>-0.29</text:p>
          </table:table-cell>
          <table:table-cell table:style-name="ce500" office:value-type="float" office:value="-0.28571429" calcext:value-type="float">
            <text:p>-0.29</text:p>
          </table:table-cell>
          <table:table-cell office:value-type="string" calcext:value-type="string">
            <text:p>'Missing Building_dim16' aligned to 'Missing Building_als16'</text:p>
          </table:table-cell>
          <table:table-cell office:value-type="float" office:value="-0.28571429" calcext:value-type="float">
            <text:p>-0.28571429</text:p>
          </table:table-cell>
          <table:table-cell table:number-columns-repeated="2"/>
        </table:table-row>
        <table:table-row table:style-name="ro3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24" calcext:value-type="float">
            <text:p>-0.02</text:p>
          </table:table-cell>
          <table:table-cell table:style-name="ce273" office:value-type="float" office:value="0.15" calcext:value-type="float">
            <text:p>0.15</text:p>
          </table:table-cell>
          <table:table-cell table:style-name="ce297" office:value-type="float" office:value="0.1" calcext:value-type="float">
            <text:p>0.10</text:p>
          </table:table-cell>
          <table:table-cell table:style-name="ce325" office:value-type="float" office:value="0" calcext:value-type="float">
            <text:p>0.00</text:p>
          </table:table-cell>
          <table:table-cell table:style-name="ce349" office:value-type="float" office:value="0" calcext:value-type="float">
            <text:p>0.00</text:p>
          </table:table-cell>
          <table:table-cell table:style-name="ce378"/>
          <table:table-cell table:style-name="ce402" office:value-type="float" office:value="0.1" calcext:value-type="float">
            <text:p>0.10</text:p>
          </table:table-cell>
          <table:table-cell table:style-name="ce426" office:value-type="float" office:value="0" calcext:value-type="float">
            <text:p>0.00</text:p>
          </table:table-cell>
          <table:table-cell table:style-name="ce451" office:value-type="float" office:value="0" calcext:value-type="float">
            <text:p>0.00</text:p>
          </table:table-cell>
          <table:table-cell table:style-name="ce475" office:value-type="float" office:value="-0.14285714" calcext:value-type="float">
            <text:p>-0.14</text:p>
          </table:table-cell>
          <table:table-cell table:style-name="ce500" office:value-type="float" office:value="-0.14285714" calcext:value-type="float">
            <text:p>-0.14</text:p>
          </table:table-cell>
          <table:table-cell/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3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.101" calcext:value-type="float">
            <text:p>0.10</text:p>
          </table:table-cell>
          <table:table-cell table:style-name="ce273" office:value-type="float" office:value="0" calcext:value-type="float">
            <text:p>0.00</text:p>
          </table:table-cell>
          <table:table-cell table:style-name="ce297" office:value-type="float" office:value="-0.05" calcext:value-type="float">
            <text:p>-0.05</text:p>
          </table:table-cell>
          <table:table-cell table:style-name="ce325" office:value-type="float" office:value="-0.1" calcext:value-type="float">
            <text:p>-0.10</text:p>
          </table:table-cell>
          <table:table-cell table:style-name="ce349" office:value-type="float" office:value="-0.14285714" calcext:value-type="float">
            <text:p>-0.14</text:p>
          </table:table-cell>
          <table:table-cell table:style-name="ce378"/>
          <table:table-cell table:style-name="ce402" office:value-type="float" office:value="-0.05" calcext:value-type="float">
            <text:p>-0.05</text:p>
          </table:table-cell>
          <table:table-cell table:style-name="ce426" office:value-type="float" office:value="-0.2" calcext:value-type="float">
            <text:p>-0.20</text:p>
          </table:table-cell>
          <table:table-cell table:style-name="ce451" office:value-type="float" office:value="-0.28571429" calcext:value-type="float">
            <text:p>-0.29</text:p>
          </table:table-cell>
          <table:table-cell table:style-name="ce475" office:value-type="float" office:value="-0.28571429" calcext:value-type="float">
            <text:p>-0.29</text:p>
          </table:table-cell>
          <table:table-cell table:style-name="ce500" office:value-type="float" office:value="-0.28571429" calcext:value-type="float">
            <text:p>-0.29</text:p>
          </table:table-cell>
          <table:table-cell/>
          <table:table-cell office:value-type="float" office:value="-0.28571429" calcext:value-type="float">
            <text:p>-0.28571429</text:p>
          </table:table-cell>
          <table:table-cell table:number-columns-repeated="2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2982" calcext:value-type="float">
            <text:p>0.13</text:p>
          </table:table-cell>
          <table:table-cell table:style-name="ce261" office:value-type="float" office:value="0.00567953" calcext:value-type="float">
            <text:p>0.01</text:p>
          </table:table-cell>
          <table:table-cell table:style-name="ce261" office:value-type="float" office:value="0.95147886" calcext:value-type="float">
            <text:p>0.95</text:p>
          </table:table-cell>
          <table:table-cell table:style-name="ce313" office:value-type="float" office:value="0.95751276" calcext:value-type="float">
            <text:p>0.96</text:p>
          </table:table-cell>
          <table:table-cell table:style-name="ce261" office:value-type="float" office:value="0.99362648" calcext:value-type="float">
            <text:p>0.99</text:p>
          </table:table-cell>
          <table:table-cell table:style-name="ce366"/>
          <table:table-cell table:style-name="ce313" office:value-type="float" office:value="0" calcext:value-type="float">
            <text:p>0.00</text:p>
          </table:table-cell>
          <table:table-cell table:style-name="ce261" office:value-type="float" office:value="0" calcext:value-type="float">
            <text:p>0.00</text:p>
          </table:table-cell>
          <table:table-cell table:style-name="ce313" office:value-type="float" office:value="0" calcext:value-type="float">
            <text:p>0.00</text:p>
          </table:table-cell>
          <table:table-cell table:style-name="ce261" office:value-type="float" office:value="0" calcext:value-type="float">
            <text:p>0.00</text:p>
          </table:table-cell>
          <table:table-cell table:style-name="ce313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38" office:value-type="string" calcext:value-type="string" table:number-columns-spanned="1" table:number-rows-spanned="4">
            <text:p>Road</text:p>
          </table:table-cell>
          <table:table-cell table:style-name="ce145" office:value-type="string" calcext:value-type="string">
            <text:p>x</text:p>
          </table:table-cell>
          <table:table-cell table:style-name="ce152" office:value-type="float" office:value="0.004" calcext:value-type="float">
            <text:p>0.00</text:p>
          </table:table-cell>
          <table:table-cell table:style-name="ce274" office:value-type="float" office:value="0" calcext:value-type="float">
            <text:p>0.00</text:p>
          </table:table-cell>
          <table:table-cell table:style-name="ce298" office:value-type="float" office:value="-0.1" calcext:value-type="float">
            <text:p>-0.10</text:p>
          </table:table-cell>
          <table:table-cell table:style-name="ce326" office:value-type="float" office:value="-0.2" calcext:value-type="float">
            <text:p>-0.20</text:p>
          </table:table-cell>
          <table:table-cell table:style-name="ce350" office:value-type="float" office:value="-0.14285714" calcext:value-type="float">
            <text:p>-0.14</text:p>
          </table:table-cell>
          <table:table-cell table:style-name="ce379"/>
          <table:table-cell table:style-name="ce403" office:value-type="float" office:value="-0.1" calcext:value-type="float">
            <text:p>-0.10</text:p>
          </table:table-cell>
          <table:table-cell table:style-name="ce427" office:value-type="float" office:value="-0.2" calcext:value-type="float">
            <text:p>-0.20</text:p>
          </table:table-cell>
          <table:table-cell table:style-name="ce452" office:value-type="float" office:value="-0.14285714" calcext:value-type="float">
            <text:p>-0.14</text:p>
          </table:table-cell>
          <table:table-cell table:style-name="ce476" office:value-type="float" office:value="-0.28571429" calcext:value-type="float">
            <text:p>-0.29</text:p>
          </table:table-cell>
          <table:table-cell table:style-name="ce501" office:value-type="float" office:value="-0.28571429" calcext:value-type="float">
            <text:p>-0.29</text:p>
          </table:table-cell>
          <table:table-cell office:value-type="string" calcext:value-type="string">
            <text:p>'Road_dim16' aligned to 'Road_als16'</text:p>
          </table:table-cell>
          <table:table-cell office:value-type="float" office:value="-0.28571429" calcext:value-type="float">
            <text:p>-0.28571429</text:p>
          </table:table-cell>
          <table:table-cell table:number-columns-repeated="2"/>
        </table:table-row>
        <table:table-row table:style-name="ro3">
          <table:table-cell/>
          <table:covered-table-cell/>
          <table:table-cell table:style-name="ce146" office:value-type="string" calcext:value-type="string">
            <text:p>y</text:p>
          </table:table-cell>
          <table:table-cell table:style-name="ce153" office:value-type="float" office:value="-0.012" calcext:value-type="float">
            <text:p>-0.01</text:p>
          </table:table-cell>
          <table:table-cell table:style-name="ce275" office:value-type="float" office:value="0.45" calcext:value-type="float">
            <text:p>0.45</text:p>
          </table:table-cell>
          <table:table-cell table:style-name="ce299" office:value-type="float" office:value="0.25" calcext:value-type="float">
            <text:p>0.25</text:p>
          </table:table-cell>
          <table:table-cell table:style-name="ce327" office:value-type="float" office:value="0" calcext:value-type="float">
            <text:p>0.00</text:p>
          </table:table-cell>
          <table:table-cell table:style-name="ce351" office:value-type="float" office:value="0.14285714" calcext:value-type="float">
            <text:p>0.14</text:p>
          </table:table-cell>
          <table:table-cell table:style-name="ce380"/>
          <table:table-cell table:style-name="ce404" office:value-type="float" office:value="0.25" calcext:value-type="float">
            <text:p>0.25</text:p>
          </table:table-cell>
          <table:table-cell table:style-name="ce428" office:value-type="float" office:value="0" calcext:value-type="float">
            <text:p>0.00</text:p>
          </table:table-cell>
          <table:table-cell table:style-name="ce453" office:value-type="float" office:value="0" calcext:value-type="float">
            <text:p>0.00</text:p>
          </table:table-cell>
          <table:table-cell table:style-name="ce477" office:value-type="float" office:value="0.14285714" calcext:value-type="float">
            <text:p>0.14</text:p>
          </table:table-cell>
          <table:table-cell table:style-name="ce502" office:value-type="float" office:value="0.14285714" calcext:value-type="float">
            <text:p>0.14</text:p>
          </table:table-cell>
          <table:table-cell/>
          <table:table-cell office:value-type="float" office:value="0.14285714" calcext:value-type="float">
            <text:p>0.14285714</text:p>
          </table:table-cell>
          <table:table-cell table:number-columns-repeated="2"/>
        </table:table-row>
        <table:table-row table:style-name="ro3">
          <table:table-cell/>
          <table:covered-table-cell/>
          <table:table-cell table:style-name="ce146" office:value-type="string" calcext:value-type="string">
            <text:p>z</text:p>
          </table:table-cell>
          <table:table-cell table:style-name="ce153" office:value-type="float" office:value="-0.005" calcext:value-type="float">
            <text:p>-0.01</text:p>
          </table:table-cell>
          <table:table-cell table:style-name="ce275" office:value-type="float" office:value="0" calcext:value-type="float">
            <text:p>0.00</text:p>
          </table:table-cell>
          <table:table-cell table:style-name="ce299" office:value-type="float" office:value="-0.05" calcext:value-type="float">
            <text:p>-0.05</text:p>
          </table:table-cell>
          <table:table-cell table:style-name="ce327" office:value-type="float" office:value="-0.1" calcext:value-type="float">
            <text:p>-0.10</text:p>
          </table:table-cell>
          <table:table-cell table:style-name="ce351" office:value-type="float" office:value="-0.14285714" calcext:value-type="float">
            <text:p>-0.14</text:p>
          </table:table-cell>
          <table:table-cell table:style-name="ce380"/>
          <table:table-cell table:style-name="ce404" office:value-type="float" office:value="-0.05" calcext:value-type="float">
            <text:p>-0.05</text:p>
          </table:table-cell>
          <table:table-cell table:style-name="ce428" office:value-type="float" office:value="-0.1" calcext:value-type="float">
            <text:p>-0.10</text:p>
          </table:table-cell>
          <table:table-cell table:style-name="ce453" office:value-type="float" office:value="-0.14285714" calcext:value-type="float">
            <text:p>-0.14</text:p>
          </table:table-cell>
          <table:table-cell table:style-name="ce477" office:value-type="float" office:value="-0.14285714" calcext:value-type="float">
            <text:p>-0.14</text:p>
          </table:table-cell>
          <table:table-cell table:style-name="ce502" office:value-type="float" office:value="-0.14285714" calcext:value-type="float">
            <text:p>-0.14</text:p>
          </table:table-cell>
          <table:table-cell/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1">
          <table:table-cell/>
          <table:covered-table-cell table:style-name="ce141"/>
          <table:table-cell table:style-name="ce147" office:value-type="string" calcext:value-type="string">
            <text:p>mse</text:p>
          </table:table-cell>
          <table:table-cell table:style-name="ce251" office:value-type="float" office:value="0.17952" calcext:value-type="float">
            <text:p>0.18</text:p>
          </table:table-cell>
          <table:table-cell office:value-type="float" office:value="0.01304775" calcext:value-type="float">
            <text:p>0.01</text:p>
          </table:table-cell>
          <table:table-cell office:value-type="float" office:value="1.00167391" calcext:value-type="float">
            <text:p>1.00</text:p>
          </table:table-cell>
          <table:table-cell office:value-type="float" office:value="1.12721758" calcext:value-type="float">
            <text:p>1.13</text:p>
          </table:table-cell>
          <table:table-cell office:value-type="float" office:value="1.24597835" calcext:value-type="float">
            <text:p>1.25</text:p>
          </table:table-cell>
          <table:table-cell/>
          <table:table-cell table:number-columns-repeated="5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42" office:value-type="string" calcext:value-type="string" table:number-columns-spanned="1" table:number-rows-spanned="4">
            <text:p>Xy Tower</text:p>
          </table:table-cell>
          <table:table-cell table:style-name="ce148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276" office:value-type="float" office:value="-0.15" calcext:value-type="float">
            <text:p>-0.15</text:p>
          </table:table-cell>
          <table:table-cell table:style-name="ce300" office:value-type="float" office:value="-0.1" calcext:value-type="float">
            <text:p>-0.10</text:p>
          </table:table-cell>
          <table:table-cell table:style-name="ce328" office:value-type="float" office:value="-0.2" calcext:value-type="float">
            <text:p>-0.20</text:p>
          </table:table-cell>
          <table:table-cell table:style-name="ce352" office:value-type="float" office:value="-0.14285714" calcext:value-type="float">
            <text:p>-0.14</text:p>
          </table:table-cell>
          <table:table-cell table:style-name="ce381"/>
          <table:table-cell table:style-name="ce405" office:value-type="float" office:value="-0.1" calcext:value-type="float">
            <text:p>-0.10</text:p>
          </table:table-cell>
          <table:table-cell table:style-name="ce429" office:value-type="float" office:value="-0.2" calcext:value-type="float">
            <text:p>-0.20</text:p>
          </table:table-cell>
          <table:table-cell table:style-name="ce454" office:value-type="float" office:value="-0.14285714" calcext:value-type="float">
            <text:p>-0.14</text:p>
          </table:table-cell>
          <table:table-cell table:style-name="ce478" office:value-type="float" office:value="-0.14285714" calcext:value-type="float">
            <text:p>-0.14</text:p>
          </table:table-cell>
          <table:table-cell table:style-name="ce503" office:value-type="float" office:value="-0.14285714" calcext:value-type="float">
            <text:p>-0.14</text:p>
          </table:table-cell>
          <table:table-cell office:value-type="string" calcext:value-type="string">
            <text:p>'Xy Tower_dim16' aligned to 'Xy Tower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3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276" office:value-type="float" office:value="0.5" calcext:value-type="float">
            <text:p>0.50</text:p>
          </table:table-cell>
          <table:table-cell table:style-name="ce300" office:value-type="float" office:value="0.15" calcext:value-type="float">
            <text:p>0.15</text:p>
          </table:table-cell>
          <table:table-cell table:style-name="ce328" office:value-type="float" office:value="0" calcext:value-type="float">
            <text:p>0.00</text:p>
          </table:table-cell>
          <table:table-cell table:style-name="ce352" office:value-type="float" office:value="0" calcext:value-type="float">
            <text:p>0.00</text:p>
          </table:table-cell>
          <table:table-cell table:style-name="ce381"/>
          <table:table-cell table:style-name="ce405" office:value-type="float" office:value="0.15" calcext:value-type="float">
            <text:p>0.15</text:p>
          </table:table-cell>
          <table:table-cell table:style-name="ce429" office:value-type="float" office:value="0" calcext:value-type="float">
            <text:p>0.00</text:p>
          </table:table-cell>
          <table:table-cell table:style-name="ce454" office:value-type="float" office:value="-0.14285714" calcext:value-type="float">
            <text:p>-0.14</text:p>
          </table:table-cell>
          <table:table-cell table:style-name="ce478" office:value-type="float" office:value="-0.14285714" calcext:value-type="float">
            <text:p>-0.14</text:p>
          </table:table-cell>
          <table:table-cell table:style-name="ce503" office:value-type="float" office:value="-0.14285714" calcext:value-type="float">
            <text:p>-0.14</text:p>
          </table:table-cell>
          <table:table-cell/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3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276" office:value-type="float" office:value="0" calcext:value-type="float">
            <text:p>0.00</text:p>
          </table:table-cell>
          <table:table-cell table:style-name="ce300" office:value-type="float" office:value="-0.05" calcext:value-type="float">
            <text:p>-0.05</text:p>
          </table:table-cell>
          <table:table-cell table:style-name="ce328" office:value-type="float" office:value="-0.1" calcext:value-type="float">
            <text:p>-0.10</text:p>
          </table:table-cell>
          <table:table-cell table:style-name="ce352" office:value-type="float" office:value="-0.14285714" calcext:value-type="float">
            <text:p>-0.14</text:p>
          </table:table-cell>
          <table:table-cell table:style-name="ce381"/>
          <table:table-cell table:style-name="ce405" office:value-type="float" office:value="-0.05" calcext:value-type="float">
            <text:p>-0.05</text:p>
          </table:table-cell>
          <table:table-cell table:style-name="ce429" office:value-type="float" office:value="-0.1" calcext:value-type="float">
            <text:p>-0.10</text:p>
          </table:table-cell>
          <table:table-cell table:style-name="ce454" office:value-type="float" office:value="-0.14285714" calcext:value-type="float">
            <text:p>-0.14</text:p>
          </table:table-cell>
          <table:table-cell table:style-name="ce478" office:value-type="float" office:value="-0.14285714" calcext:value-type="float">
            <text:p>-0.14</text:p>
          </table:table-cell>
          <table:table-cell table:style-name="ce503" office:value-type="float" office:value="-0.14285714" calcext:value-type="float">
            <text:p>-0.14</text:p>
          </table:table-cell>
          <table:table-cell/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/>
          <table:table-cell table:style-name="ce261" office:value-type="float" office:value="0.00864695" calcext:value-type="float">
            <text:p>0.01</text:p>
          </table:table-cell>
          <table:table-cell table:style-name="ce261" office:value-type="float" office:value="1.05390566" calcext:value-type="float">
            <text:p>1.05</text:p>
          </table:table-cell>
          <table:table-cell table:style-name="ce313" office:value-type="float" office:value="1.18467309" calcext:value-type="float">
            <text:p>1.18</text:p>
          </table:table-cell>
          <table:table-cell table:style-name="ce261" office:value-type="float" office:value="1.32217491" calcext:value-type="float">
            <text:p>1.32</text:p>
          </table:table-cell>
          <table:table-cell table:style-name="ce366"/>
          <table:table-cell table:style-name="ce313" office:value-type="float" office:value="0" calcext:value-type="float">
            <text:p>0.00</text:p>
          </table:table-cell>
          <table:table-cell table:style-name="ce261" office:value-type="float" office:value="0" calcext:value-type="float">
            <text:p>0.00</text:p>
          </table:table-cell>
          <table:table-cell table:style-name="ce313" office:value-type="float" office:value="0" calcext:value-type="float">
            <text:p>0.00</text:p>
          </table:table-cell>
          <table:table-cell table:style-name="ce261" office:value-type="float" office:value="0" calcext:value-type="float">
            <text:p>0.00</text:p>
          </table:table-cell>
          <table:table-cell table:style-name="ce313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38" office:value-type="string" calcext:value-type="string" table:number-columns-spanned="1" table:number-rows-spanned="4">
            <text:p>Xyz Square</text:p>
          </table:table-cell>
          <table:table-cell table:style-name="ce145" office:value-type="string" calcext:value-type="string">
            <text:p>x</text:p>
          </table:table-cell>
          <table:table-cell table:style-name="ce152" office:value-type="float" office:value="0.04" calcext:value-type="float">
            <text:p>0.04</text:p>
          </table:table-cell>
          <table:table-cell table:style-name="ce277" office:value-type="float" office:value="-0.2" calcext:value-type="float">
            <text:p>-0.20</text:p>
          </table:table-cell>
          <table:table-cell table:style-name="ce301" office:value-type="float" office:value="-0.1" calcext:value-type="float">
            <text:p>-0.10</text:p>
          </table:table-cell>
          <table:table-cell table:style-name="ce329" office:value-type="float" office:value="-0.2" calcext:value-type="float">
            <text:p>-0.20</text:p>
          </table:table-cell>
          <table:table-cell table:style-name="ce353" office:value-type="float" office:value="-0.14285714" calcext:value-type="float">
            <text:p>-0.14</text:p>
          </table:table-cell>
          <table:table-cell table:style-name="ce382"/>
          <table:table-cell table:style-name="ce406" office:value-type="float" office:value="-0.1" calcext:value-type="float">
            <text:p>-0.10</text:p>
          </table:table-cell>
          <table:table-cell table:style-name="ce430" office:value-type="float" office:value="0" calcext:value-type="float">
            <text:p>0.00</text:p>
          </table:table-cell>
          <table:table-cell table:style-name="ce455" office:value-type="float" office:value="-0.14285714" calcext:value-type="float">
            <text:p>-0.14</text:p>
          </table:table-cell>
          <table:table-cell table:style-name="ce479" office:value-type="float" office:value="-0.14285714" calcext:value-type="float">
            <text:p>-0.14</text:p>
          </table:table-cell>
          <table:table-cell table:style-name="ce504" office:value-type="float" office:value="-0.14285714" calcext:value-type="float">
            <text:p>-0.14</text:p>
          </table:table-cell>
          <table:table-cell office:value-type="string" calcext:value-type="string">
            <text:p>'Xyz Square_dim16' aligned to 'Xyz Square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3">
          <table:table-cell/>
          <table:covered-table-cell/>
          <table:table-cell table:style-name="ce146" office:value-type="string" calcext:value-type="string">
            <text:p>y</text:p>
          </table:table-cell>
          <table:table-cell table:style-name="ce153" office:value-type="float" office:value="-0.007" calcext:value-type="float">
            <text:p>-0.01</text:p>
          </table:table-cell>
          <table:table-cell table:style-name="ce278" office:value-type="float" office:value="0.15" calcext:value-type="float">
            <text:p>0.15</text:p>
          </table:table-cell>
          <table:table-cell table:style-name="ce302" office:value-type="float" office:value="0.1" calcext:value-type="float">
            <text:p>0.10</text:p>
          </table:table-cell>
          <table:table-cell table:style-name="ce330" office:value-type="float" office:value="0" calcext:value-type="float">
            <text:p>0.00</text:p>
          </table:table-cell>
          <table:table-cell table:style-name="ce354" office:value-type="float" office:value="0" calcext:value-type="float">
            <text:p>0.00</text:p>
          </table:table-cell>
          <table:table-cell table:style-name="ce383"/>
          <table:table-cell table:style-name="ce407" office:value-type="float" office:value="0.1" calcext:value-type="float">
            <text:p>0.10</text:p>
          </table:table-cell>
          <table:table-cell table:style-name="ce431" office:value-type="float" office:value="0" calcext:value-type="float">
            <text:p>0.00</text:p>
          </table:table-cell>
          <table:table-cell table:style-name="ce456" office:value-type="float" office:value="0" calcext:value-type="float">
            <text:p>0.00</text:p>
          </table:table-cell>
          <table:table-cell table:style-name="ce480" office:value-type="float" office:value="0" calcext:value-type="float">
            <text:p>0.00</text:p>
          </table:table-cell>
          <table:table-cell table:style-name="ce505" office:value-type="float" office:value="0.14285714" calcext:value-type="float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covered-table-cell/>
          <table:table-cell table:style-name="ce146" office:value-type="string" calcext:value-type="string">
            <text:p>z</text:p>
          </table:table-cell>
          <table:table-cell table:style-name="ce153" office:value-type="float" office:value="0.105" calcext:value-type="float">
            <text:p>0.11</text:p>
          </table:table-cell>
          <table:table-cell table:style-name="ce278" office:value-type="float" office:value="0" calcext:value-type="float">
            <text:p>0.00</text:p>
          </table:table-cell>
          <table:table-cell table:style-name="ce302" office:value-type="float" office:value="-0.05" calcext:value-type="float">
            <text:p>-0.05</text:p>
          </table:table-cell>
          <table:table-cell table:style-name="ce330" office:value-type="float" office:value="-0.1" calcext:value-type="float">
            <text:p>-0.10</text:p>
          </table:table-cell>
          <table:table-cell table:style-name="ce354" office:value-type="float" office:value="-0.14285714" calcext:value-type="float">
            <text:p>-0.14</text:p>
          </table:table-cell>
          <table:table-cell table:style-name="ce383"/>
          <table:table-cell table:style-name="ce407" office:value-type="float" office:value="-0.05" calcext:value-type="float">
            <text:p>-0.05</text:p>
          </table:table-cell>
          <table:table-cell table:style-name="ce431" office:value-type="float" office:value="-0.1" calcext:value-type="float">
            <text:p>-0.10</text:p>
          </table:table-cell>
          <table:table-cell table:style-name="ce456" office:value-type="float" office:value="-0.14285714" calcext:value-type="float">
            <text:p>-0.14</text:p>
          </table:table-cell>
          <table:table-cell table:style-name="ce480" office:value-type="float" office:value="-0.14285714" calcext:value-type="float">
            <text:p>-0.14</text:p>
          </table:table-cell>
          <table:table-cell table:style-name="ce505" office:value-type="float" office:value="-0.14285714" calcext:value-type="float">
            <text:p>-0.14</text:p>
          </table:table-cell>
          <table:table-cell/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1">
          <table:table-cell/>
          <table:covered-table-cell table:style-name="ce141"/>
          <table:table-cell table:style-name="ce147" office:value-type="string" calcext:value-type="string">
            <text:p>mse</text:p>
          </table:table-cell>
          <table:table-cell table:style-name="ce251" office:value-type="float" office:value="0.109799" calcext:value-type="float">
            <text:p>0.11</text:p>
          </table:table-cell>
          <table:table-cell office:value-type="float" office:value="0.01255575" calcext:value-type="float">
            <text:p>0.01</text:p>
          </table:table-cell>
          <table:table-cell office:value-type="float" office:value="1.04614463" calcext:value-type="float">
            <text:p>1.05</text:p>
          </table:table-cell>
          <table:table-cell office:value-type="float" office:value="1.16950494" calcext:value-type="float">
            <text:p>1.17</text:p>
          </table:table-cell>
          <table:table-cell office:value-type="float" office:value="1.30844344" calcext:value-type="float">
            <text:p>1.31</text:p>
          </table:table-cell>
          <table:table-cell/>
          <table:table-cell table:number-columns-repeated="5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42" office:value-type="string" calcext:value-type="string" table:number-columns-spanned="1" table:number-rows-spanned="4">
            <text:p>Xz Hall</text:p>
          </table:table-cell>
          <table:table-cell table:style-name="ce148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279" office:value-type="float" office:value="0.2" calcext:value-type="float">
            <text:p>0.20</text:p>
          </table:table-cell>
          <table:table-cell table:style-name="ce303" office:value-type="float" office:value="-0.05" calcext:value-type="float">
            <text:p>-0.05</text:p>
          </table:table-cell>
          <table:table-cell table:style-name="ce331" office:value-type="float" office:value="-0.2" calcext:value-type="float">
            <text:p>-0.20</text:p>
          </table:table-cell>
          <table:table-cell table:style-name="ce355" office:value-type="float" office:value="-0.28571429" calcext:value-type="float">
            <text:p>-0.29</text:p>
          </table:table-cell>
          <table:table-cell table:style-name="ce384"/>
          <table:table-cell table:style-name="ce408" office:value-type="float" office:value="-0.15" calcext:value-type="float">
            <text:p>-0.15</text:p>
          </table:table-cell>
          <table:table-cell table:style-name="ce432" office:value-type="float" office:value="-0.2" calcext:value-type="float">
            <text:p>-0.20</text:p>
          </table:table-cell>
          <table:table-cell table:style-name="ce457" office:value-type="float" office:value="-0.28571429" calcext:value-type="float">
            <text:p>-0.29</text:p>
          </table:table-cell>
          <table:table-cell table:style-name="ce481" office:value-type="float" office:value="-0.28571429" calcext:value-type="float">
            <text:p>-0.29</text:p>
          </table:table-cell>
          <table:table-cell table:style-name="ce506" office:value-type="float" office:value="-0.28571429" calcext:value-type="float">
            <text:p>-0.29</text:p>
          </table:table-cell>
          <table:table-cell office:value-type="string" calcext:value-type="string">
            <text:p>'Xz Hall_dim16' aligned to 'Xz Hall_als16'</text:p>
          </table:table-cell>
          <table:table-cell office:value-type="float" office:value="-0.28571429" calcext:value-type="float">
            <text:p>-0.28571429</text:p>
          </table:table-cell>
          <table:table-cell table:number-columns-repeated="2"/>
        </table:table-row>
        <table:table-row table:style-name="ro3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279" office:value-type="float" office:value="0.05" calcext:value-type="float">
            <text:p>0.05</text:p>
          </table:table-cell>
          <table:table-cell table:style-name="ce303" office:value-type="float" office:value="0.05" calcext:value-type="float">
            <text:p>0.05</text:p>
          </table:table-cell>
          <table:table-cell table:style-name="ce331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84"/>
          <table:table-cell table:style-name="ce408" office:value-type="float" office:value="0.05" calcext:value-type="float">
            <text:p>0.05</text:p>
          </table:table-cell>
          <table:table-cell table:style-name="ce432" office:value-type="float" office:value="0" calcext:value-type="float">
            <text:p>0.00</text:p>
          </table:table-cell>
          <table:table-cell table:style-name="ce457" office:value-type="float" office:value="0" calcext:value-type="float">
            <text:p>0.00</text:p>
          </table:table-cell>
          <table:table-cell table:style-name="ce481" office:value-type="float" office:value="0" calcext:value-type="float">
            <text:p>0.00</text:p>
          </table:table-cell>
          <table:table-cell table:style-name="ce506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279" office:value-type="float" office:value="0" calcext:value-type="float">
            <text:p>0.00</text:p>
          </table:table-cell>
          <table:table-cell table:style-name="ce303" office:value-type="float" office:value="-0.05" calcext:value-type="float">
            <text:p>-0.05</text:p>
          </table:table-cell>
          <table:table-cell table:style-name="ce331" office:value-type="float" office:value="-0.1" calcext:value-type="float">
            <text:p>-0.10</text:p>
          </table:table-cell>
          <table:table-cell table:style-name="ce355" office:value-type="float" office:value="-0.14285714" calcext:value-type="float">
            <text:p>-0.14</text:p>
          </table:table-cell>
          <table:table-cell table:style-name="ce384"/>
          <table:table-cell table:style-name="ce408" office:value-type="float" office:value="-0.05" calcext:value-type="float">
            <text:p>-0.05</text:p>
          </table:table-cell>
          <table:table-cell table:style-name="ce432" office:value-type="float" office:value="-0.1" calcext:value-type="float">
            <text:p>-0.10</text:p>
          </table:table-cell>
          <table:table-cell table:style-name="ce457" office:value-type="float" office:value="-0.14285714" calcext:value-type="float">
            <text:p>-0.14</text:p>
          </table:table-cell>
          <table:table-cell table:style-name="ce481" office:value-type="float" office:value="-0.14285714" calcext:value-type="float">
            <text:p>-0.14</text:p>
          </table:table-cell>
          <table:table-cell table:style-name="ce506" office:value-type="float" office:value="-0.14285714" calcext:value-type="float">
            <text:p>-0.14</text:p>
          </table:table-cell>
          <table:table-cell/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261" office:value-type="float" office:value="0.01114507" calcext:value-type="float">
            <text:p>0.01</text:p>
          </table:table-cell>
          <table:table-cell table:style-name="ce261" office:value-type="float" office:value="1.01403519" calcext:value-type="float">
            <text:p>1.01</text:p>
          </table:table-cell>
          <table:table-cell table:style-name="ce313" office:value-type="float" office:value="1.09915328" calcext:value-type="float">
            <text:p>1.10</text:p>
          </table:table-cell>
          <table:table-cell table:style-name="ce261" office:value-type="float" office:value="1.20975766" calcext:value-type="float">
            <text:p>1.21</text:p>
          </table:table-cell>
          <table:table-cell table:style-name="ce366"/>
          <table:table-cell table:style-name="ce313" office:value-type="float" office:value="0" calcext:value-type="float">
            <text:p>0.00</text:p>
          </table:table-cell>
          <table:table-cell table:style-name="ce261" office:value-type="float" office:value="0" calcext:value-type="float">
            <text:p>0.00</text:p>
          </table:table-cell>
          <table:table-cell table:style-name="ce313" office:value-type="float" office:value="0" calcext:value-type="float">
            <text:p>0.00</text:p>
          </table:table-cell>
          <table:table-cell table:style-name="ce261" office:value-type="float" office:value="0" calcext:value-type="float">
            <text:p>0.00</text:p>
          </table:table-cell>
          <table:table-cell table:style-name="ce313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38" office:value-type="string" calcext:value-type="string" table:number-columns-spanned="1" table:number-rows-spanned="4">
            <text:p>Yz Houses</text:p>
          </table:table-cell>
          <table:table-cell table:style-name="ce145" office:value-type="string" calcext:value-type="string">
            <text:p>x</text:p>
          </table:table-cell>
          <table:table-cell table:style-name="ce152" office:value-type="float" office:value="-0.046" calcext:value-type="float">
            <text:p>-0.05</text:p>
          </table:table-cell>
          <table:table-cell table:style-name="ce280" office:value-type="float" office:value="-0.1" calcext:value-type="float">
            <text:p>-0.10</text:p>
          </table:table-cell>
          <table:table-cell table:style-name="ce304" office:value-type="float" office:value="-0.1" calcext:value-type="float">
            <text:p>-0.10</text:p>
          </table:table-cell>
          <table:table-cell table:style-name="ce332" office:value-type="float" office:value="0" calcext:value-type="float">
            <text:p>0.00</text:p>
          </table:table-cell>
          <table:table-cell table:style-name="ce356" office:value-type="float" office:value="-0.14285714" calcext:value-type="float">
            <text:p>-0.14</text:p>
          </table:table-cell>
          <table:table-cell table:style-name="ce385"/>
          <table:table-cell table:style-name="ce409" office:value-type="float" office:value="0" calcext:value-type="float">
            <text:p>0.00</text:p>
          </table:table-cell>
          <table:table-cell table:style-name="ce433" office:value-type="float" office:value="-0.2" calcext:value-type="float">
            <text:p>-0.20</text:p>
          </table:table-cell>
          <table:table-cell table:style-name="ce458" office:value-type="float" office:value="-0.14285714" calcext:value-type="float">
            <text:p>-0.14</text:p>
          </table:table-cell>
          <table:table-cell table:style-name="ce482" office:value-type="float" office:value="-0.14285714" calcext:value-type="float">
            <text:p>-0.14</text:p>
          </table:table-cell>
          <table:table-cell table:style-name="ce507" office:value-type="float" office:value="-0.14285714" calcext:value-type="float">
            <text:p>-0.14</text:p>
          </table:table-cell>
          <table:table-cell office:value-type="string" calcext:value-type="string">
            <text:p>'Yz Houses_dim16' aligned to 'Yz Houses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3">
          <table:table-cell/>
          <table:covered-table-cell/>
          <table:table-cell table:style-name="ce146" office:value-type="string" calcext:value-type="string">
            <text:p>y</text:p>
          </table:table-cell>
          <table:table-cell table:style-name="ce153" office:value-type="float" office:value="-0.001" calcext:value-type="float">
            <text:p>0.00</text:p>
          </table:table-cell>
          <table:table-cell table:style-name="ce281" office:value-type="float" office:value="0.1" calcext:value-type="float">
            <text:p>0.10</text:p>
          </table:table-cell>
          <table:table-cell table:style-name="ce305" office:value-type="float" office:value="0.05" calcext:value-type="float">
            <text:p>0.05</text:p>
          </table:table-cell>
          <table:table-cell table:style-name="ce333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86"/>
          <table:table-cell table:style-name="ce410" office:value-type="float" office:value="0" calcext:value-type="float">
            <text:p>0.00</text:p>
          </table:table-cell>
          <table:table-cell table:style-name="ce434" office:value-type="float" office:value="0" calcext:value-type="float">
            <text:p>0.00</text:p>
          </table:table-cell>
          <table:table-cell table:style-name="ce459" office:value-type="float" office:value="-0.14285714" calcext:value-type="float">
            <text:p>-0.14</text:p>
          </table:table-cell>
          <table:table-cell table:style-name="ce483" office:value-type="float" office:value="-0.14285714" calcext:value-type="float">
            <text:p>-0.14</text:p>
          </table:table-cell>
          <table:table-cell table:style-name="ce508" office:value-type="float" office:value="-0.14285714" calcext:value-type="float">
            <text:p>-0.14</text:p>
          </table:table-cell>
          <table:table-cell/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3">
          <table:table-cell/>
          <table:covered-table-cell/>
          <table:table-cell table:style-name="ce146" office:value-type="string" calcext:value-type="string">
            <text:p>z</text:p>
          </table:table-cell>
          <table:table-cell table:style-name="ce153" office:value-type="float" office:value="0.024" calcext:value-type="float">
            <text:p>0.02</text:p>
          </table:table-cell>
          <table:table-cell table:style-name="ce281" office:value-type="float" office:value="0.05" calcext:value-type="float">
            <text:p>0.05</text:p>
          </table:table-cell>
          <table:table-cell table:style-name="ce305" office:value-type="float" office:value="0" calcext:value-type="float">
            <text:p>0.00</text:p>
          </table:table-cell>
          <table:table-cell table:style-name="ce333" office:value-type="float" office:value="-0.1" calcext:value-type="float">
            <text:p>-0.10</text:p>
          </table:table-cell>
          <table:table-cell table:style-name="ce357" office:value-type="float" office:value="-0.14285714" calcext:value-type="float">
            <text:p>-0.14</text:p>
          </table:table-cell>
          <table:table-cell table:style-name="ce386"/>
          <table:table-cell table:style-name="ce410" office:value-type="float" office:value="0" calcext:value-type="float">
            <text:p>0.00</text:p>
          </table:table-cell>
          <table:table-cell table:style-name="ce434" office:value-type="float" office:value="-0.1" calcext:value-type="float">
            <text:p>-0.10</text:p>
          </table:table-cell>
          <table:table-cell table:style-name="ce459" office:value-type="float" office:value="-0.14285714" calcext:value-type="float">
            <text:p>-0.14</text:p>
          </table:table-cell>
          <table:table-cell table:style-name="ce483" office:value-type="float" office:value="-0.14285714" calcext:value-type="float">
            <text:p>-0.14</text:p>
          </table:table-cell>
          <table:table-cell table:style-name="ce508" office:value-type="float" office:value="-0.14285714" calcext:value-type="float">
            <text:p>-0.14</text:p>
          </table:table-cell>
          <table:table-cell/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1">
          <table:table-cell/>
          <table:covered-table-cell table:style-name="ce141"/>
          <table:table-cell table:style-name="ce147" office:value-type="string" calcext:value-type="string">
            <text:p>mse</text:p>
          </table:table-cell>
          <table:table-cell table:style-name="ce251" office:value-type="float" office:value="0.301078" calcext:value-type="float">
            <text:p>0.30</text:p>
          </table:table-cell>
          <table:table-cell office:value-type="float" office:value="0.00813193" calcext:value-type="float">
            <text:p>0.01</text:p>
          </table:table-cell>
          <table:table-cell office:value-type="float" office:value="1.0010383" calcext:value-type="float">
            <text:p>1.00</text:p>
          </table:table-cell>
          <table:table-cell office:value-type="float" office:value="1.08768297" calcext:value-type="float">
            <text:p>1.09</text:p>
          </table:table-cell>
          <table:table-cell office:value-type="float" office:value="1.1700727" calcext:value-type="float">
            <text:p>1.17</text:p>
          </table:table-cell>
          <table:table-cell/>
          <table:table-cell table:number-columns-repeated="5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table:style-name="ce142" office:value-type="string" calcext:value-type="string" table:number-columns-spanned="1" table:number-rows-spanned="4">
            <text:p>Yz Street</text:p>
          </table:table-cell>
          <table:table-cell table:style-name="ce148" office:value-type="string" calcext:value-type="string">
            <text:p>x</text:p>
          </table:table-cell>
          <table:table-cell table:style-name="ce253" office:value-type="float" office:value="0.082154534757" calcext:value-type="float">
            <text:p>0.08</text:p>
          </table:table-cell>
          <table:table-cell table:style-name="ce282" office:value-type="float" office:value="0" calcext:value-type="float">
            <text:p>0.00</text:p>
          </table:table-cell>
          <table:table-cell table:style-name="ce306" office:value-type="float" office:value="0.2" calcext:value-type="float">
            <text:p>0.20</text:p>
          </table:table-cell>
          <table:table-cell table:style-name="ce334" office:value-type="float" office:value="0" calcext:value-type="float">
            <text:p>0.00</text:p>
          </table:table-cell>
          <table:table-cell table:style-name="ce358" office:value-type="float" office:value="0.14285714" calcext:value-type="float">
            <text:p>0.14</text:p>
          </table:table-cell>
          <table:table-cell table:style-name="ce387"/>
          <table:table-cell table:style-name="ce411" office:value-type="float" office:value="0.2" calcext:value-type="float">
            <text:p>0.20</text:p>
          </table:table-cell>
          <table:table-cell table:style-name="ce435" office:value-type="float" office:value="0" calcext:value-type="float">
            <text:p>0.00</text:p>
          </table:table-cell>
          <table:table-cell table:style-name="ce460" office:value-type="float" office:value="0" calcext:value-type="float">
            <text:p>0.00</text:p>
          </table:table-cell>
          <table:table-cell table:style-name="ce484" office:value-type="float" office:value="-0.14285714" calcext:value-type="float">
            <text:p>-0.14</text:p>
          </table:table-cell>
          <table:table-cell table:style-name="ce509" office:value-type="float" office:value="-0.14285714" calcext:value-type="float">
            <text:p>-0.14</text:p>
          </table:table-cell>
          <table:table-cell office:value-type="string" calcext:value-type="string">
            <text:p>'Yz Street_dim16' aligned to 'Yz Street_als16'</text:p>
          </table:table-cell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3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282" office:value-type="float" office:value="0.2" calcext:value-type="float">
            <text:p>0.20</text:p>
          </table:table-cell>
          <table:table-cell table:style-name="ce306" office:value-type="float" office:value="-0.9" calcext:value-type="float">
            <text:p>-0.90</text:p>
          </table:table-cell>
          <table:table-cell table:style-name="ce334" office:value-type="float" office:value="-0.7" calcext:value-type="float">
            <text:p>-0.70</text:p>
          </table:table-cell>
          <table:table-cell table:style-name="ce359" office:value-type="float" office:value="-0.57142857" calcext:value-type="float">
            <text:p>-0.57</text:p>
          </table:table-cell>
          <table:table-cell table:style-name="ce387"/>
          <table:table-cell table:style-name="ce411" office:value-type="float" office:value="-0.9" calcext:value-type="float">
            <text:p>-0.90</text:p>
          </table:table-cell>
          <table:table-cell table:style-name="ce436" office:value-type="float" office:value="-0.2" calcext:value-type="float">
            <text:p>-0.20</text:p>
          </table:table-cell>
          <table:table-cell table:style-name="ce460" office:value-type="float" office:value="-0.14285714" calcext:value-type="float">
            <text:p>-0.14</text:p>
          </table:table-cell>
          <table:table-cell table:style-name="ce485" office:value-type="float" office:value="-0.14285714" calcext:value-type="float">
            <text:p>-0.14</text:p>
          </table:table-cell>
          <table:table-cell table:style-name="ce509" office:value-type="float" office:value="0" calcext:value-type="float">
            <text:p>0.00</text:p>
          </table:table-cell>
          <table:table-cell/>
          <table:table-cell office:value-type="float" office:value="-0.14285714" calcext:value-type="float">
            <text:p>-0.14285714</text:p>
          </table:table-cell>
          <table:table-cell table:number-columns-repeated="2"/>
        </table:table-row>
        <table:table-row table:style-name="ro3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282" office:value-type="float" office:value="0.05" calcext:value-type="float">
            <text:p>0.05</text:p>
          </table:table-cell>
          <table:table-cell table:style-name="ce306" office:value-type="float" office:value="-0.05" calcext:value-type="float">
            <text:p>-0.05</text:p>
          </table:table-cell>
          <table:table-cell table:style-name="ce334" office:value-type="float" office:value="-0.1" calcext:value-type="float">
            <text:p>-0.10</text:p>
          </table:table-cell>
          <table:table-cell table:style-name="ce359" office:value-type="float" office:value="-0.14285714" calcext:value-type="float">
            <text:p>-0.14</text:p>
          </table:table-cell>
          <table:table-cell table:style-name="ce387"/>
          <table:table-cell table:style-name="ce411" office:value-type="float" office:value="-0.05" calcext:value-type="float">
            <text:p>-0.05</text:p>
          </table:table-cell>
          <table:table-cell table:style-name="ce436" office:value-type="float" office:value="-0.1" calcext:value-type="float">
            <text:p>-0.10</text:p>
          </table:table-cell>
          <table:table-cell table:style-name="ce460" office:value-type="float" office:value="-0.14285714" calcext:value-type="float">
            <text:p>-0.14</text:p>
          </table:table-cell>
          <table:table-cell table:style-name="ce485" office:value-type="float" office:value="-0.28571429" calcext:value-type="float">
            <text:p>-0.29</text:p>
          </table:table-cell>
          <table:table-cell table:style-name="ce509" office:value-type="float" office:value="-0.28571429" calcext:value-type="float">
            <text:p>-0.29</text:p>
          </table:table-cell>
          <table:table-cell/>
          <table:table-cell office:value-type="float" office:value="-0.28571429" calcext:value-type="float">
            <text:p>-0.28571429</text:p>
          </table:table-cell>
          <table:table-cell table:number-columns-repeated="2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table:style-name="ce254" office:value-type="float" office:value="0.358" calcext:value-type="float">
            <text:p>0.36</text:p>
          </table:table-cell>
          <table:table-cell table:style-name="ce261" office:value-type="float" office:value="0.01095881" calcext:value-type="float">
            <text:p>0.01</text:p>
          </table:table-cell>
          <table:table-cell table:style-name="ce261" office:value-type="float" office:value="0.84302687" calcext:value-type="float">
            <text:p>0.84</text:p>
          </table:table-cell>
          <table:table-cell table:style-name="ce313" office:value-type="float" office:value="0.92886371" calcext:value-type="float">
            <text:p>0.93</text:p>
          </table:table-cell>
          <table:table-cell table:style-name="ce261" office:value-type="float" office:value="1.01674025" calcext:value-type="float">
            <text:p>1.02</text:p>
          </table:table-cell>
          <table:table-cell table:style-name="ce366"/>
          <table:table-cell table:style-name="ce313" office:value-type="float" office:value="0" calcext:value-type="float">
            <text:p>0.00</text:p>
          </table:table-cell>
          <table:table-cell table:style-name="ce261" office:value-type="float" office:value="0" calcext:value-type="float">
            <text:p>0.00</text:p>
          </table:table-cell>
          <table:table-cell table:style-name="ce313" office:value-type="float" office:value="0" calcext:value-type="float">
            <text:p>0.00</text:p>
          </table:table-cell>
          <table:table-cell table:style-name="ce261" office:value-type="float" office:value="0" calcext:value-type="float">
            <text:p>0.00</text:p>
          </table:table-cell>
          <table:table-cell table:style-name="ce313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calcext:conditional-formats>
          <calcext:conditional-format calcext:target-range-address="'Sigma 1, truncate 0.5'.F4:'Sigma 1, truncate 0.5'.F6">
            <calcext:condition calcext:apply-style-name="Untitled1" calcext:value="formula-is(ABS(['Sigma 1, truncate 0.5'.F4] - ['Sigma 1, truncate 0.5'.$D4]) &gt; 0.2)" calcext:base-cell-address="'Sigma 1, truncate 0.5'.F4"/>
          </calcext:conditional-format>
          <calcext:conditional-format calcext:target-range-address="'Sigma 1, truncate 0.5'.F8:'Sigma 1, truncate 0.5'.F10">
            <calcext:condition calcext:apply-style-name="Untitled1" calcext:value="formula-is(ABS(['Sigma 1, truncate 0.5'.F8] - ['Sigma 1, truncate 0.5'.$D8]) &gt; 0.2)" calcext:base-cell-address="'Sigma 1, truncate 0.5'.F8"/>
          </calcext:conditional-format>
          <calcext:conditional-format calcext:target-range-address="'Sigma 1, truncate 0.5'.F20:'Sigma 1, truncate 0.5'.F22">
            <calcext:condition calcext:apply-style-name="Untitled1" calcext:value="formula-is(ABS(['Sigma 1, truncate 0.5'.F20] - ['Sigma 1, truncate 0.5'.$D20]) &gt; 0.2)" calcext:base-cell-address="'Sigma 1, truncate 0.5'.F20"/>
          </calcext:conditional-format>
          <calcext:conditional-format calcext:target-range-address="'Sigma 1, truncate 0.5'.F28:'Sigma 1, truncate 0.5'.F30">
            <calcext:condition calcext:apply-style-name="Untitled1" calcext:value="formula-is(ABS(['Sigma 1, truncate 0.5'.F28] - ['Sigma 1, truncate 0.5'.$D28]) &gt; 0.2)" calcext:base-cell-address="'Sigma 1, truncate 0.5'.F28"/>
          </calcext:conditional-format>
          <calcext:conditional-format calcext:target-range-address="'Sigma 1, truncate 0.5'.F44:'Sigma 1, truncate 0.5'.F46">
            <calcext:condition calcext:apply-style-name="Untitled1" calcext:value="formula-is(ABS(['Sigma 1, truncate 0.5'.F44] - ['Sigma 1, truncate 0.5'.$D44]) &gt; 0.2)" calcext:base-cell-address="'Sigma 1, truncate 0.5'.F44"/>
          </calcext:conditional-format>
          <calcext:conditional-format calcext:target-range-address="'Sigma 1, truncate 0.5'.F52:'Sigma 1, truncate 0.5'.F54">
            <calcext:condition calcext:apply-style-name="Untitled1" calcext:value="formula-is(ABS(['Sigma 1, truncate 0.5'.F52] - ['Sigma 1, truncate 0.5'.$D52]) &gt; 0.2)" calcext:base-cell-address="'Sigma 1, truncate 0.5'.F52"/>
          </calcext:conditional-format>
          <calcext:conditional-format calcext:target-range-address="'Sigma 1, truncate 0.5'.F60:'Sigma 1, truncate 0.5'.F62">
            <calcext:condition calcext:apply-style-name="Untitled1" calcext:value="formula-is(ABS(['Sigma 1, truncate 0.5'.F60] - ['Sigma 1, truncate 0.5'.$D60]) &gt; 0.2)" calcext:base-cell-address="'Sigma 1, truncate 0.5'.F60"/>
          </calcext:conditional-format>
          <calcext:conditional-format calcext:target-range-address="'Sigma 1, truncate 0.5'.F24:'Sigma 1, truncate 0.5'.F26">
            <calcext:condition calcext:apply-style-name="Untitled1" calcext:value="formula-is(ABS(['Sigma 1, truncate 0.5'.F24] - ['Sigma 1, truncate 0.5'.$D24]) &gt; 0.2)" calcext:base-cell-address="'Sigma 1, truncate 0.5'.F24"/>
          </calcext:conditional-format>
          <calcext:conditional-format calcext:target-range-address="'Sigma 1, truncate 0.5'.F40:'Sigma 1, truncate 0.5'.F42">
            <calcext:condition calcext:apply-style-name="Untitled1" calcext:value="formula-is(ABS(['Sigma 1, truncate 0.5'.F40] - ['Sigma 1, truncate 0.5'.$D40]) &gt; 0.2)" calcext:base-cell-address="'Sigma 1, truncate 0.5'.F40"/>
          </calcext:conditional-format>
          <calcext:conditional-format calcext:target-range-address="'Sigma 1, truncate 0.5'.F48:'Sigma 1, truncate 0.5'.F50">
            <calcext:condition calcext:apply-style-name="Untitled1" calcext:value="formula-is(ABS(['Sigma 1, truncate 0.5'.F48] - ['Sigma 1, truncate 0.5'.$D48]) &gt; 0.2)" calcext:base-cell-address="'Sigma 1, truncate 0.5'.F48"/>
          </calcext:conditional-format>
          <calcext:conditional-format calcext:target-range-address="'Sigma 1, truncate 0.5'.F56:'Sigma 1, truncate 0.5'.F58">
            <calcext:condition calcext:apply-style-name="Untitled1" calcext:value="formula-is(ABS(['Sigma 1, truncate 0.5'.F56] - ['Sigma 1, truncate 0.5'.$D56]) &gt; 0.2)" calcext:base-cell-address="'Sigma 1, truncate 0.5'.F56"/>
          </calcext:conditional-format>
          <calcext:conditional-format calcext:target-range-address="'Sigma 1, truncate 0.5'.F64:'Sigma 1, truncate 0.5'.F66">
            <calcext:condition calcext:apply-style-name="Untitled1" calcext:value="formula-is(ABS(['Sigma 1, truncate 0.5'.F64] - ['Sigma 1, truncate 0.5'.$D64]) &gt; 0.2)" calcext:base-cell-address="'Sigma 1, truncate 0.5'.F64"/>
          </calcext:conditional-format>
          <calcext:conditional-format calcext:target-range-address="'Sigma 1, truncate 0.5'.F12:'Sigma 1, truncate 0.5'.F14">
            <calcext:condition calcext:apply-style-name="Untitled1" calcext:value="formula-is(ABS(['Sigma 1, truncate 0.5'.F12] - ['Sigma 1, truncate 0.5'.$D12]) &gt; 0.2)" calcext:base-cell-address="'Sigma 1, truncate 0.5'.F12"/>
          </calcext:conditional-format>
          <calcext:conditional-format calcext:target-range-address="'Sigma 1, truncate 0.5'.F32:'Sigma 1, truncate 0.5'.F34">
            <calcext:condition calcext:apply-style-name="Untitled1" calcext:value="formula-is(ABS(['Sigma 1, truncate 0.5'.F32] - ['Sigma 1, truncate 0.5'.$D32]) &gt; 0.2)" calcext:base-cell-address="'Sigma 1, truncate 0.5'.F32"/>
          </calcext:conditional-format>
          <calcext:conditional-format calcext:target-range-address="'Sigma 1, truncate 0.5'.F16:'Sigma 1, truncate 0.5'.F18">
            <calcext:condition calcext:apply-style-name="Untitled1" calcext:value="formula-is(ABS(['Sigma 1, truncate 0.5'.F16] - ['Sigma 1, truncate 0.5'.$D16]) &gt; 0.2)" calcext:base-cell-address="'Sigma 1, truncate 0.5'.F16"/>
          </calcext:conditional-format>
          <calcext:conditional-format calcext:target-range-address="'Sigma 1, truncate 0.5'.F36:'Sigma 1, truncate 0.5'.F38">
            <calcext:condition calcext:apply-style-name="Untitled1" calcext:value="formula-is(ABS(['Sigma 1, truncate 0.5'.F36] - ['Sigma 1, truncate 0.5'.$D36]) &gt; 0.2)" calcext:base-cell-address="'Sigma 1, truncate 0.5'.F36"/>
          </calcext:conditional-format>
          <calcext:conditional-format calcext:target-range-address="'Sigma 1, truncate 0.5'.I4:'Sigma 1, truncate 0.5'.I6">
            <calcext:condition calcext:apply-style-name="Untitled1" calcext:value="formula-is(ABS(['Sigma 1, truncate 0.5'.I4] - ['Sigma 1, truncate 0.5'.$D4]) &gt; 0.2)" calcext:base-cell-address="'Sigma 1, truncate 0.5'.I4"/>
          </calcext:conditional-format>
          <calcext:conditional-format calcext:target-range-address="'Sigma 1, truncate 0.5'.I8:'Sigma 1, truncate 0.5'.I10">
            <calcext:condition calcext:apply-style-name="Untitled1" calcext:value="formula-is(ABS(['Sigma 1, truncate 0.5'.I8] - ['Sigma 1, truncate 0.5'.$D8]) &gt; 0.2)" calcext:base-cell-address="'Sigma 1, truncate 0.5'.I8"/>
          </calcext:conditional-format>
          <calcext:conditional-format calcext:target-range-address="'Sigma 1, truncate 0.5'.I20:'Sigma 1, truncate 0.5'.I22">
            <calcext:condition calcext:apply-style-name="Untitled1" calcext:value="formula-is(ABS(['Sigma 1, truncate 0.5'.I20] - ['Sigma 1, truncate 0.5'.$D20]) &gt; 0.2)" calcext:base-cell-address="'Sigma 1, truncate 0.5'.I20"/>
          </calcext:conditional-format>
          <calcext:conditional-format calcext:target-range-address="'Sigma 1, truncate 0.5'.I28:'Sigma 1, truncate 0.5'.I30">
            <calcext:condition calcext:apply-style-name="Untitled1" calcext:value="formula-is(ABS(['Sigma 1, truncate 0.5'.I28] - ['Sigma 1, truncate 0.5'.$D28]) &gt; 0.2)" calcext:base-cell-address="'Sigma 1, truncate 0.5'.I28"/>
          </calcext:conditional-format>
          <calcext:conditional-format calcext:target-range-address="'Sigma 1, truncate 0.5'.I44:'Sigma 1, truncate 0.5'.I46">
            <calcext:condition calcext:apply-style-name="Untitled1" calcext:value="formula-is(ABS(['Sigma 1, truncate 0.5'.I44] - ['Sigma 1, truncate 0.5'.$D44]) &gt; 0.2)" calcext:base-cell-address="'Sigma 1, truncate 0.5'.I44"/>
          </calcext:conditional-format>
          <calcext:conditional-format calcext:target-range-address="'Sigma 1, truncate 0.5'.I52:'Sigma 1, truncate 0.5'.I54">
            <calcext:condition calcext:apply-style-name="Untitled1" calcext:value="formula-is(ABS(['Sigma 1, truncate 0.5'.I52] - ['Sigma 1, truncate 0.5'.$D52]) &gt; 0.2)" calcext:base-cell-address="'Sigma 1, truncate 0.5'.I52"/>
          </calcext:conditional-format>
          <calcext:conditional-format calcext:target-range-address="'Sigma 1, truncate 0.5'.I60:'Sigma 1, truncate 0.5'.I62">
            <calcext:condition calcext:apply-style-name="Untitled1" calcext:value="formula-is(ABS(['Sigma 1, truncate 0.5'.I60] - ['Sigma 1, truncate 0.5'.$D60]) &gt; 0.2)" calcext:base-cell-address="'Sigma 1, truncate 0.5'.I60"/>
          </calcext:conditional-format>
          <calcext:conditional-format calcext:target-range-address="'Sigma 1, truncate 0.5'.I24:'Sigma 1, truncate 0.5'.I26">
            <calcext:condition calcext:apply-style-name="Untitled1" calcext:value="formula-is(ABS(['Sigma 1, truncate 0.5'.I24] - ['Sigma 1, truncate 0.5'.$D24]) &gt; 0.2)" calcext:base-cell-address="'Sigma 1, truncate 0.5'.I24"/>
          </calcext:conditional-format>
          <calcext:conditional-format calcext:target-range-address="'Sigma 1, truncate 0.5'.I40:'Sigma 1, truncate 0.5'.I42">
            <calcext:condition calcext:apply-style-name="Untitled1" calcext:value="formula-is(ABS(['Sigma 1, truncate 0.5'.I40] - ['Sigma 1, truncate 0.5'.$D40]) &gt; 0.2)" calcext:base-cell-address="'Sigma 1, truncate 0.5'.I40"/>
          </calcext:conditional-format>
          <calcext:conditional-format calcext:target-range-address="'Sigma 1, truncate 0.5'.I56:'Sigma 1, truncate 0.5'.I58">
            <calcext:condition calcext:apply-style-name="Untitled1" calcext:value="formula-is(ABS(['Sigma 1, truncate 0.5'.I56] - ['Sigma 1, truncate 0.5'.$D56]) &gt; 0.2)" calcext:base-cell-address="'Sigma 1, truncate 0.5'.I56"/>
          </calcext:conditional-format>
          <calcext:conditional-format calcext:target-range-address="'Sigma 1, truncate 0.5'.H65:'Sigma 1, truncate 0.5'.I66 'Sigma 1, truncate 0.5'.I64:'Sigma 1, truncate 0.5'.I64">
            <calcext:condition calcext:apply-style-name="Untitled1" calcext:value="formula-is(ABS(['Sigma 1, truncate 0.5'.H64] - ['Sigma 1, truncate 0.5'.$D64]) &gt; 0.2)" calcext:base-cell-address="'Sigma 1, truncate 0.5'.H64"/>
          </calcext:conditional-format>
          <calcext:conditional-format calcext:target-range-address="'Sigma 1, truncate 0.5'.H4:'Sigma 1, truncate 0.5'.H6">
            <calcext:condition calcext:apply-style-name="Untitled1" calcext:value="formula-is(ABS(['Sigma 1, truncate 0.5'.H4] - ['Sigma 1, truncate 0.5'.$D4]) &gt; 0.2)" calcext:base-cell-address="'Sigma 1, truncate 0.5'.H4"/>
          </calcext:conditional-format>
          <calcext:conditional-format calcext:target-range-address="'Sigma 1, truncate 0.5'.H8:'Sigma 1, truncate 0.5'.H10">
            <calcext:condition calcext:apply-style-name="Untitled1" calcext:value="formula-is(ABS(['Sigma 1, truncate 0.5'.H8] - ['Sigma 1, truncate 0.5'.$D8]) &gt; 0.2)" calcext:base-cell-address="'Sigma 1, truncate 0.5'.H8"/>
          </calcext:conditional-format>
          <calcext:conditional-format calcext:target-range-address="'Sigma 1, truncate 0.5'.H20:'Sigma 1, truncate 0.5'.H22">
            <calcext:condition calcext:apply-style-name="Untitled1" calcext:value="formula-is(ABS(['Sigma 1, truncate 0.5'.H20] - ['Sigma 1, truncate 0.5'.$D20]) &gt; 0.2)" calcext:base-cell-address="'Sigma 1, truncate 0.5'.H20"/>
          </calcext:conditional-format>
          <calcext:conditional-format calcext:target-range-address="'Sigma 1, truncate 0.5'.H28:'Sigma 1, truncate 0.5'.H30">
            <calcext:condition calcext:apply-style-name="Untitled1" calcext:value="formula-is(ABS(['Sigma 1, truncate 0.5'.H28] - ['Sigma 1, truncate 0.5'.$D28]) &gt; 0.2)" calcext:base-cell-address="'Sigma 1, truncate 0.5'.H28"/>
          </calcext:conditional-format>
          <calcext:conditional-format calcext:target-range-address="'Sigma 1, truncate 0.5'.H44:'Sigma 1, truncate 0.5'.H46">
            <calcext:condition calcext:apply-style-name="Untitled1" calcext:value="formula-is(ABS(['Sigma 1, truncate 0.5'.H44] - ['Sigma 1, truncate 0.5'.$D44]) &gt; 0.2)" calcext:base-cell-address="'Sigma 1, truncate 0.5'.H44"/>
          </calcext:conditional-format>
          <calcext:conditional-format calcext:target-range-address="'Sigma 1, truncate 0.5'.H52:'Sigma 1, truncate 0.5'.H54">
            <calcext:condition calcext:apply-style-name="Untitled1" calcext:value="formula-is(ABS(['Sigma 1, truncate 0.5'.H52] - ['Sigma 1, truncate 0.5'.$D52]) &gt; 0.2)" calcext:base-cell-address="'Sigma 1, truncate 0.5'.H52"/>
          </calcext:conditional-format>
          <calcext:conditional-format calcext:target-range-address="'Sigma 1, truncate 0.5'.H60:'Sigma 1, truncate 0.5'.H62">
            <calcext:condition calcext:apply-style-name="Untitled1" calcext:value="formula-is(ABS(['Sigma 1, truncate 0.5'.H60] - ['Sigma 1, truncate 0.5'.$D60]) &gt; 0.2)" calcext:base-cell-address="'Sigma 1, truncate 0.5'.H60"/>
          </calcext:conditional-format>
          <calcext:conditional-format calcext:target-range-address="'Sigma 1, truncate 0.5'.H24:'Sigma 1, truncate 0.5'.H26">
            <calcext:condition calcext:apply-style-name="Untitled1" calcext:value="formula-is(ABS(['Sigma 1, truncate 0.5'.H24] - ['Sigma 1, truncate 0.5'.$D24]) &gt; 0.2)" calcext:base-cell-address="'Sigma 1, truncate 0.5'.H24"/>
          </calcext:conditional-format>
          <calcext:conditional-format calcext:target-range-address="'Sigma 1, truncate 0.5'.H40:'Sigma 1, truncate 0.5'.H42">
            <calcext:condition calcext:apply-style-name="Untitled1" calcext:value="formula-is(ABS(['Sigma 1, truncate 0.5'.H40] - ['Sigma 1, truncate 0.5'.$D40]) &gt; 0.2)" calcext:base-cell-address="'Sigma 1, truncate 0.5'.H40"/>
          </calcext:conditional-format>
          <calcext:conditional-format calcext:target-range-address="'Sigma 1, truncate 0.5'.H56:'Sigma 1, truncate 0.5'.H58">
            <calcext:condition calcext:apply-style-name="Untitled1" calcext:value="formula-is(ABS(['Sigma 1, truncate 0.5'.H56] - ['Sigma 1, truncate 0.5'.$D56]) &gt; 0.2)" calcext:base-cell-address="'Sigma 1, truncate 0.5'.H56"/>
          </calcext:conditional-format>
          <calcext:conditional-format calcext:target-range-address="'Sigma 1, truncate 0.5'.H64:'Sigma 1, truncate 0.5'.H64">
            <calcext:condition calcext:apply-style-name="Untitled1" calcext:value="formula-is(ABS(['Sigma 1, truncate 0.5'.H64] - ['Sigma 1, truncate 0.5'.$D64]) &gt; 0.2)" calcext:base-cell-address="'Sigma 1, truncate 0.5'.H64"/>
          </calcext:conditional-format>
          <calcext:conditional-format calcext:target-range-address="'Sigma 1, truncate 0.5'.I32:'Sigma 1, truncate 0.5'.I34">
            <calcext:condition calcext:apply-style-name="Untitled1" calcext:value="formula-is(ABS(['Sigma 1, truncate 0.5'.I32] - ['Sigma 1, truncate 0.5'.$D32]) &gt; 0.2)" calcext:base-cell-address="'Sigma 1, truncate 0.5'.I32"/>
          </calcext:conditional-format>
          <calcext:conditional-format calcext:target-range-address="'Sigma 1, truncate 0.5'.H32:'Sigma 1, truncate 0.5'.H34">
            <calcext:condition calcext:apply-style-name="Untitled1" calcext:value="formula-is(ABS(['Sigma 1, truncate 0.5'.H32] - ['Sigma 1, truncate 0.5'.$D32]) &gt; 0.2)" calcext:base-cell-address="'Sigma 1, truncate 0.5'.H32"/>
          </calcext:conditional-format>
          <calcext:conditional-format calcext:target-range-address="'Sigma 1, truncate 0.5'.I12:'Sigma 1, truncate 0.5'.I14">
            <calcext:condition calcext:apply-style-name="Untitled1" calcext:value="formula-is(ABS(['Sigma 1, truncate 0.5'.I12] - ['Sigma 1, truncate 0.5'.$D12]) &gt; 0.2)" calcext:base-cell-address="'Sigma 1, truncate 0.5'.I12"/>
          </calcext:conditional-format>
          <calcext:conditional-format calcext:target-range-address="'Sigma 1, truncate 0.5'.H12:'Sigma 1, truncate 0.5'.H14">
            <calcext:condition calcext:apply-style-name="Untitled1" calcext:value="formula-is(ABS(['Sigma 1, truncate 0.5'.H12] - ['Sigma 1, truncate 0.5'.$D12]) &gt; 0.2)" calcext:base-cell-address="'Sigma 1, truncate 0.5'.H12"/>
          </calcext:conditional-format>
          <calcext:conditional-format calcext:target-range-address="'Sigma 1, truncate 0.5'.I16:'Sigma 1, truncate 0.5'.I18">
            <calcext:condition calcext:apply-style-name="Untitled1" calcext:value="formula-is(ABS(['Sigma 1, truncate 0.5'.I16] - ['Sigma 1, truncate 0.5'.$D16]) &gt; 0.2)" calcext:base-cell-address="'Sigma 1, truncate 0.5'.I16"/>
          </calcext:conditional-format>
          <calcext:conditional-format calcext:target-range-address="'Sigma 1, truncate 0.5'.H16:'Sigma 1, truncate 0.5'.H18">
            <calcext:condition calcext:apply-style-name="Untitled1" calcext:value="formula-is(ABS(['Sigma 1, truncate 0.5'.H16] - ['Sigma 1, truncate 0.5'.$D16]) &gt; 0.2)" calcext:base-cell-address="'Sigma 1, truncate 0.5'.H16"/>
          </calcext:conditional-format>
          <calcext:conditional-format calcext:target-range-address="'Sigma 1, truncate 0.5'.I36:'Sigma 1, truncate 0.5'.I38">
            <calcext:condition calcext:apply-style-name="Untitled1" calcext:value="formula-is(ABS(['Sigma 1, truncate 0.5'.I36] - ['Sigma 1, truncate 0.5'.$D36]) &gt; 0.2)" calcext:base-cell-address="'Sigma 1, truncate 0.5'.I36"/>
          </calcext:conditional-format>
          <calcext:conditional-format calcext:target-range-address="'Sigma 1, truncate 0.5'.H36:'Sigma 1, truncate 0.5'.H38">
            <calcext:condition calcext:apply-style-name="Untitled1" calcext:value="formula-is(ABS(['Sigma 1, truncate 0.5'.H36] - ['Sigma 1, truncate 0.5'.$D36]) &gt; 0.2)" calcext:base-cell-address="'Sigma 1, truncate 0.5'.H36"/>
          </calcext:conditional-format>
          <calcext:conditional-format calcext:target-range-address="'Sigma 1, truncate 0.5'.I48:'Sigma 1, truncate 0.5'.I50">
            <calcext:condition calcext:apply-style-name="Untitled1" calcext:value="formula-is(ABS(['Sigma 1, truncate 0.5'.I48] - ['Sigma 1, truncate 0.5'.$D48]) &gt; 0.2)" calcext:base-cell-address="'Sigma 1, truncate 0.5'.I48"/>
          </calcext:conditional-format>
          <calcext:conditional-format calcext:target-range-address="'Sigma 1, truncate 0.5'.H48:'Sigma 1, truncate 0.5'.H50">
            <calcext:condition calcext:apply-style-name="Untitled1" calcext:value="formula-is(ABS(['Sigma 1, truncate 0.5'.H48] - ['Sigma 1, truncate 0.5'.$D48]) &gt; 0.2)" calcext:base-cell-address="'Sigma 1, truncate 0.5'.H48"/>
          </calcext:conditional-format>
          <calcext:conditional-format calcext:target-range-address="'Sigma 1, truncate 0.5'.E20:'Sigma 1, truncate 0.5'.E22">
            <calcext:condition calcext:apply-style-name="Untitled1" calcext:value="formula-is(ABS(['Sigma 1, truncate 0.5'.E20] - ['Sigma 1, truncate 0.5'.$D20]) &gt; 0.2)" calcext:base-cell-address="'Sigma 1, truncate 0.5'.E20"/>
          </calcext:conditional-format>
          <calcext:conditional-format calcext:target-range-address="'Sigma 1, truncate 0.5'.E28:'Sigma 1, truncate 0.5'.E30">
            <calcext:condition calcext:apply-style-name="Untitled1" calcext:value="formula-is(ABS(['Sigma 1, truncate 0.5'.E28] - ['Sigma 1, truncate 0.5'.$D28]) &gt; 0.2)" calcext:base-cell-address="'Sigma 1, truncate 0.5'.E28"/>
          </calcext:conditional-format>
          <calcext:conditional-format calcext:target-range-address="'Sigma 1, truncate 0.5'.E44:'Sigma 1, truncate 0.5'.E46">
            <calcext:condition calcext:apply-style-name="Untitled1" calcext:value="formula-is(ABS(['Sigma 1, truncate 0.5'.E44] - ['Sigma 1, truncate 0.5'.$D44]) &gt; 0.2)" calcext:base-cell-address="'Sigma 1, truncate 0.5'.E44"/>
          </calcext:conditional-format>
          <calcext:conditional-format calcext:target-range-address="'Sigma 1, truncate 0.5'.E52:'Sigma 1, truncate 0.5'.E54">
            <calcext:condition calcext:apply-style-name="Untitled1" calcext:value="formula-is(ABS(['Sigma 1, truncate 0.5'.E52] - ['Sigma 1, truncate 0.5'.$D52]) &gt; 0.2)" calcext:base-cell-address="'Sigma 1, truncate 0.5'.E52"/>
          </calcext:conditional-format>
          <calcext:conditional-format calcext:target-range-address="'Sigma 1, truncate 0.5'.E60:'Sigma 1, truncate 0.5'.E62">
            <calcext:condition calcext:apply-style-name="Untitled1" calcext:value="formula-is(ABS(['Sigma 1, truncate 0.5'.E60] - ['Sigma 1, truncate 0.5'.$D60]) &gt; 0.2)" calcext:base-cell-address="'Sigma 1, truncate 0.5'.E60"/>
          </calcext:conditional-format>
          <calcext:conditional-format calcext:target-range-address="'Sigma 1, truncate 0.5'.E24:'Sigma 1, truncate 0.5'.E26">
            <calcext:condition calcext:apply-style-name="Untitled1" calcext:value="formula-is(ABS(['Sigma 1, truncate 0.5'.E24] - ['Sigma 1, truncate 0.5'.$D24]) &gt; 0.2)" calcext:base-cell-address="'Sigma 1, truncate 0.5'.E24"/>
          </calcext:conditional-format>
          <calcext:conditional-format calcext:target-range-address="'Sigma 1, truncate 0.5'.E40:'Sigma 1, truncate 0.5'.E42">
            <calcext:condition calcext:apply-style-name="Untitled1" calcext:value="formula-is(ABS(['Sigma 1, truncate 0.5'.E40] - ['Sigma 1, truncate 0.5'.$D40]) &gt; 0.2)" calcext:base-cell-address="'Sigma 1, truncate 0.5'.E40"/>
          </calcext:conditional-format>
          <calcext:conditional-format calcext:target-range-address="'Sigma 1, truncate 0.5'.E48:'Sigma 1, truncate 0.5'.E50">
            <calcext:condition calcext:apply-style-name="Untitled1" calcext:value="formula-is(ABS(['Sigma 1, truncate 0.5'.E48] - ['Sigma 1, truncate 0.5'.$D48]) &gt; 0.2)" calcext:base-cell-address="'Sigma 1, truncate 0.5'.E48"/>
          </calcext:conditional-format>
          <calcext:conditional-format calcext:target-range-address="'Sigma 1, truncate 0.5'.E56:'Sigma 1, truncate 0.5'.E58">
            <calcext:condition calcext:apply-style-name="Untitled1" calcext:value="formula-is(ABS(['Sigma 1, truncate 0.5'.E56] - ['Sigma 1, truncate 0.5'.$D56]) &gt; 0.2)" calcext:base-cell-address="'Sigma 1, truncate 0.5'.E56"/>
          </calcext:conditional-format>
          <calcext:conditional-format calcext:target-range-address="'Sigma 1, truncate 0.5'.E64:'Sigma 1, truncate 0.5'.E66">
            <calcext:condition calcext:apply-style-name="Untitled1" calcext:value="formula-is(ABS(['Sigma 1, truncate 0.5'.E64] - ['Sigma 1, truncate 0.5'.$D64]) &gt; 0.2)" calcext:base-cell-address="'Sigma 1, truncate 0.5'.E64"/>
          </calcext:conditional-format>
          <calcext:conditional-format calcext:target-range-address="'Sigma 1, truncate 0.5'.E12:'Sigma 1, truncate 0.5'.E14">
            <calcext:condition calcext:apply-style-name="Untitled1" calcext:value="formula-is(ABS(['Sigma 1, truncate 0.5'.E12] - ['Sigma 1, truncate 0.5'.$D12]) &gt; 0.2)" calcext:base-cell-address="'Sigma 1, truncate 0.5'.E12"/>
          </calcext:conditional-format>
          <calcext:conditional-format calcext:target-range-address="'Sigma 1, truncate 0.5'.E32:'Sigma 1, truncate 0.5'.E34">
            <calcext:condition calcext:apply-style-name="Untitled1" calcext:value="formula-is(ABS(['Sigma 1, truncate 0.5'.E32] - ['Sigma 1, truncate 0.5'.$D32]) &gt; 0.2)" calcext:base-cell-address="'Sigma 1, truncate 0.5'.E32"/>
          </calcext:conditional-format>
          <calcext:conditional-format calcext:target-range-address="'Sigma 1, truncate 0.5'.E16:'Sigma 1, truncate 0.5'.E18">
            <calcext:condition calcext:apply-style-name="Untitled1" calcext:value="formula-is(ABS(['Sigma 1, truncate 0.5'.E16] - ['Sigma 1, truncate 0.5'.$D16]) &gt; 0.2)" calcext:base-cell-address="'Sigma 1, truncate 0.5'.E16"/>
          </calcext:conditional-format>
          <calcext:conditional-format calcext:target-range-address="'Sigma 1, truncate 0.5'.E36:'Sigma 1, truncate 0.5'.E38">
            <calcext:condition calcext:apply-style-name="Untitled1" calcext:value="formula-is(ABS(['Sigma 1, truncate 0.5'.E36] - ['Sigma 1, truncate 0.5'.$D36]) &gt; 0.2)" calcext:base-cell-address="'Sigma 1, truncate 0.5'.E36"/>
          </calcext:conditional-format>
          <calcext:conditional-format calcext:target-range-address="'Sigma 1, truncate 0.5'.E8:'Sigma 1, truncate 0.5'.E10">
            <calcext:condition calcext:apply-style-name="Untitled1" calcext:value="formula-is(ABS(['Sigma 1, truncate 0.5'.E8] - ['Sigma 1, truncate 0.5'.$D8]) &gt; 0.2)" calcext:base-cell-address="'Sigma 1, truncate 0.5'.E8"/>
          </calcext:conditional-format>
          <calcext:conditional-format calcext:target-range-address="'Sigma 1, truncate 0.5'.E4:'Sigma 1, truncate 0.5'.E6">
            <calcext:condition calcext:apply-style-name="Untitled1" calcext:value="formula-is(ABS(['Sigma 1, truncate 0.5'.E4] - ['Sigma 1, truncate 0.5'.$D4]) &gt; 0.2)" calcext:base-cell-address="'Sigma 1, truncate 0.5'.E4"/>
          </calcext:conditional-format>
          <calcext:conditional-format calcext:target-range-address="'Sigma 1, truncate 0.5'.G4:'Sigma 1, truncate 0.5'.G6">
            <calcext:condition calcext:apply-style-name="Untitled1" calcext:value="formula-is(ABS(['Sigma 1, truncate 0.5'.G4] - ['Sigma 1, truncate 0.5'.$D4]) &gt; 0.2)" calcext:base-cell-address="'Sigma 1, truncate 0.5'.G4"/>
          </calcext:conditional-format>
          <calcext:conditional-format calcext:target-range-address="'Sigma 1, truncate 0.5'.G8:'Sigma 1, truncate 0.5'.G10">
            <calcext:condition calcext:apply-style-name="Untitled1" calcext:value="formula-is(ABS(['Sigma 1, truncate 0.5'.G8] - ['Sigma 1, truncate 0.5'.$D8]) &gt; 0.2)" calcext:base-cell-address="'Sigma 1, truncate 0.5'.G8"/>
          </calcext:conditional-format>
          <calcext:conditional-format calcext:target-range-address="'Sigma 1, truncate 0.5'.G20:'Sigma 1, truncate 0.5'.G22">
            <calcext:condition calcext:apply-style-name="Untitled1" calcext:value="formula-is(ABS(['Sigma 1, truncate 0.5'.G20] - ['Sigma 1, truncate 0.5'.$D20]) &gt; 0.2)" calcext:base-cell-address="'Sigma 1, truncate 0.5'.G20"/>
          </calcext:conditional-format>
          <calcext:conditional-format calcext:target-range-address="'Sigma 1, truncate 0.5'.G28:'Sigma 1, truncate 0.5'.G30">
            <calcext:condition calcext:apply-style-name="Untitled1" calcext:value="formula-is(ABS(['Sigma 1, truncate 0.5'.G28] - ['Sigma 1, truncate 0.5'.$D28]) &gt; 0.2)" calcext:base-cell-address="'Sigma 1, truncate 0.5'.G28"/>
          </calcext:conditional-format>
          <calcext:conditional-format calcext:target-range-address="'Sigma 1, truncate 0.5'.G44:'Sigma 1, truncate 0.5'.G46">
            <calcext:condition calcext:apply-style-name="Untitled1" calcext:value="formula-is(ABS(['Sigma 1, truncate 0.5'.G44] - ['Sigma 1, truncate 0.5'.$D44]) &gt; 0.2)" calcext:base-cell-address="'Sigma 1, truncate 0.5'.G44"/>
          </calcext:conditional-format>
          <calcext:conditional-format calcext:target-range-address="'Sigma 1, truncate 0.5'.G52:'Sigma 1, truncate 0.5'.G54">
            <calcext:condition calcext:apply-style-name="Untitled1" calcext:value="formula-is(ABS(['Sigma 1, truncate 0.5'.G52] - ['Sigma 1, truncate 0.5'.$D52]) &gt; 0.2)" calcext:base-cell-address="'Sigma 1, truncate 0.5'.G52"/>
          </calcext:conditional-format>
          <calcext:conditional-format calcext:target-range-address="'Sigma 1, truncate 0.5'.G60:'Sigma 1, truncate 0.5'.G62">
            <calcext:condition calcext:apply-style-name="Untitled1" calcext:value="formula-is(ABS(['Sigma 1, truncate 0.5'.G60] - ['Sigma 1, truncate 0.5'.$D60]) &gt; 0.2)" calcext:base-cell-address="'Sigma 1, truncate 0.5'.G60"/>
          </calcext:conditional-format>
          <calcext:conditional-format calcext:target-range-address="'Sigma 1, truncate 0.5'.G24:'Sigma 1, truncate 0.5'.G26">
            <calcext:condition calcext:apply-style-name="Untitled1" calcext:value="formula-is(ABS(['Sigma 1, truncate 0.5'.G24] - ['Sigma 1, truncate 0.5'.$D24]) &gt; 0.2)" calcext:base-cell-address="'Sigma 1, truncate 0.5'.G24"/>
          </calcext:conditional-format>
          <calcext:conditional-format calcext:target-range-address="'Sigma 1, truncate 0.5'.G40:'Sigma 1, truncate 0.5'.G42">
            <calcext:condition calcext:apply-style-name="Untitled1" calcext:value="formula-is(ABS(['Sigma 1, truncate 0.5'.G40] - ['Sigma 1, truncate 0.5'.$D40]) &gt; 0.2)" calcext:base-cell-address="'Sigma 1, truncate 0.5'.G40"/>
          </calcext:conditional-format>
          <calcext:conditional-format calcext:target-range-address="'Sigma 1, truncate 0.5'.G56:'Sigma 1, truncate 0.5'.G58">
            <calcext:condition calcext:apply-style-name="Untitled1" calcext:value="formula-is(ABS(['Sigma 1, truncate 0.5'.G56] - ['Sigma 1, truncate 0.5'.$D56]) &gt; 0.2)" calcext:base-cell-address="'Sigma 1, truncate 0.5'.G56"/>
          </calcext:conditional-format>
          <calcext:conditional-format calcext:target-range-address="'Sigma 1, truncate 0.5'.G64:'Sigma 1, truncate 0.5'.G66">
            <calcext:condition calcext:apply-style-name="Untitled1" calcext:value="formula-is(ABS(['Sigma 1, truncate 0.5'.G64] - ['Sigma 1, truncate 0.5'.$D64]) &gt; 0.2)" calcext:base-cell-address="'Sigma 1, truncate 0.5'.G64"/>
          </calcext:conditional-format>
          <calcext:conditional-format calcext:target-range-address="'Sigma 1, truncate 0.5'.G32:'Sigma 1, truncate 0.5'.G34">
            <calcext:condition calcext:apply-style-name="Untitled1" calcext:value="formula-is(ABS(['Sigma 1, truncate 0.5'.G32] - ['Sigma 1, truncate 0.5'.$D32]) &gt; 0.2)" calcext:base-cell-address="'Sigma 1, truncate 0.5'.G32"/>
          </calcext:conditional-format>
          <calcext:conditional-format calcext:target-range-address="'Sigma 1, truncate 0.5'.G12:'Sigma 1, truncate 0.5'.G14">
            <calcext:condition calcext:apply-style-name="Untitled1" calcext:value="formula-is(ABS(['Sigma 1, truncate 0.5'.G12] - ['Sigma 1, truncate 0.5'.$D12]) &gt; 0.2)" calcext:base-cell-address="'Sigma 1, truncate 0.5'.G12"/>
          </calcext:conditional-format>
          <calcext:conditional-format calcext:target-range-address="'Sigma 1, truncate 0.5'.G16:'Sigma 1, truncate 0.5'.G18">
            <calcext:condition calcext:apply-style-name="Untitled1" calcext:value="formula-is(ABS(['Sigma 1, truncate 0.5'.G16] - ['Sigma 1, truncate 0.5'.$D16]) &gt; 0.2)" calcext:base-cell-address="'Sigma 1, truncate 0.5'.G16"/>
          </calcext:conditional-format>
          <calcext:conditional-format calcext:target-range-address="'Sigma 1, truncate 0.5'.G36:'Sigma 1, truncate 0.5'.G38">
            <calcext:condition calcext:apply-style-name="Untitled1" calcext:value="formula-is(ABS(['Sigma 1, truncate 0.5'.G36] - ['Sigma 1, truncate 0.5'.$D36]) &gt; 0.2)" calcext:base-cell-address="'Sigma 1, truncate 0.5'.G36"/>
          </calcext:conditional-format>
          <calcext:conditional-format calcext:target-range-address="'Sigma 1, truncate 0.5'.G48:'Sigma 1, truncate 0.5'.G50">
            <calcext:condition calcext:apply-style-name="Untitled1" calcext:value="formula-is(ABS(['Sigma 1, truncate 0.5'.G48] - ['Sigma 1, truncate 0.5'.$D48]) &gt; 0.2)" calcext:base-cell-address="'Sigma 1, truncate 0.5'.G48"/>
          </calcext:conditional-format>
          <calcext:conditional-format calcext:target-range-address="'Sigma 1, truncate 0.5'.J4:'Sigma 1, truncate 0.5'.J6">
            <calcext:condition calcext:apply-style-name="Untitled1" calcext:value="formula-is(ABS(['Sigma 1, truncate 0.5'.J4] - ['Sigma 1, truncate 0.5'.$D4]) &gt; 0.2)" calcext:base-cell-address="'Sigma 1, truncate 0.5'.J4"/>
          </calcext:conditional-format>
          <calcext:conditional-format calcext:target-range-address="'Sigma 1, truncate 0.5'.J8:'Sigma 1, truncate 0.5'.J10">
            <calcext:condition calcext:apply-style-name="Untitled1" calcext:value="formula-is(ABS(['Sigma 1, truncate 0.5'.J8] - ['Sigma 1, truncate 0.5'.$D8]) &gt; 0.2)" calcext:base-cell-address="'Sigma 1, truncate 0.5'.J8"/>
          </calcext:conditional-format>
          <calcext:conditional-format calcext:target-range-address="'Sigma 1, truncate 0.5'.J20:'Sigma 1, truncate 0.5'.J22">
            <calcext:condition calcext:apply-style-name="Untitled1" calcext:value="formula-is(ABS(['Sigma 1, truncate 0.5'.J20] - ['Sigma 1, truncate 0.5'.$D20]) &gt; 0.2)" calcext:base-cell-address="'Sigma 1, truncate 0.5'.J20"/>
          </calcext:conditional-format>
          <calcext:conditional-format calcext:target-range-address="'Sigma 1, truncate 0.5'.J28:'Sigma 1, truncate 0.5'.J30">
            <calcext:condition calcext:apply-style-name="Untitled1" calcext:value="formula-is(ABS(['Sigma 1, truncate 0.5'.J28] - ['Sigma 1, truncate 0.5'.$D28]) &gt; 0.2)" calcext:base-cell-address="'Sigma 1, truncate 0.5'.J28"/>
          </calcext:conditional-format>
          <calcext:conditional-format calcext:target-range-address="'Sigma 1, truncate 0.5'.J44:'Sigma 1, truncate 0.5'.J46">
            <calcext:condition calcext:apply-style-name="Untitled1" calcext:value="formula-is(ABS(['Sigma 1, truncate 0.5'.J44] - ['Sigma 1, truncate 0.5'.$D44]) &gt; 0.2)" calcext:base-cell-address="'Sigma 1, truncate 0.5'.J44"/>
          </calcext:conditional-format>
          <calcext:conditional-format calcext:target-range-address="'Sigma 1, truncate 0.5'.J52:'Sigma 1, truncate 0.5'.J54">
            <calcext:condition calcext:apply-style-name="Untitled1" calcext:value="formula-is(ABS(['Sigma 1, truncate 0.5'.J52] - ['Sigma 1, truncate 0.5'.$D52]) &gt; 0.2)" calcext:base-cell-address="'Sigma 1, truncate 0.5'.J52"/>
          </calcext:conditional-format>
          <calcext:conditional-format calcext:target-range-address="'Sigma 1, truncate 0.5'.J60:'Sigma 1, truncate 0.5'.J62">
            <calcext:condition calcext:apply-style-name="Untitled1" calcext:value="formula-is(ABS(['Sigma 1, truncate 0.5'.J60] - ['Sigma 1, truncate 0.5'.$D60]) &gt; 0.2)" calcext:base-cell-address="'Sigma 1, truncate 0.5'.J60"/>
          </calcext:conditional-format>
          <calcext:conditional-format calcext:target-range-address="'Sigma 1, truncate 0.5'.J24:'Sigma 1, truncate 0.5'.J26">
            <calcext:condition calcext:apply-style-name="Untitled1" calcext:value="formula-is(ABS(['Sigma 1, truncate 0.5'.J24] - ['Sigma 1, truncate 0.5'.$D24]) &gt; 0.2)" calcext:base-cell-address="'Sigma 1, truncate 0.5'.J24"/>
          </calcext:conditional-format>
          <calcext:conditional-format calcext:target-range-address="'Sigma 1, truncate 0.5'.J40:'Sigma 1, truncate 0.5'.J42">
            <calcext:condition calcext:apply-style-name="Untitled1" calcext:value="formula-is(ABS(['Sigma 1, truncate 0.5'.J40] - ['Sigma 1, truncate 0.5'.$D40]) &gt; 0.2)" calcext:base-cell-address="'Sigma 1, truncate 0.5'.J40"/>
          </calcext:conditional-format>
          <calcext:conditional-format calcext:target-range-address="'Sigma 1, truncate 0.5'.J56:'Sigma 1, truncate 0.5'.J58">
            <calcext:condition calcext:apply-style-name="Untitled1" calcext:value="formula-is(ABS(['Sigma 1, truncate 0.5'.J56] - ['Sigma 1, truncate 0.5'.$D56]) &gt; 0.2)" calcext:base-cell-address="'Sigma 1, truncate 0.5'.J56"/>
          </calcext:conditional-format>
          <calcext:conditional-format calcext:target-range-address="'Sigma 1, truncate 0.5'.J64:'Sigma 1, truncate 0.5'.J66">
            <calcext:condition calcext:apply-style-name="Untitled1" calcext:value="formula-is(ABS(['Sigma 1, truncate 0.5'.J64] - ['Sigma 1, truncate 0.5'.$D64]) &gt; 0.2)" calcext:base-cell-address="'Sigma 1, truncate 0.5'.J64"/>
          </calcext:conditional-format>
          <calcext:conditional-format calcext:target-range-address="'Sigma 1, truncate 0.5'.J32:'Sigma 1, truncate 0.5'.J34">
            <calcext:condition calcext:apply-style-name="Untitled1" calcext:value="formula-is(ABS(['Sigma 1, truncate 0.5'.J32] - ['Sigma 1, truncate 0.5'.$D32]) &gt; 0.2)" calcext:base-cell-address="'Sigma 1, truncate 0.5'.J32"/>
          </calcext:conditional-format>
          <calcext:conditional-format calcext:target-range-address="'Sigma 1, truncate 0.5'.J12:'Sigma 1, truncate 0.5'.J14">
            <calcext:condition calcext:apply-style-name="Untitled1" calcext:value="formula-is(ABS(['Sigma 1, truncate 0.5'.J12] - ['Sigma 1, truncate 0.5'.$D12]) &gt; 0.2)" calcext:base-cell-address="'Sigma 1, truncate 0.5'.J12"/>
          </calcext:conditional-format>
          <calcext:conditional-format calcext:target-range-address="'Sigma 1, truncate 0.5'.J16:'Sigma 1, truncate 0.5'.J18">
            <calcext:condition calcext:apply-style-name="Untitled1" calcext:value="formula-is(ABS(['Sigma 1, truncate 0.5'.J16] - ['Sigma 1, truncate 0.5'.$D16]) &gt; 0.2)" calcext:base-cell-address="'Sigma 1, truncate 0.5'.J16"/>
          </calcext:conditional-format>
          <calcext:conditional-format calcext:target-range-address="'Sigma 1, truncate 0.5'.J36:'Sigma 1, truncate 0.5'.J38">
            <calcext:condition calcext:apply-style-name="Untitled1" calcext:value="formula-is(ABS(['Sigma 1, truncate 0.5'.J36] - ['Sigma 1, truncate 0.5'.$D36]) &gt; 0.2)" calcext:base-cell-address="'Sigma 1, truncate 0.5'.J36"/>
          </calcext:conditional-format>
          <calcext:conditional-format calcext:target-range-address="'Sigma 1, truncate 0.5'.J48:'Sigma 1, truncate 0.5'.J50">
            <calcext:condition calcext:apply-style-name="Untitled1" calcext:value="formula-is(ABS(['Sigma 1, truncate 0.5'.J48] - ['Sigma 1, truncate 0.5'.$D48]) &gt; 0.2)" calcext:base-cell-address="'Sigma 1, truncate 0.5'.J48"/>
          </calcext:conditional-format>
          <calcext:conditional-format calcext:target-range-address="'Sigma 1, truncate 0.5'.K65:'Sigma 1, truncate 0.5'.K66">
            <calcext:condition calcext:apply-style-name="Untitled1" calcext:value="formula-is(ABS(['Sigma 1, truncate 0.5'.K65] - ['Sigma 1, truncate 0.5'.$D65]) &gt; 0.2)" calcext:base-cell-address="'Sigma 1, truncate 0.5'.K65"/>
          </calcext:conditional-format>
          <calcext:conditional-format calcext:target-range-address="'Sigma 1, truncate 0.5'.K4:'Sigma 1, truncate 0.5'.K6">
            <calcext:condition calcext:apply-style-name="Untitled1" calcext:value="formula-is(ABS(['Sigma 1, truncate 0.5'.K4] - ['Sigma 1, truncate 0.5'.$D4]) &gt; 0.2)" calcext:base-cell-address="'Sigma 1, truncate 0.5'.K4"/>
          </calcext:conditional-format>
          <calcext:conditional-format calcext:target-range-address="'Sigma 1, truncate 0.5'.K8:'Sigma 1, truncate 0.5'.K10">
            <calcext:condition calcext:apply-style-name="Untitled1" calcext:value="formula-is(ABS(['Sigma 1, truncate 0.5'.K8] - ['Sigma 1, truncate 0.5'.$D8]) &gt; 0.2)" calcext:base-cell-address="'Sigma 1, truncate 0.5'.K8"/>
          </calcext:conditional-format>
          <calcext:conditional-format calcext:target-range-address="'Sigma 1, truncate 0.5'.K20:'Sigma 1, truncate 0.5'.K22">
            <calcext:condition calcext:apply-style-name="Untitled1" calcext:value="formula-is(ABS(['Sigma 1, truncate 0.5'.K20] - ['Sigma 1, truncate 0.5'.$D20]) &gt; 0.2)" calcext:base-cell-address="'Sigma 1, truncate 0.5'.K20"/>
          </calcext:conditional-format>
          <calcext:conditional-format calcext:target-range-address="'Sigma 1, truncate 0.5'.K28:'Sigma 1, truncate 0.5'.K30">
            <calcext:condition calcext:apply-style-name="Untitled1" calcext:value="formula-is(ABS(['Sigma 1, truncate 0.5'.K28] - ['Sigma 1, truncate 0.5'.$D28]) &gt; 0.2)" calcext:base-cell-address="'Sigma 1, truncate 0.5'.K28"/>
          </calcext:conditional-format>
          <calcext:conditional-format calcext:target-range-address="'Sigma 1, truncate 0.5'.K44:'Sigma 1, truncate 0.5'.K46">
            <calcext:condition calcext:apply-style-name="Untitled1" calcext:value="formula-is(ABS(['Sigma 1, truncate 0.5'.K44] - ['Sigma 1, truncate 0.5'.$D44]) &gt; 0.2)" calcext:base-cell-address="'Sigma 1, truncate 0.5'.K44"/>
          </calcext:conditional-format>
          <calcext:conditional-format calcext:target-range-address="'Sigma 1, truncate 0.5'.K52:'Sigma 1, truncate 0.5'.K54">
            <calcext:condition calcext:apply-style-name="Untitled1" calcext:value="formula-is(ABS(['Sigma 1, truncate 0.5'.K52] - ['Sigma 1, truncate 0.5'.$D52]) &gt; 0.2)" calcext:base-cell-address="'Sigma 1, truncate 0.5'.K52"/>
          </calcext:conditional-format>
          <calcext:conditional-format calcext:target-range-address="'Sigma 1, truncate 0.5'.K60:'Sigma 1, truncate 0.5'.K62">
            <calcext:condition calcext:apply-style-name="Untitled1" calcext:value="formula-is(ABS(['Sigma 1, truncate 0.5'.K60] - ['Sigma 1, truncate 0.5'.$D60]) &gt; 0.2)" calcext:base-cell-address="'Sigma 1, truncate 0.5'.K60"/>
          </calcext:conditional-format>
          <calcext:conditional-format calcext:target-range-address="'Sigma 1, truncate 0.5'.K24:'Sigma 1, truncate 0.5'.K26">
            <calcext:condition calcext:apply-style-name="Untitled1" calcext:value="formula-is(ABS(['Sigma 1, truncate 0.5'.K24] - ['Sigma 1, truncate 0.5'.$D24]) &gt; 0.2)" calcext:base-cell-address="'Sigma 1, truncate 0.5'.K24"/>
          </calcext:conditional-format>
          <calcext:conditional-format calcext:target-range-address="'Sigma 1, truncate 0.5'.K40:'Sigma 1, truncate 0.5'.K42">
            <calcext:condition calcext:apply-style-name="Untitled1" calcext:value="formula-is(ABS(['Sigma 1, truncate 0.5'.K40] - ['Sigma 1, truncate 0.5'.$D40]) &gt; 0.2)" calcext:base-cell-address="'Sigma 1, truncate 0.5'.K40"/>
          </calcext:conditional-format>
          <calcext:conditional-format calcext:target-range-address="'Sigma 1, truncate 0.5'.K56:'Sigma 1, truncate 0.5'.K58">
            <calcext:condition calcext:apply-style-name="Untitled1" calcext:value="formula-is(ABS(['Sigma 1, truncate 0.5'.K56] - ['Sigma 1, truncate 0.5'.$D56]) &gt; 0.2)" calcext:base-cell-address="'Sigma 1, truncate 0.5'.K56"/>
          </calcext:conditional-format>
          <calcext:conditional-format calcext:target-range-address="'Sigma 1, truncate 0.5'.K64:'Sigma 1, truncate 0.5'.K64">
            <calcext:condition calcext:apply-style-name="Untitled1" calcext:value="formula-is(ABS(['Sigma 1, truncate 0.5'.K64] - ['Sigma 1, truncate 0.5'.$D64]) &gt; 0.2)" calcext:base-cell-address="'Sigma 1, truncate 0.5'.K64"/>
          </calcext:conditional-format>
          <calcext:conditional-format calcext:target-range-address="'Sigma 1, truncate 0.5'.K32:'Sigma 1, truncate 0.5'.K34">
            <calcext:condition calcext:apply-style-name="Untitled1" calcext:value="formula-is(ABS(['Sigma 1, truncate 0.5'.K32] - ['Sigma 1, truncate 0.5'.$D32]) &gt; 0.2)" calcext:base-cell-address="'Sigma 1, truncate 0.5'.K32"/>
          </calcext:conditional-format>
          <calcext:conditional-format calcext:target-range-address="'Sigma 1, truncate 0.5'.K12:'Sigma 1, truncate 0.5'.K14">
            <calcext:condition calcext:apply-style-name="Untitled1" calcext:value="formula-is(ABS(['Sigma 1, truncate 0.5'.K12] - ['Sigma 1, truncate 0.5'.$D12]) &gt; 0.2)" calcext:base-cell-address="'Sigma 1, truncate 0.5'.K12"/>
          </calcext:conditional-format>
          <calcext:conditional-format calcext:target-range-address="'Sigma 1, truncate 0.5'.K16:'Sigma 1, truncate 0.5'.K18">
            <calcext:condition calcext:apply-style-name="Untitled1" calcext:value="formula-is(ABS(['Sigma 1, truncate 0.5'.K16] - ['Sigma 1, truncate 0.5'.$D16]) &gt; 0.2)" calcext:base-cell-address="'Sigma 1, truncate 0.5'.K16"/>
          </calcext:conditional-format>
          <calcext:conditional-format calcext:target-range-address="'Sigma 1, truncate 0.5'.K36:'Sigma 1, truncate 0.5'.K38">
            <calcext:condition calcext:apply-style-name="Untitled1" calcext:value="formula-is(ABS(['Sigma 1, truncate 0.5'.K36] - ['Sigma 1, truncate 0.5'.$D36]) &gt; 0.2)" calcext:base-cell-address="'Sigma 1, truncate 0.5'.K36"/>
          </calcext:conditional-format>
          <calcext:conditional-format calcext:target-range-address="'Sigma 1, truncate 0.5'.K48:'Sigma 1, truncate 0.5'.K50">
            <calcext:condition calcext:apply-style-name="Untitled1" calcext:value="formula-is(ABS(['Sigma 1, truncate 0.5'.K48] - ['Sigma 1, truncate 0.5'.$D48]) &gt; 0.2)" calcext:base-cell-address="'Sigma 1, truncate 0.5'.K48"/>
          </calcext:conditional-format>
          <calcext:conditional-format calcext:target-range-address="'Sigma 1, truncate 0.5'.L4:'Sigma 1, truncate 0.5'.L6">
            <calcext:condition calcext:apply-style-name="Untitled1" calcext:value="formula-is(ABS(['Sigma 1, truncate 0.5'.L4] - ['Sigma 1, truncate 0.5'.$D4]) &gt; 0.2)" calcext:base-cell-address="'Sigma 1, truncate 0.5'.L4"/>
          </calcext:conditional-format>
          <calcext:conditional-format calcext:target-range-address="'Sigma 1, truncate 0.5'.L8:'Sigma 1, truncate 0.5'.L10">
            <calcext:condition calcext:apply-style-name="Untitled1" calcext:value="formula-is(ABS(['Sigma 1, truncate 0.5'.L8] - ['Sigma 1, truncate 0.5'.$D8]) &gt; 0.2)" calcext:base-cell-address="'Sigma 1, truncate 0.5'.L8"/>
          </calcext:conditional-format>
          <calcext:conditional-format calcext:target-range-address="'Sigma 1, truncate 0.5'.L20:'Sigma 1, truncate 0.5'.L22">
            <calcext:condition calcext:apply-style-name="Untitled1" calcext:value="formula-is(ABS(['Sigma 1, truncate 0.5'.L20] - ['Sigma 1, truncate 0.5'.$D20]) &gt; 0.2)" calcext:base-cell-address="'Sigma 1, truncate 0.5'.L20"/>
          </calcext:conditional-format>
          <calcext:conditional-format calcext:target-range-address="'Sigma 1, truncate 0.5'.L28:'Sigma 1, truncate 0.5'.L30">
            <calcext:condition calcext:apply-style-name="Untitled1" calcext:value="formula-is(ABS(['Sigma 1, truncate 0.5'.L28] - ['Sigma 1, truncate 0.5'.$D28]) &gt; 0.2)" calcext:base-cell-address="'Sigma 1, truncate 0.5'.L28"/>
          </calcext:conditional-format>
          <calcext:conditional-format calcext:target-range-address="'Sigma 1, truncate 0.5'.L44:'Sigma 1, truncate 0.5'.L46">
            <calcext:condition calcext:apply-style-name="Untitled1" calcext:value="formula-is(ABS(['Sigma 1, truncate 0.5'.L44] - ['Sigma 1, truncate 0.5'.$D44]) &gt; 0.2)" calcext:base-cell-address="'Sigma 1, truncate 0.5'.L44"/>
          </calcext:conditional-format>
          <calcext:conditional-format calcext:target-range-address="'Sigma 1, truncate 0.5'.L52:'Sigma 1, truncate 0.5'.L54">
            <calcext:condition calcext:apply-style-name="Untitled1" calcext:value="formula-is(ABS(['Sigma 1, truncate 0.5'.L52] - ['Sigma 1, truncate 0.5'.$D52]) &gt; 0.2)" calcext:base-cell-address="'Sigma 1, truncate 0.5'.L52"/>
          </calcext:conditional-format>
          <calcext:conditional-format calcext:target-range-address="'Sigma 1, truncate 0.5'.L60:'Sigma 1, truncate 0.5'.L62">
            <calcext:condition calcext:apply-style-name="Untitled1" calcext:value="formula-is(ABS(['Sigma 1, truncate 0.5'.L60] - ['Sigma 1, truncate 0.5'.$D60]) &gt; 0.2)" calcext:base-cell-address="'Sigma 1, truncate 0.5'.L60"/>
          </calcext:conditional-format>
          <calcext:conditional-format calcext:target-range-address="'Sigma 1, truncate 0.5'.L24:'Sigma 1, truncate 0.5'.L26">
            <calcext:condition calcext:apply-style-name="Untitled1" calcext:value="formula-is(ABS(['Sigma 1, truncate 0.5'.L24] - ['Sigma 1, truncate 0.5'.$D24]) &gt; 0.2)" calcext:base-cell-address="'Sigma 1, truncate 0.5'.L24"/>
          </calcext:conditional-format>
          <calcext:conditional-format calcext:target-range-address="'Sigma 1, truncate 0.5'.L40:'Sigma 1, truncate 0.5'.L42">
            <calcext:condition calcext:apply-style-name="Untitled1" calcext:value="formula-is(ABS(['Sigma 1, truncate 0.5'.L40] - ['Sigma 1, truncate 0.5'.$D40]) &gt; 0.2)" calcext:base-cell-address="'Sigma 1, truncate 0.5'.L40"/>
          </calcext:conditional-format>
          <calcext:conditional-format calcext:target-range-address="'Sigma 1, truncate 0.5'.L56:'Sigma 1, truncate 0.5'.L58">
            <calcext:condition calcext:apply-style-name="Untitled1" calcext:value="formula-is(ABS(['Sigma 1, truncate 0.5'.L56] - ['Sigma 1, truncate 0.5'.$D56]) &gt; 0.2)" calcext:base-cell-address="'Sigma 1, truncate 0.5'.L56"/>
          </calcext:conditional-format>
          <calcext:conditional-format calcext:target-range-address="'Sigma 1, truncate 0.5'.L64:'Sigma 1, truncate 0.5'.L66">
            <calcext:condition calcext:apply-style-name="Untitled1" calcext:value="formula-is(ABS(['Sigma 1, truncate 0.5'.L64] - ['Sigma 1, truncate 0.5'.$D64]) &gt; 0.2)" calcext:base-cell-address="'Sigma 1, truncate 0.5'.L64"/>
          </calcext:conditional-format>
          <calcext:conditional-format calcext:target-range-address="'Sigma 1, truncate 0.5'.L32:'Sigma 1, truncate 0.5'.L34">
            <calcext:condition calcext:apply-style-name="Untitled1" calcext:value="formula-is(ABS(['Sigma 1, truncate 0.5'.L32] - ['Sigma 1, truncate 0.5'.$D32]) &gt; 0.2)" calcext:base-cell-address="'Sigma 1, truncate 0.5'.L32"/>
          </calcext:conditional-format>
          <calcext:conditional-format calcext:target-range-address="'Sigma 1, truncate 0.5'.L12:'Sigma 1, truncate 0.5'.L14">
            <calcext:condition calcext:apply-style-name="Untitled1" calcext:value="formula-is(ABS(['Sigma 1, truncate 0.5'.L12] - ['Sigma 1, truncate 0.5'.$D12]) &gt; 0.2)" calcext:base-cell-address="'Sigma 1, truncate 0.5'.L12"/>
          </calcext:conditional-format>
          <calcext:conditional-format calcext:target-range-address="'Sigma 1, truncate 0.5'.L16:'Sigma 1, truncate 0.5'.L18">
            <calcext:condition calcext:apply-style-name="Untitled1" calcext:value="formula-is(ABS(['Sigma 1, truncate 0.5'.L16] - ['Sigma 1, truncate 0.5'.$D16]) &gt; 0.2)" calcext:base-cell-address="'Sigma 1, truncate 0.5'.L16"/>
          </calcext:conditional-format>
          <calcext:conditional-format calcext:target-range-address="'Sigma 1, truncate 0.5'.L36:'Sigma 1, truncate 0.5'.L38">
            <calcext:condition calcext:apply-style-name="Untitled1" calcext:value="formula-is(ABS(['Sigma 1, truncate 0.5'.L36] - ['Sigma 1, truncate 0.5'.$D36]) &gt; 0.2)" calcext:base-cell-address="'Sigma 1, truncate 0.5'.L36"/>
          </calcext:conditional-format>
          <calcext:conditional-format calcext:target-range-address="'Sigma 1, truncate 0.5'.L48:'Sigma 1, truncate 0.5'.L50">
            <calcext:condition calcext:apply-style-name="Untitled1" calcext:value="formula-is(ABS(['Sigma 1, truncate 0.5'.L48] - ['Sigma 1, truncate 0.5'.$D48]) &gt; 0.2)" calcext:base-cell-address="'Sigma 1, truncate 0.5'.L48"/>
          </calcext:conditional-format>
          <calcext:conditional-format calcext:target-range-address="'Sigma 1, truncate 0.5'.M65:'Sigma 1, truncate 0.5'.M66">
            <calcext:condition calcext:apply-style-name="Untitled1" calcext:value="formula-is(ABS(['Sigma 1, truncate 0.5'.M65] - ['Sigma 1, truncate 0.5'.$D65]) &gt; 0.2)" calcext:base-cell-address="'Sigma 1, truncate 0.5'.M65"/>
          </calcext:conditional-format>
          <calcext:conditional-format calcext:target-range-address="'Sigma 1, truncate 0.5'.M4:'Sigma 1, truncate 0.5'.M6">
            <calcext:condition calcext:apply-style-name="Untitled1" calcext:value="formula-is(ABS(['Sigma 1, truncate 0.5'.M4] - ['Sigma 1, truncate 0.5'.$D4]) &gt; 0.2)" calcext:base-cell-address="'Sigma 1, truncate 0.5'.M4"/>
          </calcext:conditional-format>
          <calcext:conditional-format calcext:target-range-address="'Sigma 1, truncate 0.5'.M8:'Sigma 1, truncate 0.5'.M10">
            <calcext:condition calcext:apply-style-name="Untitled1" calcext:value="formula-is(ABS(['Sigma 1, truncate 0.5'.M8] - ['Sigma 1, truncate 0.5'.$D8]) &gt; 0.2)" calcext:base-cell-address="'Sigma 1, truncate 0.5'.M8"/>
          </calcext:conditional-format>
          <calcext:conditional-format calcext:target-range-address="'Sigma 1, truncate 0.5'.M20:'Sigma 1, truncate 0.5'.M22">
            <calcext:condition calcext:apply-style-name="Untitled1" calcext:value="formula-is(ABS(['Sigma 1, truncate 0.5'.M20] - ['Sigma 1, truncate 0.5'.$D20]) &gt; 0.2)" calcext:base-cell-address="'Sigma 1, truncate 0.5'.M20"/>
          </calcext:conditional-format>
          <calcext:conditional-format calcext:target-range-address="'Sigma 1, truncate 0.5'.M28:'Sigma 1, truncate 0.5'.M30">
            <calcext:condition calcext:apply-style-name="Untitled1" calcext:value="formula-is(ABS(['Sigma 1, truncate 0.5'.M28] - ['Sigma 1, truncate 0.5'.$D28]) &gt; 0.2)" calcext:base-cell-address="'Sigma 1, truncate 0.5'.M28"/>
          </calcext:conditional-format>
          <calcext:conditional-format calcext:target-range-address="'Sigma 1, truncate 0.5'.M44:'Sigma 1, truncate 0.5'.M46">
            <calcext:condition calcext:apply-style-name="Untitled1" calcext:value="formula-is(ABS(['Sigma 1, truncate 0.5'.M44] - ['Sigma 1, truncate 0.5'.$D44]) &gt; 0.2)" calcext:base-cell-address="'Sigma 1, truncate 0.5'.M44"/>
          </calcext:conditional-format>
          <calcext:conditional-format calcext:target-range-address="'Sigma 1, truncate 0.5'.M52:'Sigma 1, truncate 0.5'.M54">
            <calcext:condition calcext:apply-style-name="Untitled1" calcext:value="formula-is(ABS(['Sigma 1, truncate 0.5'.M52] - ['Sigma 1, truncate 0.5'.$D52]) &gt; 0.2)" calcext:base-cell-address="'Sigma 1, truncate 0.5'.M52"/>
          </calcext:conditional-format>
          <calcext:conditional-format calcext:target-range-address="'Sigma 1, truncate 0.5'.M60:'Sigma 1, truncate 0.5'.M62">
            <calcext:condition calcext:apply-style-name="Untitled1" calcext:value="formula-is(ABS(['Sigma 1, truncate 0.5'.M60] - ['Sigma 1, truncate 0.5'.$D60]) &gt; 0.2)" calcext:base-cell-address="'Sigma 1, truncate 0.5'.M60"/>
          </calcext:conditional-format>
          <calcext:conditional-format calcext:target-range-address="'Sigma 1, truncate 0.5'.M24:'Sigma 1, truncate 0.5'.M26">
            <calcext:condition calcext:apply-style-name="Untitled1" calcext:value="formula-is(ABS(['Sigma 1, truncate 0.5'.M24] - ['Sigma 1, truncate 0.5'.$D24]) &gt; 0.2)" calcext:base-cell-address="'Sigma 1, truncate 0.5'.M24"/>
          </calcext:conditional-format>
          <calcext:conditional-format calcext:target-range-address="'Sigma 1, truncate 0.5'.M40:'Sigma 1, truncate 0.5'.M42">
            <calcext:condition calcext:apply-style-name="Untitled1" calcext:value="formula-is(ABS(['Sigma 1, truncate 0.5'.M40] - ['Sigma 1, truncate 0.5'.$D40]) &gt; 0.2)" calcext:base-cell-address="'Sigma 1, truncate 0.5'.M40"/>
          </calcext:conditional-format>
          <calcext:conditional-format calcext:target-range-address="'Sigma 1, truncate 0.5'.M56:'Sigma 1, truncate 0.5'.M58">
            <calcext:condition calcext:apply-style-name="Untitled1" calcext:value="formula-is(ABS(['Sigma 1, truncate 0.5'.M56] - ['Sigma 1, truncate 0.5'.$D56]) &gt; 0.2)" calcext:base-cell-address="'Sigma 1, truncate 0.5'.M56"/>
          </calcext:conditional-format>
          <calcext:conditional-format calcext:target-range-address="'Sigma 1, truncate 0.5'.M64:'Sigma 1, truncate 0.5'.M64">
            <calcext:condition calcext:apply-style-name="Untitled1" calcext:value="formula-is(ABS(['Sigma 1, truncate 0.5'.M64] - ['Sigma 1, truncate 0.5'.$D64]) &gt; 0.2)" calcext:base-cell-address="'Sigma 1, truncate 0.5'.M64"/>
          </calcext:conditional-format>
          <calcext:conditional-format calcext:target-range-address="'Sigma 1, truncate 0.5'.M32:'Sigma 1, truncate 0.5'.M34">
            <calcext:condition calcext:apply-style-name="Untitled1" calcext:value="formula-is(ABS(['Sigma 1, truncate 0.5'.M32] - ['Sigma 1, truncate 0.5'.$D32]) &gt; 0.2)" calcext:base-cell-address="'Sigma 1, truncate 0.5'.M32"/>
          </calcext:conditional-format>
          <calcext:conditional-format calcext:target-range-address="'Sigma 1, truncate 0.5'.M12:'Sigma 1, truncate 0.5'.M14">
            <calcext:condition calcext:apply-style-name="Untitled1" calcext:value="formula-is(ABS(['Sigma 1, truncate 0.5'.M12] - ['Sigma 1, truncate 0.5'.$D12]) &gt; 0.2)" calcext:base-cell-address="'Sigma 1, truncate 0.5'.M12"/>
          </calcext:conditional-format>
          <calcext:conditional-format calcext:target-range-address="'Sigma 1, truncate 0.5'.M16:'Sigma 1, truncate 0.5'.M18">
            <calcext:condition calcext:apply-style-name="Untitled1" calcext:value="formula-is(ABS(['Sigma 1, truncate 0.5'.M16] - ['Sigma 1, truncate 0.5'.$D16]) &gt; 0.2)" calcext:base-cell-address="'Sigma 1, truncate 0.5'.M16"/>
          </calcext:conditional-format>
          <calcext:conditional-format calcext:target-range-address="'Sigma 1, truncate 0.5'.M36:'Sigma 1, truncate 0.5'.M38">
            <calcext:condition calcext:apply-style-name="Untitled1" calcext:value="formula-is(ABS(['Sigma 1, truncate 0.5'.M36] - ['Sigma 1, truncate 0.5'.$D36]) &gt; 0.2)" calcext:base-cell-address="'Sigma 1, truncate 0.5'.M36"/>
          </calcext:conditional-format>
          <calcext:conditional-format calcext:target-range-address="'Sigma 1, truncate 0.5'.M48:'Sigma 1, truncate 0.5'.M50">
            <calcext:condition calcext:apply-style-name="Untitled1" calcext:value="formula-is(ABS(['Sigma 1, truncate 0.5'.M48] - ['Sigma 1, truncate 0.5'.$D48]) &gt; 0.2)" calcext:base-cell-address="'Sigma 1, truncate 0.5'.M48"/>
          </calcext:conditional-format>
          <calcext:conditional-format calcext:target-range-address="'Sigma 1, truncate 0.5'.N4:'Sigma 1, truncate 0.5'.N6">
            <calcext:condition calcext:apply-style-name="Untitled1" calcext:value="formula-is(ABS(['Sigma 1, truncate 0.5'.N4] - ['Sigma 1, truncate 0.5'.$D4]) &gt; 0.2)" calcext:base-cell-address="'Sigma 1, truncate 0.5'.N4"/>
          </calcext:conditional-format>
          <calcext:conditional-format calcext:target-range-address="'Sigma 1, truncate 0.5'.N8:'Sigma 1, truncate 0.5'.N10">
            <calcext:condition calcext:apply-style-name="Untitled1" calcext:value="formula-is(ABS(['Sigma 1, truncate 0.5'.N8] - ['Sigma 1, truncate 0.5'.$D8]) &gt; 0.2)" calcext:base-cell-address="'Sigma 1, truncate 0.5'.N8"/>
          </calcext:conditional-format>
          <calcext:conditional-format calcext:target-range-address="'Sigma 1, truncate 0.5'.N20:'Sigma 1, truncate 0.5'.N22">
            <calcext:condition calcext:apply-style-name="Untitled1" calcext:value="formula-is(ABS(['Sigma 1, truncate 0.5'.N20] - ['Sigma 1, truncate 0.5'.$D20]) &gt; 0.2)" calcext:base-cell-address="'Sigma 1, truncate 0.5'.N20"/>
          </calcext:conditional-format>
          <calcext:conditional-format calcext:target-range-address="'Sigma 1, truncate 0.5'.N28:'Sigma 1, truncate 0.5'.N30">
            <calcext:condition calcext:apply-style-name="Untitled1" calcext:value="formula-is(ABS(['Sigma 1, truncate 0.5'.N28] - ['Sigma 1, truncate 0.5'.$D28]) &gt; 0.2)" calcext:base-cell-address="'Sigma 1, truncate 0.5'.N28"/>
          </calcext:conditional-format>
          <calcext:conditional-format calcext:target-range-address="'Sigma 1, truncate 0.5'.N44:'Sigma 1, truncate 0.5'.N46">
            <calcext:condition calcext:apply-style-name="Untitled1" calcext:value="formula-is(ABS(['Sigma 1, truncate 0.5'.N44] - ['Sigma 1, truncate 0.5'.$D44]) &gt; 0.2)" calcext:base-cell-address="'Sigma 1, truncate 0.5'.N44"/>
          </calcext:conditional-format>
          <calcext:conditional-format calcext:target-range-address="'Sigma 1, truncate 0.5'.N52:'Sigma 1, truncate 0.5'.N54">
            <calcext:condition calcext:apply-style-name="Untitled1" calcext:value="formula-is(ABS(['Sigma 1, truncate 0.5'.N52] - ['Sigma 1, truncate 0.5'.$D52]) &gt; 0.2)" calcext:base-cell-address="'Sigma 1, truncate 0.5'.N52"/>
          </calcext:conditional-format>
          <calcext:conditional-format calcext:target-range-address="'Sigma 1, truncate 0.5'.N60:'Sigma 1, truncate 0.5'.N62">
            <calcext:condition calcext:apply-style-name="Untitled1" calcext:value="formula-is(ABS(['Sigma 1, truncate 0.5'.N60] - ['Sigma 1, truncate 0.5'.$D60]) &gt; 0.2)" calcext:base-cell-address="'Sigma 1, truncate 0.5'.N60"/>
          </calcext:conditional-format>
          <calcext:conditional-format calcext:target-range-address="'Sigma 1, truncate 0.5'.N24:'Sigma 1, truncate 0.5'.N26">
            <calcext:condition calcext:apply-style-name="Untitled1" calcext:value="formula-is(ABS(['Sigma 1, truncate 0.5'.N24] - ['Sigma 1, truncate 0.5'.$D24]) &gt; 0.2)" calcext:base-cell-address="'Sigma 1, truncate 0.5'.N24"/>
          </calcext:conditional-format>
          <calcext:conditional-format calcext:target-range-address="'Sigma 1, truncate 0.5'.N40:'Sigma 1, truncate 0.5'.N42">
            <calcext:condition calcext:apply-style-name="Untitled1" calcext:value="formula-is(ABS(['Sigma 1, truncate 0.5'.N40] - ['Sigma 1, truncate 0.5'.$D40]) &gt; 0.2)" calcext:base-cell-address="'Sigma 1, truncate 0.5'.N40"/>
          </calcext:conditional-format>
          <calcext:conditional-format calcext:target-range-address="'Sigma 1, truncate 0.5'.N56:'Sigma 1, truncate 0.5'.N58">
            <calcext:condition calcext:apply-style-name="Untitled1" calcext:value="formula-is(ABS(['Sigma 1, truncate 0.5'.N56] - ['Sigma 1, truncate 0.5'.$D56]) &gt; 0.2)" calcext:base-cell-address="'Sigma 1, truncate 0.5'.N56"/>
          </calcext:conditional-format>
          <calcext:conditional-format calcext:target-range-address="'Sigma 1, truncate 0.5'.N64:'Sigma 1, truncate 0.5'.N66">
            <calcext:condition calcext:apply-style-name="Untitled1" calcext:value="formula-is(ABS(['Sigma 1, truncate 0.5'.N64] - ['Sigma 1, truncate 0.5'.$D64]) &gt; 0.2)" calcext:base-cell-address="'Sigma 1, truncate 0.5'.N64"/>
          </calcext:conditional-format>
          <calcext:conditional-format calcext:target-range-address="'Sigma 1, truncate 0.5'.N32:'Sigma 1, truncate 0.5'.N34">
            <calcext:condition calcext:apply-style-name="Untitled1" calcext:value="formula-is(ABS(['Sigma 1, truncate 0.5'.N32] - ['Sigma 1, truncate 0.5'.$D32]) &gt; 0.2)" calcext:base-cell-address="'Sigma 1, truncate 0.5'.N32"/>
          </calcext:conditional-format>
          <calcext:conditional-format calcext:target-range-address="'Sigma 1, truncate 0.5'.N12:'Sigma 1, truncate 0.5'.N14">
            <calcext:condition calcext:apply-style-name="Untitled1" calcext:value="formula-is(ABS(['Sigma 1, truncate 0.5'.N12] - ['Sigma 1, truncate 0.5'.$D12]) &gt; 0.2)" calcext:base-cell-address="'Sigma 1, truncate 0.5'.N12"/>
          </calcext:conditional-format>
          <calcext:conditional-format calcext:target-range-address="'Sigma 1, truncate 0.5'.N16:'Sigma 1, truncate 0.5'.N18">
            <calcext:condition calcext:apply-style-name="Untitled1" calcext:value="formula-is(ABS(['Sigma 1, truncate 0.5'.N16] - ['Sigma 1, truncate 0.5'.$D16]) &gt; 0.2)" calcext:base-cell-address="'Sigma 1, truncate 0.5'.N16"/>
          </calcext:conditional-format>
          <calcext:conditional-format calcext:target-range-address="'Sigma 1, truncate 0.5'.N36:'Sigma 1, truncate 0.5'.N38">
            <calcext:condition calcext:apply-style-name="Untitled1" calcext:value="formula-is(ABS(['Sigma 1, truncate 0.5'.N36] - ['Sigma 1, truncate 0.5'.$D36]) &gt; 0.2)" calcext:base-cell-address="'Sigma 1, truncate 0.5'.N36"/>
          </calcext:conditional-format>
          <calcext:conditional-format calcext:target-range-address="'Sigma 1, truncate 0.5'.N48:'Sigma 1, truncate 0.5'.N50">
            <calcext:condition calcext:apply-style-name="Untitled1" calcext:value="formula-is(ABS(['Sigma 1, truncate 0.5'.N48] - ['Sigma 1, truncate 0.5'.$D48]) &gt; 0.2)" calcext:base-cell-address="'Sigma 1, truncate 0.5'.N48"/>
          </calcext:conditional-format>
        </calcext:conditional-formats>
      </table:table>
      <table:table table:name="Sigma 1-5, truncate 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12"/>
        <table:table-column table:style-name="co4" table:default-cell-style-name="ce18"/>
        <table:table-column table:style-name="co4" table:default-cell-style-name="ce25"/>
        <table:table-column table:style-name="co4" table:default-cell-style-name="ce77"/>
        <table:table-column table:style-name="co4" table:default-cell-style-name="ce25"/>
        <table:table-column table:style-name="co4" table:default-cell-style-name="ce13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Accumulator 0.05</text:p>
          </table:table-cell>
          <table:table-cell table:style-name="ce73" office:value-type="string" calcext:value-type="string" table:number-columns-spanned="1" table:number-rows-spanned="2">
            <text:p>Gauss-Sigma 1</text:p>
          </table:table-cell>
          <table:table-cell table:style-name="ce21" office:value-type="string" calcext:value-type="string" table:number-columns-spanned="1" table:number-rows-spanned="2">
            <text:p>Gauss-Sigma 2</text:p>
          </table:table-cell>
          <table:table-cell table:style-name="ce126" office:value-type="string" calcext:value-type="string" table:number-columns-spanned="1" table:number-rows-spanned="2">
            <text:p>Gauss-Sigma 5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22"/>
          <table:covered-table-cell table:style-name="ce74"/>
          <table:covered-table-cell table:style-name="ce22"/>
          <table:covered-table-cell table:style-name="ce127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16" calcext:value-type="float">
            <text:p>0.02</text:p>
          </table:table-cell>
          <table:table-cell table:style-name="ce154" office:value-type="float" office:value="0.15" calcext:value-type="float">
            <text:p>0.15</text:p>
          </table:table-cell>
          <table:table-cell table:style-name="ce178" office:value-type="float" office:value="0.05" calcext:value-type="float">
            <text:p>0.05</text:p>
          </table:table-cell>
          <table:table-cell table:style-name="ce202" office:value-type="float" office:value="0.05" calcext:value-type="float">
            <text:p>0.05</text:p>
          </table:table-cell>
          <table:table-cell table:style-name="ce227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0.041" calcext:value-type="float">
            <text:p>0.04</text:p>
          </table:table-cell>
          <table:table-cell table:style-name="ce155" office:value-type="float" office:value="0.05" calcext:value-type="float">
            <text:p>0.05</text:p>
          </table:table-cell>
          <table:table-cell table:style-name="ce179" office:value-type="float" office:value="0.1" calcext:value-type="float">
            <text:p>0.10</text:p>
          </table:table-cell>
          <table:table-cell table:style-name="ce203" office:value-type="float" office:value="0.1" calcext:value-type="float">
            <text:p>0.10</text:p>
          </table:table-cell>
          <table:table-cell table:style-name="ce228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31" calcext:value-type="float">
            <text:p>0.03</text:p>
          </table:table-cell>
          <table:table-cell table:style-name="ce155" office:value-type="float" office:value="0" calcext:value-type="float">
            <text:p>0.00</text:p>
          </table:table-cell>
          <table:table-cell table:style-name="ce179" office:value-type="float" office:value="-0.05" calcext:value-type="float">
            <text:p>-0.05</text:p>
          </table:table-cell>
          <table:table-cell table:style-name="ce203" office:value-type="float" office:value="-0.05" calcext:value-type="float">
            <text:p>-0.05</text:p>
          </table:table-cell>
          <table:table-cell table:style-name="ce228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802146" calcext:value-type="float">
            <text:p>0.08</text:p>
          </table:table-cell>
          <table:table-cell office:value-type="float" office:value="0.00211787" calcext:value-type="float">
            <text:p>0.00</text:p>
          </table:table-cell>
          <table:table-cell table:number-columns-repeated="2" office:value-type="float" office:value="1.00588704" calcext:value-type="float">
            <text:p>1.01</text:p>
          </table:table-cell>
          <table:table-cell office:value-type="float" office:value="1.03285753" calcext:value-type="float">
            <text:p>1.03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156" office:value-type="float" office:value="-0.1" calcext:value-type="float">
            <text:p>-0.10</text:p>
          </table:table-cell>
          <table:table-cell table:style-name="ce180" office:value-type="float" office:value="-0.1" calcext:value-type="float">
            <text:p>-0.10</text:p>
          </table:table-cell>
          <table:table-cell table:style-name="ce204" office:value-type="float" office:value="-0.1" calcext:value-type="float">
            <text:p>-0.10</text:p>
          </table:table-cell>
          <table:table-cell table:style-name="ce229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156" office:value-type="float" office:value="-0.1" calcext:value-type="float">
            <text:p>-0.10</text:p>
          </table:table-cell>
          <table:table-cell table:style-name="ce180" office:value-type="float" office:value="-0.15" calcext:value-type="float">
            <text:p>-0.15</text:p>
          </table:table-cell>
          <table:table-cell table:style-name="ce204" office:value-type="float" office:value="-0.1" calcext:value-type="float">
            <text:p>-0.10</text:p>
          </table:table-cell>
          <table:table-cell table:style-name="ce229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156" office:value-type="float" office:value="0" calcext:value-type="float">
            <text:p>0.00</text:p>
          </table:table-cell>
          <table:table-cell table:style-name="ce180" office:value-type="float" office:value="-0.05" calcext:value-type="float">
            <text:p>-0.05</text:p>
          </table:table-cell>
          <table:table-cell table:style-name="ce204" office:value-type="float" office:value="-0.1" calcext:value-type="float">
            <text:p>-0.10</text:p>
          </table:table-cell>
          <table:table-cell table:style-name="ce229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27" office:value-type="float" office:value="0.00924075" calcext:value-type="float">
            <text:p>0.01</text:p>
          </table:table-cell>
          <table:table-cell table:style-name="ce79" office:value-type="float" office:value="0.99574496" calcext:value-type="float">
            <text:p>1.00</text:p>
          </table:table-cell>
          <table:table-cell table:style-name="ce27" office:value-type="float" office:value="1.02799084" calcext:value-type="float">
            <text:p>1.03</text:p>
          </table:table-cell>
          <table:table-cell table:style-name="ce132" office:value-type="float" office:value="1.04357004" calcext:value-type="float">
            <text:p>1.04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Everything ALS16 to ALS14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157" office:value-type="float" office:value="0" calcext:value-type="float">
            <text:p>0.00</text:p>
          </table:table-cell>
          <table:table-cell table:style-name="ce181" office:value-type="float" office:value="-0.05" calcext:value-type="float">
            <text:p>-0.05</text:p>
          </table:table-cell>
          <table:table-cell table:style-name="ce205" office:value-type="float" office:value="-0.1" calcext:value-type="float">
            <text:p>-0.10</text:p>
          </table:table-cell>
          <table:table-cell table:style-name="ce230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56" calcext:value-type="float">
            <text:p>-0.06</text:p>
          </table:table-cell>
          <table:table-cell table:style-name="ce158" office:value-type="float" office:value="-0.25" calcext:value-type="float">
            <text:p>-0.25</text:p>
          </table:table-cell>
          <table:table-cell table:style-name="ce182" office:value-type="float" office:value="-0.3" calcext:value-type="float">
            <text:p>-0.30</text:p>
          </table:table-cell>
          <table:table-cell table:style-name="ce206" office:value-type="float" office:value="-0.25" calcext:value-type="float">
            <text:p>-0.25</text:p>
          </table:table-cell>
          <table:table-cell table:style-name="ce231" office:value-type="float" office:value="-0.2" calcext:value-type="float">
            <text:p>-0.2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52" calcext:value-type="float">
            <text:p>0.05</text:p>
          </table:table-cell>
          <table:table-cell table:style-name="ce158" office:value-type="float" office:value="0" calcext:value-type="float">
            <text:p>0.00</text:p>
          </table:table-cell>
          <table:table-cell table:style-name="ce182" office:value-type="float" office:value="-0.05" calcext:value-type="float">
            <text:p>-0.05</text:p>
          </table:table-cell>
          <table:table-cell table:style-name="ce206" office:value-type="float" office:value="-0.05" calcext:value-type="float">
            <text:p>-0.05</text:p>
          </table:table-cell>
          <table:table-cell table:style-name="ce231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794259" calcext:value-type="float">
            <text:p>0.08</text:p>
          </table:table-cell>
          <table:table-cell office:value-type="float" office:value="0.00480582" calcext:value-type="float">
            <text:p>0.00</text:p>
          </table:table-cell>
          <table:table-cell office:value-type="float" office:value="1.03975127" calcext:value-type="float">
            <text:p>1.04</text:p>
          </table:table-cell>
          <table:table-cell office:value-type="float" office:value="1.03479982" calcext:value-type="float">
            <text:p>1.03</text:p>
          </table:table-cell>
          <table:table-cell office:value-type="float" office:value="1.0309309" calcext:value-type="float">
            <text:p>1.03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Everything DIM16 to ALS14</text:p>
          </table:table-cell>
          <table:table-cell table:style-name="ce8" office:value-type="string" calcext:value-type="string">
            <text:p>x</text:p>
          </table:table-cell>
          <table:table-cell office:value-type="float" office:value="0.008" calcext:value-type="float">
            <text:p>0.01</text:p>
          </table:table-cell>
          <table:table-cell table:style-name="ce159" office:value-type="float" office:value="-0.35" calcext:value-type="float">
            <text:p>-0.35</text:p>
          </table:table-cell>
          <table:table-cell table:style-name="ce183" office:value-type="float" office:value="-0.1" calcext:value-type="float">
            <text:p>-0.10</text:p>
          </table:table-cell>
          <table:table-cell table:style-name="ce207" office:value-type="float" office:value="-0.05" calcext:value-type="float">
            <text:p>-0.05</text:p>
          </table:table-cell>
          <table:table-cell table:style-name="ce232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table:style-name="ce159" office:value-type="float" office:value="0.35" calcext:value-type="float">
            <text:p>0.35</text:p>
          </table:table-cell>
          <table:table-cell table:style-name="ce183" office:value-type="float" office:value="0" calcext:value-type="float">
            <text:p>0.00</text:p>
          </table:table-cell>
          <table:table-cell table:style-name="ce207" office:value-type="float" office:value="-0.05" calcext:value-type="float">
            <text:p>-0.05</text:p>
          </table:table-cell>
          <table:table-cell table:style-name="ce232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office:value-type="float" office:value="0.082" calcext:value-type="float">
            <text:p>0.08</text:p>
          </table:table-cell>
          <table:table-cell table:style-name="ce159" office:value-type="float" office:value="0" calcext:value-type="float">
            <text:p>0.00</text:p>
          </table:table-cell>
          <table:table-cell table:style-name="ce183" office:value-type="float" office:value="-0.05" calcext:value-type="float">
            <text:p>-0.05</text:p>
          </table:table-cell>
          <table:table-cell table:style-name="ce207" office:value-type="float" office:value="-0.05" calcext:value-type="float">
            <text:p>-0.05</text:p>
          </table:table-cell>
          <table:table-cell table:style-name="ce232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office:value-type="float" office:value="0.0563774" calcext:value-type="float">
            <text:p>0.06</text:p>
          </table:table-cell>
          <table:table-cell table:style-name="ce27" office:value-type="float" office:value="0.00169443" calcext:value-type="float">
            <text:p>0.00</text:p>
          </table:table-cell>
          <table:table-cell table:style-name="ce79" office:value-type="float" office:value="1.00772024" calcext:value-type="float">
            <text:p>1.01</text:p>
          </table:table-cell>
          <table:table-cell table:style-name="ce27" office:value-type="float" office:value="1.00665296" calcext:value-type="float">
            <text:p>1.01</text:p>
          </table:table-cell>
          <table:table-cell table:style-name="ce132" office:value-type="float" office:value="1.00881106" calcext:value-type="float">
            <text:p>1.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39" calcext:value-type="float">
            <text:p>0.04</text:p>
          </table:table-cell>
          <table:table-cell table:style-name="ce160" office:value-type="float" office:value="-0.1" calcext:value-type="float">
            <text:p>-0.10</text:p>
          </table:table-cell>
          <table:table-cell table:style-name="ce184" office:value-type="float" office:value="-0.05" calcext:value-type="float">
            <text:p>-0.05</text:p>
          </table:table-cell>
          <table:table-cell table:style-name="ce208" office:value-type="float" office:value="0" calcext:value-type="float">
            <text:p>0.00</text:p>
          </table:table-cell>
          <table:table-cell table:style-name="ce23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6" calcext:value-type="float">
            <text:p>-0.01</text:p>
          </table:table-cell>
          <table:table-cell table:style-name="ce161" office:value-type="float" office:value="0.25" calcext:value-type="float">
            <text:p>0.25</text:p>
          </table:table-cell>
          <table:table-cell table:style-name="ce185" office:value-type="float" office:value="0.15" calcext:value-type="float">
            <text:p>0.15</text:p>
          </table:table-cell>
          <table:table-cell table:style-name="ce209" office:value-type="float" office:value="0.15" calcext:value-type="float">
            <text:p>0.15</text:p>
          </table:table-cell>
          <table:table-cell table:style-name="ce234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36" calcext:value-type="float">
            <text:p>0.04</text:p>
          </table:table-cell>
          <table:table-cell table:style-name="ce161" office:value-type="float" office:value="0" calcext:value-type="float">
            <text:p>0.00</text:p>
          </table:table-cell>
          <table:table-cell table:style-name="ce185" office:value-type="float" office:value="-0.05" calcext:value-type="float">
            <text:p>-0.05</text:p>
          </table:table-cell>
          <table:table-cell table:style-name="ce209" office:value-type="float" office:value="-0.05" calcext:value-type="float">
            <text:p>-0.05</text:p>
          </table:table-cell>
          <table:table-cell table:style-name="ce234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996526" calcext:value-type="float">
            <text:p>0.10</text:p>
          </table:table-cell>
          <table:table-cell office:value-type="float" office:value="0.01361031" calcext:value-type="float">
            <text:p>0.01</text:p>
          </table:table-cell>
          <table:table-cell office:value-type="float" office:value="1.00589028" calcext:value-type="float">
            <text:p>1.01</text:p>
          </table:table-cell>
          <table:table-cell office:value-type="float" office:value="1.00384546" calcext:value-type="float">
            <text:p>1.00</text:p>
          </table:table-cell>
          <table:table-cell office:value-type="float" office:value="1.00246177" calcext:value-type="float">
            <text:p>1.0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162" office:value-type="float" office:value="-0.05" calcext:value-type="float">
            <text:p>-0.05</text:p>
          </table:table-cell>
          <table:table-cell table:style-name="ce186" office:value-type="float" office:value="-0.1" calcext:value-type="float">
            <text:p>-0.10</text:p>
          </table:table-cell>
          <table:table-cell table:style-name="ce210" office:value-type="float" office:value="-0.1" calcext:value-type="float">
            <text:p>-0.10</text:p>
          </table:table-cell>
          <table:table-cell table:style-name="ce235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162" office:value-type="float" office:value="-0.15" calcext:value-type="float">
            <text:p>-0.15</text:p>
          </table:table-cell>
          <table:table-cell table:style-name="ce186" office:value-type="float" office:value="-0.15" calcext:value-type="float">
            <text:p>-0.15</text:p>
          </table:table-cell>
          <table:table-cell table:style-name="ce210" office:value-type="float" office:value="-0.15" calcext:value-type="float">
            <text:p>-0.15</text:p>
          </table:table-cell>
          <table:table-cell table:style-name="ce235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162" office:value-type="float" office:value="-0.15" calcext:value-type="float">
            <text:p>-0.15</text:p>
          </table:table-cell>
          <table:table-cell table:style-name="ce186" office:value-type="float" office:value="-0.2" calcext:value-type="float">
            <text:p>-0.20</text:p>
          </table:table-cell>
          <table:table-cell table:style-name="ce210" office:value-type="float" office:value="-0.2" calcext:value-type="float">
            <text:p>-0.20</text:p>
          </table:table-cell>
          <table:table-cell table:style-name="ce235" office:value-type="float" office:value="-0.2" calcext:value-type="float">
            <text:p>-0.2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27" office:value-type="float" office:value="0.020953" calcext:value-type="float">
            <text:p>0.02</text:p>
          </table:table-cell>
          <table:table-cell table:style-name="ce79" office:value-type="float" office:value="0.66452149" calcext:value-type="float">
            <text:p>0.66</text:p>
          </table:table-cell>
          <table:table-cell table:style-name="ce27" office:value-type="float" office:value="0.66452149" calcext:value-type="float">
            <text:p>0.66</text:p>
          </table:table-cell>
          <table:table-cell table:style-name="ce132" office:value-type="float" office:value="0.6636301" calcext:value-type="float">
            <text:p>0.66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" calcext:value-type="float">
            <text:p>0.00</text:p>
          </table:table-cell>
          <table:table-cell table:style-name="ce163" office:value-type="float" office:value="-0.15" calcext:value-type="float">
            <text:p>-0.15</text:p>
          </table:table-cell>
          <table:table-cell table:style-name="ce187" office:value-type="float" office:value="-0.15" calcext:value-type="float">
            <text:p>-0.15</text:p>
          </table:table-cell>
          <table:table-cell table:style-name="ce211" office:value-type="float" office:value="-0.15" calcext:value-type="float">
            <text:p>-0.15</text:p>
          </table:table-cell>
          <table:table-cell table:style-name="ce236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0" calcext:value-type="float">
            <text:p>0.00</text:p>
          </table:table-cell>
          <table:table-cell table:style-name="ce164" office:value-type="float" office:value="-0.25" calcext:value-type="float">
            <text:p>-0.25</text:p>
          </table:table-cell>
          <table:table-cell table:style-name="ce188" office:value-type="float" office:value="-0.2" calcext:value-type="float">
            <text:p>-0.20</text:p>
          </table:table-cell>
          <table:table-cell table:style-name="ce212" office:value-type="float" office:value="-0.2" calcext:value-type="float">
            <text:p>-0.20</text:p>
          </table:table-cell>
          <table:table-cell table:style-name="ce237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" calcext:value-type="float">
            <text:p>0.00</text:p>
          </table:table-cell>
          <table:table-cell table:style-name="ce164" office:value-type="float" office:value="0.05" calcext:value-type="float">
            <text:p>0.05</text:p>
          </table:table-cell>
          <table:table-cell table:style-name="ce188" office:value-type="float" office:value="0" calcext:value-type="float">
            <text:p>0.00</text:p>
          </table:table-cell>
          <table:table-cell table:style-name="ce212" office:value-type="float" office:value="0" calcext:value-type="float">
            <text:p>0.00</text:p>
          </table:table-cell>
          <table:table-cell table:style-name="ce237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" calcext:value-type="float">
            <text:p>0.00</text:p>
          </table:table-cell>
          <table:table-cell office:value-type="float" office:value="0.00134612" calcext:value-type="float">
            <text:p>0.00</text:p>
          </table:table-cell>
          <table:table-cell table:number-columns-repeated="2" office:value-type="float" office:value="1.05142202" calcext:value-type="float">
            <text:p>1.05</text:p>
          </table:table-cell>
          <table:table-cell office:value-type="float" office:value="1.02489316" calcext:value-type="float">
            <text:p>1.02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Missing Building ALS16 to ALS14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165" office:value-type="float" office:value="0.15" calcext:value-type="float">
            <text:p>0.15</text:p>
          </table:table-cell>
          <table:table-cell table:style-name="ce189" office:value-type="float" office:value="0.05" calcext:value-type="float">
            <text:p>0.05</text:p>
          </table:table-cell>
          <table:table-cell table:style-name="ce213" office:value-type="float" office:value="0.1" calcext:value-type="float">
            <text:p>0.10</text:p>
          </table:table-cell>
          <table:table-cell table:style-name="ce238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165" office:value-type="float" office:value="-0.1" calcext:value-type="float">
            <text:p>-0.10</text:p>
          </table:table-cell>
          <table:table-cell table:style-name="ce189" office:value-type="float" office:value="-0.2" calcext:value-type="float">
            <text:p>-0.20</text:p>
          </table:table-cell>
          <table:table-cell table:style-name="ce213" office:value-type="float" office:value="-0.2" calcext:value-type="float">
            <text:p>-0.20</text:p>
          </table:table-cell>
          <table:table-cell table:style-name="ce238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165" office:value-type="float" office:value="0" calcext:value-type="float">
            <text:p>0.00</text:p>
          </table:table-cell>
          <table:table-cell table:style-name="ce189" office:value-type="float" office:value="-0.05" calcext:value-type="float">
            <text:p>-0.05</text:p>
          </table:table-cell>
          <table:table-cell table:style-name="ce213" office:value-type="float" office:value="0" calcext:value-type="float">
            <text:p>0.00</text:p>
          </table:table-cell>
          <table:table-cell table:style-name="ce238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27" office:value-type="float" office:value="0.00125759" calcext:value-type="float">
            <text:p>0.00</text:p>
          </table:table-cell>
          <table:table-cell table:style-name="ce79" office:value-type="float" office:value="1.07776602" calcext:value-type="float">
            <text:p>1.08</text:p>
          </table:table-cell>
          <table:table-cell table:style-name="ce27" office:value-type="float" office:value="1.0157673" calcext:value-type="float">
            <text:p>1.02</text:p>
          </table:table-cell>
          <table:table-cell table:style-name="ce132" office:value-type="float" office:value="0.97286868" calcext:value-type="float">
            <text:p>0.97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Missing Building DIM16 to ALS14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float" office:value="-0.013" calcext:value-type="float">
            <text:p>-0.01</text:p>
          </table:table-cell>
          <table:table-cell table:style-name="ce166" office:value-type="float" office:value="0.35" calcext:value-type="float">
            <text:p>0.35</text:p>
          </table:table-cell>
          <table:table-cell table:style-name="ce190" office:value-type="float" office:value="0.05" calcext:value-type="float">
            <text:p>0.05</text:p>
          </table:table-cell>
          <table:table-cell table:style-name="ce214" office:value-type="float" office:value="-0.05" calcext:value-type="float">
            <text:p>-0.05</text:p>
          </table:table-cell>
          <table:table-cell table:style-name="ce239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table:style-name="ce16" office:value-type="float" office:value="-0.016" calcext:value-type="float">
            <text:p>-0.02</text:p>
          </table:table-cell>
          <table:table-cell table:style-name="ce167" office:value-type="float" office:value="0.1" calcext:value-type="float">
            <text:p>0.10</text:p>
          </table:table-cell>
          <table:table-cell table:style-name="ce191" office:value-type="float" office:value="-0.1" calcext:value-type="float">
            <text:p>-0.10</text:p>
          </table:table-cell>
          <table:table-cell table:style-name="ce215" office:value-type="float" office:value="-0.1" calcext:value-type="float">
            <text:p>-0.10</text:p>
          </table:table-cell>
          <table:table-cell table:style-name="ce240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table:style-name="ce16" office:value-type="float" office:value="0.174" calcext:value-type="float">
            <text:p>0.17</text:p>
          </table:table-cell>
          <table:table-cell table:style-name="ce167" office:value-type="float" office:value="0.05" calcext:value-type="float">
            <text:p>0.05</text:p>
          </table:table-cell>
          <table:table-cell table:style-name="ce191" office:value-type="float" office:value="0" calcext:value-type="float">
            <text:p>0.00</text:p>
          </table:table-cell>
          <table:table-cell table:style-name="ce215" office:value-type="float" office:value="0" calcext:value-type="float">
            <text:p>0.00</text:p>
          </table:table-cell>
          <table:table-cell table:style-name="ce24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office:value-type="string" calcext:value-type="string">
            <text:p>mse</text:p>
          </table:table-cell>
          <table:table-cell table:style-name="ce17" office:value-type="float" office:value="0.0515903" calcext:value-type="float">
            <text:p>0.05</text:p>
          </table:table-cell>
          <table:table-cell office:value-type="float" office:value="0.00059023" calcext:value-type="float">
            <text:p>0.00</text:p>
          </table:table-cell>
          <table:table-cell office:value-type="float" office:value="1.00584591" calcext:value-type="float">
            <text:p>1.01</text:p>
          </table:table-cell>
          <table:table-cell office:value-type="float" office:value="1.00487985" calcext:value-type="float">
            <text:p>1.00</text:p>
          </table:table-cell>
          <table:table-cell office:value-type="float" office:value="1.00702299" calcext:value-type="float">
            <text:p>1.01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3" calcext:value-type="float">
            <text:p>0.02</text:p>
          </table:table-cell>
          <table:table-cell table:style-name="ce168" office:value-type="float" office:value="-0.3" calcext:value-type="float">
            <text:p>-0.30</text:p>
          </table:table-cell>
          <table:table-cell table:style-name="ce192" office:value-type="float" office:value="-0.25" calcext:value-type="float">
            <text:p>-0.25</text:p>
          </table:table-cell>
          <table:table-cell table:style-name="ce216" office:value-type="float" office:value="-0.4" calcext:value-type="float">
            <text:p>-0.40</text:p>
          </table:table-cell>
          <table:table-cell table:style-name="ce241" office:value-type="float" office:value="-0.2" calcext:value-type="float">
            <text:p>-0.2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24" calcext:value-type="float">
            <text:p>-0.02</text:p>
          </table:table-cell>
          <table:table-cell table:style-name="ce168" office:value-type="float" office:value="0.15" calcext:value-type="float">
            <text:p>0.15</text:p>
          </table:table-cell>
          <table:table-cell table:style-name="ce192" office:value-type="float" office:value="0.1" calcext:value-type="float">
            <text:p>0.10</text:p>
          </table:table-cell>
          <table:table-cell table:style-name="ce216" office:value-type="float" office:value="0.05" calcext:value-type="float">
            <text:p>0.05</text:p>
          </table:table-cell>
          <table:table-cell table:style-name="ce241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.101" calcext:value-type="float">
            <text:p>0.10</text:p>
          </table:table-cell>
          <table:table-cell table:style-name="ce168" office:value-type="float" office:value="0" calcext:value-type="float">
            <text:p>0.00</text:p>
          </table:table-cell>
          <table:table-cell table:style-name="ce192" office:value-type="float" office:value="-0.05" calcext:value-type="float">
            <text:p>-0.05</text:p>
          </table:table-cell>
          <table:table-cell table:style-name="ce216" office:value-type="float" office:value="-0.1" calcext:value-type="float">
            <text:p>-0.10</text:p>
          </table:table-cell>
          <table:table-cell table:style-name="ce241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2982" calcext:value-type="float">
            <text:p>0.13</text:p>
          </table:table-cell>
          <table:table-cell table:style-name="ce27" office:value-type="float" office:value="0.00567953" calcext:value-type="float">
            <text:p>0.01</text:p>
          </table:table-cell>
          <table:table-cell table:style-name="ce79" office:value-type="float" office:value="0.98195049" calcext:value-type="float">
            <text:p>0.98</text:p>
          </table:table-cell>
          <table:table-cell table:style-name="ce27" office:value-type="float" office:value="1.00820539" calcext:value-type="float">
            <text:p>1.01</text:p>
          </table:table-cell>
          <table:table-cell table:style-name="ce132" office:value-type="float" office:value="1.0352674" calcext:value-type="float">
            <text:p>1.0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4" calcext:value-type="float">
            <text:p>0.00</text:p>
          </table:table-cell>
          <table:table-cell table:style-name="ce169" office:value-type="float" office:value="0" calcext:value-type="float">
            <text:p>0.00</text:p>
          </table:table-cell>
          <table:table-cell table:style-name="ce193" office:value-type="float" office:value="-0.1" calcext:value-type="float">
            <text:p>-0.10</text:p>
          </table:table-cell>
          <table:table-cell table:style-name="ce217" office:value-type="float" office:value="-0.1" calcext:value-type="float">
            <text:p>-0.10</text:p>
          </table:table-cell>
          <table:table-cell table:style-name="ce242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12" calcext:value-type="float">
            <text:p>-0.01</text:p>
          </table:table-cell>
          <table:table-cell table:style-name="ce170" office:value-type="float" office:value="0.45" calcext:value-type="float">
            <text:p>0.45</text:p>
          </table:table-cell>
          <table:table-cell table:style-name="ce194" office:value-type="float" office:value="0.25" calcext:value-type="float">
            <text:p>0.25</text:p>
          </table:table-cell>
          <table:table-cell table:style-name="ce218" office:value-type="float" office:value="0.25" calcext:value-type="float">
            <text:p>0.25</text:p>
          </table:table-cell>
          <table:table-cell table:style-name="ce243" office:value-type="float" office:value="0.1" calcext:value-type="float">
            <text:p>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-0.005" calcext:value-type="float">
            <text:p>-0.01</text:p>
          </table:table-cell>
          <table:table-cell table:style-name="ce170" office:value-type="float" office:value="0" calcext:value-type="float">
            <text:p>0.00</text:p>
          </table:table-cell>
          <table:table-cell table:style-name="ce194" office:value-type="float" office:value="-0.05" calcext:value-type="float">
            <text:p>-0.05</text:p>
          </table:table-cell>
          <table:table-cell table:style-name="ce218" office:value-type="float" office:value="-0.05" calcext:value-type="float">
            <text:p>-0.05</text:p>
          </table:table-cell>
          <table:table-cell table:style-name="ce243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7952" calcext:value-type="float">
            <text:p>0.18</text:p>
          </table:table-cell>
          <table:table-cell office:value-type="float" office:value="0.01304775" calcext:value-type="float">
            <text:p>0.01</text:p>
          </table:table-cell>
          <table:table-cell table:number-columns-repeated="2" office:value-type="float" office:value="1.02559574" calcext:value-type="float">
            <text:p>1.03</text:p>
          </table:table-cell>
          <table:table-cell office:value-type="float" office:value="1.02368202" calcext:value-type="float">
            <text:p>1.02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171" office:value-type="float" office:value="-0.15" calcext:value-type="float">
            <text:p>-0.15</text:p>
          </table:table-cell>
          <table:table-cell table:style-name="ce195" office:value-type="float" office:value="-0.05" calcext:value-type="float">
            <text:p>-0.05</text:p>
          </table:table-cell>
          <table:table-cell table:style-name="ce219" office:value-type="float" office:value="-0.05" calcext:value-type="float">
            <text:p>-0.05</text:p>
          </table:table-cell>
          <table:table-cell table:style-name="ce244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171" office:value-type="float" office:value="0.5" calcext:value-type="float">
            <text:p>0.50</text:p>
          </table:table-cell>
          <table:table-cell table:style-name="ce195" office:value-type="float" office:value="0.05" calcext:value-type="float">
            <text:p>0.05</text:p>
          </table:table-cell>
          <table:table-cell table:style-name="ce219" office:value-type="float" office:value="0" calcext:value-type="float">
            <text:p>0.00</text:p>
          </table:table-cell>
          <table:table-cell table:style-name="ce244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171" office:value-type="float" office:value="0" calcext:value-type="float">
            <text:p>0.00</text:p>
          </table:table-cell>
          <table:table-cell table:style-name="ce195" office:value-type="float" office:value="-0.05" calcext:value-type="float">
            <text:p>-0.05</text:p>
          </table:table-cell>
          <table:table-cell table:style-name="ce219" office:value-type="float" office:value="-0.05" calcext:value-type="float">
            <text:p>-0.05</text:p>
          </table:table-cell>
          <table:table-cell table:style-name="ce244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/>
          <table:table-cell table:style-name="ce27" office:value-type="float" office:value="0.00864695" calcext:value-type="float">
            <text:p>0.01</text:p>
          </table:table-cell>
          <table:table-cell table:style-name="ce79" office:value-type="float" office:value="1.06095894" calcext:value-type="float">
            <text:p>1.06</text:p>
          </table:table-cell>
          <table:table-cell table:style-name="ce27" office:value-type="float" office:value="1.0626334" calcext:value-type="float">
            <text:p>1.06</text:p>
          </table:table-cell>
          <table:table-cell table:style-name="ce132" office:value-type="float" office:value="1.06668577" calcext:value-type="float">
            <text:p>1.0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4" calcext:value-type="float">
            <text:p>0.04</text:p>
          </table:table-cell>
          <table:table-cell table:style-name="ce172" office:value-type="float" office:value="-0.2" calcext:value-type="float">
            <text:p>-0.20</text:p>
          </table:table-cell>
          <table:table-cell table:style-name="ce196" office:value-type="float" office:value="-0.1" calcext:value-type="float">
            <text:p>-0.10</text:p>
          </table:table-cell>
          <table:table-cell table:style-name="ce220" office:value-type="float" office:value="-0.05" calcext:value-type="float">
            <text:p>-0.05</text:p>
          </table:table-cell>
          <table:table-cell table:style-name="ce245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7" calcext:value-type="float">
            <text:p>-0.01</text:p>
          </table:table-cell>
          <table:table-cell table:style-name="ce173" office:value-type="float" office:value="0.15" calcext:value-type="float">
            <text:p>0.15</text:p>
          </table:table-cell>
          <table:table-cell table:style-name="ce197" office:value-type="float" office:value="0.1" calcext:value-type="float">
            <text:p>0.10</text:p>
          </table:table-cell>
          <table:table-cell table:style-name="ce221" office:value-type="float" office:value="0.15" calcext:value-type="float">
            <text:p>0.15</text:p>
          </table:table-cell>
          <table:table-cell table:style-name="ce246" office:value-type="float" office:value="0.1" calcext:value-type="float">
            <text:p>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105" calcext:value-type="float">
            <text:p>0.11</text:p>
          </table:table-cell>
          <table:table-cell table:style-name="ce173" office:value-type="float" office:value="0" calcext:value-type="float">
            <text:p>0.00</text:p>
          </table:table-cell>
          <table:table-cell table:style-name="ce197" office:value-type="float" office:value="-0.05" calcext:value-type="float">
            <text:p>-0.05</text:p>
          </table:table-cell>
          <table:table-cell table:style-name="ce221" office:value-type="float" office:value="-0.05" calcext:value-type="float">
            <text:p>-0.05</text:p>
          </table:table-cell>
          <table:table-cell table:style-name="ce246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09799" calcext:value-type="float">
            <text:p>0.11</text:p>
          </table:table-cell>
          <table:table-cell office:value-type="float" office:value="0.01255575" calcext:value-type="float">
            <text:p>0.01</text:p>
          </table:table-cell>
          <table:table-cell office:value-type="float" office:value="1.05775648" calcext:value-type="float">
            <text:p>1.06</text:p>
          </table:table-cell>
          <table:table-cell office:value-type="float" office:value="1.05706476" calcext:value-type="float">
            <text:p>1.06</text:p>
          </table:table-cell>
          <table:table-cell office:value-type="float" office:value="1.05538761" calcext:value-type="float">
            <text:p>1.06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174" office:value-type="float" office:value="0.2" calcext:value-type="float">
            <text:p>0.20</text:p>
          </table:table-cell>
          <table:table-cell table:style-name="ce198" office:value-type="float" office:value="-0.1" calcext:value-type="float">
            <text:p>-0.10</text:p>
          </table:table-cell>
          <table:table-cell table:style-name="ce222" office:value-type="float" office:value="-0.15" calcext:value-type="float">
            <text:p>-0.15</text:p>
          </table:table-cell>
          <table:table-cell table:style-name="ce247" office:value-type="float" office:value="-0.15" calcext:value-type="float">
            <text:p>-0.1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174" office:value-type="float" office:value="0.05" calcext:value-type="float">
            <text:p>0.05</text:p>
          </table:table-cell>
          <table:table-cell table:style-name="ce198" office:value-type="float" office:value="0.05" calcext:value-type="float">
            <text:p>0.05</text:p>
          </table:table-cell>
          <table:table-cell table:style-name="ce222" office:value-type="float" office:value="0.05" calcext:value-type="float">
            <text:p>0.05</text:p>
          </table:table-cell>
          <table:table-cell table:style-name="ce247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174" office:value-type="float" office:value="0" calcext:value-type="float">
            <text:p>0.00</text:p>
          </table:table-cell>
          <table:table-cell table:style-name="ce198" office:value-type="float" office:value="-0.05" calcext:value-type="float">
            <text:p>-0.05</text:p>
          </table:table-cell>
          <table:table-cell table:style-name="ce222" office:value-type="float" office:value="-0.05" calcext:value-type="float">
            <text:p>-0.05</text:p>
          </table:table-cell>
          <table:table-cell table:style-name="ce247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27" office:value-type="float" office:value="0.01114507" calcext:value-type="float">
            <text:p>0.01</text:p>
          </table:table-cell>
          <table:table-cell table:style-name="ce79" office:value-type="float" office:value="1.01674547" calcext:value-type="float">
            <text:p>1.02</text:p>
          </table:table-cell>
          <table:table-cell table:style-name="ce27" office:value-type="float" office:value="1.01872378" calcext:value-type="float">
            <text:p>1.02</text:p>
          </table:table-cell>
          <table:table-cell table:style-name="ce132" office:value-type="float" office:value="1.01872378" calcext:value-type="float">
            <text:p>1.0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46" calcext:value-type="float">
            <text:p>-0.05</text:p>
          </table:table-cell>
          <table:table-cell table:style-name="ce175" office:value-type="float" office:value="-0.1" calcext:value-type="float">
            <text:p>-0.10</text:p>
          </table:table-cell>
          <table:table-cell table:style-name="ce199" office:value-type="float" office:value="-0.05" calcext:value-type="float">
            <text:p>-0.05</text:p>
          </table:table-cell>
          <table:table-cell table:style-name="ce223" office:value-type="float" office:value="0" calcext:value-type="float">
            <text:p>0.00</text:p>
          </table:table-cell>
          <table:table-cell table:style-name="ce248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1" calcext:value-type="float">
            <text:p>0.00</text:p>
          </table:table-cell>
          <table:table-cell table:style-name="ce176" office:value-type="float" office:value="0.1" calcext:value-type="float">
            <text:p>0.10</text:p>
          </table:table-cell>
          <table:table-cell table:style-name="ce200" office:value-type="float" office:value="0" calcext:value-type="float">
            <text:p>0.00</text:p>
          </table:table-cell>
          <table:table-cell table:style-name="ce224" office:value-type="float" office:value="0" calcext:value-type="float">
            <text:p>0.00</text:p>
          </table:table-cell>
          <table:table-cell table:style-name="ce249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24" calcext:value-type="float">
            <text:p>0.02</text:p>
          </table:table-cell>
          <table:table-cell table:style-name="ce176" office:value-type="float" office:value="0.05" calcext:value-type="float">
            <text:p>0.05</text:p>
          </table:table-cell>
          <table:table-cell table:style-name="ce200" office:value-type="float" office:value="0" calcext:value-type="float">
            <text:p>0.00</text:p>
          </table:table-cell>
          <table:table-cell table:style-name="ce224" office:value-type="float" office:value="-0.05" calcext:value-type="float">
            <text:p>-0.05</text:p>
          </table:table-cell>
          <table:table-cell table:style-name="ce249" office:value-type="float" office:value="-0.05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301078" calcext:value-type="float">
            <text:p>0.30</text:p>
          </table:table-cell>
          <table:table-cell office:value-type="float" office:value="0.00813193" calcext:value-type="float">
            <text:p>0.01</text:p>
          </table:table-cell>
          <table:table-cell office:value-type="float" office:value="1.00482024" calcext:value-type="float">
            <text:p>1.00</text:p>
          </table:table-cell>
          <table:table-cell office:value-type="float" office:value="1.03074995" calcext:value-type="float">
            <text:p>1.03</text:p>
          </table:table-cell>
          <table:table-cell office:value-type="float" office:value="1.03653185" calcext:value-type="float">
            <text:p>1.04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177" office:value-type="float" office:value="0" calcext:value-type="float">
            <text:p>0.00</text:p>
          </table:table-cell>
          <table:table-cell table:style-name="ce201" office:value-type="float" office:value="0.2" calcext:value-type="float">
            <text:p>0.20</text:p>
          </table:table-cell>
          <table:table-cell table:style-name="ce225" office:value-type="float" office:value="0.2" calcext:value-type="float">
            <text:p>0.20</text:p>
          </table:table-cell>
          <table:table-cell table:style-name="ce25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177" office:value-type="float" office:value="0.2" calcext:value-type="float">
            <text:p>0.20</text:p>
          </table:table-cell>
          <table:table-cell table:style-name="ce201" office:value-type="float" office:value="-0.85" calcext:value-type="float">
            <text:p>-0.85</text:p>
          </table:table-cell>
          <table:table-cell table:style-name="ce226" office:value-type="float" office:value="-0.65" calcext:value-type="float">
            <text:p>-0.65</text:p>
          </table:table-cell>
          <table:table-cell table:style-name="ce250" office:value-type="float" office:value="-0.2" calcext:value-type="float">
            <text:p>-0.2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177" office:value-type="float" office:value="0.05" calcext:value-type="float">
            <text:p>0.05</text:p>
          </table:table-cell>
          <table:table-cell table:style-name="ce201" office:value-type="float" office:value="-0.05" calcext:value-type="float">
            <text:p>-0.05</text:p>
          </table:table-cell>
          <table:table-cell table:style-name="ce226" office:value-type="float" office:value="-0.05" calcext:value-type="float">
            <text:p>-0.05</text:p>
          </table:table-cell>
          <table:table-cell table:style-name="ce250" office:value-type="float" office:value="-0.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table:style-name="ce20" office:value-type="float" office:value="0.358" calcext:value-type="float">
            <text:p>0.36</text:p>
          </table:table-cell>
          <table:table-cell table:style-name="ce27" office:value-type="float" office:value="0.01095881" calcext:value-type="float">
            <text:p>0.01</text:p>
          </table:table-cell>
          <table:table-cell table:style-name="ce79" office:value-type="float" office:value="1.2501024" calcext:value-type="float">
            <text:p>1.25</text:p>
          </table:table-cell>
          <table:table-cell table:style-name="ce27" office:value-type="float" office:value="1.18631549" calcext:value-type="float">
            <text:p>1.19</text:p>
          </table:table-cell>
          <table:table-cell table:style-name="ce132" office:value-type="float" office:value="1.08735727" calcext:value-type="float">
            <text:p>1.09</text:p>
          </table:table-cell>
          <table:table-cell table:number-columns-repeated="5"/>
        </table:table-row>
        <calcext:conditional-formats>
          <calcext:conditional-format calcext:target-range-address="'Sigma 1-5, truncate 4'.F4:'Sigma 1-5, truncate 4'.F6 'Sigma 1-5, truncate 4'.H4:'Sigma 1-5, truncate 4'.H6">
            <calcext:condition calcext:apply-style-name="Untitled1" calcext:value="formula-is(ABS(['Sigma 1-5, truncate 4'.F4] - ['Sigma 1-5, truncate 4'.$D4]) &gt; 0.2)" calcext:base-cell-address="'Sigma 1-5, truncate 4'.F4"/>
          </calcext:conditional-format>
          <calcext:conditional-format calcext:target-range-address="'Sigma 1-5, truncate 4'.H8:'Sigma 1-5, truncate 4'.H10 'Sigma 1-5, truncate 4'.F8:'Sigma 1-5, truncate 4'.F10">
            <calcext:condition calcext:apply-style-name="Untitled1" calcext:value="formula-is(ABS(['Sigma 1-5, truncate 4'.F8] - ['Sigma 1-5, truncate 4'.$D8]) &gt; 0.2)" calcext:base-cell-address="'Sigma 1-5, truncate 4'.F8"/>
          </calcext:conditional-format>
          <calcext:conditional-format calcext:target-range-address="'Sigma 1-5, truncate 4'.H20:'Sigma 1-5, truncate 4'.H22 'Sigma 1-5, truncate 4'.F20:'Sigma 1-5, truncate 4'.F22">
            <calcext:condition calcext:apply-style-name="Untitled1" calcext:value="formula-is(ABS(['Sigma 1-5, truncate 4'.F20] - ['Sigma 1-5, truncate 4'.$D20]) &gt; 0.2)" calcext:base-cell-address="'Sigma 1-5, truncate 4'.F20"/>
          </calcext:conditional-format>
          <calcext:conditional-format calcext:target-range-address="'Sigma 1-5, truncate 4'.H28:'Sigma 1-5, truncate 4'.H30 'Sigma 1-5, truncate 4'.F28:'Sigma 1-5, truncate 4'.F30">
            <calcext:condition calcext:apply-style-name="Untitled1" calcext:value="formula-is(ABS(['Sigma 1-5, truncate 4'.F28] - ['Sigma 1-5, truncate 4'.$D28]) &gt; 0.2)" calcext:base-cell-address="'Sigma 1-5, truncate 4'.F28"/>
          </calcext:conditional-format>
          <calcext:conditional-format calcext:target-range-address="'Sigma 1-5, truncate 4'.H44:'Sigma 1-5, truncate 4'.H46 'Sigma 1-5, truncate 4'.F44:'Sigma 1-5, truncate 4'.F46">
            <calcext:condition calcext:apply-style-name="Untitled1" calcext:value="formula-is(ABS(['Sigma 1-5, truncate 4'.F44] - ['Sigma 1-5, truncate 4'.$D44]) &gt; 0.2)" calcext:base-cell-address="'Sigma 1-5, truncate 4'.F44"/>
          </calcext:conditional-format>
          <calcext:conditional-format calcext:target-range-address="'Sigma 1-5, truncate 4'.H52:'Sigma 1-5, truncate 4'.H54 'Sigma 1-5, truncate 4'.F52:'Sigma 1-5, truncate 4'.F54">
            <calcext:condition calcext:apply-style-name="Untitled1" calcext:value="formula-is(ABS(['Sigma 1-5, truncate 4'.F52] - ['Sigma 1-5, truncate 4'.$D52]) &gt; 0.2)" calcext:base-cell-address="'Sigma 1-5, truncate 4'.F52"/>
          </calcext:conditional-format>
          <calcext:conditional-format calcext:target-range-address="'Sigma 1-5, truncate 4'.H60:'Sigma 1-5, truncate 4'.H62 'Sigma 1-5, truncate 4'.F60:'Sigma 1-5, truncate 4'.F62">
            <calcext:condition calcext:apply-style-name="Untitled1" calcext:value="formula-is(ABS(['Sigma 1-5, truncate 4'.F60] - ['Sigma 1-5, truncate 4'.$D60]) &gt; 0.2)" calcext:base-cell-address="'Sigma 1-5, truncate 4'.F60"/>
          </calcext:conditional-format>
          <calcext:conditional-format calcext:target-range-address="'Sigma 1-5, truncate 4'.H24:'Sigma 1-5, truncate 4'.H26 'Sigma 1-5, truncate 4'.F24:'Sigma 1-5, truncate 4'.F26">
            <calcext:condition calcext:apply-style-name="Untitled1" calcext:value="formula-is(ABS(['Sigma 1-5, truncate 4'.F24] - ['Sigma 1-5, truncate 4'.$D24]) &gt; 0.2)" calcext:base-cell-address="'Sigma 1-5, truncate 4'.F24"/>
          </calcext:conditional-format>
          <calcext:conditional-format calcext:target-range-address="'Sigma 1-5, truncate 4'.H40:'Sigma 1-5, truncate 4'.H42 'Sigma 1-5, truncate 4'.F40:'Sigma 1-5, truncate 4'.F42">
            <calcext:condition calcext:apply-style-name="Untitled1" calcext:value="formula-is(ABS(['Sigma 1-5, truncate 4'.F40] - ['Sigma 1-5, truncate 4'.$D40]) &gt; 0.2)" calcext:base-cell-address="'Sigma 1-5, truncate 4'.F40"/>
          </calcext:conditional-format>
          <calcext:conditional-format calcext:target-range-address="'Sigma 1-5, truncate 4'.H56:'Sigma 1-5, truncate 4'.H58 'Sigma 1-5, truncate 4'.F56:'Sigma 1-5, truncate 4'.F58">
            <calcext:condition calcext:apply-style-name="Untitled1" calcext:value="formula-is(ABS(['Sigma 1-5, truncate 4'.F56] - ['Sigma 1-5, truncate 4'.$D56]) &gt; 0.2)" calcext:base-cell-address="'Sigma 1-5, truncate 4'.F56"/>
          </calcext:conditional-format>
          <calcext:conditional-format calcext:target-range-address="'Sigma 1-5, truncate 4'.G65:'Sigma 1-5, truncate 4'.H66 'Sigma 1-5, truncate 4'.F64:'Sigma 1-5, truncate 4'.F66 'Sigma 1-5, truncate 4'.H64:'Sigma 1-5, truncate 4'.H64">
            <calcext:condition calcext:apply-style-name="Untitled1" calcext:value="formula-is(ABS(['Sigma 1-5, truncate 4'.F64] - ['Sigma 1-5, truncate 4'.$D64]) &gt; 0.2)" calcext:base-cell-address="'Sigma 1-5, truncate 4'.F64"/>
          </calcext:conditional-format>
          <calcext:conditional-format calcext:target-range-address="'Sigma 1-5, truncate 4'.G4:'Sigma 1-5, truncate 4'.G6">
            <calcext:condition calcext:apply-style-name="Untitled1" calcext:value="formula-is(ABS(['Sigma 1-5, truncate 4'.G4] - ['Sigma 1-5, truncate 4'.$D4]) &gt; 0.2)" calcext:base-cell-address="'Sigma 1-5, truncate 4'.G4"/>
          </calcext:conditional-format>
          <calcext:conditional-format calcext:target-range-address="'Sigma 1-5, truncate 4'.G8:'Sigma 1-5, truncate 4'.G10">
            <calcext:condition calcext:apply-style-name="Untitled1" calcext:value="formula-is(ABS(['Sigma 1-5, truncate 4'.G8] - ['Sigma 1-5, truncate 4'.$D8]) &gt; 0.2)" calcext:base-cell-address="'Sigma 1-5, truncate 4'.G8"/>
          </calcext:conditional-format>
          <calcext:conditional-format calcext:target-range-address="'Sigma 1-5, truncate 4'.G20:'Sigma 1-5, truncate 4'.G22">
            <calcext:condition calcext:apply-style-name="Untitled1" calcext:value="formula-is(ABS(['Sigma 1-5, truncate 4'.G20] - ['Sigma 1-5, truncate 4'.$D20]) &gt; 0.2)" calcext:base-cell-address="'Sigma 1-5, truncate 4'.G20"/>
          </calcext:conditional-format>
          <calcext:conditional-format calcext:target-range-address="'Sigma 1-5, truncate 4'.G28:'Sigma 1-5, truncate 4'.G30">
            <calcext:condition calcext:apply-style-name="Untitled1" calcext:value="formula-is(ABS(['Sigma 1-5, truncate 4'.G28] - ['Sigma 1-5, truncate 4'.$D28]) &gt; 0.2)" calcext:base-cell-address="'Sigma 1-5, truncate 4'.G28"/>
          </calcext:conditional-format>
          <calcext:conditional-format calcext:target-range-address="'Sigma 1-5, truncate 4'.G44:'Sigma 1-5, truncate 4'.G46">
            <calcext:condition calcext:apply-style-name="Untitled1" calcext:value="formula-is(ABS(['Sigma 1-5, truncate 4'.G44] - ['Sigma 1-5, truncate 4'.$D44]) &gt; 0.2)" calcext:base-cell-address="'Sigma 1-5, truncate 4'.G44"/>
          </calcext:conditional-format>
          <calcext:conditional-format calcext:target-range-address="'Sigma 1-5, truncate 4'.G52:'Sigma 1-5, truncate 4'.G54">
            <calcext:condition calcext:apply-style-name="Untitled1" calcext:value="formula-is(ABS(['Sigma 1-5, truncate 4'.G52] - ['Sigma 1-5, truncate 4'.$D52]) &gt; 0.2)" calcext:base-cell-address="'Sigma 1-5, truncate 4'.G52"/>
          </calcext:conditional-format>
          <calcext:conditional-format calcext:target-range-address="'Sigma 1-5, truncate 4'.G60:'Sigma 1-5, truncate 4'.G62">
            <calcext:condition calcext:apply-style-name="Untitled1" calcext:value="formula-is(ABS(['Sigma 1-5, truncate 4'.G60] - ['Sigma 1-5, truncate 4'.$D60]) &gt; 0.2)" calcext:base-cell-address="'Sigma 1-5, truncate 4'.G60"/>
          </calcext:conditional-format>
          <calcext:conditional-format calcext:target-range-address="'Sigma 1-5, truncate 4'.G24:'Sigma 1-5, truncate 4'.G26">
            <calcext:condition calcext:apply-style-name="Untitled1" calcext:value="formula-is(ABS(['Sigma 1-5, truncate 4'.G24] - ['Sigma 1-5, truncate 4'.$D24]) &gt; 0.2)" calcext:base-cell-address="'Sigma 1-5, truncate 4'.G24"/>
          </calcext:conditional-format>
          <calcext:conditional-format calcext:target-range-address="'Sigma 1-5, truncate 4'.G40:'Sigma 1-5, truncate 4'.G42">
            <calcext:condition calcext:apply-style-name="Untitled1" calcext:value="formula-is(ABS(['Sigma 1-5, truncate 4'.G40] - ['Sigma 1-5, truncate 4'.$D40]) &gt; 0.2)" calcext:base-cell-address="'Sigma 1-5, truncate 4'.G40"/>
          </calcext:conditional-format>
          <calcext:conditional-format calcext:target-range-address="'Sigma 1-5, truncate 4'.G56:'Sigma 1-5, truncate 4'.G58">
            <calcext:condition calcext:apply-style-name="Untitled1" calcext:value="formula-is(ABS(['Sigma 1-5, truncate 4'.G56] - ['Sigma 1-5, truncate 4'.$D56]) &gt; 0.2)" calcext:base-cell-address="'Sigma 1-5, truncate 4'.G56"/>
          </calcext:conditional-format>
          <calcext:conditional-format calcext:target-range-address="'Sigma 1-5, truncate 4'.G64:'Sigma 1-5, truncate 4'.G64">
            <calcext:condition calcext:apply-style-name="Untitled1" calcext:value="formula-is(ABS(['Sigma 1-5, truncate 4'.G64] - ['Sigma 1-5, truncate 4'.$D64]) &gt; 0.2)" calcext:base-cell-address="'Sigma 1-5, truncate 4'.G64"/>
          </calcext:conditional-format>
          <calcext:conditional-format calcext:target-range-address="'Sigma 1-5, truncate 4'.H32:'Sigma 1-5, truncate 4'.H34 'Sigma 1-5, truncate 4'.F32:'Sigma 1-5, truncate 4'.F34">
            <calcext:condition calcext:apply-style-name="Untitled1" calcext:value="formula-is(ABS(['Sigma 1-5, truncate 4'.F32] - ['Sigma 1-5, truncate 4'.$D32]) &gt; 0.2)" calcext:base-cell-address="'Sigma 1-5, truncate 4'.F32"/>
          </calcext:conditional-format>
          <calcext:conditional-format calcext:target-range-address="'Sigma 1-5, truncate 4'.G32:'Sigma 1-5, truncate 4'.G34">
            <calcext:condition calcext:apply-style-name="Untitled1" calcext:value="formula-is(ABS(['Sigma 1-5, truncate 4'.G32] - ['Sigma 1-5, truncate 4'.$D32]) &gt; 0.2)" calcext:base-cell-address="'Sigma 1-5, truncate 4'.G32"/>
          </calcext:conditional-format>
          <calcext:conditional-format calcext:target-range-address="'Sigma 1-5, truncate 4'.H12:'Sigma 1-5, truncate 4'.H14 'Sigma 1-5, truncate 4'.F12:'Sigma 1-5, truncate 4'.F14">
            <calcext:condition calcext:apply-style-name="Untitled1" calcext:value="formula-is(ABS(['Sigma 1-5, truncate 4'.F12] - ['Sigma 1-5, truncate 4'.$D12]) &gt; 0.2)" calcext:base-cell-address="'Sigma 1-5, truncate 4'.F12"/>
          </calcext:conditional-format>
          <calcext:conditional-format calcext:target-range-address="'Sigma 1-5, truncate 4'.G12:'Sigma 1-5, truncate 4'.G14">
            <calcext:condition calcext:apply-style-name="Untitled1" calcext:value="formula-is(ABS(['Sigma 1-5, truncate 4'.G12] - ['Sigma 1-5, truncate 4'.$D12]) &gt; 0.2)" calcext:base-cell-address="'Sigma 1-5, truncate 4'.G12"/>
          </calcext:conditional-format>
          <calcext:conditional-format calcext:target-range-address="'Sigma 1-5, truncate 4'.H16:'Sigma 1-5, truncate 4'.H18 'Sigma 1-5, truncate 4'.F16:'Sigma 1-5, truncate 4'.F18">
            <calcext:condition calcext:apply-style-name="Untitled1" calcext:value="formula-is(ABS(['Sigma 1-5, truncate 4'.F16] - ['Sigma 1-5, truncate 4'.$D16]) &gt; 0.2)" calcext:base-cell-address="'Sigma 1-5, truncate 4'.F16"/>
          </calcext:conditional-format>
          <calcext:conditional-format calcext:target-range-address="'Sigma 1-5, truncate 4'.G16:'Sigma 1-5, truncate 4'.G18">
            <calcext:condition calcext:apply-style-name="Untitled1" calcext:value="formula-is(ABS(['Sigma 1-5, truncate 4'.G16] - ['Sigma 1-5, truncate 4'.$D16]) &gt; 0.2)" calcext:base-cell-address="'Sigma 1-5, truncate 4'.G16"/>
          </calcext:conditional-format>
          <calcext:conditional-format calcext:target-range-address="'Sigma 1-5, truncate 4'.H36:'Sigma 1-5, truncate 4'.H38 'Sigma 1-5, truncate 4'.F36:'Sigma 1-5, truncate 4'.F38">
            <calcext:condition calcext:apply-style-name="Untitled1" calcext:value="formula-is(ABS(['Sigma 1-5, truncate 4'.F36] - ['Sigma 1-5, truncate 4'.$D36]) &gt; 0.2)" calcext:base-cell-address="'Sigma 1-5, truncate 4'.F36"/>
          </calcext:conditional-format>
          <calcext:conditional-format calcext:target-range-address="'Sigma 1-5, truncate 4'.G36:'Sigma 1-5, truncate 4'.G38">
            <calcext:condition calcext:apply-style-name="Untitled1" calcext:value="formula-is(ABS(['Sigma 1-5, truncate 4'.G36] - ['Sigma 1-5, truncate 4'.$D36]) &gt; 0.2)" calcext:base-cell-address="'Sigma 1-5, truncate 4'.G36"/>
          </calcext:conditional-format>
          <calcext:conditional-format calcext:target-range-address="'Sigma 1-5, truncate 4'.H48:'Sigma 1-5, truncate 4'.H50 'Sigma 1-5, truncate 4'.F48:'Sigma 1-5, truncate 4'.F50">
            <calcext:condition calcext:apply-style-name="Untitled1" calcext:value="formula-is(ABS(['Sigma 1-5, truncate 4'.F48] - ['Sigma 1-5, truncate 4'.$D48]) &gt; 0.2)" calcext:base-cell-address="'Sigma 1-5, truncate 4'.F48"/>
          </calcext:conditional-format>
          <calcext:conditional-format calcext:target-range-address="'Sigma 1-5, truncate 4'.G48:'Sigma 1-5, truncate 4'.G50">
            <calcext:condition calcext:apply-style-name="Untitled1" calcext:value="formula-is(ABS(['Sigma 1-5, truncate 4'.G48] - ['Sigma 1-5, truncate 4'.$D48]) &gt; 0.2)" calcext:base-cell-address="'Sigma 1-5, truncate 4'.G48"/>
          </calcext:conditional-format>
          <calcext:conditional-format calcext:target-range-address="'Sigma 1-5, truncate 4'.E4:'Sigma 1-5, truncate 4'.E6">
            <calcext:condition calcext:apply-style-name="Untitled1" calcext:value="formula-is(ABS(['Sigma 1-5, truncate 4'.E4] - ['Sigma 1-5, truncate 4'.$D4]) &gt; 0.2)" calcext:base-cell-address="'Sigma 1-5, truncate 4'.E4"/>
          </calcext:conditional-format>
          <calcext:conditional-format calcext:target-range-address="'Sigma 1-5, truncate 4'.E8:'Sigma 1-5, truncate 4'.E10">
            <calcext:condition calcext:apply-style-name="Untitled1" calcext:value="formula-is(ABS(['Sigma 1-5, truncate 4'.E8] - ['Sigma 1-5, truncate 4'.$D8]) &gt; 0.2)" calcext:base-cell-address="'Sigma 1-5, truncate 4'.E8"/>
          </calcext:conditional-format>
          <calcext:conditional-format calcext:target-range-address="'Sigma 1-5, truncate 4'.E20:'Sigma 1-5, truncate 4'.E22">
            <calcext:condition calcext:apply-style-name="Untitled1" calcext:value="formula-is(ABS(['Sigma 1-5, truncate 4'.E20] - ['Sigma 1-5, truncate 4'.$D20]) &gt; 0.2)" calcext:base-cell-address="'Sigma 1-5, truncate 4'.E20"/>
          </calcext:conditional-format>
          <calcext:conditional-format calcext:target-range-address="'Sigma 1-5, truncate 4'.E28:'Sigma 1-5, truncate 4'.E30">
            <calcext:condition calcext:apply-style-name="Untitled1" calcext:value="formula-is(ABS(['Sigma 1-5, truncate 4'.E28] - ['Sigma 1-5, truncate 4'.$D28]) &gt; 0.2)" calcext:base-cell-address="'Sigma 1-5, truncate 4'.E28"/>
          </calcext:conditional-format>
          <calcext:conditional-format calcext:target-range-address="'Sigma 1-5, truncate 4'.E44:'Sigma 1-5, truncate 4'.E46">
            <calcext:condition calcext:apply-style-name="Untitled1" calcext:value="formula-is(ABS(['Sigma 1-5, truncate 4'.E44] - ['Sigma 1-5, truncate 4'.$D44]) &gt; 0.2)" calcext:base-cell-address="'Sigma 1-5, truncate 4'.E44"/>
          </calcext:conditional-format>
          <calcext:conditional-format calcext:target-range-address="'Sigma 1-5, truncate 4'.E52:'Sigma 1-5, truncate 4'.E54">
            <calcext:condition calcext:apply-style-name="Untitled1" calcext:value="formula-is(ABS(['Sigma 1-5, truncate 4'.E52] - ['Sigma 1-5, truncate 4'.$D52]) &gt; 0.2)" calcext:base-cell-address="'Sigma 1-5, truncate 4'.E52"/>
          </calcext:conditional-format>
          <calcext:conditional-format calcext:target-range-address="'Sigma 1-5, truncate 4'.E60:'Sigma 1-5, truncate 4'.E62">
            <calcext:condition calcext:apply-style-name="Untitled1" calcext:value="formula-is(ABS(['Sigma 1-5, truncate 4'.E60] - ['Sigma 1-5, truncate 4'.$D60]) &gt; 0.2)" calcext:base-cell-address="'Sigma 1-5, truncate 4'.E60"/>
          </calcext:conditional-format>
          <calcext:conditional-format calcext:target-range-address="'Sigma 1-5, truncate 4'.E24:'Sigma 1-5, truncate 4'.E26">
            <calcext:condition calcext:apply-style-name="Untitled1" calcext:value="formula-is(ABS(['Sigma 1-5, truncate 4'.E24] - ['Sigma 1-5, truncate 4'.$D24]) &gt; 0.2)" calcext:base-cell-address="'Sigma 1-5, truncate 4'.E24"/>
          </calcext:conditional-format>
          <calcext:conditional-format calcext:target-range-address="'Sigma 1-5, truncate 4'.E40:'Sigma 1-5, truncate 4'.E42">
            <calcext:condition calcext:apply-style-name="Untitled1" calcext:value="formula-is(ABS(['Sigma 1-5, truncate 4'.E40] - ['Sigma 1-5, truncate 4'.$D40]) &gt; 0.2)" calcext:base-cell-address="'Sigma 1-5, truncate 4'.E40"/>
          </calcext:conditional-format>
          <calcext:conditional-format calcext:target-range-address="'Sigma 1-5, truncate 4'.E48:'Sigma 1-5, truncate 4'.E50">
            <calcext:condition calcext:apply-style-name="Untitled1" calcext:value="formula-is(ABS(['Sigma 1-5, truncate 4'.E48] - ['Sigma 1-5, truncate 4'.$D48]) &gt; 0.2)" calcext:base-cell-address="'Sigma 1-5, truncate 4'.E48"/>
          </calcext:conditional-format>
          <calcext:conditional-format calcext:target-range-address="'Sigma 1-5, truncate 4'.E56:'Sigma 1-5, truncate 4'.E58">
            <calcext:condition calcext:apply-style-name="Untitled1" calcext:value="formula-is(ABS(['Sigma 1-5, truncate 4'.E56] - ['Sigma 1-5, truncate 4'.$D56]) &gt; 0.2)" calcext:base-cell-address="'Sigma 1-5, truncate 4'.E56"/>
          </calcext:conditional-format>
          <calcext:conditional-format calcext:target-range-address="'Sigma 1-5, truncate 4'.E64:'Sigma 1-5, truncate 4'.E66">
            <calcext:condition calcext:apply-style-name="Untitled1" calcext:value="formula-is(ABS(['Sigma 1-5, truncate 4'.E64] - ['Sigma 1-5, truncate 4'.$D64]) &gt; 0.2)" calcext:base-cell-address="'Sigma 1-5, truncate 4'.E64"/>
          </calcext:conditional-format>
          <calcext:conditional-format calcext:target-range-address="'Sigma 1-5, truncate 4'.E12:'Sigma 1-5, truncate 4'.E14">
            <calcext:condition calcext:apply-style-name="Untitled1" calcext:value="formula-is(ABS(['Sigma 1-5, truncate 4'.E12] - ['Sigma 1-5, truncate 4'.$D12]) &gt; 0.2)" calcext:base-cell-address="'Sigma 1-5, truncate 4'.E12"/>
          </calcext:conditional-format>
          <calcext:conditional-format calcext:target-range-address="'Sigma 1-5, truncate 4'.E32:'Sigma 1-5, truncate 4'.E34">
            <calcext:condition calcext:apply-style-name="Untitled1" calcext:value="formula-is(ABS(['Sigma 1-5, truncate 4'.E32] - ['Sigma 1-5, truncate 4'.$D32]) &gt; 0.2)" calcext:base-cell-address="'Sigma 1-5, truncate 4'.E32"/>
          </calcext:conditional-format>
          <calcext:conditional-format calcext:target-range-address="'Sigma 1-5, truncate 4'.E16:'Sigma 1-5, truncate 4'.E18">
            <calcext:condition calcext:apply-style-name="Untitled1" calcext:value="formula-is(ABS(['Sigma 1-5, truncate 4'.E16] - ['Sigma 1-5, truncate 4'.$D16]) &gt; 0.2)" calcext:base-cell-address="'Sigma 1-5, truncate 4'.E16"/>
          </calcext:conditional-format>
          <calcext:conditional-format calcext:target-range-address="'Sigma 1-5, truncate 4'.E36:'Sigma 1-5, truncate 4'.E38">
            <calcext:condition calcext:apply-style-name="Untitled1" calcext:value="formula-is(ABS(['Sigma 1-5, truncate 4'.E36] - ['Sigma 1-5, truncate 4'.$D36]) &gt; 0.2)" calcext:base-cell-address="'Sigma 1-5, truncate 4'.E3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00/00/0000</text:date>, <text:time style:data-style-name="N2" text:time-value="20:07:41.469091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10-30T21:38:38.327275464</dc:date>
    <meta:editing-duration>PT15H53M14S</meta:editing-duration>
    <meta:editing-cycles>87</meta:editing-cycles>
    <meta:generator>LibreOffice/5.1.6.2$Linux_X86_64 LibreOffice_project/10m0$Build-2</meta:generator>
    <meta:document-statistic meta:table-count="2" meta:cell-count="1225" meta:object-count="0"/>
    <meta:user-defined meta:name="qrichtext">1</meta:user-defined>
  </office:meta>
</office:document-meta>
</file>